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7362in"/>
    </style:style>
    <style:style style:name="co4" style:family="table-column">
      <style:table-column-properties fo:break-before="auto" style:column-width="0.1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7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583in" svg:y="3.1252in">
            <draw:object draw:notify-on-update-of-ranges="Sheet1.A19:Sheet1.A30 Sheet1.B18:Sheet1.B18 Sheet1.B19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122in" svg:y="3.1417in">
            <draw:object draw:notify-on-update-of-ranges="Sheet1.Q20:Sheet1.Q31 Sheet1.R19:Sheet1.R19 Sheet1.R20:Sheet1.R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2693in" svg:y="6.8988in">
            <draw:object draw:notify-on-update-of-ranges="Sheet1.Q36:Sheet1.Q46 Sheet1.R34:Sheet1.R34 Sheet1.R36:Sheet1.R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ce5"/>
        <table:table-column table:style-name="co2" table:default-cell-style-name="ce20"/>
        <table:table-column table:style-name="co2" table:number-columns-repeated="10" table:default-cell-style-name="ce5"/>
        <table:table-column table:style-name="co3" table:default-cell-style-name="ce5"/>
        <table:table-column table:style-name="co4" table:default-cell-style-name="ce4"/>
        <table:table-column table:style-name="co3" table:number-columns-repeated="15" table:default-cell-style-name="ce5"/>
        <table:table-column table:style-name="co4" table:default-cell-style-name="ce4"/>
        <table:table-column table:style-name="co5" table:number-columns-repeated="16352" table:default-cell-style-name="ce5"/>
        <table:table-row table:style-name="ro1">
          <table:table-cell table:style-name="ce2" office:value-type="string" calcext:value-type="string" table:number-columns-spanned="15" table:number-rows-spanned="1">
            <text:p>Tournament Run 2 (row v col) – 1000 Games Benchmark (7 game matches)</text:p>
          </table:table-cell>
          <table:covered-table-cell table:number-columns-repeated="3"/>
          <table:covered-table-cell table:style-name="ce2"/>
          <table:covered-table-cell table:number-columns-repeated="10"/>
          <table:table-cell/>
          <table:table-cell table:style-name="ce2" office:value-type="string" calcext:value-type="string" table:number-columns-spanned="15" table:number-rows-spanned="1">
            <text:p>Tournament Run 3 (row v col) – 1000 Games Benchmark (21 game matches)</text:p>
          </table:table-cell>
          <table:covered-table-cell table:number-columns-repeated="2"/>
          <table:covered-table-cell table:style-name="ce20"/>
          <table:covered-table-cell table:style-name="ce2"/>
          <table:covered-table-cell table:number-columns-repeated="10"/>
          <table:table-cell table:number-columns-repeated="1635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PBP</text:p>
          </table:table-cell>
          <table:table-cell table:style-name="ce3" office:value-type="string" calcext:value-type="string">
            <text:p>TS1</text:p>
          </table:table-cell>
          <table:table-cell table:style-name="ce3" office:value-type="string" calcext:value-type="string">
            <text:p>A1</text:p>
          </table:table-cell>
          <table:table-cell table:style-name="ce13" office:value-type="string" calcext:value-type="string">
            <text:p>A101</text:p>
          </table:table-cell>
          <table:table-cell table:style-name="ce3" office:value-type="string" calcext:value-type="string">
            <text:p>A201</text:p>
          </table:table-cell>
          <table:table-cell table:style-name="ce3" office:value-type="string" calcext:value-type="string">
            <text:p>A301</text:p>
          </table:table-cell>
          <table:table-cell table:style-name="ce13" office:value-type="string" calcext:value-type="string">
            <text:p>A401</text:p>
          </table:table-cell>
          <table:table-cell table:style-name="ce3" office:value-type="string" calcext:value-type="string">
            <text:p>A501</text:p>
          </table:table-cell>
          <table:table-cell table:style-name="ce3" office:value-type="string" calcext:value-type="string">
            <text:p>A601</text:p>
          </table:table-cell>
          <table:table-cell table:style-name="ce13" office:value-type="string" calcext:value-type="string">
            <text:p>A701</text:p>
          </table:table-cell>
          <table:table-cell table:style-name="ce3" office:value-type="string" calcext:value-type="string">
            <text:p>A801</text:p>
          </table:table-cell>
          <table:table-cell table:style-name="ce3" office:value-type="string" calcext:value-type="string">
            <text:p>A901</text:p>
          </table:table-cell>
          <table:table-cell table:style-name="ce3" office:value-type="string" calcext:value-type="string">
            <text:p>A100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PBP</text:p>
          </table:table-cell>
          <table:table-cell table:style-name="ce3" office:value-type="string" calcext:value-type="string">
            <text:p>TS1</text:p>
          </table:table-cell>
          <table:table-cell table:style-name="ce3" office:value-type="string" calcext:value-type="string">
            <text:p>A1</text:p>
          </table:table-cell>
          <table:table-cell table:style-name="ce13" office:value-type="string" calcext:value-type="string">
            <text:p>A100</text:p>
          </table:table-cell>
          <table:table-cell table:style-name="ce3" office:value-type="string" calcext:value-type="string">
            <text:p>A200</text:p>
          </table:table-cell>
          <table:table-cell table:style-name="ce13" office:value-type="string" calcext:value-type="string">
            <text:p>A300</text:p>
          </table:table-cell>
          <table:table-cell table:style-name="ce3" office:value-type="string" calcext:value-type="string">
            <text:p>A400</text:p>
          </table:table-cell>
          <table:table-cell table:style-name="ce13" office:value-type="string" calcext:value-type="string">
            <text:p>A500</text:p>
          </table:table-cell>
          <table:table-cell table:style-name="ce3" office:value-type="string" calcext:value-type="string">
            <text:p>A600</text:p>
          </table:table-cell>
          <table:table-cell table:style-name="ce13" office:value-type="string" calcext:value-type="string">
            <text:p>A700</text:p>
          </table:table-cell>
          <table:table-cell table:style-name="ce3" office:value-type="string" calcext:value-type="string">
            <text:p>A800</text:p>
          </table:table-cell>
          <table:table-cell table:style-name="ce13" office:value-type="string" calcext:value-type="string">
            <text:p>A900</text:p>
          </table:table-cell>
          <table:table-cell table:style-name="ce3" office:value-type="string" calcext:value-type="string">
            <text:p>A1000</text:p>
          </table:table-cell>
          <table:table-cell table:number-columns-repeated="16353"/>
        </table:table-row>
        <table:table-row table:style-name="ro1">
          <table:table-cell table:style-name="ce3" office:value-type="string" calcext:value-type="string">
            <text:p>Random</text:p>
          </table:table-cell>
          <table:table-cell table:style-name="ce6" table:number-columns-repeated="3"/>
          <table:table-cell table:style-name="ce11"/>
          <table:table-cell table:style-name="ce6" table:number-columns-repeated="10"/>
          <table:table-cell/>
          <table:table-cell table:style-name="ce3" office:value-type="string" calcext:value-type="string">
            <text:p>Random</text:p>
          </table:table-cell>
          <table:table-cell table:style-name="ce6" table:number-columns-repeated="3"/>
          <table:table-cell table:style-name="ce11"/>
          <table:table-cell table:style-name="ce6" table:number-columns-repeated="10"/>
          <table:table-cell table:number-columns-repeated="16353"/>
        </table:table-row>
        <table:table-row table:style-name="ro1">
          <table:table-cell table:style-name="ce3" office:value-type="string" calcext:value-type="string">
            <text:p>PBP</text:p>
          </table:table-cell>
          <table:table-cell table:style-name="ce7"/>
          <table:table-cell table:style-name="ce6" table:number-columns-repeated="2"/>
          <table:table-cell table:style-name="ce11"/>
          <table:table-cell table:style-name="ce6" table:number-columns-repeated="10"/>
          <table:table-cell/>
          <table:table-cell table:style-name="ce3" office:value-type="string" calcext:value-type="string">
            <text:p>PBP</text:p>
          </table:table-cell>
          <table:table-cell table:style-name="ce7" office:value-type="string" calcext:value-type="string">
            <text:p>991 v 9</text:p>
          </table:table-cell>
          <table:table-cell table:style-name="ce6" table:number-columns-repeated="2"/>
          <table:table-cell table:style-name="ce11"/>
          <table:table-cell table:style-name="ce6" table:number-columns-repeated="10"/>
          <table:table-cell table:number-columns-repeated="16353"/>
        </table:table-row>
        <table:table-row table:style-name="ro1">
          <table:table-cell table:style-name="ce3" office:value-type="string" calcext:value-type="string">
            <text:p>TS1</text:p>
          </table:table-cell>
          <table:table-cell table:style-name="ce7" table:number-columns-repeated="2"/>
          <table:table-cell table:style-name="ce6" table:number-columns-repeated="2"/>
          <table:table-cell table:style-name="ce21"/>
          <table:table-cell table:style-name="ce6" table:number-columns-repeated="9"/>
          <table:table-cell/>
          <table:table-cell table:style-name="ce3" office:value-type="string" calcext:value-type="string">
            <text:p>TS1</text:p>
          </table:table-cell>
          <table:table-cell table:style-name="ce7" office:value-type="string" calcext:value-type="string">
            <text:p>990 v 10</text:p>
          </table:table-cell>
          <table:table-cell table:style-name="ce7" office:value-type="string" calcext:value-type="string">
            <text:p>970 v 30</text:p>
          </table:table-cell>
          <table:table-cell table:style-name="ce6" table:number-columns-repeated="2"/>
          <table:table-cell table:style-name="ce21"/>
          <table:table-cell table:style-name="ce6" table:number-columns-repeated="9"/>
          <table:table-cell table:number-columns-repeated="16353"/>
        </table:table-row>
        <table:table-row table:style-name="ro1">
          <table:table-cell table:style-name="ce3" office:value-type="string" calcext:value-type="string">
            <text:p>A1</text:p>
          </table:table-cell>
          <table:table-cell office:value-type="string" calcext:value-type="string">
            <text:p>683 v 317</text:p>
          </table:table-cell>
          <table:table-cell table:style-name="ce7" table:number-columns-repeated="2"/>
          <table:table-cell table:style-name="ce11"/>
          <table:table-cell table:style-name="ce6" table:number-columns-repeated="10"/>
          <table:table-cell/>
          <table:table-cell table:style-name="ce3" office:value-type="string" calcext:value-type="string">
            <text:p>A1</text:p>
          </table:table-cell>
          <table:table-cell office:value-type="string" calcext:value-type="string">
            <text:p>900 v 100</text:p>
          </table:table-cell>
          <table:table-cell office:value-type="string" calcext:value-type="string">
            <text:p>229 v 771</text:p>
          </table:table-cell>
          <table:table-cell table:style-name="ce7"/>
          <table:table-cell table:style-name="ce11"/>
          <table:table-cell table:style-name="ce6" table:number-columns-repeated="10"/>
          <table:table-cell table:number-columns-repeated="16353"/>
        </table:table-row>
        <table:table-row table:style-name="ro1">
          <table:table-cell table:style-name="ce3" office:value-type="string" calcext:value-type="string">
            <text:p>A101</text:p>
          </table:table-cell>
          <table:table-cell office:value-type="string" calcext:value-type="string">
            <text:p>831 v 169</text:p>
          </table:table-cell>
          <table:table-cell table:style-name="ce7" table:number-columns-repeated="2"/>
          <table:table-cell table:style-name="ce12" office:value-type="string" calcext:value-type="string">
            <text:p>542 v 458</text:p>
          </table:table-cell>
          <table:table-cell table:style-name="ce6" table:number-columns-repeated="10"/>
          <table:table-cell/>
          <table:table-cell table:style-name="ce3" office:value-type="string" calcext:value-type="string">
            <text:p>A100</text:p>
          </table:table-cell>
          <table:table-cell office:value-type="string" calcext:value-type="string">
            <text:p>986 v 14</text:p>
          </table:table-cell>
          <table:table-cell office:value-type="string" calcext:value-type="string">
            <text:p>492 v 508</text:p>
          </table:table-cell>
          <table:table-cell table:style-name="ce7"/>
          <table:table-cell table:style-name="ce12" office:value-type="string" calcext:value-type="string">
            <text:p>729 v 271</text:p>
          </table:table-cell>
          <table:table-cell table:style-name="ce6" table:number-columns-repeated="10"/>
          <table:table-cell table:number-columns-repeated="16353"/>
        </table:table-row>
        <table:table-row table:style-name="ro1">
          <table:table-cell table:style-name="ce3" office:value-type="string" calcext:value-type="string">
            <text:p>A201</text:p>
          </table:table-cell>
          <table:table-cell office:value-type="string" calcext:value-type="string">
            <text:p>846 v 154</text:p>
          </table:table-cell>
          <table:table-cell table:style-name="ce7"/>
          <table:table-cell table:style-name="ce10"/>
          <table:table-cell office:value-type="string" calcext:value-type="string">
            <text:p>668 v 332</text:p>
          </table:table-cell>
          <table:table-cell table:style-name="ce14" office:value-type="string" calcext:value-type="string">
            <text:p>420 v 580</text:p>
          </table:table-cell>
          <table:table-cell table:style-name="ce6" table:number-columns-repeated="9"/>
          <table:table-cell/>
          <table:table-cell table:style-name="ce3" office:value-type="string" calcext:value-type="string">
            <text:p>A200</text:p>
          </table:table-cell>
          <table:table-cell office:value-type="string" calcext:value-type="string">
            <text:p>993 v 7</text:p>
          </table:table-cell>
          <table:table-cell office:value-type="string" calcext:value-type="string">
            <text:p>635 v 365</text:p>
          </table:table-cell>
          <table:table-cell table:style-name="ce10" office:value-type="string" calcext:value-type="string">
            <text:p>49 v 951</text:p>
          </table:table-cell>
          <table:table-cell office:value-type="string" calcext:value-type="string">
            <text:p>855 v 145</text:p>
          </table:table-cell>
          <table:table-cell table:style-name="ce14" office:value-type="string" calcext:value-type="string">
            <text:p>625 v 375</text:p>
          </table:table-cell>
          <table:table-cell table:style-name="ce6" table:number-columns-repeated="9"/>
          <table:table-cell table:number-columns-repeated="16353"/>
        </table:table-row>
        <table:table-row table:style-name="ro2">
          <table:table-cell table:style-name="ce3" office:value-type="string" calcext:value-type="string">
            <text:p>A301</text:p>
          </table:table-cell>
          <table:table-cell office:value-type="string" calcext:value-type="string">
            <text:p>806 v 194</text:p>
          </table:table-cell>
          <table:table-cell table:style-name="ce7"/>
          <table:table-cell table:style-name="ce10"/>
          <table:table-cell office:value-type="string" calcext:value-type="string">
            <text:p>622 v 378</text:p>
          </table:table-cell>
          <table:table-cell/>
          <table:table-cell office:value-type="string" calcext:value-type="string">
            <text:p>435 v 565</text:p>
          </table:table-cell>
          <table:table-cell table:style-name="ce6" table:number-columns-repeated="8"/>
          <table:table-cell/>
          <table:table-cell table:style-name="ce3" office:value-type="string" calcext:value-type="string">
            <text:p>A300</text:p>
          </table:table-cell>
          <table:table-cell office:value-type="string" calcext:value-type="string">
            <text:p>988 v 12</text:p>
          </table:table-cell>
          <table:table-cell office:value-type="string" calcext:value-type="string">
            <text:p>465 v 535</text:p>
          </table:table-cell>
          <table:table-cell table:style-name="ce10"/>
          <table:table-cell office:value-type="string" calcext:value-type="string">
            <text:p>780 v 220</text:p>
          </table:table-cell>
          <table:table-cell office:value-type="string" calcext:value-type="string">
            <text:p>558 v 442</text:p>
          </table:table-cell>
          <table:table-cell table:style-name="ce32" office:value-type="string" calcext:value-type="string">
            <text:p>483 v 517</text:p>
          </table:table-cell>
          <table:table-cell table:style-name="ce6" table:number-columns-repeated="8"/>
          <table:table-cell table:number-columns-repeated="16353"/>
        </table:table-row>
        <table:table-row table:style-name="ro2">
          <table:table-cell table:style-name="ce3" office:value-type="string" calcext:value-type="string">
            <text:p>A401</text:p>
          </table:table-cell>
          <table:table-cell office:value-type="string" calcext:value-type="string">
            <text:p>728 v 272</text:p>
          </table:table-cell>
          <table:table-cell table:style-name="ce7"/>
          <table:table-cell table:style-name="ce10"/>
          <table:table-cell table:number-columns-repeated="2"/>
          <table:table-cell office:value-type="string" calcext:value-type="string">
            <text:p>527 v 473</text:p>
          </table:table-cell>
          <table:table-cell/>
          <table:table-cell table:style-name="ce6" office:value-type="string" calcext:value-type="string">
            <text:p>368 v 632</text:p>
          </table:table-cell>
          <table:table-cell table:style-name="ce6" table:number-columns-repeated="6"/>
          <table:table-cell/>
          <table:table-cell table:style-name="ce3" office:value-type="string" calcext:value-type="string">
            <text:p>A400</text:p>
          </table:table-cell>
          <table:table-cell office:value-type="string" calcext:value-type="string">
            <text:p>968 v 32</text:p>
          </table:table-cell>
          <table:table-cell office:value-type="string" calcext:value-type="string">
            <text:p>312 v 618</text:p>
          </table:table-cell>
          <table:table-cell table:style-name="ce10" office:value-type="string" calcext:value-type="string">
            <text:p>47 v 953</text:p>
          </table:table-cell>
          <table:table-cell office:value-type="string" calcext:value-type="string">
            <text:p>738 v 262</text:p>
          </table:table-cell>
          <table:table-cell office:value-type="string" calcext:value-type="string">
            <text:p>506 v 594</text:p>
          </table:table-cell>
          <table:table-cell table:style-name="ce32" office:value-type="string" calcext:value-type="string">
            <text:p>405 v 595</text:p>
          </table:table-cell>
          <table:table-cell office:value-type="string" calcext:value-type="string">
            <text:p>479 v 521</text:p>
          </table:table-cell>
          <table:table-cell table:style-name="ce6" table:number-columns-repeated="7"/>
          <table:table-cell table:number-columns-repeated="16353"/>
        </table:table-row>
        <table:table-row table:style-name="ro2">
          <table:table-cell table:style-name="ce3" office:value-type="string" calcext:value-type="string">
            <text:p>A501</text:p>
          </table:table-cell>
          <table:table-cell office:value-type="string" calcext:value-type="string">
            <text:p>838 v 162</text:p>
          </table:table-cell>
          <table:table-cell table:style-name="ce7"/>
          <table:table-cell table:style-name="ce10"/>
          <table:table-cell table:number-columns-repeated="5"/>
          <table:table-cell table:style-name="ce6" table:number-columns-repeated="6"/>
          <table:table-cell/>
          <table:table-cell table:style-name="ce3" office:value-type="string" calcext:value-type="string">
            <text:p>A500</text:p>
          </table:table-cell>
          <table:table-cell office:value-type="string" calcext:value-type="string">
            <text:p>982 v 18</text:p>
          </table:table-cell>
          <table:table-cell office:value-type="string" calcext:value-type="string">
            <text:p>475 v 525</text:p>
          </table:table-cell>
          <table:table-cell table:style-name="ce10"/>
          <table:table-cell table:number-columns-repeated="2"/>
          <table:table-cell table:style-name="ce32" office:value-type="string" calcext:value-type="string">
            <text:p>423 v 577</text:p>
          </table:table-cell>
          <table:table-cell table:number-columns-repeated="2"/>
          <table:table-cell table:style-name="ce6" table:number-columns-repeated="6"/>
          <table:table-cell table:number-columns-repeated="16353"/>
        </table:table-row>
        <table:table-row table:style-name="ro2">
          <table:table-cell table:style-name="ce3" office:value-type="string" calcext:value-type="string">
            <text:p>A601</text:p>
          </table:table-cell>
          <table:table-cell office:value-type="string" calcext:value-type="string">
            <text:p>910 v 90</text:p>
          </table:table-cell>
          <table:table-cell table:style-name="ce7"/>
          <table:table-cell table:style-name="ce10"/>
          <table:table-cell table:number-columns-repeated="6"/>
          <table:table-cell table:style-name="ce6" table:number-columns-repeated="5"/>
          <table:table-cell/>
          <table:table-cell table:style-name="ce3" office:value-type="string" calcext:value-type="string">
            <text:p>A600</text:p>
          </table:table-cell>
          <table:table-cell office:value-type="string" calcext:value-type="string">
            <text:p>990 v 10</text:p>
          </table:table-cell>
          <table:table-cell office:value-type="string" calcext:value-type="string">
            <text:p>427 v 573</text:p>
          </table:table-cell>
          <table:table-cell table:style-name="ce10" office:value-type="string" calcext:value-type="string">
            <text:p>56 v 944</text:p>
          </table:table-cell>
          <table:table-cell office:value-type="string" calcext:value-type="string">
            <text:p>802 v 198</text:p>
          </table:table-cell>
          <table:table-cell office:value-type="string" calcext:value-type="string">
            <text:p>598 v 402</text:p>
          </table:table-cell>
          <table:table-cell table:style-name="ce32" office:value-type="string" calcext:value-type="string">
            <text:p>503 v 497</text:p>
          </table:table-cell>
          <table:table-cell table:number-columns-repeated="3"/>
          <table:table-cell table:style-name="ce6" table:number-columns-repeated="5"/>
          <table:table-cell table:number-columns-repeated="16353"/>
        </table:table-row>
        <table:table-row table:style-name="ro2">
          <table:table-cell table:style-name="ce3" office:value-type="string" calcext:value-type="string">
            <text:p>A701</text:p>
          </table:table-cell>
          <table:table-cell office:value-type="string" calcext:value-type="string">
            <text:p>868 v 132</text:p>
          </table:table-cell>
          <table:table-cell table:style-name="ce7"/>
          <table:table-cell table:style-name="ce10"/>
          <table:table-cell office:value-type="string" calcext:value-type="string">
            <text:p>695 v 305</text:p>
          </table:table-cell>
          <table:table-cell office:value-type="string" calcext:value-type="string">
            <text:p>545 v 455</text:p>
          </table:table-cell>
          <table:table-cell table:number-columns-repeated="4"/>
          <table:table-cell office:value-type="string" calcext:value-type="string">
            <text:p>448 v 552</text:p>
          </table:table-cell>
          <table:table-cell table:style-name="ce6" office:value-type="string" calcext:value-type="string">
            <text:p>632 v 368</text:p>
          </table:table-cell>
          <table:table-cell table:style-name="ce6" table:number-columns-repeated="3"/>
          <table:table-cell/>
          <table:table-cell table:style-name="ce3" office:value-type="string" calcext:value-type="string">
            <text:p>A700</text:p>
          </table:table-cell>
          <table:table-cell office:value-type="string" calcext:value-type="string">
            <text:p>985 v 15</text:p>
          </table:table-cell>
          <table:table-cell office:value-type="string" calcext:value-type="string">
            <text:p>469 v 531</text:p>
          </table:table-cell>
          <table:table-cell table:style-name="ce10"/>
          <table:table-cell table:number-columns-repeated="2"/>
          <table:table-cell table:style-name="ce32" office:value-type="string" calcext:value-type="string">
            <text:p>487 v 513</text:p>
          </table:table-cell>
          <table:table-cell table:number-columns-repeated="3"/>
          <table:table-cell office:value-type="string" calcext:value-type="string">
            <text:p>508 v 492</text:p>
          </table:table-cell>
          <table:table-cell table:style-name="ce6" office:value-type="string" calcext:value-type="string">
            <text:p>526 v 474</text:p>
          </table:table-cell>
          <table:table-cell table:style-name="ce6" table:number-columns-repeated="3"/>
          <table:table-cell table:number-columns-repeated="16353"/>
        </table:table-row>
        <table:table-row table:style-name="ro1">
          <table:table-cell table:style-name="ce3" office:value-type="string" calcext:value-type="string">
            <text:p>A801</text:p>
          </table:table-cell>
          <table:table-cell office:value-type="string" calcext:value-type="string">
            <text:p>892 v 108</text:p>
          </table:table-cell>
          <table:table-cell table:style-name="ce7"/>
          <table:table-cell table:style-name="ce10"/>
          <table:table-cell office:value-type="string" calcext:value-type="string">
            <text:p>704 v 296</text:p>
          </table:table-cell>
          <table:table-cell table:number-columns-repeated="7"/>
          <table:table-cell table:style-name="ce6" office:value-type="string" calcext:value-type="string">
            <text:p>694 v 306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A800</text:p>
          </table:table-cell>
          <table:table-cell office:value-type="string" calcext:value-type="string">
            <text:p>980 v 20</text:p>
          </table:table-cell>
          <table:table-cell office:value-type="string" calcext:value-type="string">
            <text:p>419 v 582</text:p>
          </table:table-cell>
          <table:table-cell table:style-name="ce10"/>
          <table:table-cell table:number-columns-repeated="8"/>
          <table:table-cell table:style-name="ce6" table:number-columns-repeated="3"/>
          <table:table-cell table:number-columns-repeated="16353"/>
        </table:table-row>
        <table:table-row table:style-name="ro1">
          <table:table-cell table:style-name="ce3" office:value-type="string" calcext:value-type="string">
            <text:p>A901</text:p>
          </table:table-cell>
          <table:table-cell office:value-type="string" calcext:value-type="string">
            <text:p>874 v 126</text:p>
          </table:table-cell>
          <table:table-cell table:style-name="ce7"/>
          <table:table-cell table:style-name="ce10"/>
          <table:table-cell table:number-columns-repeated="9"/>
          <table:table-cell table:style-name="ce6" office:value-type="string" calcext:value-type="string">
            <text:p>735 v 265</text:p>
          </table:table-cell>
          <table:table-cell table:style-name="ce6"/>
          <table:table-cell/>
          <table:table-cell table:style-name="ce3" office:value-type="string" calcext:value-type="string">
            <text:p>A900</text:p>
          </table:table-cell>
          <table:table-cell office:value-type="string" calcext:value-type="string">
            <text:p>978 v 22</text:p>
          </table:table-cell>
          <table:table-cell/>
          <table:table-cell table:style-name="ce10"/>
          <table:table-cell table:number-columns-repeated="9"/>
          <table:table-cell table:style-name="ce6" table:number-columns-repeated="2"/>
          <table:table-cell table:number-columns-repeated="16353"/>
        </table:table-row>
        <table:table-row table:style-name="ro1">
          <table:table-cell table:style-name="ce3" office:value-type="string" calcext:value-type="string">
            <text:p>A1001</text:p>
          </table:table-cell>
          <table:table-cell office:value-type="string" calcext:value-type="string">
            <text:p>846 v 154</text:p>
          </table:table-cell>
          <table:table-cell table:style-name="ce7"/>
          <table:table-cell table:style-name="ce10"/>
          <table:table-cell table:number-columns-repeated="10"/>
          <table:table-cell table:style-name="ce6"/>
          <table:table-cell/>
          <table:table-cell table:style-name="ce3" office:value-type="string" calcext:value-type="string">
            <text:p>A1000</text:p>
          </table:table-cell>
          <table:table-cell office:value-type="string" calcext:value-type="string">
            <text:p>951 v 49</text:p>
          </table:table-cell>
          <table:table-cell/>
          <table:table-cell table:style-name="ce10"/>
          <table:table-cell table:number-columns-repeated="10"/>
          <table:table-cell table:style-name="ce6"/>
          <table:table-cell table:number-columns-repeated="16353"/>
        </table:table-row>
        <table:table-row table:style-name="ro1">
          <table:table-cell table:style-name="ce4" table:number-columns-repeated="3"/>
          <table:table-cell table:style-name="ce16"/>
          <table:table-cell table:style-name="ce4" table:number-columns-repeated="11"/>
          <table:table-cell/>
          <table:table-cell table:style-name="ce4" table:number-columns-repeated="3"/>
          <table:table-cell table:style-name="ce16"/>
          <table:table-cell table:style-name="ce4" table:number-columns-repeated="11"/>
          <table:table-cell table:number-columns-repeated="16353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Win Rate</text:p>
          </table:table-cell>
          <table:table-cell table:style-name="Default"/>
          <table:table-cell table:number-columns-repeated="13"/>
          <table:table-cell table:style-name="ce34" office:value-type="string" calcext:value-type="string" table:number-columns-spanned="2" table:number-rows-spanned="1">
            <text:p>Vs. Random</text:p>
          </table:table-cell>
          <table:covered-table-cell table:style-name="Default"/>
          <table:table-cell table:style-name="Default"/>
          <table:table-cell table:number-columns-repeated="1636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Win Rate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" calcext:value-type="float">
            <text:p>0.683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636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1" calcext:value-type="float">
            <text:p>0.83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636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46" calcext:value-type="float">
            <text:p>0.846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0.986" calcext:value-type="float">
            <text:p>0.986</text:p>
          </table:table-cell>
          <table:table-cell table:number-columns-repeated="1636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06" calcext:value-type="float">
            <text:p>0.806</text:p>
          </table:table-cell>
          <table:table-cell table:number-columns-repeated="14"/>
          <table:table-cell office:value-type="float" office:value="200" calcext:value-type="float">
            <text:p>200</text:p>
          </table:table-cell>
          <table:table-cell office:value-type="float" office:value="0.993" calcext:value-type="float">
            <text:p>0.993</text:p>
          </table:table-cell>
          <table:table-cell table:number-columns-repeated="1636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28" calcext:value-type="float">
            <text:p>0.728</text:p>
          </table:table-cell>
          <table:table-cell table:number-columns-repeated="14"/>
          <table:table-cell office:value-type="float" office:value="300" calcext:value-type="float">
            <text:p>300</text:p>
          </table:table-cell>
          <table:table-cell office:value-type="float" office:value="0.988" calcext:value-type="float">
            <text:p>0.988</text:p>
          </table:table-cell>
          <table:table-cell table:number-columns-repeated="1636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8" calcext:value-type="float">
            <text:p>0.838</text:p>
          </table:table-cell>
          <table:table-cell table:number-columns-repeated="14"/>
          <table:table-cell office:value-type="float" office:value="400" calcext:value-type="float">
            <text:p>400</text:p>
          </table:table-cell>
          <table:table-cell office:value-type="float" office:value="0.968" calcext:value-type="float">
            <text:p>0.968</text:p>
          </table:table-cell>
          <table:table-cell table:number-columns-repeated="1636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1" calcext:value-type="float">
            <text:p>0.91</text:p>
          </table:table-cell>
          <table:table-cell table:number-columns-repeated="14"/>
          <table:table-cell office:value-type="float" office:value="500" calcext:value-type="float">
            <text:p>500</text:p>
          </table:table-cell>
          <table:table-cell office:value-type="float" office:value="0.982" calcext:value-type="float">
            <text:p>0.982</text:p>
          </table:table-cell>
          <table:table-cell table:number-columns-repeated="1636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868" calcext:value-type="float">
            <text:p>0.868</text:p>
          </table:table-cell>
          <table:table-cell table:number-columns-repeated="14"/>
          <table:table-cell office:value-type="float" office:value="600" calcext:value-type="float">
            <text:p>600</text:p>
          </table:table-cell>
          <table:table-cell office:value-type="float" office:value="0.99" calcext:value-type="float">
            <text:p>0.99</text:p>
          </table:table-cell>
          <table:table-cell table:number-columns-repeated="1636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92" calcext:value-type="float">
            <text:p>0.892</text:p>
          </table:table-cell>
          <table:table-cell table:number-columns-repeated="14"/>
          <table:table-cell office:value-type="float" office:value="700" calcext:value-type="float">
            <text:p>700</text:p>
          </table:table-cell>
          <table:table-cell office:value-type="float" office:value="0.985" calcext:value-type="float">
            <text:p>0.985</text:p>
          </table:table-cell>
          <table:table-cell table:number-columns-repeated="1636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74" calcext:value-type="float">
            <text:p>0.874</text:p>
          </table:table-cell>
          <table:table-cell table:number-columns-repeated="14"/>
          <table:table-cell office:value-type="float" office:value="800" calcext:value-type="float">
            <text:p>800</text:p>
          </table:table-cell>
          <table:table-cell office:value-type="float" office:value="0.98" calcext:value-type="float">
            <text:p>0.98</text:p>
          </table:table-cell>
          <table:table-cell table:number-columns-repeated="1636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46" calcext:value-type="float">
            <text:p>0.846</text:p>
          </table:table-cell>
          <table:table-cell table:number-columns-repeated="14"/>
          <table:table-cell office:value-type="float" office:value="900" calcext:value-type="float">
            <text:p>900</text:p>
          </table:table-cell>
          <table:table-cell office:value-type="float" office:value="0.978" calcext:value-type="float">
            <text:p>0.978</text:p>
          </table:table-cell>
          <table:table-cell table:number-columns-repeated="16366"/>
        </table:table-row>
        <table:table-row table:style-name="ro1">
          <table:table-cell table:style-name="Default" table:number-columns-repeated="3"/>
          <table:table-cell table:number-columns-repeated="13"/>
          <table:table-cell office:value-type="float" office:value="1000" calcext:value-type="float">
            <text:p>1000</text:p>
          </table:table-cell>
          <table:table-cell office:value-type="float" office:value="0.951" calcext:value-type="float">
            <text:p>0.951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"/>
          <table:table-cell table:style-name="ce1" office:value-type="string" calcext:value-type="string" table:number-columns-spanned="2" table:number-rows-spanned="1">
            <text:p>Vs. PBP</text:p>
          </table:table-cell>
          <table:covered-table-cell/>
          <table:table-cell table:number-columns-repeated="16366"/>
        </table:table-row>
        <table:table-row table:style-name="ro1">
          <table:table-cell table:number-columns-repeated="6"/>
          <table:table-cell table:style-name="ce15"/>
          <table:table-cell table:number-columns-repeated="9"/>
          <table:table-cell office:value-type="string" calcext:value-type="string">
            <text:p>Iteration</text:p>
          </table:table-cell>
          <table:table-cell office:value-type="string" calcext:value-type="string">
            <text:p>Win Rate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0.492" calcext:value-type="float">
            <text:p>0.492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0.635" calcext:value-type="float">
            <text:p>0.63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0.465" calcext:value-type="float">
            <text:p>0.46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0.312" calcext:value-type="float">
            <text:p>0.312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0.475" calcext:value-type="float">
            <text:p>0.47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0.427" calcext:value-type="float">
            <text:p>0.427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0.469" calcext:value-type="float">
            <text:p>0.469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0.419" calcext:value-type="float">
            <text:p>0.419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table:number-columns-repeated="16367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6379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W9:Sheet1.W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storic Ne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4" office:value-type="string" calcext:value-type="string" table:number-columns-spanned="2" table:number-rows-spanned="1">
            <text:p>First <text:span text:style-name="T1">Tournament (Best of 5)</text:span></text:p>
          </table:table-cell>
          <table:covered-table-cell/>
        </table:table-row>
        <table:table-row table:style-name="ro1">
          <table:table-cell office:value-type="string" calcext:value-type="string">
            <text:p>A100</text:p>
          </table:table-cell>
          <table:table-cell table:style-name="ce39" office:value-type="string" calcext:value-type="string">
            <text:p>1.7785 -2.8024 6.2345 1.8779 -0.346 -0.1109 5.3858 -2.5854 -0.8277 -3.1817 0.4018 2.5462 -0.6721 5.1199 1.2326 -0.713 -0.6759 0.4083 2.29 -2.6079 1.6103 -2.8262 -2.5584 2.9313 2.9445 0.6792 -0.2714 -0.9812 3.3993 -0.2958 0.3384 -0.7489 2.3781 -2.6431 -2.7438 0.5283 -5.502 -0.9812 -2.7226 5.8143 -0.3897 2.2323 5.9767 -2.7349 -0.1009 0.0199 3.8893 -0.4344 4.1694 0.8063 0.6169 -3.3762 -3.6756 1.8013 -2.8161 -2.7708 -3.1864 0.0933 1.0477 3.2972 3.4311 -1.0047 4.6789 -0.9452 0.7767 4.1643 3.1792 5.9752 -0.0643 -2.2749 2.9002 -0.2456 4.0196 -0.4895 -1.1719 2.4286 -0.854 -1.425 1.632 0.4164 0.7524 -2.8633 -2.6354 3.3007 2.8762 4.7357 -1.2232 -2.3119 -1.6556 1.0509 -1.4909 -2.3976 0.983 1.5309 -3.787 -1.3665 4.4562 2.5277 -3.9138 5.4185 0.5598 1.4027 -2.2389 -2.3913 -1.5792 -4.9733 3.2192 1.1938 -4.096 1.1493 -0.2901 -2.4795 -0.8311 2.9654 -1.5536 0.1821 1.0107 -7.5254 -0.289 0.8987 -3.7381 1.2578 3.0666 -4.0083 -0.3145 -1.0542 -0.6577 1.1927 -0.5197 0.3507 -2.5176 0.0053 1.4522 1.9749 -0.1037 -0.9321 -1.6365 0.6263 -3.5847 -5.0327 0.3919 -6.2951 2.6398 -1.0506 4.3335 -0.9895 2.201 0.7686 -2.0072 -4.615 -1.8284 -1.2724 -3.8487 -1.349 -2.6278 3.959 -0.3265 1.6059 -2.6112 -1.6728 1.7998 -0.8914 0.9957 4.8109 0.8108 1.8292 1.3218 0.6069 -2.6133 0.3072 6.2341 -5.5113 -1.3237 0.5009 0.807 -1.2081 -5.8807 -4.3001 -1.1433 -2.5384 -4.9879 -2.7818 3.6682 3.4134 -1.5306 3.0809 -1.5017 -3.7162 1.4292 1.538 -1.4238 -4.4053 0.145 0.1269 0.2879 -0.9909 0.95 3.4926 -1.3701 -4.8283 -3.6546 1.8347 2.7931 -1.9591 -2.2841 -2.2106 -3.911 -2.7674 1.2772 -3.2394 -1.5772 -2.1607 -2.3646 -0.2399 0.5464 0.8581 -1.9393 5.2756 -4.8938 -3.5192 -1.7729 2.7662 -1.4898 -3.6743 2.8944 -3.4016 3.6379 3.2756 -3.8178 -1.8128 -1.0158 2.1799 4.3726 -0.2332 1.4144 1.8036 0.5672 -0.1922 -5.6898 -0.7058 -3.3902 -1.6258 0.3727 3.9505 0.6294 6.1437 0.5804 -3.276 -5.6026 -1.9334 -0.2332 -0.6692 -1.4942 0.9439 6.7045 1.0634 0.0912 -1.12 -2.0608 -2.3478 1.1507 -3.3323 -2.5897 1.7973 -0.0152 -0.4926 0.0083 2.2595 4.1128 1.3972 -1.3642 4.2039 0.7593 2.8231 -0.7241 -0.1646 0.9844 -1.9634 -3.362 -0.4749 -0.9652 -0.0055 3.3379 0.9166 1.3904 1.7543 -3.189 0.79 1.0924 -0.6534 -1.0982 3.5154 0.891 3.401 1.0266 -1.315 1.9985 -0.6729 -0.158 -2.7021 2.8265 5.0568 1.4005 -2.3614 0.8515 3.5851 -0.6118 -0.8218 -1.1718 2.31 -2.1653 -1.9432 3.8151 -2.966 -6.1269 0.8927 -0.996 3.244 -3.4476 2.3818 -1.0816 1.4743 -0.0385 2.3047 0.5062 0.1646 -4.6517 -1.5847 0.0934 0.9932 -0.1763 -0.7912 2.4044 1.6667 0.5943 -2.9233 1.8384 -4.1276 -2.8461 -1.4146 0.992 -2.1956 1.835 3.2766 2.5727 -6.3623 -0.0545 -0.0641 1.3799 3.7556 5.441 -4.7682 -0.9837 -2.7377 1.8252 -3.1941 -3.1919 1.7166 -1.2632 1.8087 5.2307 -4.353 -1.5977 1.6743 -5.8055 4.6408 1.7409 0.1463 -2.1856 -0.449 -2.8288 -1.8694 -3.4369 4.0449 1.5801 4.4391 0.8873 5.199 -0.4227 -3.0651 4.4486 -2.8092 -1.0829 1.2174 -2.5754 -2.2029 4.3374 1.5788 -3.7734 1.5756 -1.7501 0.0015 -0.3998 -4.2189 4.541 3.1761 -3.5565 -4.7089 1.3353 -0.2971 2.2504 -4.9789 3.383 -3.2732 0.6466 -0.8833 1.6732 2.3681 4.7493 -0.2287 -1.6862 -3.8556 -0.588 0.5208 0.8682 0.5744 0.5223 3.486 2.5334 0.5793 2.6138 1.2075 0.7204 -3.0726 -1.9956 -3.3376 -0.7994 -1.8027 -0.044 -5.1958 4.3311 4.7236 0.261 -1.3918 -4.254 1.773 -0.1562 0.7004 1.7893 0.4447 1.3346 -0.3022 -2.7043 0.5503 4.5427 -1.2927 -3.4983 -0.6001 -2.8656 1.4094 -2.4001 -0.0677 -0.3185 0.6609 -0.1755 -0.773 -1.5283 -1.8097 -2.5981 -3.3212 1.3763 -1.0308 3.9977 -4.2808 1.0303 3.478 2.2677 1.876 -4.6891 1.1695 1.2876 -1.0286 -1.2977 -3.5056 -2.6232 3.1309 1.0681 0.725 3.1463 -0.3912 1.3838 4.0156 4.2091 3.4695 2.5284 -2.7282 0.7954 -1.5206 0.7084 3.0777 -3.0855 -3.3565 -1.5608 0.5361 -0.6241 -1.7502 0.3639 -3.2627 -5.1561 0.373 -0.8918 -2.7285 2.2367 -4.4492 4.8043 -1.3546 -3.077 -2.4674 1.0518 -0.8456 -0.7087 2.0545 -4.1351 0.8354 5.1842 -1.3809 -3.5321 -0.2559 -2.3776 -0.731 -0.2233 -1.4803 -1.5094 0.12 -3.8092 -2.0289 2.5515 -1.22 -2.6808 -1.8355 -4.3066 3.2744 -5.185 -3.5844 0.902 -6.0214 -0.4455 -1.0954 2.0532 0.336 5.1369 -0.2451 -0.2783 -1.3038 1.7111 -3.313 -5.0941 -3.6639 -1.5207 -1.3718 0.4091 1.1381 6.0356 0.2345 0.9699 0.1616 1.4801 -4.8908 2.9747 0.9308 2.9589 -0.6711 -3.3708 -0.2461 -2.3961 5.5115 -0.4472 1.9836 -3.1736 -3.4626 -4.8354 -0.0441 -1.0019 1.924 0.4729 -2.5969 -0.6161 1.1707 -2.1649 2.567 -0.2812 -0.596 3.5014 -1.7782 -1.7942 0.4093 1.5882 -1.4022 0.1713 0.6028 2.5594 -1.7184 1.8252 0.2103 1.8639 -1.4457 -0.6607 3.042 -2.8359 -1.5892 4.6222 3.4552 -3.5833 3.7481 3.4478 -2.1179 0.6006 -4.7554 2.6582 2.1257 4.0612 2.0757 0.3285 -1.9974 -3.1756 2.0254 1.3211 -5.1054 4.6544 0.0368 1.5927 -0.4991 0.122 0.1799 1.0417 -2.2388 -0.1921 0.6906 1.4335 0.4351 -0.2178 -2.5913 3.6294 -0.1743 -4.0109 0.6277 -4.4689 -2.4036 -1.3644 0.8282 -1.3654 -2.9146 -0.6075 4.2475 0.1735 -0.4693 -1.3725 0.5606 -1.206 0.0541 3.802 1.3549 -0.6109 -3.2298 -1.0699 1.6103 2.9803 0.6837 4.282 1.3236 4.1866 -2.3784 1.1564 -0.3856 2.0773 -1.9682 -1.1259 0.2725 1.6732 -1.2489 5.8184 0.4348 -2.4327 -0.8542 -0.5006 2.0234 -2.2945 -0.7045 1.7188 1.1965 5.1056 8.4698 -3.8234 0.733 -1.0099 0.8002 0.9368 -1.6587 0.0676 -0.5994 -3.0538 -2.1684 -1.6408 -2.7845 -0.5559 0.6719 -2.1595 -3.0943 3.0265 0.3658 -4.2374 2.3216 3.0851 4.3558 -1.4727 0.4429 4.2237 0.5802 -0.063 4.8792 1.8989 0.0897 -2.7088 0.0472 0.0513 -0.0427 1.1551 -4.3798 0.3088 -2.6276 3.3808 1.6182 -2.0163 -3.4589 -0.1884 1.0555 1.3121 1.5594 -0.5825 -1.2788 1.7202 0.7803 -1.225 1.6648 5.3936 4.5164 -4.2722 -0.2414 1.0176 3.4726 6.0901 0.6175 2.0717 -5.7907 -1.1022 0.7335 4.0115 -2.8198 -0.9453 2.6544 3.0714 -2.0724 2.2476 3.7246 5.3199 -0.8907 -3.1987 -0.0384 0.6117 -4.3412 -4.3846 -2.7096 -0.1768 -3.361 -0.3781 1.2971 -1.4845 1.4316 2.1762 -0.5319 -0.7531 2.1882 2.754 -2.6541 -1.3786 8.8465 0.3795 -1.6667 -2.5822 -2.7457 2.7411 -3.8366 1.2536 2.5446 -0.1138 0.4144 -2.3212 1.5922 3.5518 1.2404 6.8211 -0.8613 -1.9755 -3.7983 2.8807 -1.7543 2.0062 -1.111 7.7771 -1.7239 2.0443 -3.3506 -1.3738 3.0903 -1.0757 -3.8232 2.9167 3.2471 -0.3022 3.9385 3.5565 0.8438 -3.1891 -2.3781 -3.0568 3.3029 -1.5808 -0.476 -0.0171 1.3557 -3.0288 3.2294 -0.3408 2.8018 1.2161 -1.387 -2.4446 4.3733 3.4574 -3.7783 -0.214 0.4495 -1.9649 4.6121 -0.4799 -2.7425 5.1707 -0.5291 -0.1715 1.9433 -0.9632 -2.4884 -1.0448 -0.4736 0.8904 0.8414 -0.2338 -3.5821 -4.7045 3.9248 -3.5366 -3.9151 -4.9723 -4.3891 -2.2998 -1.8131 0.6035 1.7371 -2.2463 1.8538 1.4196 0.3024 5.4172 -2.7717 -4.3157 0.1544 -2.6575 2.5528 5.393 -2.3963 -2.0954 -0.1655 1.7589 1.1959 -0.5543 -0.4292 0.7196 2.9163 1.6276 -2.1709 -1.5961 0.5599 4.1486 1.2901 0.9192 1.4803 -1.1792 1.2952 7.3496 -0.0671 1.5893 0.8292 -3.8785 2.0887 3.8371 4.9593 -0.411 2.4759 0.3694 0.0504 -0.9069 -0.6969 1.8385 -0.4582 -2.7759 0.3973 5.707 -0.3414 1.5728 -1.8213 1.6957 0.1476 -5.3134 -0.9587 0.6613 -0.6428 -2.0869 2.3963 2.9086 -0.461 0.6891 0.144 2.0665 1.3591 -4.2928 -1.2921 -0.1946 3.4046 -0.476 1.5234 2.1337 -1.3087 -6.4311 4.3978 0.6575 -3.1855 -0.0091 -0.9024 0.4 0.9942 2.7795 -0.8554 -1.6577 -0.2899 -0.7599 -2.7518 -1.2025 6.0322 -1.7057 -3.2058 -0.6567 -2.9603 4.0223 -6.7561 0.9901 -0.4125 -0.1237 -1.616 0.191 1.8457 0.3424 4.1551 1.8809 1.1773 0.2754 0.1143 0.0756 0.7161 -0.6825 0.2956 -2.2279 -0.872 5.6787 3.7293 0.9488 -2.5728 -2.0316 0.2533 -0.6296 4.2032 3.5047 -1.4945 0.5857 2.6068 0.58 -2.2737 2.4175 0.6997 -0.1832 -0.1508 -2.201 -1.8264 -1.5081 -0.2716 -2.6642 -5.4357 1.3343 -2.9042 0.1638 -2.751 -0.4445 1.7246 -0.0767 0.2996 -2.1464 -2.9317 -3.1852 -1.5057 -1.32 1.3809 2.7741 -1.617 0.9629 -1.9107 3.1286 1.835 -0.3922 2.5306 -0.3128 -3.8865 -0.1481 1.9567 4.4948 2.4381 2.9968 -3.4999 6.5012 -0.4568 0.2994 -3.4409 0.598 -3.2134 -1.7667 -2.3464 -0.9944 1.0581 -3.4711 4.1335 2.974 -4.4624 -2.8797 4.7233 3.0239 2.9483 -1.3656 0.4293 -4.5273 2.7819 -6.5679 -2.5775 -2.0886 -0.7243 2.9803 -4.9748 2.7888 -2.0244 0.3424 -0.7201 1.3211 -0.8119 -0.3613 -3.5206 -0.2687 -1.465 -0.7018 5.0092 -0.2729 0.0354 2.8956 -2.6123 -0.2665 -1.8619 -1.4277 -4.4423 0.3759 -3.7617 -1.5955 2.2822 0.6136 1.3961 1.3983 -5.3182 0.1216 2.3678 0.7927 -7.8124 5.3346 2.8967 -2.8987 -4.4199 -1.3574 3.7686 0.9133 1.2681 -3.9048 0.7856 -1.1565 0.6014 -4.8083 0.8186 -1.7981 -0.8842 0.6046 -1.8962 -0.2632 -0.3268 -2.0543 5.4723 -0.7007 0.8541 1.1459 0.5354 -0.0175 2.2786 -0.832 5.6137 -0.819 1.9563 -1.5416 0.2077 1.3232 0.6508 2.7184 -0.9564 1.7284 0.7086 0.4647 0.8328 2.2335 -2.4536 -0.3438 -2.8423 3.3534 2.0135 -2.5252 2.8922 -1.623 0.835 2.152 -4.108 -3.1281 -6.8001 -2.9539 -0.1144 -2.9647 -0.807 1.9992 -1.233 2.378 3.2071 0.4186 2.6216 0.3835 2.0894 7.3692 -4.2557 1.0368 -0.56 -1.7017 2.5918 -2.0594 -0.2101 -1.7757 -2.7697 4.0813 2.6083 3.9933 1.1564 -0.465 -0.1718 2.4395 -2.0754 3.9816 -6.0189 1.2373 1.0503 3.5725 2.0825 -3.0222 -3.0605 1.241 -0.8392 -2.4753 7.5029 -3.458 0.2456 0.9386 -1.5211 -1.3317 -0.236 0.95 0.9798 -2.6527 -1.6474 0.5493 -1.9575 4.5745 1.4885 -0.2202 1.2684 3.3239 0.2455 -1.1807 0.1482 -0.8507 -1.6622 6.2735 3.0777 0.0477 3.2035 -0.8163 0.2523 4.1006 0.2058 4.6397 -4.9558 3.7873 6.5204 -1.0687 1.2722 2.7972 6.6972 -1.7501 0.1513 2.7401 -0.6856 -0.5284 -0.6717 -4.104 2.2741 -3.0095 1.8974 -3.9519 -2.5446 -0.7806 -3.8265 -3.3005 1.5693 -2.23 -2.0455 0.8395 -5.7601 2.4112 2.4123 2.1896 -0.4677 -2.6328 -0.313 -2.5669 -0.7909 -0.7118 2.2862 3.9997 0.3733 0.7678 -1.7742 -1.0466 2.1076 -1.2698 -5.0796 4.3349 0.198 4.247 -0.7249 0.2656 0.0247 -0.5461 2.3451 2.4088 1.7138 -1.5564 3.0529 0.0532 0.0427 -1.2432 6.6481 -1.5758 -1.6123 3.9762 -0.9671 2.7877 3.3745 2.5812 -0.4355 -0.9389 0.7479 3.7509 -0.3019 0.0689 2.0866 -1.1166 2.2231 -1.8729 -1.2697 -4.2151 -7.0926 2.5131 -0.2362 -0.3106 0.2627 -6.0814 -0.2479 0.8746 -2.6164 -0.675 1.5784 2.4667 0.6369 -0.9128 1.2438 1.9342 -2.6167 -1.2574 0.4841 -2.3917 1.8179 0.6511 1.9981 -0.1038 1.2524 -0.286 -1.2156 -2.2238 -1.3364 -1.6817 1.1511 -1.2286 1.2783 2.9281 1.6385 -1.9414 2.4591 -2.5486 -2.1237 0.5108 3.9718 -0.6058 2.5671 -2.7458 -5.7919 -0.0646 -2.1392 -1.4857 1.4057 3.6107 4.8284 -5.6696 -2.7902 -1.6185 -0.8129 -2.4983 3.3467 -0.1609 -3.3002 1.5665 0.378 -0.8565 1.6475 0.324 2.4744 1.2263 -1.5351 0.8032 3.5643 6.6955 3.8791 5.8373 0.7469 -1.3452 -0.9285 -0.9483 -0.772 1.0969 3.7177 -5.034 -0.5162 -0.8313 2.4701 4.2351 -0.5579 -2.1107 -3.3011 2.5189 -2.6847 4.6689 -0.3715 -0.1215 -0.3333 -3.2432 0.2512 3.5696 -1.9866 1.5079 -1.5667 0.0641 2.8853 -2.3769 0.3965 -1.1883 0.7794 -4.6592 4.2621 5.8348 0.5683 2.3467 -0.2595 3.0154 -0.0504 -4.3999 2.9198 1.4736 -0.7054 -3.4993 2.0663 1.7344 1.0072 -5.6598 0.963 2.3167 0.1612 -2.2878 1.8983 -0.9752 -0.1577 -1.9893 1.5929 -1.2362 -2.5843 -0.4622 -1.5749 -2.0141 1.7291 5.1524 -4.8635 4.3128 0.0641 -1.4178 1.764 -2.48 -0.2714 2.4093 -5.1807 3.2873 0.7581 0.8068 3.2138 1.7091 -4.9301 -0.6316 0.3529 3.7133 4.5739 2.0074 0.8087 2.4731 3.9729 1.0134 0.0167 -3.4047 2.8398 2.2354 0.8693 2.9276 -2.6049 0.7152 2.7725 0.428 -0.3221 -1.7667 -0.1558 -2.1521 -1.6843 0.527 0.0154 -0.0814 0.6575 5.5674 -4.7407 0.0703 -0.3971 -2.0277 -5.4797 1.5876 0.1398 -0.6441 3.0183 -3.204 1.2298 -0.1159 1.3843 1.5348 1.45 1.3435 0.4746 2.9581 -3.0736 1.2464 1.2246 -0.6206 1.4298 0.7381 0.2122 -1.1366 -2.9845 -0.7048 -0.7036 2.4743 0.3782 1.8441 -1.8922 -0.2548 -2.9017 1.0123 2.8077 4.574 5.2608 -0.4031 -0.8613 -3.5418 -2.8023 4.7857 2.2528 2.0018 1.3945 0.0714 -0.1551 1.241 0.7511 -1.6404 -0.4127 4.1361 -1.6496 1.18 -3.1429 -4.4822 -2.0984 -0.7762 -2.117 4.9667 -2.7688 -0.9318 -0.6707 0.7863 0.1027 3.1209 -2.4496 3.7355 -0.4435 -0.1541 -1.3853 -1.4378 3.0767 -4.6758 -0.7981 -1.81 -5.1644 1.5877 -1.2939 -0.0426 1.8192 2.7001 -0.489 2.1407 -3.3995 5.5548 3.5183 -1.5829 1.451 2.1089 -0.1217 -2.7189 -2.7353 -1.0502 3.6719 -0.7486 -1.0597 4.9723 -2.581 -3.43 1.8882 0.7783 -2.6564 3.8254 1.0506 2.8011 1.9157 -4.9231 0.0402 0.1027 -0.6948 3.1831 -0.0008 -7.3031 1.0493 -4.7777 1.3567 -2.153 -4.2077 1.736 -0.689 2.6769 0.3755 -4.7116 2.9358 1.1517 1.9484 0.9723 2.0027 1.8618 -0.7072 2.4295 -0.43 3.2722 -0.4327 3.0915 -2.7851 -5.7843 0.6138 2.1537 -0.9135 -1.98 3.6955 -3.333 2.0244 -1.6617 4.5118 1.0779 -2.6606 2.6307 0.8824 -2.14 1.6773 -4.2556 4.1151 -3.361 5.7118 0.204 3.6106 -1.8027 5.884 -2.6063 -1.7276 -4.2747 3.7271 2.4691 2.5475 -0.831 -3.6632 -3.3919 0.0054 -0.0232 -3.8578 3.558 -1.8511 0.7438 -1.0827 -0.4411 1.4864 -1.3685 -2.1013 0.5933 3.8118 -4.9041 -2.6657 1.5731 0.6233 0.4584 1.3933 -4.4365 2.7438 0.1448 0.1498 2.3577 -1.8671 -1.6765 1.514 -1.0041 -1.6037 -1.7713 -0.7526 2.149 -2.3566 2.5283 2.3006 -3.2303 1.1264 -1.2556 -0.7732 -0.8064 3.0223 -1.3386 2.2703 -1.5237 -1.3952 3.5662 -1.941 0.3607 0.1169 -1.5078 -1.2082 -1.9327 2.5238 0.8268 -1.193 0.5051 -3.1806 3.4381 0.873 3.1741 1.4002 -0.6552 -2.3723 0.0046 1.9292 -2.3386 -0.6761 0.4352 -0.3782 1.1647 2.677 2.393 -1.3414 -2.1978 -1.6206 -2.0341 1.8777 -1.2285 -2.6684 -0.7878 1.1506 0.8224 -1.3159 0.0238 5.7218 -2.8118 -0.9977 -3.993 -5.2197 -1.4958 0.7301 -0.7483 1.1788 0.8876 1.6479 -1.4656 -2.3906 -1.9235 -0.3698 -0.5519 -1.8949 3.7964 -1.8462 -1.5249 -2.294 2.5165 3.3389 5.3949 0.2166 -2.5848 -0.2526 -2.6407 0.6461 -0.0151 3.2496 -1.1216 -0.335 -4.1061 2.3803 2.3122 0.754 2.1094 5.0298 -2.9423 0.2761 -2.4178 -0.3781 -2.8515 -0.0907 -0.3309 -2.6254 -1.8526 3.8231 1.4641 0.6472 1.0115 2.6544 1.0574 -2.9928 1.8034 1.5275 -0.6015 2.0833 -3.6542 -2.2282 -3.0063 -0.5155 -2.9375 0.2351 -2.3292 2.3335 2.8095 -0.0886 -3.8565 -2.9773 3.0436 1.9188 -0.113 -2.1489 -1.9516 4.6567 3.6021 -1.8958 0.1406 -3.6951 -1.7713 2.3589 -3.3136 -0.7712 -0.8733 -3.0606 -0.2633 -4.803 -2.9567 5.6304 4.0876 -3.8695 -1.8251 -2.1173 -1.7163 4.174 4.6473 -3.2528 1.5574 1.4701 3.0796 3.607 1.8531 1.2555 -0.1998 -1.7222 -0.8121 -2.8949 1.6989 -4.7103 -2.6765 -1.963 -3.2066 0.2126 2.4006 3.8392 1.9164 0.6984 -2.1161 1.1837 -1.7637 2.6478 2.3312 1.9889 -0.821 1.9968 -1.2014 0.7693 -1.8649 0.1565 -3.7344 2.1952 4.0516 -3.2569 1.3788 0.3179 -3.8705 0.1659 -1.6402 5.596 -0.6097 -1.4651 -1.4159 -0.276 -3.3029 -2.2787 -3.1168 0.2991 1.5348 4.514 -1.402 -2.6426 -0.5213 1.395 1.3654 -0.1811 -3.6455 -1.0812 3.2892 -1.8384 -2.8613 -6.1994 0.0613 0.971 -0.1181 -0.8631 -6.0489 -1.1446 0.1583 -0.7688 -4.1332 -4.2939 0.4615 2.1022 -0.4098 0.4245 0.9125 -2.7612 0.2194 -1.2144 -1.915 2.0562 -4.6638 -0.6574 -1.76 -1.2622 -2.9994 -2.2703 4.7641 -4.9156 -0.713 0.9973 -1.2945 -1.0347 -1.3059 -0.7844 3.4965 -0.2344 -1.7842 -2.2536 -0.4006 3.3709 -2.0111 -1.631 -1.3022 0.516 2.6085 -2.902 -2.6674 -2.1734 0.0632 4.1054 0.0012 -2.2284 -0.0471 -0.8783 1.0413 -1.3779 0.2103 0.4425 0.3527 6.0799 2.5167 -0.351 -1.7729 -3.188 3.8378 -5.2245 -4.7981 -4.2853 1.8793 3.8846 3.5231 -1.4515 -5.7585 2.3428 -4.6424 -3.0076 -0.6699 -0.4849 4.0796 0.7572 -3.9984 -3.321 2.2725 -1.3929 -1.0264 0.5281 0.6153 -2.6728 1.7172 -2.2524 2.6612 3.2276 4.038 0.4137 -1.6986 2.7277 0.0144 0.8981 -1.7774 1.2545 0.5592 -1.7404 -4.4173 3.557 -5.3371 2.1628 -1.8371 2.1725 0.2871 -1.7047 -0.6337 -3.3833 1.5339 2.965 1.3502 3.2009 -4.3439 0.028 -1.4476 1.0962 -0.4136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office:value-type="string" calcext:value-type="string">
            <text:p>2.5866 -4.5618 7.0888 1.0885 -1.3398 0.3925 4.3172 -2.3043 -1.9656 -4.142 2.0185 3.3738 2.1208 3.4516 -1.2565 -0.9202 -1.8135 -0.2107 0.3943 -1.9948 3.243 -5.2253 -1.6376 1.5976 4.5332 2.388 2.9107 1.4403 4.6467 -0.74 1.4145 -0.5885 1.9047 -3.2401 -1.9133 1.3704 -6.5511 -0.8154 -2.7928 4.7302 -0.0683 4.6841 5.854 -3.8958 2.2755 -2.6959 2.6297 -0.1763 5.8899 1.9454 2.0877 -2.932 -4.8642 1.7401 -0.3421 -5.1829 -1.6403 2.642 3.0596 2.8969 2.1931 -3.7936 3.4893 1.5075 -0.0857 1.7347 3.2294 4.5062 0.1265 -2.2025 6.2095 0.2665 4.6964 -3.0316 -2.8183 2.6577 -5.4572 -2.4481 3.8436 1.5856 -0.1933 -6.4883 -4.2921 3.5738 4.3996 5.0245 -3.0272 -0.9918 -0.7753 1.37 -0.8542 -3.3143 0.1442 5.431 -2.9704 -1.009 2.9647 2.1161 -5.4586 6.0296 0.0289 2.5829 0.8932 -3.6624 -1.6403 -4.601 4.1035 1.4657 -1.1968 3.8979 -1.4039 -1.7219 -2.039 1.2439 -1.5914 3.3487 0.137 -7.9802 -3.2438 1.7602 -3.3253 2.0067 3.5576 -3.6983 -1.5313 2.5673 -0.0523 4.5058 -3.9692 1.3906 -0.864 0.8566 -0.127 4.2964 0.0329 0.109 -0.9503 -2.2206 -1.672 -6.5959 1.6947 -7.6453 2.8352 1.2827 3.4213 -1.7341 1.1423 0.5171 0.028 -4.5597 -3.238 -2.1811 -4.6788 -2.8893 -3.5671 4.631 -3.2377 2.1106 -2.9062 -0.7862 0.5008 -2.6926 0.8292 6.2997 0.4389 1.2387 2.9495 0.9383 -4.2747 0.3715 7.9966 -6.3765 -2.9828 -0.3275 1.7158 -3.4346 -8.8773 -3.9116 -1.4079 -6.2026 -5.3992 1.388 4.8859 2.5623 -1.7341 4.379 -1.5432 -5.0408 0.2875 -0.6385 0.306 -2.3683 -2.1948 0.2777 -0.9948 0.8379 3.2905 8.4726 0.9627 -5.1776 -4.6062 3.1614 1.5923 -1.1949 -2.6555 -0.322 -1.6606 -2.241 3.3206 -5.7017 -5.6053 -3.6305 -2.6035 0.1944 -1.9302 0.1717 -2.3981 5.7538 -4.9664 -5.1672 -4.0001 1.5452 1.9798 -2.5483 4.5057 -2.1393 1.4597 2.36 -3.0862 -2.8397 0.4998 2.4079 1.9624 1.0031 1.2353 0.5259 1.4163 -1.0432 -5.5388 -1.05 -3.5453 -3.0476 -1.3976 5.1411 2.9836 7.1866 -0.321 -3.924 -5.9093 -3.2291 -1.6291 -1.1049 -1.6339 1.2943 2.6127 2.512 1.6506 0.5226 -3.6972 -3.3623 1.1675 -4.9881 -0.8557 2.9894 1.107 0.4841 2.6669 3.3219 4.441 0.3431 -2.4503 2.5034 -1.7868 1.8542 -1.1742 -1.1999 -1.2903 -3.0918 -4.6157 0.521 0.1775 0.5019 4.0594 1.3455 2.2379 1.0413 -3.8556 1.7212 2.5797 -2.1352 -1.1176 1.83 0.4747 1.4231 -1.7889 -1.887 2.4901 -0.3691 0.4276 -2.7878 0.7667 5.7863 0.3954 -5.3984 -2.6959 2.8167 0.8141 -1.357 -0.0753 4.5925 -1.579 -3.1965 1.9778 -6.0623 -4.8931 -0.2364 -1.795 6.857 -4.6412 4.1957 0.3226 3.4367 -0.2344 5.133 0.012 3.9621 -5.6418 -2.775 -0.7441 1.3179 -1.4728 -4.1579 3.0821 0.7446 2.0237 -2.7458 5.0502 -4.6417 -4.083 -1.0257 1.6339 -2.3158 3.8313 4.546 1.5713 -5.8383 0.2438 0.7735 1.3933 2.7775 6.8491 -5.691 1.3943 -4.8063 -0.8617 -2.2342 -0.7554 3.6898 -0.6664 1.2598 5.8711 -3.424 1.0111 1.6979 -5.2528 5.1186 1.1538 0.4708 -0.88 0.5906 -1.3655 -1.5386 -2.8982 0.5538 1.2674 3.0752 0.0736 4.1983 -1.9274 -1.49 6.4098 -3.4042 -3.0122 2.4037 -3.987 -1.0663 4.6759 0.5255 -1.9411 0.0307 -3.7073 -2.6148 -0.8008 -0.272 2.0496 6.7665 -4.8108 -4.6532 -0.1773 1.2725 2.4499 -3.954 4.4213 0.1897 2.465 0.5932 1.7343 1.8835 8.2196 -1.5204 -2.1824 -3.1924 0.5191 0.2388 0.0606 -2.5412 2.1296 3.7816 3.2336 -0.1875 2.3933 -0.6214 1.4172 -2.1803 -0.4436 -3.9411 1.2529 -2.9905 -0.4086 -6.7193 4.0091 6.8396 1.3386 -1.1796 -2.8103 2.4972 0.6468 -1.9989 2.6811 1.9238 2.9437 0.4895 -2.6755 0.4709 4.22 -0.6367 -6.0665 -0.1072 -4.5886 1.8532 -5.7657 -2.6239 4.1754 3.8662 1.005 -1.2277 -1.7764 0.2389 -4.5839 -1.7495 2.0973 -1.142 2.4198 -5.8772 2.8565 3.8762 3.9476 0.2303 -3.9743 0.1062 2.2801 -3.0506 0.028 -4.4795 -2.2644 1.6935 -1.3664 1.0911 3.5921 -1.7908 0.7158 4.4062 2.6111 0.1004 2.1908 -1.2982 1.8562 -1.1964 2.2098 4.9171 -3.6235 -3.8438 -2.6691 -0.8137 0.5443 -3.9824 1.4443 -2.9547 -6.3845 -0.9385 1.9551 -3.7295 3.3669 -3.512 7.3459 -1.4809 -2.9919 -1.3341 0.5377 -3.1069 -0.739 1.7709 -5.398 -1.8337 4.8315 -1.1888 -3.9485 -2.9558 -1.3022 -3.804 -0.9369 0.2139 -2.9167 -1.8673 -4.1947 -1.5451 0.7358 -1.3358 -1.9891 -0.808 -6.8103 3.0302 -9.1021 -4.4787 -0.1749 -7.1035 0.2865 -1.4064 -1.7305 0.1064 4.5695 1.0093 0.0402 -4.1495 -0.9342 -1.364 -3.2724 -1.4422 -1.2981 -3.4007 -3.9797 1.8156 7.1655 1.5852 1.3769 0.1951 -0.0199 -4.672 4.6739 -1.3568 3.8834 -3.1351 -2.9354 2.033 -1.6351 5.8677 1.1011 1.657 -2.5167 -2.9088 -6.4852 0.7719 -4.5651 3.6326 0.1963 -3.6918 2.3257 -1.1506 0.8919 2.6151 0.4006 1.2574 5.2904 -1.1116 -2.8318 -2.174 1.7488 0.5553 0.5993 0.7309 2.6482 -2.7472 3.9605 1.8775 -0.4347 1.1689 -4.4649 0.1307 -2.0824 -0.6194 8.4949 3.293 -2.1436 3.2128 4.4266 0.768 -0.2094 -4.3427 -0.7569 1.733 3.6352 4.2973 -2.3297 -0.5798 -3.0814 2.7565 0.3265 -4.4406 3.1125 -4.0269 3.242 2.6413 -3.1697 1.0588 0.7467 -1.0079 -0.1452 1.1538 1.5128 0.6389 1.8364 -2.9684 5.2614 -0.1713 -2.7202 2.0876 -6.3935 -2.2018 -0.4115 2.3853 1.5349 -1.7179 0.6055 3.8652 0.4732 -2.5731 -1.571 1.5079 -0.9566 0.6536 5.5636 1.0277 -2.1668 -0.845 -1.1407 -1.0159 5.2708 2.3841 4.5913 2.709 4.5339 -3.8545 1.0445 1.4161 0.1877 -2.2221 -1.7323 0.0546 1.518 -4.0203 7.6909 2.4808 -1.7466 -1.588 -1.061 4.2474 -2.8361 -0.1732 0.4985 -0.1531 3.8163 7.6535 -4.847 1.6722 -4.1947 1.7357 0.2749 0.6462 0.2222 -2.5637 -4.3862 -2.0912 -2.3042 -1.6334 -2.7406 1.4204 0.4882 -1.0707 2.0676 -1.7503 -3.0488 0.761 0.4819 4.7589 -3.7644 0.4864 3.3026 -1.2376 -0.3788 3.9054 3.6277 -2.9247 -3.3283 -1.4607 0.4683 -1.6816 -1.3378 -2.5151 -0.3858 -3.2922 4.5913 1.5981 -3.7565 -0.5915 1.4277 3.263 1.0259 3.8222 0.8003 1.3606 3.9403 0.8466 0.4804 0.8378 6.6701 4.5242 -4.7752 -0.8312 0.6766 3.0209 3.434 0.5473 1.5521 -8.0353 -1.5473 1.1898 5.6709 -2.11 -3.4024 2.2745 4.0497 -0.4836 2.3157 5.4004 3.2588 -0.0034 -1.349 -0.9089 -1.3439 -1.3175 -7.3824 -1.8648 -0.5736 -1.9787 -0.6646 1.6403 0.349 4.4683 5.2366 -1.341 0.1738 0.3354 2.3648 0.1718 -2.1238 9.8092 -0.8764 1.2474 -2.5249 -2.9881 3.4884 -2.9084 -0.8049 -1.3063 0.8551 0.2108 -3.9441 2.8598 3.3527 1.7974 7.7216 1.4287 -1.8442 -2.0857 3.3782 -1.3821 0.4461 0.5677 8.7934 -1.8344 1.901 -5.4731 -1.5719 3.5023 -3.0305 -5.2752 3.121 3.586 -0.4608 3.1009 3.0533 0.0988 -5.9976 -3.6437 -2.0537 3.8313 -3.1282 -0.1664 0.547 -0.729 -0.7452 5.4758 2.0914 1.684 2.2353 -2.3161 -1.1935 4.7916 3.6166 -5.0081 -1.4833 -0.6472 -1.8408 5.903 -0.9987 -2.4788 5.1148 -5.1617 0.8025 2.6203 0.1649 -0.4397 0.1439 -1.2007 1.9845 0.259 0.2847 -3.3774 -4.0614 2.4047 -3.7506 -2.5074 -5.0748 -3.3579 -1.8426 -3.0726 -1.0457 4.2619 -1.1435 4.2901 3.4737 0.0359 4.9906 -3.0762 -5.5074 3.1682 -3.0531 2.0637 5.9786 -2.9117 -1.2652 0.1693 0.7569 -0.3877 -2.0196 -0.2405 2.0099 2.6097 1.3796 -1.164 3.0449 1.6499 2.7371 -1.2828 -1.3286 2.5421 -1.9604 4.1254 4.7734 -0.3588 1.2292 -2.26 -6.1592 0.6437 4.6401 6.3436 -4.7219 0.5176 0.6267 0.9063 0.4136 -0.4328 2.5407 -1.2676 -4.3164 1.9967 8.6321 0.5818 2.0865 -1.7744 4.1485 2.888 -5.1312 -0.0041 1.5376 -2.6542 -0.6721 1.6278 2.1544 0.8024 2.5002 1.0206 -1.7137 1.9155 -2.7609 -1.7992 -2.3061 3.8547 -1.3719 1.7149 -0.2647 -0.6387 -5.5327 1.043 1.5904 -4.398 1.0363 0.6302 2.1978 2.8533 2.8072 -0.0618 -1.1808 -0.4718 -1.053 -5.204 -1.4375 4.9329 -0.3436 -5.0167 1.6587 -2.4442 3.8389 -5.8077 0.8525 0.3421 -3.9575 -1.7928 1.4687 1.4186 -0.1835 3.6852 2.4741 0.3367 -0.7224 -0.147 -0.9487 0.8538 0.598 2.5356 -0.5794 0.017 6.7781 3.3843 -1.0025 -4.6271 -1.2473 0.951 -2.3644 2.4211 2.5828 -1.3933 -1.2884 2.5879 1.3637 -2.8627 2.3042 0.1745 0.3743 -0.0976 -3.2151 -0.4059 0.4145 0.4681 0.8309 -4.4451 1.0935 -1.9054 0.2455 -3.978 1.1684 -0.9084 0.8317 1.7919 -2.9172 -1.4035 -1.5691 -2.8991 -1.9909 3.6624 3.0277 -0.3291 -1.6125 -0.656 3.0035 2.7345 -1.106 5.1493 -1.089 -2.4324 -1.247 2.6213 5.5084 2.8058 4.3926 -6.8434 6.3706 -1.7244 1.2672 -2.4208 -1.7559 -4.7708 -0.235 -3.971 -1.5756 1.1191 -4.6365 5.6311 1.2501 -1.0093 -2.239 4.4707 2.8192 1.6191 -2.7541 -0.2285 -3.4766 2.4635 -4.8734 -1.3666 -4.6675 -2.7446 4.0944 -3.2448 1.4812 0.723 1.8291 3.1872 4.3365 -0.4644 -2.2632 -3.5473 -0.6487 -3.7622 -2.676 3.6931 -0.7445 -0.1778 3.0807 -2.8186 -1.3514 -3.5946 -1.499 -3.4457 -1.3645 -5.4075 -1.7747 -0.1253 1.4672 1.9588 2.101 -6.0436 2.2639 2.4851 1.4063 -9.0262 3.9814 4.1454 -2.2052 -7.6227 -3.2043 6.2328 0.6302 -1.775 -5.6577 1.2113 -0.5245 1.4077 -6.4539 1.777 -0.697 2.6969 0.9504 -2.6355 0.0787 -1.8213 -2.9047 7.6086 -1.4739 1.135 3.5074 -0.494 3.6591 3.7396 -1.7122 4.6193 -0.8116 0.9899 -1.1111 0.8838 0.5121 -1.7165 3.3025 -1.395 2.1037 0.1292 0.8999 -0.6168 0.1249 -2.272 -1.3487 -2.5294 2.1677 3.1714 -1.2814 2.8412 -1.967 0.499 2.6084 -6.5305 -2.4017 -8.6794 -4.1865 -0.7311 -3.6195 -2.0409 0.2443 -0.7853 1.5666 2.8123 2.4687 1.1124 1.9032 -0.6183 8.6744 -3.5386 1.807 -2.3268 -2.321 1.9164 0.1183 -0.206 -4.761 -2.9119 3.1919 2.0535 5.233 4.9591 1.5349 -0.4109 3.3577 -1.4439 6.0574 -5.8756 1.8647 3.762 1.212 2.5415 -4.4006 -3.3852 -1.0737 -3.1351 -2.6407 7.9002 -1.7963 -2.2907 0.6075 0.2661 -0.739 -1.9406 0.7946 -1.0374 -3.8862 -2.9122 -0.2682 -0.5 6.9709 -0.3248 0.0752 -1.4036 1.6463 -0.7374 -0.828 -2.8293 -0.2968 -0.5371 5.5696 -0.984 2.6974 2.652 -2.6378 0.089 3.9324 -0.0874 4.6318 -4.3329 1.6696 7.0993 1.0991 1.5545 0.5999 6.873 -3.6972 1.5262 1.759 -2.0489 0.2293 3.0065 -4.4551 3.3902 -2.8788 3.1082 -4.9289 -0.811 -3.0019 -3.9264 -0.9981 1.2747 -2.2932 -1.6071 1.3867 -4.0545 4.4769 2.1197 1.6984 1.1164 -2.4486 2.9318 -2.3415 0.8807 -3.0923 -0.187 1.8418 -1.0545 2.6925 -4.4946 -3.1571 0.2318 -0.2394 -6.0951 1.5534 -0.349 2.9095 0.4599 -0.1027 2.3111 -0.3056 4.7947 1.0952 0.3714 -1.839 2.4575 -1.1854 1.6165 -1.5017 6.7201 -1.9746 -0.5003 1.2771 2.8239 2.6975 2.5125 0.4626 -3.2955 -2.7853 -0.183 2.875 0.5495 -2.3704 1.4099 -1.1913 2.4427 -1.1868 -1.8456 -3.5517 -7.8638 4.5492 -1.7645 -0.1544 0.3824 -4.1521 -1.172 -0.3316 -2.1142 1.2831 5.0122 3.9674 -0.137 0.0011 1.4185 -1.3254 -1.7432 0.19 -0.2741 -5.211 2.3329 1.0611 3.2254 -1.6027 -0.5592 -2.6886 1.7768 0.0145 -1.0258 -1.3681 -0.382 1.9658 -0.4144 5.7262 -0.6617 0.0717 1.0586 -5.1509 -2.3528 0.8673 4.7813 -2.7244 7.5138 -2.2587 -4.2849 -0.5728 -2.9699 -2.7703 -0.7005 2.3704 4.1424 -6.3141 -3.1124 -3.2151 -0.8691 -1.6494 0.9478 -0.9035 -3.8186 -0.4924 2.9849 0.2065 1.5499 -2.794 2.6039 2.6615 -0.5267 1.5374 3.4922 7.2743 1.784 2.5379 2.8192 -2.3185 -0.5838 -3.6804 -4.0581 -0.5293 5.2031 -4.0891 -3.0765 -5.3141 2.3778 7.4005 0.5147 -2.561 -3.5152 5.9579 -0.7808 4.8093 1.3438 4.0426 -0.5208 -4.5019 0.9118 3.1915 -0.2881 4.0856 -2.107 1.9393 2.8689 -2.0885 3.744 -0.7893 -0.0258 -3.4015 3.6049 7.4873 1.5125 3.148 -1.1982 1.0471 2.3177 -4.7986 2.1915 2.7632 -2.7522 -2.5913 2.7166 -1.4426 0.387 -2.0657 0.0884 0.6989 -2.9306 -1.2108 1.7674 -1.6888 -1.9974 -1.0606 -1.3518 -2.2595 -1.8635 1.5138 -3.7124 -1.1949 1.3331 5.2066 -1.782 4.0149 0.4944 -0.9738 4.473 -1.4961 -0.7342 3.7864 -4.3751 3.2573 0.8277 -1.3236 4.8052 1.9174 -4.6561 -2.6877 -0.0282 3.8199 3.0685 7.2886 2.548 1.391 5.2539 -1.3082 0.484 -3.5609 3.5566 0.1779 4.4622 2.3042 -3.0914 0.3921 1.4982 2.9049 -1.1063 -2.9156 -0.2839 -0.3832 -2.3952 -1.0669 -1.9456 0.1571 1.6633 8.8181 -5.2985 -0.7683 -2.069 -0.788 -5.8468 0.6373 0.1152 -1.032 3.8068 -2.4614 0.9617 2.383 0.5564 0.0971 -0.2017 2.9496 -1.8411 1.1313 -2.7241 1.5931 1.758 0.1521 0.5422 0.3517 0.328 -0.7037 -2.3386 -0.0263 -1.8494 1.3876 1.4813 1.9939 -3.1437 0.8856 -2.8276 3.6945 3.3671 6.164 3.1013 -2.1866 -1.2466 -3.681 -2.2866 6.1467 1.6998 3.4019 0.343 3.0865 -0.4619 1.7608 2.0034 -2.7843 -1.3879 1.0906 -2.0851 2.2838 -1.8144 -3.8397 -3.3254 0.5671 -2.595 6.173 -4.08 -1.4788 0.8165 0.545 0.9733 2.4401 -2.1377 5.2918 -3.0904 -0.2783 -1.3118 -3.2392 2.101 -5.0182 -1.5804 0.2618 -4.4368 2.324 -2.3452 -0.1426 2.8276 3.9025 0.2858 2.1315 -5.6208 4.355 1.1494 -4.3672 5.3849 0.773 -2.052 -4.9907 -0.9293 -0.9096 5.2882 0.0515 1.8878 1.8651 -5.0883 -3.7047 -0.0148 2.3322 -0.6006 2.3124 1.7944 4.699 2.4459 -2.6208 -1.3698 0.5407 -0.9533 3.813 -0.4526 -7.3121 2.6135 -4.3344 0.666 -1.9921 -4.0223 0.5597 -4.2543 2.9836 -0.7098 -5.3175 3.4485 1.1011 2.4728 3.1099 1.2523 2.2359 0.4811 -0.7186 0.1585 -0.0163 -0.1814 -0.9914 0.6289 -6.1348 0.3949 5.419 -1.205 -1.6935 0.1977 -3.477 2.8393 -1.8433 3.1253 2.2429 -1.6902 4.9956 1.9597 -0.046 1.3983 -3.4688 5.9497 -0.0708 6.8051 -2.8146 4.0199 -0.9841 5.8888 2.3153 -1.8126 -3.8809 3.9802 3.5094 1.8268 2.4461 -1.9941 -1.0211 2.2842 0.0389 -5.9776 1.3155 1.2448 1.6062 -3.3042 0.2853 2.0591 -0.6837 0.1833 0.7804 1.5488 -4.2966 -0.0702 1.0643 3.474 -1.527 1.2194 -5.2267 3.0295 -0.6581 2.5065 3.4825 -3.2204 -0.2073 3.5444 -1.1364 -2.4019 -1.8435 -2.2692 -1.3049 -4.9159 1.3662 1.2228 -1.7185 2.6048 -1.8136 -0.7763 -0.3366 3.3679 -1.0147 2.8269 -2.7637 0.2007 4.9466 -2.0199 0.5138 -1.1257 0.3993 -1.5163 -1.7487 1.8257 -1.3958 -3.8926 0.8003 -3.6489 2.6338 1.3896 4.7779 2.548 -0.4102 -3.0758 0.5632 -1.1773 0.7527 -3.5473 3.5506 1.4346 1.5624 0.8403 0.7419 -0.4229 -3.4409 -1.9157 -4.6073 1.5556 -0.643 -4.4767 3.4031 1.1489 -1.3991 -3.7163 1.4468 3.7783 -2.2318 1.325 -6.2738 -4.1161 -0.501 0.0519 0.1196 0.2993 2.1591 0.3562 -2.4669 -1.2391 -4.9513 -1.889 -0.2232 0.52 1.5772 -2.5073 -0.7026 -0.2518 4.2894 5.3495 2.9429 2.454 -0.0678 -1.4021 -0.6053 -0.0379 1.5969 2.4316 0.1118 0.4804 -4.5663 3.8351 2.8309 -0.5408 1.7513 7.7971 -1.8518 0.2317 -1.267 0.6124 -4.5941 -0.9115 1.077 -2.7942 -4.7843 3.3633 0.2295 1.4209 -1.1853 4.9218 0.0455 -3.601 1.8137 2.9371 -2.731 -0.1112 -5.7638 -1.2641 -3.5937 -1.326 -2.4335 1.7154 -4.1021 5.1637 0.0741 -0.3254 -0.9739 -6.7198 2.5496 2.008 -0.7322 -1.1951 -3.7706 5.8773 1.0597 -2.7011 -0.6411 -2.8196 0.982 1.1034 -1.1147 -2.3837 0.7891 -4.8779 2.0324 -5.2794 0.4938 3.8613 4.9391 -5.0049 -1.3874 -3.8474 -1.9152 3.5569 5.5003 -3.514 2.7658 3.2153 1.6827 3.3756 1.873 1.8493 -2.1494 1.7796 -2.8418 -4.249 -0.2961 -4.793 -0.3899 -1.9853 -5.3739 1.7581 0.1827 5.9229 2.4775 0.3747 -1.21 0.0684 -1.3889 1.1319 2.7662 4.3075 0.8132 0.6834 -0.5394 1.6684 -3.4768 -1.0613 -2.3102 4.0516 0.5965 -0.101 -0.5974 1.6964 -1.3077 -1.1823 0.2761 2.8277 1.6797 -1.8276 -1.778 -0.0533 -2.5515 -1.1061 -3.0055 0.0345 2.1614 3.5936 -0.2934 -3.2759 -1.7254 -1.4109 5.628 0.2805 -5.8664 -0.2175 3.8679 -1.5516 0.0179 -5.7603 1.2577 -1.43 1.3626 -4.0791 -6.7157 -3.9638 0.8459 -2.6184 -5.1393 -5.8164 0.154 1.9995 0.0656 0.1509 1.8146 -0.5756 0.3648 -0.985 -2.4419 0.3065 -6.4197 0.5339 -1.5503 -0.905 -4.3623 -2.9425 4.323 -3.7818 -2.6242 -1.37 -4.6948 -2.2778 1.5374 0.1811 3.7109 -0.3404 -1.7194 -2.2995 -1.4405 3.4256 -1.0226 -1.4644 -2.7362 1.208 1.1415 -2.4802 -0.1599 -2.6546 0.9752 2.7243 -3.077 -2.0905 1.0042 -3.6197 1.1211 -4.4022 0.998 -1.557 -3.6699 4.9177 3.2405 2.2838 -2.4801 -1.5697 2.4471 -6.8173 -3.2809 -4.2665 0.6222 2.3376 4.8165 -2.662 -4.2063 2.9663 -6.9242 -3.5577 0.0039 0.347 6.1335 3.6969 -3.6509 -3.9742 0.1693 -1.6612 -0.5888 3.179 1.5033 -1.6311 2.3779 -0.7888 3.159 2.8056 4.5575 -0.8574 -1.2069 0.5082 -1.5307 0.0693 -0.6309 0.7606 3.5072 -0.6941 -5.144 3.4214 -4.6137 3.7067 -0.4597 1.9685 -3.769 -0.564 -0.4365 -6.8488 1.9204 1.5827 2.8716 2.6001 -2.9791 2.0186 -0.6297 3.1557 0.0872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4.9362 -5.1129 8.5926 -0.387 -1.2341 -0.9125 2.6898 -4.5058 -0.9237 -5.8062 2.2907 4.0529 4.2506 1.7501 -5.129 -1.1965 -2.2472 -4.0024 -3.9656 -0.1181 2.5116 -4.7178 -2.6936 3.3445 6.396 2.5537 3.6507 3.6719 6.0892 -0.7941 1.9921 0.0048 0.4524 -3.8111 -3.4266 1.6355 -4.9213 -4.6742 0.1107 6.4584 0.9652 2.9857 8.5166 -3.9551 3.2888 -2.5419 2.6374 -1.2988 8.3673 0.7238 3.1382 -2.2282 -3.1245 3.7971 0.0608 -6.3859 -0.8338 2.2832 -0.4214 1.7033 3.6489 -5.5387 3.3333 4.164 0.7489 0.7536 1.4439 6.013 -0.7502 -1.7976 6.1525 -1.9253 4.7233 -5.5125 -1.3682 -0.6278 -5.2186 -2.1489 3.2343 1.4761 -5.6377 -7.2321 -3.7393 2.4415 6.4516 5.2652 -2.5076 -0.098 -3.3095 1.97 1.0324 -1.7746 -3.2731 6.4809 -3.3794 -1.6057 3.6164 1.9373 -4.9677 6.1214 0.0179 -0.9389 -0.9123 -4.1816 -0.9823 -6.4006 3.5181 2.0844 -0.8098 7.2685 -2.5234 -1.9997 -2.1587 1.5981 -1.8445 2.0883 2.1572 -6.2134 -2.2425 -0.7457 -1.5689 5.0696 1.2357 -4.1142 3.3721 4.2148 -0.5899 4.7901 -2.7138 3.3105 0.3555 2.3893 -3.1055 3.2652 -0.4632 -1.0138 2.1656 -2.3141 -1.1067 -7.1903 0.9662 -8.475 2.0151 1.6161 3.6546 -1.175 0.0334 -0.0261 -0.0667 -7.2946 -3.1473 -1.2626 -2.8591 -4.4286 -4.8514 6.2868 -3.7995 0.3603 -2.9134 -3.4087 -1.0942 -4.6815 2.9228 5.26 -1.1587 1.1627 4.1574 1.8764 -3.5562 2.0044 7.0119 -5.3112 -3.0789 -2.9745 1.5788 -3.2127 -7.3413 -4.5579 -4.8247 -5.0367 -4.0519 1.4591 4.8606 0.482 -0.0119 4.6069 0.0977 -5.1005 1.7881 -0.5635 2.0538 -2.5197 -3.3054 0.34 -3.9733 1.4711 3.8819 7.9403 0.1691 -3.685 -6.6389 2.2565 -0.4164 -1.825 -3.7986 -2.0095 -2.2559 -1.5031 5.0478 -5.8368 -6.4544 -2.3292 -4.5598 -2.3755 0.7836 -0.0438 -2.3597 2.3302 -7.1724 -6.2347 -3.7591 -0.0946 0.8062 -0.8775 4.2106 -3.1118 2.764 3.5537 -5.9453 -0.1428 -2.0505 3.0986 4.6067 0.3585 3.712 -1.1479 1.5471 -2.1746 -2.399 -1.0606 -3.9918 -4.6084 0.5912 7.542 4.0759 9.6969 0.5234 -5.5707 -7.5998 -2.6296 0.4692 -0.9084 -2.3807 1.308 4.6106 2.4601 0.2515 1.2646 -5.1289 -0.6537 1.2002 -3.6579 -2.8964 2.3084 1.1895 2.7348 0.252 2.0474 2.2565 1.9969 -1.3233 2.6022 -4.7659 5.3289 -0.8397 2.5156 -0.6784 0.6237 -5.1438 0.6774 0.941 0.4469 3.584 3.5335 2.6937 0.3387 -4.1381 0.3895 3.1764 0.3292 -2.9975 2.0341 -0.466 1.7175 -1.0618 0.3988 2.5977 -2.8234 0.0072 -2.9663 0.4587 6.2086 -0.0437 -6.5233 -6.7603 0.6976 2.6833 -3.0811 2.2987 3.2159 -1.1815 -1.8175 2.8446 -4.7617 -7.2476 -0.2311 1.6288 8.056 -2.1941 3.0069 0.2391 4.6614 -1.3752 2.8436 -1.8849 2.594 -4.3997 -2.1285 -0.3548 1.3719 -2.8023 -4.984 6.0372 -1.198 0.0491 -2.1674 2.6342 -5.6108 -3.5064 1.283 2.5192 -3.2946 3.6729 6.9316 4.6975 -6.9615 -0.4034 2.3852 0.7976 3.5065 9.7059 -6.5783 1.1272 -6.2584 0.3557 -2.3089 0.2618 5.7993 -0.1482 0.9016 8.4543 -2.8846 0.3884 3.7597 -6.1591 6.2604 1.4524 0.6517 -3.1433 0.7424 -5.3967 0.0071 -4.8756 -2.3029 -0.4244 3.3109 -0.1567 3.0826 -2.9426 -1.6218 5.1748 -3.257 -5.1797 3.3238 -5.9129 1.0654 2.4531 1.9268 -0.7883 -2.6343 -2.9718 -2.2058 1.7048 0.15 4.7752 6.1819 -6.0547 -7.0403 1.0049 3.6491 3.6735 -4.4483 6.9434 0.748 0.6474 -1.1078 3.2464 1.7743 6.2888 -2.9699 -2.3077 -0.2925 3.2457 2.0695 -1.8726 -0.7068 2.434 2.5024 4.4584 0.0475 0.1739 0.1401 3.5464 -4.3295 0.2204 -3.2912 -0.7056 1.3131 -0.8613 -2.5739 2.2893 8.2345 0.5634 -1.7192 -1.4203 4.9666 0.9619 -1.9467 1.0069 1.5061 1.0265 1.135 -3.0463 0.9724 1.9955 -4.1931 -7.864 -0.0883 -1.9967 2.8486 -6.3064 -3.4774 5.6128 1.6813 1.2996 -2.2734 -0.7635 -1.29 -4.8519 -0.4853 3.4778 -0.0264 2.4684 -7.2786 2.328 5.4777 4.971 -1.0535 -5.8178 0.1148 3.2036 -0.9806 0.534 -3.692 1.4788 4.0816 1.5446 2.2268 5.2687 1.2111 1.9032 5.2489 2.907 -0.2153 0.2923 -1.623 0.3043 1.1561 -1.4443 4.6425 -1.8032 -1.4202 -2.6484 -6.2072 -1.3526 -2.4733 3.0283 -2.5787 -6.8057 0.7213 0.3315 -2.8888 4.8481 -2.6123 9.2745 -2.4466 -6.4638 -2.0866 -2.6035 -1.231 -0.7498 -0.8916 -8.1183 -3.2364 4.4395 0.375 -3.1194 -2.5131 -2.912 -3.8323 0.4261 -0.9358 -2.9044 -2.7054 -4.9187 -2.416 0.0624 0.4561 -2.8352 0.2326 -7.9652 2.6349 -10.321 -5.5137 1.3118 -6.5587 -1.917 0.1834 -0.7657 0.3965 1.7621 1.8893 -1.5384 -2.8756 -5.4743 -1.3205 -5.4737 -2.0337 -1.4456 -4.7003 -2.6061 2.5532 7.9947 1.2933 0.9403 0.2914 -0.2046 -5.7321 6.0099 -0.3081 3.7249 -2.9843 -3.153 3.9598 -1.2164 7.5149 3.447 0.2371 -0.4731 -0.2756 -6.3452 0.4368 -5.4614 4.3027 3.6068 -2.5863 5.8751 -1.7383 0.7182 4.0661 3.7965 1.2347 3.2235 -2.5117 -0.7129 -4.1533 3.7216 1.6958 1.8074 -0.9315 4.1112 -3.3688 2.4386 1.8162 -1.3596 0.4993 -1.9789 1.7138 -0.4559 -0.4933 8.5191 3.5714 -3.8659 5.1836 4.5026 2.1773 -2.3031 -3.5685 -0.8707 2.7334 2.5713 3.4364 0.33 -0.9368 -2.2055 1.2328 0.924 -6.3578 2.9836 -5.2236 3.804 2.8373 -3.6539 1.2818 1.679 -1.3816 1.9153 2.2174 1.7072 0.768 2.8109 -0.6198 3.6102 -0.4101 -0.9004 3.4058 -4.5785 -1.3382 -0.3785 2.2336 3.1058 -0.0049 0.0342 4.0604 1.7037 -3.3806 -0.0415 -0.5891 0.1128 0.506 6.7462 -0.7893 -1.1209 -0.7195 -0.8614 -0.5231 1.8852 2.6956 2.5782 5.7695 6.3123 -6.1879 0.7051 1.4079 -0.3487 0.0078 -1.7724 -1.6719 2.2855 -2.5504 7.5368 3.4923 -2.8402 -1.9449 1.6283 4.1833 -3.2182 0.403 1.3975 1.37 4.9934 6.3051 -3.9625 1.0182 -4.1362 1.1172 -3.14 3.0206 -1.1595 -2.1123 -3.4902 -3.1923 -3.0682 -2.1821 -1.3974 1.0265 3.3089 3.7664 3.2112 -1.4699 -5.8115 -0.3804 -2.6594 4.269 -4.5514 0.0992 5.7691 -2.1166 -0.5219 2.5916 5.7788 -0.1331 -4.9167 -5.1366 4.0666 -0.7427 1.8807 -0.8968 -1.3023 -3.9884 4.4344 4.216 -1.1562 0.4502 0.2449 3.5804 1.0295 2.2169 3.0934 1.2201 3.8554 -0.7458 -1.2139 0.2667 3.9346 6.3233 -7.0192 -2.5724 -1.4178 2.1177 3.1625 -2.1358 4.7407 -7.4919 -1.7782 -0.3747 8.4526 -0.7527 -3.7724 4.8907 4.9934 0.8871 3.3138 4.8806 0.5302 0.7561 -0.75 2.326 0.3569 -3.222 -9.419 -3.448 -1.287 -3.6164 -1.8966 1.5025 -0.6781 4.635 6.0047 -1.8504 -1.2106 -0.8315 3.1005 -0.3197 -2.0793 12.2595 -1.0605 1.8393 -3.0818 -5.325 3.7269 -4.4097 -0.0209 -4.289 2.7539 2.0931 -4.1155 0.6283 2.9561 3.6785 6.0042 -0.9324 -3.6458 -3.4828 4.1117 2.6224 1.0667 1.3044 6.6947 1.1271 1.7266 -7.5105 -0.6618 1.399 -1.2343 -5.1587 0.8874 1.4177 -0.5821 3.9569 0.3519 -0.6672 -6.1668 -1.943 -0.7345 2.9996 -3.2571 -1.0857 0.7841 -1.4578 -0.2512 7.3122 3.1935 2.2202 2.1062 -3.9008 -0.8574 6.2348 2.4047 -4.3103 -5.0308 3.4134 0.3185 3.8704 1.2284 -4.9591 7.5325 -7.9095 2.7654 1.8249 -0.2538 -0.2693 1.0292 0.1321 2.8383 -0.0139 2.334 -3.0407 -6.4486 2.8924 -6.6154 -1.2234 -2.5594 -3.0459 -1.8083 -1.392 -1.7678 4.8239 -0.5439 5.8051 5.3219 -0.9704 3.4043 -1.853 -5.1031 2.2043 -0.5602 0.5267 3.9232 -3.1657 -2.1142 1.3991 0.7621 1.0107 -3.7054 0.4351 1.0848 2.3914 -1.1027 1.6786 1.3741 4.3341 3.4378 -1.7156 -3.8999 1.7479 -0.3473 2.2493 4.9207 -5.0297 1.5032 -0.998 -4.4824 0.3576 6.1912 4.1256 -5.121 -1.1151 1.0615 2.406 1.9626 -0.1684 -0.6942 -1.6618 -5.5379 -0.5944 9.1907 -0.2535 5.3405 -2.3449 2.6442 3.3672 -5.2204 -0.7594 -0.2 -1.0191 -4.8743 0.8418 2.299 -0.021 4.2226 1.2892 -1.9613 -0.0284 -5.5716 -2.56 -1.7868 2.8915 -3.7076 1.8724 -0.6093 -3.5146 -3.9915 2.9083 2.3951 -2.954 1.0098 0.5261 2.4812 4.0567 3.4241 -2.5142 -3.4697 1.5018 -0.9329 -7.8129 0.5423 8.5656 1.3638 -7.4227 2.7179 -1.2546 2.0702 -8.0602 -1.6625 0.6331 -4.0076 -2.7084 2.9362 0.8523 1.1559 3.5368 5.0862 1.3177 0.5535 -2.3589 -1.9277 2.0356 -1.501 2.1281 -4.3539 2.3446 7.9808 4.544 0.5777 -5.35 0.6946 0.9362 -2.8339 0.9075 4.0278 -2.0177 -3.7647 0.7702 -2.374 -1.9017 4.3503 1.8615 0.8238 -0.3073 -4.5763 -3.7949 2.9092 0.9584 1.6676 -3.804 3.2033 -2.0568 1.4198 -5.7523 -0.0743 -1.3063 1.0403 2.0676 -5.285 -0.4032 -2.815 -4.3356 -1.1883 3.3797 3.7741 -1.1167 -2.3068 -0.1076 2.0547 5.9073 -0.1322 5.1151 -1.2758 -4.4222 -3.0142 5.1201 5.5919 1.9351 3.199 -8.9583 6.1549 0.8806 3.1797 -2.9875 -1.3965 -6.0504 1.7161 -2.1495 -0.8975 3.5813 -4.5076 2.5153 1.8163 0.1698 -1.238 3.8569 3.9506 1.9367 -6.0537 -1.6215 -3.177 0.3112 -2.6203 -2.1566 -1.4497 -6.0519 2.6837 -4.469 2.449 2.28 2.2733 4.4598 4.3615 0.2014 -1.8274 -6.8723 2.2707 -2.9199 -2.622 6.3212 1.1016 -1.2661 4.2199 -4.4901 -2.6864 -4.0219 -2.3447 -3.3486 -0.1143 -8.5262 -1.0608 -2.2541 0.2504 1.3954 3.6099 -5.15 1.0815 5.264 4.4203 -10.0538 4.4885 2.409 -1.6476 -8.9369 -3.5616 4.7664 -0.5455 -0.3476 -7.4691 -1.2244 -2.2358 -1.4431 -5.4274 2.2963 0.577 1.265 -0.8912 -2.1476 -0.3563 -1.9128 -0.6918 6.5539 -4.1658 0.8424 3.2216 -0.6177 3.6597 5.3923 -0.783 3.1961 -1.1795 -2.3893 -1.0163 0.6595 2.9126 -2.3759 5.6589 -1.4409 1.6105 0.0812 -2.4911 -0.2358 -0.68 -0.5798 -0.92 -1.1615 0.9967 4.532 0.3447 1.3481 -0.9998 2.9577 2.2781 -8.9547 -3.5705 -10.0264 -0.4973 -1.5537 -3.4956 -2.0054 1.8807 -2.1443 2.1677 4.7884 2.0885 -0.7038 2.7716 -1.4701 8.8555 -4.3318 1.4095 -1.4485 -2.8209 2.8459 1.1949 2.6967 -6.1116 -1.2533 4.6143 3.0633 6.0431 6.8523 -0.3251 0.5855 3.9459 -0.5767 4.5408 -5.2255 1.0622 6.1288 0.3629 0.7698 -4.7073 -2.8548 -1.4731 -5.3451 2.8285 8.5143 -3.0459 0.1402 -1.5288 2.3185 1.2701 -1.3934 3.7482 -2.2205 -1.7958 -4.8902 -0.6846 0.58 9.8256 0.7705 -0.259 -2.1686 3.5759 -1.4373 -1.5605 -6.2936 -1.9196 -1.3223 9.3409 -0.5085 2.3955 5.3499 -2.3853 1.4901 4.4479 -0.7419 2.6215 -4.3042 4.1788 6.1638 0.7354 2.1164 -1.1863 9.0891 -5.3629 1.2875 2.7262 -1.2308 2.3501 3.0042 -4.3182 0.1956 -1.5841 0.9365 -5.276 2.0271 -5.6341 -5.3567 -1.3021 -1.1452 -0.7312 0.0862 1.6324 -5.6116 2.6725 0.46 2.5807 0.4318 -4.3659 4.7638 -1.8597 -0.5462 -4.4572 1.3104 0.1253 -0.9983 3.231 -5.2686 1.7916 0.2211 1.6019 -8.8413 4.8679 0.6039 3.8302 -0.907 1.5284 1.7661 -1.3562 2.6259 3.3618 0.1071 -5.1683 3.6371 -2.1121 1.1019 0.2565 6.638 -1.5818 -0.9187 -1.1406 3.9273 3.276 4.6245 0.8746 -1.6202 -3.1696 -1.208 2.1074 -3.1386 -2.8308 1.301 -2.8269 -0.339 -1.2739 -1.9855 -1.8936 -9.3656 3.2529 0.1111 1.746 -2.5024 -5.7971 -0.154 -2.2731 -1.2462 1.6617 4.7528 -0.6372 0.1591 -0.5006 1.7546 -0.4016 -3.4302 0.2227 -1.0986 -3.1362 3.5601 -1.1131 3.3161 -2.8514 1.0662 -4.6999 0.4552 -0.2013 -1.1496 -0.5117 -1.9816 4.3893 1.9034 5.4578 0.89 -2.4937 0.725 -4.4341 -1.6405 0.0839 1.7075 -4.3677 6.4529 -2.8958 -5.586 0.143 -5.3587 -0.8572 0.8303 2.2034 4.2095 -6.2891 -3.2619 -3.3342 1.1657 0.2049 1.3059 -3.3383 -4.2679 3.245 2.9907 0.2836 1.364 -4.8431 2.0302 0.9668 -1.7688 1.1128 3.2054 5.8686 3.6548 2.2157 2.2953 -0.8002 -1.8076 -2.5161 -5.9054 0.6594 5.159 -5.771 -3.1752 -8.4586 4.1179 6.5562 -0.7046 -2.8731 -4.2985 6.2877 -1.4362 7.1764 0.9062 1.3657 0.5854 -3.4146 -1.5951 4.859 -3.1349 4.4406 -5.254 1.708 2.8691 -2.0349 1.4675 -3.4878 -0.8425 -2.0982 3.4558 7.5167 -0.4967 1.1738 -3.5384 1.5279 1.2481 -3.0596 3.8061 4.047 -4.5109 -0.3818 1.3668 1.6605 1.4227 -1.9913 1.9872 0.4374 0.6929 -1.3633 1.9048 -0.6234 -2.0329 0.5592 -1.6432 -1.4779 -4.1149 1.5687 -2.0389 -0.8304 0.5951 5.2926 -0.2192 1.9774 1.2903 0.4489 3.8043 -2.1149 -3.6883 7.6278 -4.3307 3.8826 1.2574 -2.6163 5.1125 1.8486 -4.5741 -3.1857 -0.1766 1.2815 5.2692 5.7979 -0.8065 1.9645 5.2535 0.1741 0.7516 -2.865 4.6378 2.636 3.9509 1.0828 -3.3069 -2.696 2.6208 2.8226 0.5424 -3.425 -2.7287 1.1062 -3.6716 0.165 -2.8196 1.3283 3.2264 6.7557 -6.0728 -0.0633 -1.7642 -1.4588 -2.8062 -0.6328 2.2776 -2.5857 3.9121 -5.1485 -0.242 5.9039 2.8737 -0.0334 -0.4694 2.6388 -3.5165 3.4746 -3.9622 4.0444 3.1341 2.3356 -1.341 -0.7033 0.0075 -3.346 -3.0635 0.9275 2.1133 1.5756 3.2399 3.1817 -1.9864 2.5243 -3.7874 3.1057 1.4548 7.845 4.5312 -1.8796 0.099 -6.9103 -2.7283 7.9779 3.1153 3.5057 -3.4841 2.3595 -0.6288 0.1417 2.6821 -3.4347 -2.2012 1.6762 -1.0205 2.8568 -2.7542 -1.1147 -3.3245 3.2551 -4.5247 5.8878 -8.2588 0.2768 1.6956 0.9408 -1.7834 4.8245 -2.5343 2.7241 -2.2889 2.3572 -0.3291 -4.4846 0.9847 -1.8246 -5.1471 -0.5176 -3.9393 2.0659 -1.9023 -2.6992 0.3937 4.7687 -0.2745 2.1658 -5.3443 4.9106 1.5586 -5.7341 7.2026 3.5768 -4.0103 -4.1316 -1.8758 -0.8393 6.2245 -1.4557 0.2338 1.6462 -4.0602 -1.5846 0.1843 2.813 -2.5916 1.6664 3.1607 3.5981 -0.4308 -3.8578 -0.7797 1.1664 0.9307 4.7316 0.7102 -5.5487 -3.143 -6.2257 3.0849 -2.0185 -4.5669 2.3513 -3.8808 3.627 -0.2453 -5.048 1.149 2.2134 4.0369 3.9324 2.2522 4.4896 1.4191 -1.5432 -0.6555 -2.6678 -0.0778 3.3886 0.6562 -6.8035 -1.3662 2.9882 0.4018 -0.4784 -0.6853 -4.3809 2.8619 -0.6232 1.7275 0.7186 0.2545 5.154 1.8117 0.4855 2.2149 -5.6692 5.8743 0.0966 7.5438 -2.4171 3.5557 0.2418 7.4807 4.7584 -6.819 -4.0622 3.9981 2.3915 4.2213 7.5603 -4.6341 -0.665 -0.2783 0.6041 -5.1933 2.5737 3.2816 1.1397 -0.4108 -1.268 1.9016 0.9158 0.1109 2.2277 0.9442 -6.4235 1.0003 -0.0643 1.6142 0.2799 -0.8178 -5.0613 3.1315 -0.1892 4.0563 4.546 -2.879 -1.3569 3.8503 -3.0508 -4.3877 -2.3088 -0.8493 -2.0114 -5.4733 -1.6664 -0.4804 -0.0022 0.6756 -3.3201 -1.6164 -0.1408 2.3497 -0.421 2.013 -4.0741 -1.1965 1.0641 -2.6883 0.9054 0.827 2.8194 -4.8682 -0.6086 0.5516 0.1172 -4.5732 -0.8461 -3.5584 1.8846 1.6129 1.4827 4.1108 -0.4526 -4.6891 4.4947 -1.7801 2.9694 -6.0668 1.5996 1.2155 1.4556 4.1671 -2.2392 0.3354 -7.6 -2.3607 -6.8914 1.0924 -1.1077 -4.506 1.0774 0.2526 -0.9165 -4.4538 -0.0024 0.4063 0.1556 2.9574 -3.1292 -6.0806 -2.6723 0.3964 -0.087 -2.307 3.2232 0.2602 -2.2775 -0.344 -2.6253 -2.4718 0.1791 -1.2503 3.263 -3.7725 -0.8691 -0.5924 6.5253 3.0519 0.8682 2.8243 -1.3173 -1.3919 0.3026 0.709 3.797 0.2035 -2.4716 2.2526 -1.8227 1.2518 3.3043 -2.1166 3.4248 9.1611 -2.5044 -0.3604 0.5978 1.5611 -1.0813 -2.7926 2.3685 -3.0778 -4.3757 2.24 0.73 0.7199 0.114 5.5803 -1.5058 -3.3107 4.2784 6.2335 -1.5465 0.7162 -6.1771 -0.7948 -1.9482 -1.0949 -3.0792 3.7949 -3.8465 3.8774 -0.6989 1.4699 -1.9973 -10.0031 1.4566 3.4752 -0.6762 -4.1166 -7.8728 5.4937 0.3591 -3.7849 -0.3777 -2.9121 -0.2619 -0.7915 -2.7925 1.5921 -1.758 -2.3604 2.7289 -6.3667 0.8203 3.0816 6.8491 -2.615 -2.0943 -2.4662 -2.449 4.803 5.352 -3.3201 5.5965 4.2598 1.8164 2.2782 3.5173 5.3021 -2.8825 2.7749 -2.4705 -2.9072 1.0705 -6.1635 1.2946 -2.9046 -10.0748 2.4746 0.8087 7.6925 1.0328 2.5781 -1.8562 0.8715 -4.1112 -0.3036 4.055 3.5268 0.9542 0.1101 -1.1393 1.0334 -5.4999 0.3262 -3.0116 8.003 3.1083 -1.2828 0.4435 0.0879 -2.7261 2.2058 2.8378 2.747 -1.3333 -0.691 -5.3838 -1.4404 -4.7556 -4.4505 -2.7638 0.0288 0.1418 2.5582 -1.3397 -3.5149 0.3575 -1.5789 5.9472 0.1408 -4.4628 0.9401 6.2965 -1.8947 2.824 -4.7423 -1.8011 -0.9072 4.6482 -6.1671 -8.1606 -5.0217 -0.3523 -2.4323 -4.71 -6.6091 3.0182 3.2992 -1.1792 4.0699 0.8858 -1.791 -0.4908 -1.9072 -2.5502 0.8394 -6.1228 0.0633 -4.1833 -2.2249 -5.665 -1.5489 3.3406 -2.5282 -3.1731 -0.2242 -4.7229 -1.5387 1.7966 0.436 5.2144 -2.6404 -3.0304 -3.2317 0.9915 4.1457 -2.7344 -2.497 -6.0215 1.5324 -0.1813 -4.3952 -0.8171 -1.2741 0.3349 3.6966 -5.7962 -2.2227 2.7195 -3.2426 2.4207 -5.3893 0.6568 -0.2323 -2.2675 5.169 2.7233 -1.1775 -2.4112 -0.4625 1.6572 -3.9282 -5.5602 -2.1 -0.5468 0.9716 3.5223 -0.388 -4.3005 3.7567 -8.5306 -5.2556 -0.2674 -1.4017 7.9773 4.0832 -7.1258 -6.5226 -2.4345 -4.6816 -0.4063 3.1879 0.4905 0.525 2.7174 -1.8369 2.395 2.162 4.3326 1.9275 -1.5275 1.9087 -1.658 -2.615 -0.4323 -0.4677 5.8499 -2.822 -4.6979 3.0604 -4.5469 1.5061 0.2768 2.0049 -3.7779 2.2703 -0.0672 -8.091 -0.1055 0.875 4.0605 1.0174 -5.3575 1.1 0.8751 0.1876 1.825</text:p>
          </table:table-cell>
        </table:table-row>
        <table:table-row table:style-name="ro1">
          <table:table-cell office:value-type="string" calcext:value-type="string">
            <text:p>A400</text:p>
          </table:table-cell>
          <table:table-cell office:value-type="string" calcext:value-type="string">
            <text:p>5.7297 -4.3744 9.1306 0.1208 -0.7389 -0.774 3.3158 -2.495 0.363 -5.0284 1.0253 4.3982 5.8653 3.5977 -7.2082 -0.4714 -1.7207 -4.5465 -3.7744 0.5507 0.8048 -2.7444 -1.2136 2.6133 7.1231 2.1797 3.463 1.8144 7.7811 -0.8247 0.6267 1.1057 -0.9627 -0.7241 -2.3576 2.6488 -7.0559 -4.5746 0.6961 5.5497 0.5401 2.9762 9.071 -4.0759 2.2862 -2.711 3.3165 -1.0925 7.8437 -0.3996 2.5519 -1.5741 -2.6188 4.6073 1.8077 -4.4154 -2.5838 0.138 -0.8087 2.5644 2.853 -6.5416 2.7484 3.9329 1.3994 0.6383 -0.9988 6.5563 -0.8015 -0.8246 5.7169 -1.7918 6.1417 -6.1394 -1.1029 -3.5633 -3.0273 -2.0549 5.3574 1.1717 -7.3941 -8.2258 -2.0254 2.8989 10.5295 5.1187 0.2163 0.4123 -3.9373 3.126 2.1202 -3.6967 -5.0143 5.7116 -3.6578 -0.7006 5.9198 2.4401 -4.0615 5.4922 1.1675 -0.7335 0.6901 -1.8019 -1.4678 -7.2163 5.7512 0.285 0.7344 8.5187 -2.5394 -0.8908 -3.4587 2.5343 -0.6775 1.6362 1.5984 -6.0032 -1.9409 0.0147 -0.551 5.2087 2.7199 -5.0787 2.9615 5.2222 -2.4174 6.723 -5.3951 1.0959 0.2775 5.1098 -2.8401 3.6163 -3.8266 -0.4309 2.3204 -0.9031 -2.883 -6.3597 -0.6092 -8.3209 -0.5986 2.1919 8.4041 -0.5981 -0.2017 -0.0106 -0.5523 -7.1308 -2.8356 0.0849 -6.4485 -5.7389 -5.032 5.6116 -4.792 0.1566 -0.4784 -2.4461 -1.3426 -3.9131 3.745 4.2735 -1.7173 1.6972 4.5968 4.0793 -3.4582 1.3135 6.3496 -6.6963 -3.5949 -2.4055 2.0342 -3.8219 -5.9603 -6.9085 -3.54 -3.988 -4.1074 2.4822 4.6516 0.5691 -0.0844 4.6724 0.9079 -5.1775 2.167 -1.6871 2.3596 -1.0438 -3.3899 0.2779 -8.1693 0.7177 3.7874 7.2495 0.3518 -0.4641 -8.4396 2.6935 -1.0739 -0.9817 -1.5853 -2.441 -3.4022 -2.6895 4.4994 -3.4633 -7.8104 -2.0303 -2.5564 -2.9409 0.955 -0.5537 -4.0826 1.2173 -6.8293 -5.7199 -2.5134 -1.762 -0.1142 -1.6482 4.198 -1.0605 4.1836 3.1747 -6.0073 -0.5491 -0.6194 3.61 3.6141 1.309 3.052 -1.2468 1.809 -1.4471 -1.3213 -1.7267 -4.46 -4.1593 -1.2934 6.6889 5.9675 10.3837 3.4677 -7.8693 -7.4741 -2.7358 3.4711 -2.563 -3.0668 -0.3516 4.1125 1.7885 -0.1322 0.1872 -4.8874 0.6838 -0.7913 -2.8991 -2.7727 0.417 2.8918 1.7996 -0.7201 4.4379 3.4738 0.5701 -3.3735 2.6541 -5.9281 4.0138 -0.3888 2.4186 0.0358 0.8372 -6.2662 1.5117 -0.5397 2.0537 6.9088 4.4899 3.1158 0.0917 -5.5541 1.2088 3.5092 -0.9502 -3.5303 2.1596 -1.9842 0.4534 -1.0102 -0.1767 1.5727 -3.0365 0.3295 -2.8075 0.1718 5.3966 -0.8971 -4.3627 -8.4682 0.7154 3.3063 -3.1265 2.0456 2.1069 -1.3368 -2.3108 3.266 -5.6695 -8.896 0.7414 -0.5241 7.4283 -2.5127 4.1258 -0.4594 5.0303 -1.8519 0.8437 -1.9326 2.1951 -1.8927 -3.3118 -1.379 1.9423 -3.4151 -5.6423 6.5632 -3.8677 4.7446 -3.5525 2.7649 -5.8646 -3.0362 2.2232 3.6849 -2.8849 3.7297 6.7895 5.7142 -7.6479 2.4097 -0.3187 -1.1503 3.0497 9.7036 -3.8369 2.1764 -5.1541 -0.2293 -1.7232 0.5098 6.1553 -1.2736 -1.1862 8.9569 -0.7875 0.8936 4.7787 -6.5571 5.3159 -1.6932 1.8017 -3.7111 2.4647 -6.8127 1.722 -6.0648 -2.1505 2.1794 4.4051 -2.1238 2.72 -4.8831 0.1994 5.5348 -5.7284 -4.6583 2.7504 -4.3907 -0.0439 2.3311 0.9792 -3.3202 -2.2594 -4.1767 -2.9143 -0.1541 1.3987 4.8768 5.4727 -5.712 -7.8765 2.2489 2.9471 3.3117 -4.4267 5.5706 -1.4915 1.4131 -1.7852 4.2389 1.1975 5.0203 -3.3027 -0.6027 -0.9758 4.0402 0.8062 0.4064 -0.147 3.2326 3.2616 3.7035 -3.1956 -2.5781 1.7996 5.2647 -5.2017 2.9884 -5.0887 -2.2943 1.0878 0.3128 -0.2012 3.4575 8.6173 0.9949 -1.331 1.0717 5.4149 -0.0617 -0.5631 1.4906 2.9691 -1.1358 3.3596 -0.9853 1.6903 3.4703 -3.6928 -4.7541 -0.0332 -2.5826 2.5799 -7.1771 -3.0179 6.657 3.1054 3.831 -2.6328 -2.3344 -5.1111 -3.4746 2.305 2.6043 1.6842 1.3875 -8.2585 0.9812 4.7659 3.4262 2.3437 -6.7549 -1.0779 6.2945 0.8812 0.1308 -0.4844 -0.4212 4.5645 3.5843 3.3663 4.6536 2.1502 1.789 7.0357 5.3726 0.6675 1.9128 -0.0373 -0.3563 2.2735 1.1993 4.6965 -1.8179 -1.3423 -2.7382 -5.7844 -4.2789 -4.1275 4.849 -1.5572 -4.5044 -0.8244 1.2562 -2.4817 5.2459 -1.998 9.5299 -2.556 -7.3756 -4.1406 -1.2487 -0.7849 -1.1491 0.6941 -9.4304 -2.2403 4.1974 2.6018 -4.1184 -3.5331 -3.1079 -6.5637 -2.7884 -0.1833 -3.1823 -1.9673 -5.2084 -3.8798 -0.0319 0.3665 -2.7749 1.2904 -7.7977 2.005 -9.4931 -5.2128 2.593 -5.2204 0.0803 -0.0753 -1.2377 1.0697 0.6035 2.2881 -0.261 -1.2248 -4.9157 -0.8827 -4.4008 -1.8428 -2.205 -5.0152 -2.2614 -0.2968 6.1429 2.4546 -0.2259 0.656 -0.2526 -6.5932 5.5676 -3.0249 3.5941 -2.8684 -1.8665 4.8053 -0.8131 4.9997 2.6477 -0.3663 -1.7066 0.1719 -5.0719 0.371 -5.8358 7.0682 3.1823 -2.4719 5.464 -2.4589 -1.7722 4.502 2.3488 1.9403 2.6826 -3.1273 -0.8399 -3.1114 2.3117 3.333 2.1624 -2.5783 2.3502 -2.4118 3.5325 3.1712 -1.4314 0.1546 0.5712 2.1172 -2.1432 -3.0144 11.3376 2.3284 -3.9636 5.4455 2.1091 2.163 -2.6747 -3.5695 -0.282 1.8942 1.9457 2.1085 0.5712 -1.7388 -1.9008 1.3007 2.3387 -5.0024 2.4629 -2.0757 3.4368 2.8494 -3.3734 1.6474 2.6569 -4.5183 1.0307 0.7905 2.0281 -3.4933 3.1457 1.198 3.0536 -0.1578 -0.5811 6.5074 -4.8203 -3.069 -2.4934 4.0456 3.9274 -0.8348 1.5227 3.6562 2.0941 -2.467 1.8848 0.3148 -0.5707 -0.6725 8.5398 -3.0811 -3.0715 0.3683 2.4997 0.555 2.9453 3.634 2.9265 1.7197 5.454 -3.8413 0.2637 1.266 -0.4208 -0.3611 -2.5234 0.1467 3.3575 -3.6451 6.3267 1.2627 -4.0521 -1.412 1.5657 2.8289 -0.9351 2.0037 2.1261 1.7953 6.0264 4.7614 -1.9158 2.6254 -4.1202 3.7202 -4.0137 2.285 -1.152 -3.3019 -3.0663 -2.5777 -4.1828 -2.9598 0.4986 1.9444 1.1032 5.1924 4.1597 -0.2967 -5.9572 -0.2292 -3.1198 4.6591 -5.0607 2.2971 5.6501 -2.2562 1.2801 2.0115 5.9995 1.0124 -4.3761 -6.456 4.9816 -1.3538 -0.0891 -0.301 -4.3838 -3.9927 5.7093 4.0472 -1.2547 -0.9728 -3.3428 3.6547 -0.4128 0.373 3.4394 1.1715 3.5633 -2.5519 -0.6675 -0.2782 4.4781 5.8514 -7.8558 -3.2845 -1.9865 1.3339 2.6215 0.5489 4.174 -6.0439 0.5892 -0.4119 7.9926 -0.0945 -3.5593 6.3159 3.4044 3.7532 4.45 5.3215 1.7533 0.1742 0.3919 2.6682 0.3853 -4.1688 -9.3512 -2.7508 -1.9837 -2.5993 -2.1158 1.709 -1.9717 2.9566 7.445 -1.0817 0.1191 -0.3824 0.3752 -0.4573 -5.2239 11.289 -1.3193 3.4534 -1.501 -4.341 5.0837 -3.0843 1.3973 -1.2715 0.6461 3.276 -2.1025 -0.7772 1.9881 4.3836 6.6071 -4.7572 -3.4749 -3.9085 2.5402 4.0738 1.0695 2.783 6.0533 0.9611 4.045 -5.1267 0.7018 -0.22 0.2725 -4.5083 0.0985 -1.3116 0.4318 3.9494 0.0318 0.0264 -5.8125 0.9336 -1.1473 3.1896 -5.0346 -1.0681 0.5379 -5.6589 -0.3151 9.1884 3.2254 4.106 2.3935 -4.674 0.4978 8.0014 0.7933 -4.5441 -4.5285 6.6543 -0.2579 3.7413 1.4489 -4.9027 5.7041 -8.6037 3.0213 2.8597 -0.6187 -1.669 1.0411 -1.7082 1.1835 0.9772 0.9612 -2.2953 -4.4584 2.3662 -5.4858 -1.6997 -2.9512 -2.6376 -4.2667 1.3451 -2.8724 4.611 0.6291 4.776 3.6169 -4.5545 2.9757 -1.247 -7.3692 -1.282 -3.3897 -1.05 3.4735 -3.1726 -2.5544 1.7979 1.8666 -0.7294 -4.0961 1.2217 2.1017 4.6544 -0.6502 3.0281 2.2523 4.4038 2.3595 -2.6111 -4.9699 2.5436 -0.1138 3.0854 3.9215 -5.313 1.4813 -1.3688 -4.6885 -0.4263 7.4037 3.8663 -5.0433 0.1525 0.7807 1.0913 2.5124 -0.0078 -0.4236 -2.4382 -6.5319 -1.1738 9.783 -0.6035 6.124 -1.4195 5.7861 4.4792 -4.951 1.3029 -0.5477 -1.0473 -4.7006 1.0437 4.9334 0.906 3.7253 -1.2152 -2.0376 -1.5301 -5.2458 -3.8397 0.8727 3.3171 -3.3947 3.9788 -1.6229 -4.0054 -6.9464 2.1307 1.9497 -3.3825 -1.7892 1.1859 3.0524 2.131 4.4965 -3.3727 -4.0032 0.885 -2.4756 -6.2629 -0.3817 8.9454 0.9343 -7.1386 2.5761 -0.8174 3.4214 -7.8414 -0.6387 2.6458 -3.0097 -1.0153 3.8993 0.0896 0.4055 2.9884 5.4382 3.0958 1.1384 -2.6747 -2.5899 2.4624 -0.3724 1.8621 -4.0175 3.7525 8.7147 1.9636 0.6699 -5.2753 1.1809 -1.0775 -2.0312 0.323 2.4284 -2.0684 -4.2545 0.4869 -3.9926 -2.1958 5.5003 2.3755 1.4806 1.6171 -3.7229 -2.6781 2.666 -0.3693 1.2274 -4.9467 3.6549 -4.9316 -1.6752 -6.9607 -2.8011 -2.3254 2.4237 0.0004 -5.6794 -2.0477 -4.7878 -3.0619 -1.9757 1.1632 2.0158 0.3723 -2.8774 -2.5359 3.192 5.212 -0.5755 5.2817 -0.1063 -5.9459 -0.9702 5.7165 3.1598 0.527 2.2312 -7.9819 6.7462 -0.3524 -0.013 -3.2257 -0.7085 -5.1755 2.3492 -0.6671 -0.6203 3.5533 -5.5476 4.7216 1.0445 0.0108 -1.3387 4.4331 3.9188 3.614 -5.4149 0.0006 -3.93 -2.0888 -2.3413 -0.8786 -3.1928 -6.6775 4.579 -3.7027 2.9551 2.777 0.763 5.066 2.5946 1.2476 0.1508 -8.5185 4.6021 -3.4103 -5.3955 4.6507 -1.9514 0.2175 4.3705 -4.1604 -2.8239 -4.8255 0.9932 -5.3773 -3.3574 -7.4076 -3.9884 -2.8515 1.9425 1.5743 0.2736 -5.8476 2.234 4.5806 3.8011 -9.9361 6.7654 4.4509 -5.8394 -8.1485 -5.5898 3.3301 1.9754 2.061 -7.3268 -2.5251 -2.4526 -1.8561 -6.1235 2.1519 0.7429 3.9821 -1.3412 -1.7359 -1.975 -2.5204 -0.4432 5.282 -4.8364 2.1851 1.0327 -1.0227 5.5998 6.3202 0.2814 2.9547 -3.1305 -2.788 1.6664 0.1786 2.0682 -3.3536 5.7844 -2.6926 2.2733 -1.2665 -1.8582 -2.8357 -1.8598 -1.3461 0.3236 0.5303 1.4898 3.5888 0.932 0.5781 -0.7602 4.0804 3.3744 -6.7104 -2.8976 -9.4325 -2.9292 0.8409 -2.4143 -3.7875 2.5867 -2.3319 1.0255 4.8901 -0.4903 -0.723 3.8904 -4.1579 7.9531 -2.9028 -0.1004 -0.6809 -4.0175 2.1661 2.6197 1.9873 -6.3678 -4.0584 2.204 2.2174 5.1731 4.7396 0.6462 2.3763 2.0904 0.0166 4.7213 -7.6839 3.1071 6.8337 -1.1046 2.4399 -3.0108 -1.2462 -1.4235 -5.6278 1.3313 10.0671 -3.7567 -1.1673 -2.5228 2.3982 -2.2806 -1.1704 3.3038 -1.193 -0.9267 -7.867 0.5431 1.8301 10.6736 0.1621 0.8285 -0.6503 4.3825 -0.9619 -2.2422 -7.7818 -1.5584 -1.0025 9.2343 -0.8562 -0.0806 3.4311 -0.3758 2.6441 3.9396 -1.9915 1.9866 -6.1212 5.2948 3.6904 1.9442 2.2096 -1.5387 10.4321 -6.618 2.157 2.1139 0.082 1.3209 -0.0792 -3.1559 -1.0254 -0.839 -1.2399 -9.6026 4.1721 -5.3848 -4.123 -3.171 1.5449 1.7373 -0.014 1.2033 -3.5111 6.1615 1.281 2.6338 -0.0315 -5.8603 4.7809 -1.6589 0.2111 -1.74 0.3784 -3.5797 -0.3211 3.0583 -3.7224 0.4346 -0.9576 -0.1328 -10.6922 5.2029 -0.2226 -0.7311 -0.2127 -0.965 4.3777 -1.3013 3.7818 3.6604 2.9138 -4.9376 2.1009 -1.7744 1.0242 -0.4262 5.0177 0.5426 -0.6302 0.4575 5.9768 2.3545 0.3434 0.5779 -3.2759 -6.3847 -2.291 -1.1044 -3.2807 -1.7846 0.4185 -0.7125 1.2527 -2.8799 -3.6277 -3.4843 -9.6355 -0.3638 1.4076 0.7842 -4.4495 -4.0144 -1.6816 -0.6718 -0.5069 0.3156 4.4804 1.0947 -2.2479 -2.6021 0.9354 -0.3678 -3.6262 -0.6678 -1.045 -4.4706 5.099 0.3926 4.6706 -3.3928 -0.4674 -4.2622 3.5377 -0.6878 -2.3569 0.0255 -0.3745 3.8205 0.5612 6.2658 2.1087 -2.9678 1.7445 -0.0586 -3.4579 -1.5065 2.1632 -4.7099 7.1575 -2.8675 -4.6416 0.4569 -3.2263 -0.6404 3.2506 2.2955 2.7016 -5.595 -3.0516 -5.3436 -1.3055 -5.5532 -1.4332 -4.4299 -4.448 4.5624 0.5005 0.2476 1.8783 -6.013 1.125 0.5135 -1.6767 3.5063 3.1041 6.5154 4.6679 -0.3631 2.08 -0.6498 -1.8664 -3.5767 -5.8039 1.8195 6.7258 -6.7996 -0.8754 -5.1114 4.4036 4.4166 -2.2456 -3.1958 -3.7133 5.4169 -1.966 8.3549 1.5303 4.3935 1.1922 -1.7757 -1.4356 4.1152 -1.7644 5.331 -4.1976 3.5233 3.6486 -3.5985 -0.5541 -3.0997 -2.5104 -0.3071 2.9395 7.8233 -4.5552 -0.2711 -3.4816 2.2713 1.3895 -2.4098 4.5183 4.4058 -6.5787 -0.3326 1.7433 -1.3971 2.6403 -0.1479 0.0421 -0.0131 2.4537 -2.1987 3.0936 -1.2982 -3.3222 0.8636 -2.8155 -4.6372 -3.8537 2.4237 -2.537 -1.1001 -1.4312 4.3283 0.6596 0.8798 2.858 1.1906 2.8057 -3.0049 0.2294 8.2983 -7.3076 3.9414 -1.1673 -0.9793 5.389 -0.1373 -3.8038 -1.6078 -0.5276 4.8414 4.9638 2.8007 -1.2284 2.3647 5.5145 0.0157 2.7785 -3.8955 3.1343 -1.1298 3.2385 4.1728 -0.6689 -0.9167 1.6916 4.9645 0.0204 -1.904 -3.542 0.5894 -4.9403 -1.5988 -3.1727 -1.5958 3.8661 7.3206 -6.8245 -0.8477 -5.3296 -0.422 -3.6111 1.9558 1.2386 -3.1944 4.6438 -4.5707 2.6839 7.2731 0.9645 0.9755 -0.5675 2.5192 -0.8399 3.7428 -4.7768 2.3027 3.4065 2.2805 -0.8854 0.0983 0.457 -2.8556 -3.64 1.0959 -0.2784 0.3864 1.4921 3.4972 -1.5917 2.8345 -1.3315 1.4951 1.2648 7.786 3.7217 -2.5722 1.8423 -6.4869 -2.7189 8.2341 6.4429 3.516 -2.6949 2.1558 -2.012 -0.1959 2.8619 -1.519 -2.5357 0.6509 -0.4524 6.0644 -1.1759 -1.7025 -3.5459 2.1699 -4.7956 8.3846 -10.9932 -1.1762 0.5718 0.423 -1.2801 4.6617 -4.861 3.1653 -2.8716 2.8567 0.4172 -3.9071 0.9951 -1.6482 -3.7057 -0.2126 -3.3101 1.8623 -3.665 -3.1509 0.1154 3.2583 -0.0457 -0.5678 -5.3933 6.291 1.9234 -5.3963 5.0509 5.1167 -5.1082 -4.0261 -2.0075 -0.0817 8.3889 1.8181 1.6259 0.9288 -5.0793 -1.1652 -1.9072 4.0615 -1.8912 3.3417 2.7067 3.3963 -0.8719 -0.1089 1.7427 0.4189 -1.2569 5.1013 -0.5551 -4.7086 -6.5327 -7.6979 1.8922 -0.3173 -4.1142 2.8412 -1.2597 4.8973 -2.6324 -6.7604 2.5376 5.4405 3.2635 5.1335 4.0642 5.1003 -1.6986 -1.313 -1.3715 -3.854 -2.1868 5.1891 1.8258 -5.297 1.0116 4.1025 0.6725 -0.3184 2.2737 -6.1127 3.2033 -3.6664 1.4555 0.105 3.5416 3.9316 1.8452 -0.1174 1.6966 -6.0853 6.8936 1.0704 9.0571 -0.2684 2.9719 0.5517 10.1852 3.4427 -7.0919 -2.3347 5.0014 0.5652 5.4117 10.5984 -3.1977 -1.9132 0.2821 0.8844 -3.8522 4.7077 0.6601 2.5969 -0.8132 -2.1022 3.1486 2.4511 1.457 1.4246 -0.9601 -7.9518 0.5531 -1.3635 -1.0219 1.1891 -1.2513 -3.2196 0.2372 0.4651 2.8068 3.5319 -2.9924 -1.7961 4.9794 -3.0696 -6.0233 -1.0312 -0.3461 -0.1743 -7.2998 -0.3463 -1.1897 0.7516 1.4572 -4.9899 -1.1214 0.8474 2.1566 -0.3235 2.9174 -3.3311 0.906 -1.6 -1.4968 -0.3692 -1.2898 3.8845 -3.9745 -1.3357 2.4252 -1.0133 -6.5363 -1.3714 -2.1763 2.8143 1.7667 0.9495 6.6597 1.882 -3.8388 5.6424 -2.2101 4.8038 -7.0483 2.8142 4.4656 0.9884 6.7 -3.1223 -1.442 -10.0101 -3.2622 -6.9793 2.5111 -2.0514 -4.3217 0.2494 -0.6287 -2.2492 -5.6855 0.1854 -2.09 0.0826 3.2782 -1.8332 -6.4762 -0.7398 -0.7153 -0.9881 -2.1864 5.2157 1.2412 0.4905 -0.1335 -4.4857 -2.2743 -0.6286 -1.3923 2.6607 -3.8071 -2.3844 -3.4471 4.1394 7.9707 0.1087 2.5162 -0.9837 -4.6214 0.9572 -2.2417 4.3487 2.1973 -0.6481 2.7754 -2.4852 0.1 4.3043 -0.5932 7.1291 10.1879 -0.1982 -1.6526 -1.3736 0.0619 -3.6435 -2.4341 2.8472 -2.5927 -4.5674 2.9515 2.1221 -1.6613 -0.822 5.9904 -0.3211 -4.8755 4.9864 5.2418 -2.3969 -0.4811 -8.6819 -0.1071 -2.2491 -0.9408 -1.6108 2.5963 -2.4651 4.4609 -2.1173 -0.0533 -2.6367 -10.1331 0.2934 4.4053 -0.2655 -4.2941 -10.2121 5.4864 -1.2703 -5.0797 1.5844 -3.4053 1.8735 -1.1912 -6.9784 2.5148 -2.9647 -2.6398 5.1211 -6.4815 0.7454 3.8758 7.2333 -1.8572 0.2323 -1.8372 -1.6673 5.0244 7.5138 -4.2063 4.576 1.3204 2.0473 0.2433 3.3853 4.2523 -3.0912 2.7033 -3.9219 -3.5571 -0.3302 -6.7788 -0.4555 -2.9259 -8.796 0.3112 -1.214 7.1302 -1.9002 1.3769 -1.8243 -0.3778 -5.6308 -2.1737 3.2458 4.4187 2.2805 1.1157 -2.4112 3.1985 -5.9816 -1.9042 -0.9477 8.581 2.7497 -1.1809 0.5652 -0.8922 -1.8951 2.9729 1.1393 4.8585 -2.9453 -0.597 -4.2364 1.3802 -4.9493 -4.6428 -3.0426 0.5036 -1.8942 3.3841 -2.509 -5.7347 1.0106 -2.3407 6.5573 -3.0372 -2.7938 3.5624 4.7237 1.6593 2.6426 -5.8957 -1.0318 -0.7329 5.1684 -5.3226 -6.6321 -4.0364 -0.1115 -6.1472 -5.0584 -6.2353 2.2756 2.6384 -3.691 5.2431 1.7458 -0.3902 -0.9175 -2.5838 -2.8889 1.0819 -4.4681 0.0087 -0.4084 -1.6475 -8.9603 1.0131 1.1384 -0.362 -3.3934 0.0779 -2.7971 0.6387 -0.0176 -0.9676 5.1437 -0.6443 -4.012 -4.5372 0.1799 2.4466 -2.2311 -0.3119 -5.3059 2.154 0.3125 -6.5898 -0.9541 -1.0511 -0.9796 2.4628 -4.7766 -3.5528 2.1752 -2.6293 0.4019 -3.9801 0.7541 0.9423 -4.0345 6.9417 3.5201 -1.0802 -4.908 -1.3197 3.1585 -5.7563 -5.9534 -2.734 -4.0712 1.5613 3.3898 0.7814 -2.9732 3.5294 -7.5968 -3.7971 1.7668 -0.0028 7.8045 3.7881 -3.2381 -6.8986 -1.2328 -3.1771 -0.2085 1.7114 1.1352 -0.5284 3.098 -3.0192 2.2517 2.2007 7.3147 3.7013 -3.6528 -0.9178 -4.0917 -3.6128 -3.1021 -2.01 5.0858 -6.3174 -7.32 4.6565 -4.3041 3.4017 0.3019 4.4656 -4.8103 3.0481 -0.8986 -6.0975 -0.8917 -2.0788 2.8306 2.1251 -4.7394 -0.0214 0.4678 -0.0238 0.7579</text:p>
          </table:table-cell>
        </table:table-row>
        <table:table-row table:style-name="ro1">
          <table:table-cell office:value-type="string" calcext:value-type="string">
            <text:p>A500</text:p>
          </table:table-cell>
          <table:table-cell office:value-type="string" calcext:value-type="string">
            <text:p>4.1047 -5.5291 7.7547 0.921 -1.8355 -2.5915 4.5697 -3.7476 1.441 -5.1796 -0.2641 3.67 6.7709 4.0979 -6.9663 1.3629 -3.0081 -5.1766 -5.0545 1.2026 1.776 -4.2397 0.4128 4.6236 7.2973 3.3928 4.1335 1.9616 6.8793 1.2117 0.3249 0.2885 -2.7329 -0.2067 -1.2035 2.2472 -6.8705 -2.7926 -0.1813 5.3927 1.7365 3.7097 8.8946 -1.0874 1.2591 -1.3726 3.3129 -1.4812 6.402 -1.2749 3.2234 -2.105 0.6201 5.6662 1.5984 -4.4263 -1.42 -0.2284 -0.2997 2.0116 3.0821 -7.533 3.4826 3.8972 2.1938 1.2194 -2.2403 6.5516 -1.0867 -2.393 4.7788 -1.6081 3.9332 -7.8932 -0.3872 -4.7421 -3.4742 -0.7929 6.0423 1.2435 -8.0677 -11.2521 -0.6142 2.3283 9.9497 5.6277 1.2791 0.6339 -4.0736 3.3189 2.2483 -3.7745 -5.4363 6.1486 -4.6692 -1.0328 7.7332 3.16 -4.924 8.3744 0.554 1.4946 -1.7003 -0.8144 -1.3318 -4.8798 3.8847 0.1928 1.913 8.3464 -1.4002 -1.1192 -3.6026 1.7659 -1.146 2.9421 0.5607 -6.1182 0.0644 -1.341 0.1757 6.4894 2.2096 -3.6493 3.0143 4.0764 -2.8608 6.8191 -4.9822 2.3218 3.0937 6.7317 -3.6077 4.8209 -4.919 -2.0014 3.39 -0.7365 -2.3948 -6.6399 -1.2109 -7.2846 -0.1669 2.2445 8.5095 0.7457 -0.6857 0.0418 -1.5967 -7.711 -3.1965 -2.2392 -6.2414 -7.0484 -3.3301 3.3502 -4.0859 1.6166 0.7959 -3.4294 -0.8895 -1.8815 3.5942 3.3677 -1.8843 2.9208 6.0857 3.8999 -1.689 1.4596 7.5342 -7.404 -3.9301 -0.7522 2.8328 -2.7069 -6.2193 -7.7557 -3.8065 -2.5157 -4.4977 1.5768 5.7784 1.1066 3.194 5.0686 2.5419 -3.8511 2.3724 -1.5886 3.0033 0.0817 -4.5995 -0.2864 -7.0479 -0.435 3.9592 6.447 -1.1492 0.4143 -9.2425 1.5594 -3.4983 -0.9617 -1.9701 -2.9158 -4.8092 -1.9244 5.0101 -5.2961 -8.5738 -2.3844 -3.2555 -3.3577 -0.5291 -0.8371 -1.9318 0.5508 -6.4316 -4.1131 -2.5403 -1.8964 -0.3541 -1.3904 5.9807 0.0779 4.8185 4.9718 -7.4979 -0.8385 0.6393 5.2317 4.3138 3.315 2.2581 -1.2464 4.2313 -1.4092 -2.212 -0.8653 -6.2345 -3.9215 -2.3143 8.3136 7.6545 10.3951 2.6917 -6.6273 -8.6187 -1.8279 4.6827 -2.4587 -4.1262 -1.6688 4.814 2.4331 -1.4952 -0.929 -4.4146 0.696 -0.764 -3.4061 -4.7701 -1.7006 3.7454 2.236 -1.2985 5.7101 4.9 -1.0592 -3.5257 2.9136 -6.2553 5.3142 -0.2381 2.5539 -1.1097 0.5257 -7.7215 1.2636 0.3799 0.7271 8.7079 6.3793 5.452 1.6594 -5.0075 0.1557 2.7071 -0.8361 -3.23 1.9288 -3.1012 -1.0555 -0.3404 -0.8123 2.1756 -1.7742 -0.6355 -1.344 -1.3364 6.3686 -2.6766 -3.7143 -6.2622 -0.8105 4.455 -4.0005 3.5959 1.4909 -0.9217 -2.6376 5.5606 -5.3025 -7.9719 0.7862 -0.9955 4.2706 -2.1686 2.939 0.6047 4.8039 -2.573 -0.5728 -2.2325 1.7374 -1.0568 -2.9109 -0.6784 2.2873 -1.394 -5.5924 6.9498 -2.6086 5.828 -3.4604 3.0898 -6.6131 -2.65 5.1418 4.7484 -2.2831 2.4848 6.6436 7.5299 -7.341 2.062 -0.8111 -0.7875 2.2489 9.3145 -3.8493 3.9132 -5.522 -0.5114 -1.2782 0.2769 7.3877 -1.2781 -1.3205 9.7189 0.2955 1.693 3.644 -6.2505 3.718 -0.7002 3.5417 -4.1754 3.9426 -6.9547 1.5305 -7.0118 -3.4074 3.0243 5.4887 0.7171 2.0127 -5.9805 3.0529 6.3746 -5.8315 -6.1693 2.879 -3.8714 1.9185 1.6381 1.4238 -3.8662 -1.4753 -3.6961 -3.3894 0.0664 2.0225 2.9037 6.1371 -5.6229 -5.9427 0.0327 3.5831 3.7187 -4.1434 4.8267 -3.3338 2.4527 -1.2925 5.2826 2.4699 4.311 -4.3915 -0.8202 -0.7457 3.5301 0.9108 1.6611 2.0805 3.043 3.4726 3.3061 -3.2914 -3.9403 1.3134 5.0801 -2.4157 2.9529 -5.6279 -3.5186 2.191 0.2537 -1.9052 3.2539 9.5181 0.7207 -1.8153 1.4649 4.9968 -0.8391 -1.2224 0.436 1.2343 0.118 4.0828 -1.3956 1.313 6.9611 -2.0508 -4.889 -0.9723 -3.3702 2.451 -8.0318 -1.9992 5.6633 2.386 3.4706 -0.745 -1.8799 -3.94 -4.385 4.3016 0.4253 2.5789 1.7269 -6.6243 0.0212 6.1702 2.8458 -0.0545 -5.994 -1.6143 6.5024 -0.3546 1.154 -0.8153 -2.0102 3.0944 3.1977 4.5817 3.2351 3.2162 3.1861 5.3982 4.2069 0.0298 3.3461 -0.935 -0.0721 3.3214 0.7113 8.4565 -3.144 -1.2085 -4.1661 -6.4892 -3.5124 -2.217 4.0814 -1.7396 -3.741 0.158 3.7231 -3.7671 6.7801 -1.2602 8.4486 -2.4123 -9.3345 -3.7312 -1.9141 -0.7486 -0.1846 1.0775 -9.1734 -0.1273 5.1764 4.3915 -4.5999 -4.34 -4.2672 -7.2177 -2.151 1.5683 -2.7216 -2.1877 -4.5398 -3.7893 1.0183 0.2726 -2.4144 0.1862 -5.6093 2.0999 -8.4364 -4.2966 3.5141 -6.5172 0.5756 -2.1589 -2.1638 1.9714 -0.8745 0.3102 -2.8263 0.1511 -7.4754 1.3412 -4.5071 -1.2919 -2.9336 -5.0011 -2.3691 0.5344 4.1226 2.1076 0.3215 0.7936 -1.3989 -8.2932 3.7071 -4.8657 2.2762 -4.3457 -4.3871 5.5471 -1.3561 4.8192 1.3155 -0.6175 -2.1392 0.3225 -4.2571 -0.0408 -5.6971 8.7115 2.0937 -3.0323 5.3748 0.1313 -3.6365 5.7013 3.3059 2.5839 3.194 -4.9577 -1.6421 -4.4314 2.3409 2.7958 1.8108 -3.0155 2.4372 -1.9973 3.6687 1.6158 -2.6066 -0.6993 0.2331 4.0771 -1.31 -1.7956 11.1139 2.6698 -4.3639 5.0257 1.3632 2.0256 -4.4838 -2.7112 1.5531 0.6587 3.0089 1.7867 -0.4739 -1.5859 -1.2464 1.149 2.3751 -4.3568 3.404 -3.1039 5.2672 3.2525 -4.2933 0.5244 2.2348 -6.5692 2.2739 0.403 2.5368 -1.6483 5.9372 1.156 2.8747 0.4902 0.6768 6.6363 -4.1683 -2.9331 -4.0202 3.8301 2.9429 -2.0509 1.1628 2.8469 0.4347 -2.6165 1.6828 1.2422 -1.6949 -0.1148 10.0196 -2.4693 -4.8462 0.2613 3.7653 -0.7662 0.6392 2.2605 2.9503 1.5054 4.6559 -2.5094 0.6322 2.7315 -1.2873 -3.2479 -3.4 -0.6209 3.655 -3.7477 5.543 1.2356 -3.4214 0.0418 1.6989 5.1323 -1.8683 2.0113 1.9799 3.9178 6.5735 5.4859 -1.5874 2.9482 -5.5502 2.8192 -3.5471 1.8111 -0.9736 -2.8304 -2.8662 -4.5938 -3.2309 -1.6442 -1.2554 -0.6391 0.6929 6.3993 3.6287 -1.4095 -5.2265 1.3835 -1.9584 7.5449 -4.7085 2.1089 5.8823 -1.4691 1.7486 1.6414 6.0821 -0.2992 -5.6718 -6.2005 4.6614 -0.4074 1.6264 -1.8027 -4.1343 -3.6051 6.7965 3.4387 -2.4481 -1.2925 -0.4626 5.643 -0.1262 2.8534 1.5975 2.3097 4.1622 -3.6055 0.1595 -0.2814 3.721 4.8326 -9.555 -3.7017 -4.3811 0.1057 2.2091 -0.7719 4.3779 -8.2928 1.6867 -2.3852 7.5925 0.7764 -1.7799 6.734 3.6408 4.998 3.4879 6.3892 2.2971 0.4035 -2.2069 0.2256 2.6035 -4.1377 -7.6717 -2.5038 -1.6568 -2.1432 -2.5806 1.8128 -2.1605 3.7827 5.827 -0.7741 -1.9933 -1.7996 -0.7367 -0.1789 -5.909 11.9034 -0.5861 5.0493 -3.5876 -2.5436 3.899 -4.1946 1.7775 -0.6994 0.027 3.8749 -0.1349 0.2956 3.9137 3.0648 7.9261 -4.8202 -3.3264 -3.8165 4.5621 3.9569 0.7033 3.3967 5.5559 1.0636 5.4477 -4.3533 0.0137 -0.5395 1.5769 -4.5521 -0.1538 -2.1447 -0.5925 3.1437 1.1585 0.9094 -4.4651 -0.2058 -1.4289 1.7211 -6.1227 -1.6861 0.9783 -4.6527 -0.7205 9.197 4.4782 3.1531 1.06 -3.1721 -1.1326 7.4548 0.7242 -4.5566 -3.7314 5.8448 -0.8326 4.0305 0.36 -3.5996 5.0159 -7.5379 4.4705 0.0019 -0.1229 -2.8146 -1.6673 -0.9258 -1.0279 3.4594 0.2824 0.4768 -5.9411 2.1398 -4.3825 -1.7453 -3.7426 -2.4294 -2.8156 0.8113 -1.6406 3.422 1.2169 4.0076 3.0611 -4.8241 0.7715 -0.523 -8.2093 0.0832 -4.5276 -0.3214 3.4917 -1.4042 -0.9987 0.4529 2.6018 1.0265 -3.341 0.8514 1.7499 5.9612 2.185 3.5289 3.2564 3.8885 2.5663 -3.2361 -4.4745 1.3406 2.3403 1.509 3.9914 -4.7952 0.8449 -0.7611 -3.9171 -0.8453 5.6715 2.7885 -4.3901 0.8419 0.9804 0.3969 3.4226 -0.2007 -0.7287 -1.7967 -6.5603 0.2902 8.4367 1.1105 4.9474 -2.4372 5.6171 4.4447 -5.918 0.3857 -1.021 -0.7918 -5.6394 0.5393 4.5993 -1.5077 5.2313 1.3185 -2.2648 -3.2923 -3.568 -2.8144 1.4443 3.2969 -2.2908 1.4518 -2.4761 -5.3055 -7.3122 0.2858 3.3814 -5.7367 -2.1981 1.5811 2.8833 2.2597 4.2792 -3.9216 -2.7048 -0.5894 -3.0168 -7.189 -0.9557 8.7243 0.3533 -6.3799 3.3245 0.4448 5.189 -6.4357 -0.0163 3.8782 -3.743 -2.1587 0.6467 -0.2446 0.1237 1.8125 5.9315 2.4865 -0.3745 -3.76 -1.4513 -0.5052 0.3885 2.8192 -3.8225 5.6855 7.9299 0.117 -0.2946 -6.5771 1.4064 -0.5785 -1.9165 -2.5555 1.6274 -1.5313 -2.0912 -0.3002 -4.1563 -0.3669 5.6568 2.3419 -1.1641 0.3074 -6.2925 -1.9823 3.3017 -1.0944 0.5179 -5.0212 3.8082 -5.6026 1.8856 -7.3951 -1.8886 -2.3065 3.054 -0.4052 -5.2705 -3.1066 -3.1681 -2.6184 -1.2467 0.3156 3.834 -0.52 -2.8615 -0.0157 2.3378 6.3535 -1.9993 5.7096 -0.5069 -4.8825 0.839 7.2356 3.0876 -1.6615 2.9182 -10.0225 7.5891 -1.8434 0.1302 -4.3858 0.6097 -6.2752 2.9937 -2.2485 -2.3387 2.7521 -5.7008 5.4196 2.6978 1.4269 -1.9245 5.7316 1.525 1.9195 -5.2917 1.3941 -3.128 -3.0519 -0.7142 -1.7041 -4.8174 -7.9946 3.8132 -3.5317 1.295 2.8133 2.7384 4.5655 1.9297 -0.4084 -1.4859 -8.1998 4.7497 -2.7893 -4.832 5.1894 -2.2301 -0.5871 5.2156 -3.9167 -4.2344 -4.0886 1.81 -5.6491 -3.1508 -7.452 -4.1377 -3.8104 1.7966 0.532 3.0673 -7.0406 1.7332 3.5861 1.5097 -10.5874 6.1174 4.8584 -6.9604 -8.5004 -5.0913 5.5554 3.8392 2.2273 -7.6554 0.3476 -3.0077 -1.918 -6.2868 1.2062 0.4327 3.8074 -1.3829 -2.3906 -5.1116 -0.5655 -1.876 5.1333 -4.8998 2.256 1.5716 -0.2953 6.0489 6.8901 0.9996 2.9888 -2.3987 -2.7572 0.8039 1.4833 2.2214 -4.4642 7.2158 -5.2081 0.9524 0.1797 -2.7411 -2.942 -4.0176 0.5855 1.433 0.8328 2.2976 2.4449 1.2105 2.9249 -2.1202 4.1222 3.2729 -5.5986 -2.0196 -8.6671 -2.9841 -1.2021 -2.1744 -5.7991 1.471 -1.4868 0.8418 4.9762 -0.0978 1.2104 4.9268 -4.1288 5.55 -1.1202 0.2808 0.5242 -5.4673 2.5573 1.654 1.261 -5.6434 -5.7902 0.1427 1.9844 4.3299 5.5607 0.5812 3.3685 0.1503 -0.0575 3.867 -7.0191 3.8569 8.14 -2.7573 3.0533 -3.1438 -1.1717 -0.3733 -5.6695 -0.4814 11.7678 -4.4633 -1.0564 -3.7899 2.3954 -1.0348 -1.3544 3.6545 -1.5318 -3.8484 -7.9642 1.2218 1.5805 9.5632 0.3697 1.569 -0.5019 3.4809 0.1912 -0.3556 -7.2014 -0.6333 -1.5852 9.1675 -2.3208 1.923 3.2778 -0.0044 2.6325 4.1754 -0.9481 0.0468 -6.7036 5.9807 3.7208 2.8383 1.7982 -1.5693 11.0473 -7.3132 3.9722 0.3902 0.5248 -1.0675 0.2325 -2.7396 -1.9136 -1.952 -2.3806 -8.2316 4.8323 -6.324 -3.6106 -4.9288 0.7455 0.0283 -0.1888 3.8767 -5.0722 5.9118 3.2644 2.7919 1.8374 -5.3629 5.1343 -2.1267 -0.2676 -0.2346 0.014 -1.9094 -1.4544 2.5734 -4.6597 0.0729 -1.1673 -0.2532 -11.2668 8.0056 -0.591 -0.2675 0.9508 -0.3105 3.1816 -2.2675 3.4071 5.0711 1.4785 -2.4646 2.615 -2.159 0.1238 0.4484 5.9319 -1.7651 0.8333 -0.2113 4.8607 2.9379 0.1052 0.7281 -2.6987 -4.7576 -1.0541 -1.0787 -3.3576 -0.9202 -0.0582 -0.9269 2.9525 -3.2836 -2.9898 -5.3459 -8.0529 0.6378 1.2071 -0.7796 -5.6114 -3.7824 0.3598 0.2263 0.712 -2.1809 2.7718 1.7055 -1.9769 -1.746 2.3523 -1.3712 -2.8058 -1.4362 -1.329 -4.5908 4.5289 -0.137 4.5801 -4.9688 0.684 -5.2323 3.4111 0.4631 -1.78 -1.1247 -2.1998 2.9007 0.2162 4.8712 1.0208 -7.1605 0.7691 0.9845 -3.839 -1.9678 0.6345 -4.705 8.0525 -0.168 -5.6757 -0.2419 -2.5996 0.4723 4.857 2.4356 1.1487 -5.7695 -1.5793 -4.612 1.08 -5.4047 -0.9044 -2.5594 -5.39 6.6346 -0.1622 -2.5196 1.0695 -5.1214 -0.5657 -0.0211 -0.6641 2.0192 2.249 7.0209 6.3135 -1.2484 2.9062 0.5553 -1.8387 -3.0661 -6.2662 0.1337 6.7127 -6.7354 -0.3803 -4.9672 4.7075 2.9517 -3.8255 -2.6791 -7.3133 7.5346 -3.4972 5.4362 0.2006 1.5795 0.6373 -2.0018 -2.5947 4.3044 -0.7771 6.084 -3.6158 2.7013 5.6726 -4.8814 1.5469 -4.1119 -4.3054 -0.605 3.6611 6.5589 -5.0468 -1.0019 -4.4055 2.3196 0.3524 -1.4603 2.6607 5.8907 -6.3971 -0.139 0.4879 -1.7298 1.6518 -0.1752 -0.3756 -1.9791 3.3795 -1.87 3.2673 -0.0898 -1.2798 1.9836 -3.4037 -6.3526 -4.93 2.7895 -4.3569 -1.1832 -2.0709 4.7632 0.8533 -1.2418 4.4391 2.0502 4.6265 -3.0936 1.3033 9.0123 -6.7014 4.967 0.0088 -1.5995 3.4297 1.6843 -2.5178 -2.7812 0.2337 7.3915 5.1726 2.9589 -0.4337 1.0651 5.8327 0.5421 2.3012 -2.58 -0.4388 -0.915 2.4144 2.6062 1.0797 1.193 3.3177 6.2052 -1.4104 -1.2798 -4.6861 1.9444 -6.0216 -0.7892 -3.2941 -2.2934 2.8204 5.7478 -8.1762 -1.3545 -6.7754 2.0473 -3.3908 0.5377 0.5545 -2.4382 3.1474 -3.3327 2.5635 7.1312 0.4874 2.3807 -1.5683 2.4566 -0.4914 5.163 -5.2873 1.2379 0.4644 3.4659 0.6354 -0.552 -0.6312 -3.5947 -5.2822 1.6726 0.0074 0.5972 2.0874 2.6324 -3.2656 2.1993 0.7453 -0.4366 1.1637 6.3152 2.9667 -1.658 1.7166 -8.4972 -1.158 7.995 4.4113 2.6173 -1.9054 2.6954 -1.8789 0.0932 2.4896 -1.4053 -3.3633 -0.8448 -0.4295 5.6505 -2.8301 -1.3509 -4.8597 1.9965 -4.4031 7.6528 -10.0955 -0.1282 -0.3074 0.0231 -0.9927 5.7086 -3.175 2.6962 -4.8379 4.0021 2.0436 -1.9695 1.3418 -4.1967 -6.0436 -0.8931 -2.5278 0.0992 -3.4028 -3.1519 1.6068 4.2626 -0.357 0.2371 -4.6203 3.9444 0.7367 -4.2371 6.1292 7.0318 -6.5323 -4.0782 -2.9836 0.0268 7.4916 1.998 -0.0896 0.6856 -4.7266 1.0854 -1.6256 2.8203 -2.0361 4.421 5.2489 4.5717 1.0694 -0.1313 1.9688 -0.7172 -1.5002 5.8716 -0.7717 -5.6342 -5.6471 -6.392 0.2473 -1.0608 -3.3937 1.4624 -0.0483 5.2934 -2.628 -6.9702 2.9999 5.8123 3.1857 5.9591 0.8328 6.0896 -1.7061 1.6925 -2.1367 -2.5686 -2.3808 5.7531 1.2204 -4.9147 1.3076 3.82 2.1234 2.4499 2.3428 -7.5419 3.8379 -2.5385 0.4019 0.6182 3.9062 3.4319 1.4018 -2.6836 2.1979 -6.5776 7.3156 0.9901 8.7743 -1.4327 3.5045 0.704 10.3433 3.4827 -6.2357 -1.1465 5.1495 -0.1911 4.2463 10.7111 -1.2001 -2.822 1.906 0.2606 -4.9901 4.741 1.2673 1.422 -1.0445 -0.7253 2.1244 0.8565 0.0906 -0.8552 0.3147 -8.0564 2.8331 -0.7244 -1.7848 1.6625 -0.3156 -4.387 1.7717 0.8377 1.4307 3.2152 -3.3693 -4.5148 5.5268 -3.5164 -6.2477 -1.6019 -0.5213 -1.0696 -7.9784 -0.6101 -1.4391 1.2883 1.4027 -4.0904 -1.0838 0.2923 2.4058 -0.1984 2.6073 -3.0077 0.5124 -0.2357 -0.6501 -1.7369 1.2509 4.0391 -4.2653 -2.0629 1.1768 -0.7241 -8.8705 -0.8786 -0.5098 1.6998 2.5705 2.3268 7.8805 1.55 -4.4235 3.5226 -2.6698 2.6706 -6.533 3.5699 6.7266 0.2201 6.2818 -5.112 -2.2171 -10.6929 -3.8657 -6.9988 2.4763 -2.5797 -5.3721 0.2472 -0.676 -1.5218 -4.7738 -1.3883 -2.8115 0.5715 0.6991 -1.576 -7.2133 0.07 0.2973 0.816 -1.5084 5.4405 1.489 0.634 -0.6249 -3.1787 -0.6943 -2.2999 -2.7602 1.8463 -2.162 -3.8653 -3.5565 3.0979 8.045 0.0043 1.4082 -0.7635 -3.427 2.9531 -2.5737 6.3673 0.9306 -1.9503 1.4876 -2.0997 -1.9586 4.9791 -1.185 7.7056 11.4271 -1.6933 -1.4686 -2.875 0.7986 -2.6576 -0.6523 4.6592 -2.2252 -6.4358 0.9336 3.3874 -2.4895 -0.062 7.5061 -0.3445 -5.496 5.1689 6.0805 -3.5393 0.9225 -8.5142 1.3272 -5.3321 1.412 -1.3504 0.3277 -2.2617 4.36 -5.1106 1.0892 -1.5541 -8.9131 1.2528 6.462 -0.6371 -4.3479 -8.3835 3.951 0.5845 -6.1551 1.5861 -3.0633 4.0257 -0.5003 -8.7866 2.1033 -3.2279 -1.7139 5.2419 -4.7783 -0.4312 3.0893 5.4386 -0.5055 -1.1341 -2.1311 -3.9398 4.3431 8.0505 -4.6009 2.5544 1.8996 3.1814 0.6413 2.9334 2.8822 -1.727 3.0249 -4.3609 -3.845 -0.5932 -7.7627 1.1426 -3.6633 -10.9957 -0.157 -2.4635 9.2309 -2.423 1.9495 -1.7827 2.035 -6.28 0.2408 5.0872 4.9837 1.892 1.1948 -2.3844 2.3785 -7.6417 -0.4161 -0.6147 8.8162 3.6067 -0.1256 1.3184 -1.5765 -0.6808 1.5912 0.8832 4.2743 -1.9199 -0.8063 -5.9723 -0.5017 -4.0745 -5.5434 -3.1104 0.5925 -2.9955 5.1666 -4.9762 -4.0098 -1.0483 -2.7829 6.5892 -4.0059 -1.9736 5.1564 3.1941 1.7968 3.2681 -6.201 -2.5721 -0.4148 6.8426 -6.6551 -4.5619 -2.9294 -1.8534 -4.6818 -6.4915 -5.7459 3.3696 2.3555 -3.4367 5.3839 2.4225 0.0017 0.8379 -2.7362 -3.1382 0.713 -1.4236 2.0049 0.2941 -1.0727 -8.4106 1.6909 0.5682 -1.0803 -3.3503 1.0288 -3.9777 2.0806 1.0007 -0.3214 8.0262 -0.6362 -4.2121 -6.3797 -1.6755 2.1559 -1.5609 -0.0301 -5.3143 0.9084 -1.8813 -6.074 -1.0979 -1.5018 -0.4161 0.4505 -4.9405 -3.6999 3.7842 -1.2308 0.8995 -3.8441 0.2238 0.5854 -4.7407 7.6929 4.1415 -1.6757 -5.2501 -1.7223 2.6392 -7.9191 -5.7817 -3.1477 -4.3613 2.7075 4.7279 3.1899 -3.7093 4.4397 -9.0539 -3.7585 2.6916 0.3251 8.4688 2.2413 -4.6277 -5.7334 -1.0237 -3.2554 -0.3598 0.2936 0.8093 -1.8165 2.4091 -0.8499 0.8673 2.4257 8.0409 4.8783 -3.5781 0.9088 -6.5207 -3.4606 -2.8212 -0.8208 3.016 -7.3289 -7.0972 5.3438 -5.4786 2.8482 -1.5336 4.8579 -4.7268 2.0368 -0.998 -8.0232 -0.9137 -2.4075 5.0555 1.1276 -1.4514 -2.2423 1.6242 -1.0719 0.1424</text:p>
          </table:table-cell>
        </table:table-row>
        <table:table-row table:style-name="ro1">
          <table:table-cell office:value-type="string" calcext:value-type="string">
            <text:p>A600</text:p>
          </table:table-cell>
          <table:table-cell office:value-type="string" calcext:value-type="string">
            <text:p>4.3532 -5.598 6.754 1.7084 -1.3595 -1.7033 5.515 -3.5604 3.3479 -6.1199 0.2555 3.5232 6.1623 4.3481 -6.3971 0.6808 -3.7459 -4.9442 -6.6472 0.3638 -0.0515 -2.833 -0.0519 6.7599 7.1192 3.2412 4.2873 1.2614 8.0564 -0.0564 0.1639 1.485 -3.2759 -0.8623 -1.9342 3.3947 -7.3482 -3.2919 -1.1679 5.5871 2.0636 2.9994 11.323 -1.1437 0.8088 -0.7559 2.1519 -0.8433 6.361 -1.7721 3.6678 -3.2474 1.4891 7.4134 0.2191 -5.1013 -1.51 -0.7688 1.0705 0.6969 3.3983 -6.1646 2.0796 3.0335 1.7508 1.2598 -4.0457 6.683 -3.4179 -1.4904 3.7404 -1.4438 2.9307 -7.153 0.5692 -4.6109 -3.3982 -0.1322 6.6909 0.8725 -8.0851 -13.4937 0.1236 1.7564 10.2962 5.0154 2.0319 0.2244 -4.1893 3.3602 1.283 -3.8397 -5.1218 5.649 -4.4543 -2.1836 8.0542 3.769 -4.3 8.3914 1.3154 1.2934 -2.0696 0.4381 -0.2802 -3.7934 4.8218 0.9233 1.9007 10.6098 -3.1766 1.1472 -2.5106 0.0497 -0.3414 3.2472 0.3412 -5.5551 1.1153 -1.5514 1.0198 5.9073 3.0378 -6.0195 2.2771 3.9191 -1.8893 6.9125 -4.9597 2.3982 2.7087 7.3001 -4.6577 4.5929 -5.2885 -2.201 2.4323 -1.9762 -3.502 -7.8749 -0.8532 -7.5214 -0.021 1.64 8.799 0.5996 0.7545 0.4346 -0.9599 -7.4787 -1.3695 -2.8878 -5.5334 -6.6644 -4.9305 4.4005 -4.1032 -0.0001 0.9958 -3.2488 0.5687 -1.1669 3.7289 3.2153 -3.4783 3.2426 7.2445 4.7626 -1.9769 2.1231 7.4489 -6.3372 -2.8026 -0.9228 2.6155 -1.2898 -7.1436 -9.1215 -3.6875 -2.3302 -4.8184 1.9616 5.5815 -1.3994 3.8723 5.4621 2.02 -4.6017 3.1419 -0.4831 1.4853 0.956 -3.3695 -0.5129 -9.1487 -0.1936 3.9594 5.8355 -2.4597 1.0007 -8.5961 0.9286 -5.0765 -1.0346 -1.2056 -3.1984 -4.5541 -2.5165 5.4116 -5.7077 -8.7233 -1.1676 -3.0404 -2.409 -2.3484 -0.5819 -2.6713 0.6178 -4.6281 -4.1016 -2.9396 -3.4542 0.1771 0.3412 6.6215 -0.5478 5.509 4.7174 -6.9728 -0.3767 -0.1235 6.7409 3.3748 4.4529 2.2616 -3.0588 4.4223 -0.7458 -1.7974 -0.006 -6.8483 -2.8418 -1.9116 8.1526 7.389 10.4952 3.4622 -6.8944 -10.3379 -1.0319 5.2829 -1.4807 -3.7386 -1.4272 5.5733 1.8533 -2.8631 -1.0279 -3.1888 1.0718 -0.597 -3.2263 -4.5514 -0.1718 3.1211 1.6183 -2.4319 5.8919 6.3798 0.4278 -3.6055 3.1477 -5.4387 2.6618 -1.4144 2.2453 -0.7992 1.5112 -7.8723 1.2871 -0.5519 1.7775 9.1331 8.793 6.4906 -0.4384 -4.2704 0.862 2.3756 -0.1492 -2.5046 0.4994 -3.4832 -1.0282 -0.2067 -0.4405 1.6714 -0.8154 -1.7796 -1.48 -0.202 6.1263 -3.2024 -5.6582 -5.055 -0.2843 4.1044 -3.9291 4.2223 1.1396 -1.4326 -2.7934 5.0867 -6.0098 -8.538 0.6208 -0.1483 4.9017 -1.1644 2.0105 -0.948 5.3226 -2.2547 -0.2345 -1.7317 1.6707 -2.1695 -1.2161 0.3849 1.2789 -1.4727 -6.025 4.8314 -1.743 5.535 -2.8599 3.1896 -7.0706 -3.3589 4.7562 5.2359 -0.8959 1.8046 7.3814 8.5194 -6.5151 3.8058 -2.0825 -1.7665 1.5911 9.4832 -4.1633 4.2388 -5.9395 -0.8039 -1.5402 0.067 7.8078 -1.2228 -2.491 9.7829 0.8195 3.1973 3.2605 -5.6523 4.502 -2.0141 4.7531 -3.9641 4.301 -6.2355 2.9414 -7.9452 -2.894 3.1916 5.2507 -0.0893 0.8459 -7.502 1.0331 6.6719 -4.9903 -5.8015 2.8294 -2.8838 2.0361 0.6035 0.5311 -2.1027 -1.5889 -2.5151 -4.0342 0.1052 2.1583 4.0071 4.9367 -5.2556 -5.0232 -0.9819 4.143 3.1634 -3.9309 4.6844 -4.62 4.1205 -1.944 5.3222 2.8033 3.2685 -5.2051 -0.0497 -1.7707 3.6877 -0.6131 0.9619 2.4248 2.6372 3.0097 5.4412 -1.8123 -2.2849 0.4497 5.8557 -2.3577 3.7906 -5.2676 -3.3479 3.0307 -0.1448 -0.2108 1.9941 11.1452 0.7469 -3.2221 0.814 3.8371 -1.2237 -0.9156 0.6764 1.3453 0.2079 3.118 -1.171 0.552 6.3862 -3.1304 -3.0559 -1.6775 -3.1412 1.2493 -7.238 -2.4858 4.5846 3.2657 4.0394 -0.0025 -1.7609 -3.1807 -4.0996 5.291 -0.2193 2.8969 1.2004 -7.4642 0.6315 6.4894 3.9401 -0.5404 -5.3266 -1.2624 6.685 -0.2665 1.8651 -0.1974 -2.5994 3.5511 4.2524 5.3162 2.4179 3.4294 2.9904 5.0636 3.3196 -1.3841 2.6968 -1.1299 1.1335 2.5768 1.4012 7.3689 -4.0298 -1.8506 -3.8927 -8.2631 -4.4467 -3.7142 5.4135 -0.2589 -4.1748 -1.2615 2.7027 -4.6671 9.1177 -1.8037 8.8677 -2.5917 -10.4257 -3.8913 -2.3187 -3.1096 -0.3574 1.7436 -8.1467 -0.58 6.2362 3.2204 -4.1718 -4.3256 -5.1515 -6.4891 -1.6069 4.0236 -3.9739 -1.4958 -3.4308 -3.5975 1.6949 0.5785 -2.7635 -0.0551 -5.0713 1.3327 -8.7593 -5.9601 2.5653 -6.8272 -0.2754 -1.8961 -3.2844 1.8604 -0.9434 0.2626 -2.0907 0.3641 -6.7036 1.8789 -3.482 -0.9888 -1.568 -6.4613 -2.5461 0.0449 4.5734 1.5354 1.0557 -0.1501 -1.8427 -8.7793 5.388 -5.55 1.9552 -4.5778 -3.9 5.0195 -0.5206 3.9852 1.4969 -2.0 -1.3149 0.2056 -3.9232 -0.5863 -6.0921 8.4988 1.4745 -4.3912 6.195 1.3084 -3.7732 6.7184 4.0607 3.9726 3.4739 -7.4622 -0.4183 -2.4577 2.8458 2.3029 0.7092 -3.4818 1.5549 -2.1805 7.0641 0.7165 -1.4571 -1.5826 1.0313 4.6658 -0.6521 -2.4671 11.2502 1.4763 -5.6192 5.0915 1.8293 3.166 -4.0104 -1.5161 3.2018 0.1974 3.9187 3.2036 -0.5305 -1.1628 -0.1463 1.6479 4.2813 -4.7803 5.0138 -3.0948 5.3587 4.109 -5.2488 2.5663 1.088 -7.2847 0.8818 0.441 1.3655 -1.1287 4.6827 -0.4829 3.1344 -0.3168 1.7212 6.8672 -3.8968 -2.7244 -2.8213 3.1556 1.7635 -3.0634 1.002 2.3772 -0.5037 -2.7768 2.0028 1.9974 -3.0105 1.1312 10.3679 -2.3381 -5.3951 -1.3173 2.6412 0.3565 0.6132 3.0001 2.97 1.485 5.5354 -2.639 0.3158 3.8374 -1.5553 -3.1037 -3.4821 -0.0532 5.1505 -2.8752 4.5663 1.3535 -3.7268 0.5246 1.9134 5.4153 -1.1532 1.8813 1.8394 4.2697 8.0624 6.1024 -2.018 2.0696 -6.2961 4.0597 -2.0731 0.6745 -0.9633 -2.6303 -1.7121 -4.9994 -1.7528 -3.5283 -0.9651 -1.5961 -0.3207 6.7751 4.6264 -1.6696 -5.6084 0.0425 -1.1747 6.908 -4.6023 2.1807 5.3997 -1.8758 1.8337 0.2295 6.34 0.0929 -4.9906 -9.3819 2.9853 0.0224 0.9726 -1.5993 -2.7765 -5.2274 6.1135 3.1936 -1.0522 -1.4184 0.5206 5.4109 -1.1982 2.6072 1.7696 3.9414 3.8085 -3.987 0.3738 -0.6174 4.4396 4.7795 -8.8707 -3.8894 -3.7838 -0.0938 1.0131 -1.4537 3.8625 -8.5838 0.3017 -3.0678 6.1014 0.1324 -3.757 7.2925 4.0744 6.4607 3.087 6.136 2.1803 0.6708 -3.2945 0.853 2.496 -4.0288 -8.201 -3.2112 -1.607 -0.7241 -2.4223 2.5528 -4.0557 3.4953 5.4057 -0.4451 -0.3922 -2.5868 -1.2495 -0.1184 -6.7988 10.5889 -1.0553 3.7618 -3.5659 -5.0569 4.3208 -4.8499 2.6796 -1.5624 -0.8032 4.449 -0.6175 -0.1348 3.8624 3.8168 8.3404 -5.3548 -1.607 -3.4735 4.8398 3.9561 0.3965 2.0715 5.6665 -0.0533 3.1306 -3.7504 0.3746 -0.1206 2.2395 -6.1515 -0.5217 -2.4102 -0.3943 4.116 1.5972 0.1193 -3.9893 0.1324 -0.9096 0.659 -5.2714 -1.5705 0.7192 -3.4278 0.5419 9.0211 4.2507 4.069 2.1415 -4.3 -0.9759 7.8849 0.9819 -4.8866 -4.7935 5.3727 -1.215 2.4224 -0.0205 -4.6057 4.8059 -6.8885 3.8839 -0.8736 0.4512 -2.8444 -1.0373 -1.7153 -1.2479 4.8414 -0.1128 0.36 -6.3721 1.2434 -2.9325 -0.3531 -2.61 -3.1298 -1.7465 -0.5938 -3.3679 1.9616 2.387 2.8922 2.6222 -6.1033 0.5016 0.9509 -8.3754 -0.3907 -5.238 -0.8428 2.9003 -1.1661 -0.6591 1.4342 3.2196 0.982 -1.7313 0.9317 -0.337 5.1117 1.6819 4.4088 3.3492 4.2211 2.6366 -3.0987 -4.1139 1.4882 -0.1848 1.8138 2.3098 -4.8913 0.8503 -1.6107 -4.027 -1.0835 4.5864 3.0963 -3.4821 0.178 -0.2264 1.0053 3.7222 -0.6139 0.7797 -1.4361 -8.1809 0.789 6.665 0.7106 5.8249 -1.4899 5.2445 2.6846 -6.9122 0.1727 -1.5204 -1.3734 -6.0676 1.3222 4.5913 -1.1444 6.2059 1.5382 -2.6938 -1.9476 -3.6457 -1.758 3.1271 3.6635 -3.5896 -0.2416 -2.9348 -5.2617 -7.4192 -0.7263 3.4996 -6.181 -1.9816 0.8917 2.1397 2.5149 6.1746 -3.0965 -4.0303 -1.3025 -2.071 -7.0105 -1.3168 8.714 0.6176 -5.1283 3.2311 0.5205 5.9997 -6.4815 -0.3189 3.9654 -3.8828 -2.7774 2.1133 1.0922 -0.8892 3.8688 5.4972 2.883 -1.3883 -4.5337 -1.3625 0.6602 -0.5756 4.605 -4.9417 5.02 7.1175 0.7683 -0.5101 -6.3666 0.9178 0.3018 -1.2627 -1.9693 3.6536 -1.3587 -1.6483 -0.7716 -5.1832 0.1556 6.5334 0.5653 -0.7344 1.196 -5.0988 -2.0442 3.5276 -0.5845 -0.9134 -5.9517 5.1392 -5.6292 0.375 -8.3905 -2.5923 -1.9645 2.8256 0.6847 -4.2246 -2.8416 -2.4471 -2.6667 -1.122 0.6309 3.2253 0.4757 -2.9808 0.3509 3.5689 6.2707 -0.5858 4.8818 0.1572 -5.8374 0.051 8.2087 2.5121 -2.6815 3.0192 -10.1493 7.2685 -2.0758 0.8291 -3.7263 0.5812 -5.9652 2.7301 -2.1402 -2.1951 2.1052 -5.009 4.2151 3.4149 1.0898 -3.655 5.7336 2.0705 2.9825 -5.7687 2.7787 -3.8822 -2.0854 -0.1971 -1.6964 -4.9229 -8.4158 3.9384 -3.6306 1.4844 2.2772 1.8264 5.9816 3.4766 -1.0798 -1.6911 -7.8954 4.395 -5.3209 -6.2601 6.5652 -1.914 0.1815 4.2362 -3.6333 -3.1123 -4.6746 2.3248 -5.6091 -3.072 -7.6465 -3.9735 -4.7569 0.2533 1.3598 3.1089 -7.0995 0.4151 4.4361 1.1863 -11.2547 5.6629 5.2895 -6.0122 -8.7948 -6.4441 5.7712 3.2248 0.2055 -8.2526 -0.1156 -3.6985 -2.5278 -5.685 0.6905 -0.8307 4.0874 -1.9253 -0.9712 -7.1808 0.3034 -2.9114 5.5063 -4.8825 1.9232 0.5546 -1.295 5.4419 6.2497 1.8359 4.2363 -1.636 -2.378 2.969 -0.5612 1.2489 -5.2086 6.7396 -5.5316 -0.5255 -1.5521 -3.4669 -0.2049 -5.0001 1.6459 2.487 -0.4164 1.9421 2.7648 0.5813 2.8992 -3.422 5.2464 3.6254 -4.3751 -1.9519 -8.2969 -2.9489 0.8289 -3.9155 -6.8903 3.361 -1.9794 1.6671 3.8639 0.3205 1.6191 3.4339 -3.7065 3.7817 -0.5718 -0.181 -1.1472 -5.9227 2.7717 0.9652 2.4099 -5.7987 -5.3825 -0.9201 0.8864 3.0309 7.1822 0.6477 1.7499 0.3333 0.8246 4.2994 -7.0073 4.9013 8.5385 -2.0839 2.4014 -1.102 -0.9362 -1.491 -4.8451 0.1555 13.596 -4.1583 -0.5509 -2.762 1.4975 -1.6224 -1.9634 4.8404 -2.436 -2.4701 -6.1297 1.3047 0.735 9.5133 -1.3634 1.3413 1.2771 3.9058 -0.4738 -1.8394 -9.2146 0.4515 -1.5852 8.698 -1.6157 4.488 3.1357 0.3983 3.2576 3.6892 -1.7889 -0.1878 -8.0536 5.7397 2.291 3.68 2.6681 -0.4021 11.5522 -5.9477 5.5865 0.9243 -0.8079 -0.4379 -0.0894 -4.0229 -1.4024 -2.9474 -4.4567 -7.5929 5.3236 -6.9738 -3.5444 -5.5009 1.7738 0.1254 1.7062 4.8353 -4.3689 4.1522 3.59 3.4823 0.9161 -4.123 4.8152 -2.4586 -1.1113 -2.1469 1.5459 -1.5392 -0.9449 1.8424 -5.0889 -0.4401 -2.8868 -1.0541 -12.2957 8.2079 -1.7286 -0.0494 -0.1232 0.1256 2.6216 -2.81 2.7385 5.3589 2.0976 -2.3436 4.0637 -1.8177 0.3271 2.1482 6.4055 -2.6086 2.1909 -0.062 4.2692 2.971 1.7918 0.1579 -2.5677 -5.7391 -1.0548 0.1851 -3.1672 -0.6725 0.289 -1.7472 3.3343 -1.9042 -3.8378 -4.6807 -8.274 0.7017 0.8269 0.2813 -5.7465 -5.2141 0.1913 0.7115 1.0248 -2.2553 2.1778 1.3633 -3.1131 -2.014 1.5908 -2.3009 -2.0434 -1.136 -2.3686 -3.7123 4.8453 0.3414 4.028 -6.1663 0.9119 -8.1993 2.1948 1.5979 -1.6879 1.2573 -2.9917 3.6607 -1.3736 5.1445 1.5679 -7.92 0.0915 1.176 -2.7204 -0.8828 -0.279 -3.8281 8.1233 0.2659 -5.2823 0.6209 -1.7172 0.893 5.429 1.3921 0.206 -6.3357 -1.6405 -5.117 0.8941 -5.8343 -2.6913 -2.4157 -5.3188 6.3783 -1.0176 -2.1609 2.4678 -6.1972 0.512 0.8116 -0.9781 1.8737 2.3386 8.5606 6.7312 -1.3591 3.0428 1.9769 -2.775 -1.9623 -4.3484 0.7912 6.6636 -5.5038 -0.8854 -5.0241 6.0549 1.1305 -2.3305 -2.3709 -7.587 6.4277 -3.3422 4.8549 -0.7209 1.4021 1.6575 -3.0538 -2.8006 5.4479 -0.7587 7.3434 -5.3272 2.7526 4.6068 -7.0134 2.5691 -4.2118 -5.6855 -1.3201 4.1148 5.4617 -4.7449 -0.6523 -2.5895 2.3498 0.9358 -0.1559 2.3943 6.5013 -7.5558 -0.2764 0.9383 -1.4807 2.1473 -0.2417 -1.1808 -2.1116 3.6913 -2.0851 3.921 1.7198 -1.8234 2.0203 -4.222 -6.6345 -5.7457 4.7198 -3.9779 -1.2765 -1.8017 5.6279 1.3104 -0.9707 4.6825 0.8833 4.5433 -2.4098 2.0556 8.9883 -5.1667 5.1488 0.6926 -2.616 3.0311 1.8611 -2.7056 -2.2248 0.0687 6.5146 4.6033 3.9119 -0.8561 -1.0115 4.9427 1.7043 1.9228 -1.2874 -0.1794 -0.2688 2.0417 3.1668 1.6341 -0.4704 2.9532 5.43 -0.5622 -1.5129 -4.6524 0.6659 -6.933 -0.4437 -3.6734 -4.6939 1.8269 6.5543 -7.7954 0.6464 -6.2552 -0.4887 -2.7057 0.3383 0.8799 -3.4377 3.5691 -2.9105 2.024 7.4438 0.9818 2.3306 -0.8625 3.7489 -1.4699 4.9419 -4.7039 2.1948 0.9621 3.683 -1.0147 -1.4578 -1.1294 -4.9389 -4.7833 0.3593 -1.7928 -0.3992 2.8193 3.8789 -3.1752 1.9443 0.2316 -0.8345 1.1608 5.186 1.9417 -1.662 0.7269 -8.6016 -1.182 8.9876 2.6318 2.9802 -2.054 1.4811 -2.5818 -0.2457 1.9757 -1.652 -3.2925 0.2906 -0.7496 4.5761 -2.9297 -1.7223 -5.5349 1.1679 -5.2075 7.1258 -10.286 0.0629 -0.6804 0.8577 -1.0982 6.8747 -2.847 3.2539 -5.0324 3.699 2.2842 -2.2506 2.4338 -2.3361 -4.3272 -2.2413 -2.0911 -0.8083 -4.1942 -0.0379 4.0357 3.3018 0.9292 -0.6986 -5.4516 4.5837 -0.5193 -4.6653 7.3785 7.3817 -6.7036 -3.5509 -3.8289 0.6 7.3086 1.7942 0.4003 0.8409 -5.0244 0.4725 -2.0466 3.8907 -2.6189 4.5776 3.8939 4.4302 1.3024 0.0465 1.8914 -0.7317 -1.4049 6.7087 -0.6571 -6.581 -6.8086 -4.7801 -0.3509 -1.3988 -3.4359 2.3482 -0.2554 3.605 -3.6861 -7.2797 2.0767 5.9982 2.4462 6.1027 -0.7255 5.3565 -2.6885 2.0274 -1.8022 -2.7521 -2.5443 5.3661 0.2707 -4.9788 1.9785 4.209 3.0963 2.7032 2.1641 -8.5287 4.0735 -3.8787 -0.4806 1.0796 1.7039 3.0943 1.1201 -0.3378 2.299 -6.965 5.7096 1.3767 8.7066 -2.2264 2.3329 0.5073 10.2432 4.1768 -6.135 -1.6738 3.1837 1.4198 5.0352 9.8403 -1.5227 -2.6901 2.1877 -0.0766 -5.3918 3.6762 1.4993 0.9278 -0.962 -0.8735 0.3377 1.716 0.0327 -1.5553 0.9018 -7.2269 3.983 -1.0732 -1.1345 0.302 -0.2715 -6.2091 1.2795 0.001 2.2742 2.713 -4.0394 -3.1293 5.9066 -2.1041 -7.0724 -1.4516 -0.556 -1.2072 -8.8036 0.8047 -1.2186 2.968 2.5411 -2.9945 -1.5452 0.6884 1.7574 -0.0951 3.8865 -2.3764 1.1856 1.247 -1.1333 -1.5527 1.778 2.5957 -3.3718 -1.8958 1.5164 -0.342 -9.7072 -0.7214 -0.5302 1.9466 1.5976 1.2593 7.5737 1.9251 -2.7914 4.3193 -0.7896 3.1251 -6.2328 4.082 6.628 -0.3004 7.1496 -5.6715 -2.6495 -10.9774 -4.6629 -7.8691 3.4025 -2.1886 -6.3405 1.316 -0.4858 -0.252 -3.1197 -1.6796 -2.5625 1.5648 1.0609 -0.1624 -6.0413 -0.0155 0.5197 1.3501 -1.6635 4.8254 2.3461 -0.0102 -1.268 -2.2561 -2.2081 -0.9978 -3.23 0.6409 -2.9748 -4.517 -3.9003 2.8411 7.0608 -0.2491 2.0654 0.5995 -3.4356 2.5958 -2.4328 7.1641 -0.3901 -2.5046 0.7619 -1.9079 -2.465 5.2189 -1.5714 7.4807 11.7195 -1.7772 -0.8506 -2.0059 0.6629 -3.4514 0.2254 2.7327 0.0939 -5.402 2.1543 1.9278 -3.4193 -0.61 6.1377 0.8235 -5.2432 6.8682 5.6734 -2.5931 -0.2438 -9.7021 1.5618 -5.3629 2.1949 -0.2649 0.017 -1.2719 6.0473 -5.4248 1.5328 -0.4202 -8.3328 0.8957 5.4354 0.0046 -4.6574 -8.3231 4.6406 1.3149 -6.4396 0.361 -3.5814 2.9999 -0.9096 -9.8368 0.4137 -2.8127 -0.9762 4.6411 -5.2641 0.8667 4.5748 5.6234 -1.8156 -0.0544 -1.9383 -2.8095 4.4728 7.2461 -2.3424 3.0455 0.9304 2.5037 0.3061 3.8539 1.6116 -2.5102 3.9223 -3.5293 -3.9926 -0.9512 -8.319 3.7474 -3.3567 -9.9343 0.1182 -0.7237 8.9607 -1.5448 2.6531 -2.2026 1.3084 -5.5798 0.7265 5.2833 4.3745 2.0174 0.6116 -3.6631 1.7644 -7.7055 -0.4352 -0.6095 9.9894 3.9552 -0.171 0.8665 -2.6377 -0.668 1.3025 1.1456 3.3756 -3.8584 1.1272 -5.9578 -0.3826 -4.9667 -5.9411 -3.618 2.9794 -1.6139 2.9567 -6.3828 -6.1415 -2.0362 -3.6482 6.5879 -4.0032 -2.1008 3.4558 4.4782 2.3075 3.3582 -6.4127 -2.5731 -2.162 9.2534 -7.8577 -3.7665 -2.3075 0.82 -4.521 -7.2544 -5.5678 2.0043 2.9683 -6.6914 3.9661 2.4591 -0.0259 0.0559 -2.318 -2.0414 0.7447 -2.2827 2.4442 1.139 -0.0169 -8.1925 3.0121 1.0214 -1.6962 -2.3262 0.2208 -3.9864 0.4328 -0.3156 -0.9368 9.1315 -1.7344 -4.3343 -4.8456 -1.1132 2.8207 0.0376 -0.6541 -5.2523 1.2943 -1.369 -5.4473 -1.151 -0.2264 0.5018 0.2243 -6.621 -4.9814 5.9533 -0.5949 -0.6632 -2.6308 -1.1351 0.2742 -4.0964 7.5149 4.1586 -3.1723 -6.38 -1.9902 1.4086 -8.1923 -5.7383 -3.3071 -2.1914 2.4527 4.8894 3.6407 -3.9401 4.6976 -9.0157 -3.3654 4.118 0.2735 10.2849 2.3519 -3.6703 -4.4745 -0.9229 -2.4538 -0.1209 0.6955 -0.7527 -1.816 1.0855 0.9347 2.7607 1.2762 8.492 6.1909 -2.4904 0.2663 -7.1815 -4.9459 -3.2906 0.7691 2.8282 -8.1151 -6.1781 4.224 -5.2364 1.969 -2.2666 4.8981 -5.2505 2.272 -1.8184 -9.302 -0.4797 -0.6239 2.2425 0.7722 -2.5221 -2.3565 1.3603 -0.6498 0.5491</text:p>
          </table:table-cell>
        </table:table-row>
        <table:table-row table:style-name="ro1">
          <table:table-cell office:value-type="string" calcext:value-type="string">
            <text:p>A700</text:p>
          </table:table-cell>
          <table:table-cell office:value-type="string" calcext:value-type="string">
            <text:p>3.6602 -5.5974 7.2868 0.7135 -0.8031 -0.8045 4.1099 -3.1661 2.6317 -6.2012 1.42 3.3748 5.9767 4.0236 -7.4594 -0.2314 -3.0399 -5.6677 -5.5381 0.4093 0.0116 -1.481 0.2136 5.8152 8.7615 2.7103 4.9467 1.0317 8.037 -0.1413 0.1373 0.697 -4.2517 -0.652 -2.561 3.5471 -6.4585 -3.1621 -1.0805 7.2752 2.8749 1.7608 11.882 -0.399 0.405 -0.7284 1.5808 -0.8119 6.2512 -2.0889 5.2612 -2.8174 2.1607 8.608 1.1106 -5.4787 -2.2006 -1.8237 0.6108 0.7156 4.3286 -5.8915 2.2084 2.8401 1.206 2.1072 -2.9575 6.1597 -2.8511 -1.72 3.5239 -1.7079 2.5139 -7.6154 0.0399 -6.4164 -3.8391 0.1044 7.9406 0.8641 -7.499 -14.4015 -0.0038 2.68 10.0373 6.1316 1.9031 -0.4542 -4.233 3.3152 1.539 -4.1565 -5.6066 4.7502 -4.3305 -1.8883 8.6148 3.2643 -4.137 7.5177 3.4848 0.1017 -2.0706 0.6532 -0.5889 -3.6388 4.9482 1.7674 2.4746 9.5014 -2.4092 0.1586 -2.9283 -0.7923 -2.7892 3.6793 0.769 -6.5846 0.2979 -2.1211 1.3851 5.7683 2.9684 -7.2324 1.8703 3.7401 -3.4498 7.3227 -4.475 3.1855 1.7035 6.1774 -3.7573 3.8501 -5.8917 -1.6597 3.1889 -3.4633 -3.9348 -7.1031 -1.0956 -5.9744 -0.3412 3.12 7.5372 0.8411 0.7468 -0.9052 -0.1006 -5.8945 -1.7923 -0.8393 -6.3304 -7.0994 -4.8996 4.2779 -4.0901 1.2406 1.413 -4.6519 2.7979 1.2654 3.119 1.8817 -2.1691 4.9855 6.8352 4.3374 -3.1813 1.1437 8.5156 -7.6742 -2.466 -1.242 2.149 0.0286 -7.2341 -8.7422 -4.3976 -1.737 -6.0835 1.4161 5.7857 -1.7838 6.029 5.4993 2.6555 -4.6113 3.5081 -1.4289 2.0248 0.6937 -2.6463 1.0618 -9.9078 0.3309 3.7621 6.1564 -1.4138 0.338 -7.3149 1.0877 -4.7062 -0.9266 -1.4481 -2.9462 -3.2125 -2.5057 5.3856 -4.2523 -6.4588 -0.2379 -3.8052 -2.2288 -2.5058 -0.1399 -2.849 0.7825 -3.2215 -4.1233 -3.1401 -4.0558 -0.1999 1.3266 6.2723 -1.2309 4.5447 4.1503 -6.4737 0.1226 -0.5097 7.4652 3.7129 4.4161 2.5086 -3.6002 3.2968 -1.3475 -1.0668 0.3418 -6.2073 -3.3934 -2.6964 9.303 5.6304 11.0944 4.5719 -7.7692 -9.4275 -1.4492 4.622 0.1702 -3.8638 -1.5978 5.8249 -0.0485 -1.223 -1.5444 -4.2816 1.1654 -1.3525 -3.5461 -4.9775 0.4343 4.2528 1.1436 -1.5505 5.6173 7.2383 1.1276 -3.6394 3.7388 -5.4877 3.1671 -0.3202 2.3512 -0.4848 1.295 -8.6539 1.1395 -1.1138 0.964 8.7765 8.0071 6.3415 0.3938 -4.0414 2.4905 2.4679 2.0345 -3.2698 1.4754 -3.5808 0.3245 -0.4866 -1.2622 2.613 -0.0152 -2.8271 -2.2815 -0.0323 5.5627 -3.603 -5.7699 -4.5882 0.9445 3.3248 -4.1998 4.3522 1.5988 -1.6022 -1.5934 6.2306 -6.1476 -7.0656 0.2879 0.5118 5.4306 -0.8937 2.7765 -0.8129 5.7477 -3.3195 0.0705 -1.7373 1.1848 -2.647 0.0744 0.6498 0.0071 -1.4386 -5.7294 4.661 -1.9488 5.7221 -3.0784 3.7555 -7.1198 -3.8746 4.6561 5.2003 -1.8652 2.0197 7.2597 9.0084 -7.473 2.445 -3.1114 -2.624 2.2322 9.1104 -4.606 5.8256 -6.1264 -1.6787 -1.1771 0.6699 6.45 -1.4499 -3.0096 9.1728 1.0164 3.0042 2.9716 -5.4401 5.057 -1.0499 4.5062 -3.2638 4.1478 -6.9508 2.6998 -7.4315 -2.9076 3.5685 5.3233 1.5218 0.345 -7.723 2.0439 7.5715 -5.4607 -4.9727 2.6095 -1.754 2.0477 1.5176 0.8739 -2.0975 -1.6619 -3.3 -4.6685 -0.5802 3.3286 3.5764 4.0289 -4.575 -4.0087 -1.3315 5.2821 1.9457 -4.8061 3.8724 -4.8966 3.8464 -2.8564 5.3194 3.1083 4.0323 -4.9978 -0.8091 -1.993 3.1538 -0.5726 1.7602 2.3745 2.7467 3.1494 4.7055 -2.5346 -2.0128 1.5368 7.1086 -2.3358 4.0189 -6.0772 -4.0831 2.6447 -0.8635 -0.4801 0.377 11.1131 1.1915 -2.5723 -0.4251 4.2172 -0.1999 0.4103 0.2096 1.1798 -0.3534 2.9373 -1.9613 -0.1229 5.9927 -1.9336 -2.966 -3.2259 -3.4544 0.1118 -6.7843 -2.8014 4.0768 3.4479 4.2298 0.4998 -1.832 -2.6408 -3.6698 5.4847 -0.3168 3.9669 2.032 -6.8098 -0.2356 6.4932 4.7147 -1.1051 -4.2462 -1.6177 8.8081 -0.5038 2.0616 -0.6353 -1.5907 5.3733 4.466 4.1592 2.5562 4.7738 3.0401 4.6014 3.3184 -0.6203 2.6664 -1.7981 1.0929 1.7264 1.7514 7.0323 -3.5998 -1.9556 -5.0126 -8.5145 -4.1387 -4.1109 6.0831 0.3584 -4.8741 -2.3394 2.9073 -4.5609 9.4848 -1.4333 8.7311 -3.0031 -10.0022 -3.7901 -3.268 -2.934 0.2635 1.2492 -9.1484 -0.7037 6.6202 3.6124 -5.1546 -4.7975 -4.8298 -6.4262 -1.9474 4.1227 -3.6884 -1.7398 -2.5284 -4.1615 1.053 -0.3659 -2.2791 2.056 -5.6425 1.8063 -8.9117 -5.4926 1.0632 -8.0718 0.1197 -3.4183 -2.7211 1.7917 -0.6578 -0.2189 -2.669 0.7521 -6.1544 3.8896 -3.6038 -2.2637 -0.4639 -6.0915 -3.4957 0.9675 5.4605 1.6333 0.9464 0.9228 -3.1133 -9.7426 5.8731 -6.0225 2.9142 -4.9166 -3.6902 4.5041 -0.3169 4.3154 1.5769 -1.6716 -1.8408 -0.9279 -3.0585 -0.1428 -6.9209 8.6582 -0.098 -3.7855 4.2697 0.9191 -4.6013 5.927 4.2982 3.3969 3.0002 -6.968 -0.4719 -1.9624 2.4214 1.6884 -0.7575 -4.6853 1.0955 -1.363 7.6074 -0.2391 -2.5513 0.1613 1.8971 2.7767 0.5879 -3.8006 12.0472 1.8252 -6.423 4.4107 2.996 3.7028 -4.5672 -2.2878 3.958 1.2469 2.7372 2.9016 -0.6291 -1.7725 0.703 1.1241 4.2903 -4.668 4.0017 -1.9996 5.4738 5.1035 -5.7909 3.6065 1.2522 -7.5044 -0.5189 0.619 0.7252 0.9139 5.9281 -0.4956 4.1259 0.539 1.2167 6.8581 -3.711 -2.9982 -4.1962 3.0587 2.4727 -3.4635 -0.4768 2.5659 -2.1815 -2.864 1.6598 1.7854 -2.1143 -0.1998 10.792 -2.117 -5.2793 -1.0506 3.0015 -0.3319 0.8365 2.9385 4.2139 2.4478 5.3859 -2.227 -0.3996 4.4256 -2.2172 -3.5775 -2.6131 0.7577 5.6908 -3.1081 4.4907 1.2075 -3.4086 0.9934 2.1659 5.1176 -0.8913 2.0025 2.0922 4.5235 8.28 6.2072 -1.3083 3.1219 -7.0524 5.3164 -1.7702 0.1128 0.0498 -2.9207 -1.0587 -4.3661 -1.0051 -3.5836 -1.1649 -2.3547 0.0904 7.439 5.7245 0.3169 -6.0384 0.5082 -1.0947 7.4193 -5.1479 2.2491 5.7417 -1.9241 3.0282 0.237 6.2951 0.5743 -3.9354 -9.2401 3.6118 0.0502 0.9311 -2.2143 -3.3999 -5.4127 5.7172 2.5579 -1.7843 -1.5979 0.468 4.465 -1.1571 2.9655 2.3319 4.2541 4.5854 -4.1646 0.429 -1.8854 5.0232 4.9723 -7.615 -4.7383 -3.7824 -0.4761 0.6598 -0.5894 3.8982 -7.8029 1.3341 -3.632 7.6913 -0.8592 -4.8904 6.1404 4.6988 7.3578 2.2914 5.8773 1.8152 0.8575 -3.6679 -0.1621 1.8008 -3.4196 -10.2159 -2.572 -1.2781 0.4331 -1.9932 2.3629 -3.5301 2.784 4.8868 -2.541 -1.5326 -1.7829 -1.5185 -0.0197 -6.3733 9.8499 -3.3475 4.6425 -4.7631 -5.2463 3.1205 -6.1117 2.6617 -0.662 -0.6885 4.1572 -0.2037 2.0096 4.1946 4.2029 8.6836 -5.7031 -1.3874 -4.0098 4.2909 4.2677 0.0487 1.7552 4.2775 -0.7437 2.3869 -5.1236 1.0824 -0.9927 2.7205 -5.5675 -1.8853 -3.2961 0.4326 4.0315 1.3834 -0.1066 -5.1779 -1.2056 1.3016 0.1344 -5.0196 -1.4369 0.4882 -2.8899 -0.0129 9.4195 3.8964 4.6242 2.9667 -3.6561 -1.8368 6.8944 0.2715 -4.894 -3.1222 4.8947 -1.2185 3.2155 -0.4529 -4.2553 4.1564 -6.2248 2.951 0.0551 0.3223 -2.9308 -0.9878 -1.2688 -0.9132 3.6855 0.6848 0.0487 -7.4412 2.0161 -3.2334 -0.0688 -0.9724 -2.5588 -1.5237 -0.2768 -3.6739 2.2388 2.9716 2.4663 2.6442 -6.4403 2.2848 1.2639 -9.2089 -0.409 -6.7766 -1.2982 3.4066 -0.3519 0.3071 1.9387 3.871 1.7624 -2.6218 1.2804 -0.1198 4.9717 1.5496 4.7251 3.3298 1.7839 2.2314 -2.3093 -4.5078 1.3894 0.4471 2.1479 2.8205 -4.6178 0.4673 -2.9405 -4.0055 -0.1871 5.259 4.4075 -3.8605 -0.1698 0.0122 1.8252 1.8161 -0.3382 1.2984 -0.0339 -8.3429 1.718 5.8498 0.1194 6.7598 -0.217 5.6428 3.7631 -5.9237 0.147 -1.3862 -1.8012 -4.766 0.1246 2.935 -1.2337 7.1255 1.3318 -2.5843 -1.6312 -2.7637 -1.6307 2.6873 4.121 -3.5083 -1.0693 -3.4244 -5.78 -8.8523 -0.9517 4.2026 -5.8109 -2.128 1.1212 2.591 2.8078 6.6622 -3.6147 -3.2091 -1.1091 -2.7227 -6.8451 -0.7968 9.8126 -0.2464 -5.0532 2.5243 -0.7253 4.6703 -7.1356 0.1967 3.3295 -5.857 -2.8148 2.4093 2.7216 -1.0087 4.2273 5.5877 3.7654 -0.9994 -4.9814 -0.6512 1.482 0.6359 5.3823 -5.8884 4.8495 6.152 0.6042 0.4189 -6.6894 0.4967 -0.0201 -1.7777 -1.8395 3.4557 -1.0802 -2.2649 -1.8476 -5.9945 0.2757 6.0909 -0.4727 -1.3862 0.8015 -5.1308 -2.2292 2.8333 -0.6998 -2.5435 -6.0713 5.0294 -6.0916 -0.1856 -9.3097 -3.4437 -1.2773 2.0549 0.5622 -4.5464 -3.3698 -2.1448 -1.8783 -1.4701 0.3399 1.5065 1.051 -2.9101 0.2008 2.8888 6.7119 -1.0173 6.3348 1.2333 -6.3341 -0.3771 9.5417 2.3929 -2.2778 3.4525 -10.6669 6.7154 -3.7008 -0.0718 -3.2326 0.3541 -5.7935 2.6264 -1.495 -2.1177 1.9165 -4.6263 4.8747 2.5451 0.9507 -2.9937 5.0612 1.2781 2.894 -8.033 2.714 -4.63 -1.3199 -1.0281 -1.2285 -3.8661 -9.0188 3.9545 -4.066 1.5786 2.86 2.4551 6.6658 4.3499 -2.0113 -0.4793 -6.263 3.0957 -6.0628 -5.1989 6.4946 -1.2375 1.2072 4.4475 -4.32 -3.0909 -5.7169 3.1371 -5.874 -4.1341 -8.0902 -4.6362 -6.1205 -0.3062 2.1386 1.9314 -7.5543 -0.4192 5.426 -0.8638 -12.3999 5.4877 4.7386 -6.3259 -8.8195 -6.6594 5.7829 4.1654 0.4761 -7.6865 1.0019 -3.0264 -1.1557 -6.1701 1.3395 1.0146 3.4506 -1.9305 -1.0788 -7.5354 1.0028 -2.16 5.6691 -4.4767 2.0442 0.8801 -0.8935 6.0117 5.9553 3.4344 4.7776 -2.3231 -1.7714 3.0868 -1.2955 1.2503 -3.8796 6.3314 -4.3163 -0.7886 -2.4326 -3.315 0.1292 -4.8506 1.4727 2.4283 -1.1411 1.1688 2.6995 0.5555 3.9309 -3.8881 3.7114 3.7109 -3.4596 -2.4914 -7.6345 -4.4147 0.2584 -4.8494 -7.2872 3.4418 -1.2403 1.8813 3.7541 0.1935 1.8823 1.6311 -4.2539 3.3251 1.3153 -1.9985 -0.8221 -5.3239 3.0746 1.0263 1.1069 -4.9099 -5.3087 -0.8503 1.5465 2.5083 6.9259 -0.2283 2.4617 1.129 0.8306 4.4794 -7.452 5.4041 8.4782 -0.7637 3.3544 -2.1214 -0.4986 -1.1287 -5.4482 0.5227 13.4039 -2.8655 0.2593 -3.2653 1.8518 -2.0951 -1.7034 5.1998 -2.0013 -2.1355 -6.889 0.9547 0.1848 9.8474 -2.2369 1.7292 2.0058 3.8288 0.5722 -0.7998 -8.5369 -0.294 -1.5675 10.1221 -0.5497 4.4691 4.2817 -0.1184 2.2638 2.5628 -3.2578 -0.7417 -7.6768 6.2932 2.2309 2.1414 2.3714 -0.5221 12.1357 -5.511 5.6728 2.7778 -1.0369 -0.9941 -0.2903 -4.5291 -1.4409 -2.2759 -3.5018 -7.4328 5.7998 -6.9947 -3.0868 -6.2173 1.3912 0.2214 2.4497 4.1873 -3.8895 2.5097 4.7184 3.1495 1.7972 -2.6332 4.8018 -3.3447 -1.5113 -2.5619 2.608 -0.8275 0.6495 2.3254 -6.0135 -0.5079 -2.7471 -0.2132 -11.978 8.7637 -1.6551 -0.5746 -0.2476 0.4307 2.7367 -3.2277 2.2348 6.7664 1.6599 -2.9954 3.2327 -1.1428 0.1316 1.6732 6.47 -3.7546 1.1515 -0.2869 4.0933 2.4805 1.7955 -0.2735 -2.9571 -5.4751 -0.9883 0.77 -3.5143 0.1773 0.3206 -2.6605 4.629 -1.8876 -5.7826 -4.8609 -7.6447 1.2616 0.8855 1.0618 -4.3656 -5.5094 0.5554 1.1595 0.7898 -2.1415 1.2616 0.7952 -2.5193 -1.7787 0.7466 -2.5097 -1.0562 -1.3057 -2.1304 -3.1601 5.3458 0.6553 3.1363 -5.8974 0.2913 -8.405 0.9227 0.8453 -2.2206 1.049 -2.4756 3.942 -2.2117 5.2586 0.8878 -7.9024 -0.0537 0.7723 -3.0822 -0.8124 -1.0277 -4.3838 8.4656 1.3481 -6.9327 0.0471 -1.4856 0.5094 6.0098 0.9619 -0.5658 -6.9151 -2.0476 -3.5031 0.8399 -7.3139 -2.8179 -3.2492 -5.1292 6.7955 -1.2007 -2.856 1.7145 -5.8022 -0.2753 0.6642 -0.775 2.775 2.6569 8.3118 7.3836 -1.3345 3.7247 2.2851 -2.1462 -1.9654 -4.1627 -0.1246 6.3135 -5.8878 -0.9054 -5.1165 6.443 -0.4762 -2.1559 -1.7089 -7.0648 6.2471 -3.7296 4.3119 -1.61 0.9126 1.9227 -2.7126 -4.4666 4.7826 -0.459 7.8833 -5.4297 2.9204 4.8061 -5.8334 3.6041 -4.2864 -4.8454 -1.0503 3.8702 6.3289 -4.9576 -0.3486 -2.6411 2.831 1.4586 -1.0255 3.0836 6.9952 -8.5482 0.6771 0.1644 -1.744 2.0537 0.6632 -0.6634 -2.3766 4.1252 -1.5647 4.3003 2.0857 -0.7538 2.6479 -1.7968 -6.6815 -4.5369 4.4026 -3.1561 -1.0953 -1.2713 4.2795 0.9567 -0.1425 4.469 1.262 5.8221 -1.502 1.0933 9.2804 -4.2778 6.2171 0.6521 -1.4539 3.2288 0.9434 -3.9846 -1.1956 0.635 6.6176 4.4353 3.9962 0.3251 -1.1182 6.7202 2.1426 2.9569 -2.7924 0.9905 0.3182 0.8974 3.895 -0.0424 0.1532 2.2554 4.7955 -0.1345 -2.08 -4.0371 -0.192 -7.7066 -0.1605 -3.6793 -5.7352 2.2146 6.81 -7.7831 1.0498 -4.6823 -0.1008 -1.9454 -0.4876 2.4829 -2.3829 3.5192 -2.8002 2.5173 8.022 1.4375 2.307 -1.3665 3.661 -1.9159 5.4462 -5.6999 1.8029 2.3298 3.3729 -1.0884 -2.1342 -0.9535 -5.3116 -6.3385 1.4875 -1.4621 -0.1396 3.5786 2.5656 -2.0046 1.0942 1.0928 1.0669 2.5918 4.7983 2.4962 -1.8494 0.7521 -9.6003 0.3611 8.8195 2.5601 3.5025 -2.419 1.2825 -1.5617 -1.4629 1.448 -2.3847 -3.0028 -0.1526 -1.2588 4.2628 -2.0949 -3.0905 -6.6919 2.0378 -4.1977 7.0199 -9.6817 -0.6231 -1.3104 0.7912 -0.491 6.979 -1.9093 3.629 -4.3146 2.8688 2.8867 -1.4396 3.1754 -3.7132 -3.474 -2.4191 -2.2935 -0.3197 -3.663 -0.4382 4.2547 3.5572 1.4095 -1.9244 -5.4183 3.9891 0.4983 -4.4868 6.3031 6.4928 -7.5742 -3.7465 -4.138 0.3337 6.944 2.2269 -0.008 0.5828 -5.5201 -1.2122 -1.1357 3.8826 -3.7485 4.1699 4.8007 3.6799 1.2889 -1.5369 1.001 0.3656 -1.7193 7.0558 -2.0985 -6.6482 -6.7508 -5.8936 -1.3268 -3.0935 -3.593 1.155 -1.5543 4.1019 -3.5888 -7.0425 3.0786 6.1233 2.3691 5.7306 -0.0706 5.1021 -3.274 3.3602 -2.0928 -1.9169 -1.9905 4.0599 0.5401 -5.578 1.9232 3.6176 2.811 3.6291 1.6783 -9.6226 3.1236 -3.5996 0.4476 -0.383 2.6495 3.8875 0.5632 -0.6757 1.1869 -7.1478 4.5967 2.0223 8.7728 -1.2375 1.9151 -1.3127 10.4732 4.0392 -4.9193 -1.2834 3.0827 1.4944 4.4785 9.1518 -2.7373 -1.8101 1.4022 -0.7047 -6.8944 2.4462 1.8809 1.7465 -1.3298 -1.5859 -0.3411 2.9256 -0.8909 -0.2422 0.4046 -6.8052 6.0071 -1.3307 -0.3779 -0.1556 -0.9789 -6.0693 1.6327 -0.3443 3.3992 2.3607 -3.7856 -2.9997 5.3804 -1.0669 -7.6572 -1.0064 -0.8181 -0.8827 -8.5673 2.3268 -0.2666 3.4315 2.5907 -2.4121 0.3813 1.409 0.8517 -0.1795 3.8799 -1.5387 0.6982 2.3687 -1.8728 -1.2316 2.1946 2.5161 -4.3063 -2.9697 1.8121 -0.0642 -9.105 -0.4676 -0.3501 1.9102 0.5749 2.3686 9.2556 1.8111 -1.8912 3.7226 -0.3716 3.1992 -6.4 4.6958 6.0959 -0.3247 8.3689 -6.5122 -3.1098 -10.666 -5.6884 -9.0787 3.2862 -2.2063 -6.351 2.1927 -0.6245 -0.4806 -2.7362 -2.0672 -2.3166 2.5117 0.691 0.9642 -6.6219 0.3171 1.9835 0.2302 -1.6336 4.3376 2.5864 -0.1589 -0.0845 -2.1596 -1.9479 -1.5305 -4.4969 0.8151 -3.0061 -4.3523 -2.6884 1.9556 8.1304 0.9235 2.3685 0.9388 -4.0052 2.0478 -2.8782 7.2226 -1.9519 -2.7932 1.2872 -1.0071 -0.6177 4.5923 -1.4038 7.3655 11.9709 -3.329 -1.6188 -2.287 1.6705 -3.1646 -0.6995 3.8083 -1.0553 -5.7326 3.4962 1.063 -3.2582 -1.3278 5.1426 1.7841 -6.4339 7.7161 6.604 -2.4978 0.3316 -10.8279 3.0072 -5.249 2.3691 2.6704 -0.3311 -0.5686 4.8023 -5.4436 2.0747 0.1444 -7.7968 0.6924 5.2353 0.3674 -4.5406 -7.8101 4.3681 2.0285 -6.5409 0.8286 -3.2963 3.4652 -0.8235 -10.8387 0.9618 -2.3843 -0.806 4.9799 -5.028 -0.0439 3.5721 4.8212 -2.4467 0.2217 -3.3567 -1.5525 4.4757 6.4026 -2.7058 2.4124 0.81 1.8049 -0.2324 3.6313 2.8709 -3.8568 3.4503 -2.0343 -3.7965 -1.4511 -8.6965 4.1088 -2.8328 -9.7411 -0.0729 -0.2657 9.4775 -0.922 3.3579 -1.6628 1.6989 -5.0225 0.0587 4.6915 2.6847 2.5032 0.4328 -3.7163 0.4775 -8.3013 -0.2769 -1.1244 8.3059 3.5506 -0.3153 1.0051 -2.489 -0.2819 1.8894 1.7256 3.8842 -3.4079 1.4295 -7.1772 -0.9994 -4.9231 -5.9782 -3.2495 2.9803 -0.0192 2.887 -6.0422 -4.9315 -1.9022 -3.7638 5.8112 -3.3885 -1.2782 3.6868 5.6919 1.9713 3.9207 -4.67 -4.0078 -2.0617 9.7062 -9.9678 -3.8491 -3.4731 0.3747 -3.4445 -8.6085 -6.3885 3.7404 2.9803 -5.5016 3.9168 3.0611 0.0557 -0.1998 -2.8717 -3.3658 -0.0341 -2.3692 2.1124 1.1879 -0.3482 -9.1156 4.6095 0.6662 -2.0114 -1.9881 0.4559 -4.1935 1.1482 0.1071 -1.2582 9.4975 -1.5376 -3.5109 -3.9276 -0.1644 3.5816 1.0578 -1.6714 -4.2353 1.0594 -1.373 -5.3723 -1.217 -0.1878 0.4266 -0.1285 -6.8878 -4.9545 5.1925 -0.2662 -0.3213 -2.4236 -1.1932 -0.8488 -3.4239 8.6116 3.8533 -2.7077 -5.7495 -1.8265 1.3162 -9.2927 -6.0059 -4.587 -2.008 1.8163 5.9509 3.5133 -4.5278 4.6819 -8.2523 -3.9103 4.2667 0.5004 11.9652 2.9779 -3.0466 -4.248 -0.643 -3.9659 -0.3396 0.3607 -0.4282 -0.4391 -0.4141 0.0974 2.6375 2.4923 8.7565 7.2104 -2.0842 0.1491 -6.9273 -5.284 -3.6437 -1.0594 3.788 -8.1347 -6.328 4.2788 -5.6563 2.8938 -2.6498 5.1598 -6.3097 2.2399 -1.8507 -10.2703 -1.5805 -0.8788 2.1503 -0.3954 -2.6318 -1.9528 -0.2669 0.0364 0.3288</text:p>
          </table:table-cell>
        </table:table-row>
        <table:table-row table:style-name="ro1">
          <table:table-cell office:value-type="string" calcext:value-type="string">
            <text:p>A800</text:p>
          </table:table-cell>
          <table:table-cell office:value-type="string" calcext:value-type="string">
            <text:p>4.5999 -5.3314 7.0687 1.3464 -0.304 -2.2359 3.9753 -2.6961 3.206 -6.0776 1.2915 3.6041 5.7927 4.2518 -7.5542 -0.1897 -2.6826 -5.9382 -5.1622 0.522 1.1969 -1.7708 1.7501 5.905 9.0328 1.8137 5.5383 0.232 7.6039 -0.5839 1.475 1.1862 -4.8695 -0.6423 -2.94 3.9288 -6.7163 -3.2802 -0.5214 6.622 2.7131 2.7025 11.8415 -0.4787 0.6261 -0.3923 1.1753 0.0426 6.9597 -2.2425 4.6892 -3.7614 2.1346 7.6967 1.2585 -4.4855 -2.2215 -2.3059 -0.1955 1.1801 3.7883 -4.7083 1.1726 3.5109 1.5181 1.8532 -2.9333 5.3012 -2.7521 -2.3702 3.5082 -1.977 1.6344 -7.3908 0.5632 -5.7754 -4.6731 0.7677 7.7438 2.4748 -7.3585 -14.3444 0.6513 2.6077 9.4316 5.0652 1.6679 -0.2596 -5.0464 3.3349 0.1261 -4.6022 -4.4052 5.3117 -3.4596 -1.2851 8.7937 2.6943 -4.4464 7.9085 3.1039 -1.4332 -1.2603 1.5301 1.0571 -3.4086 5.2485 1.3924 1.857 9.7388 -2.9495 0.9851 -4.6603 -1.1726 -2.5112 4.5044 -0.0336 -6.988 0.3813 -2.1162 0.9663 6.3245 3.6566 -7.855 1.5436 2.6568 -3.2789 7.118 -3.5364 1.3347 1.1734 5.0342 -4.1712 4.2318 -5.5442 -1.3625 3.4359 -4.3923 -3.5557 -6.7149 -1.8459 -5.3313 0.8492 2.949 8.1238 0.0955 0.0506 -0.8728 0.8891 -5.2641 -2.369 -1.3282 -5.4372 -6.7819 -5.2309 4.5916 -4.2853 1.6177 1.0294 -4.2061 2.9362 1.8127 2.5772 1.4808 -1.1905 5.6919 6.5484 4.2601 -2.8269 1.2052 8.5808 -8.1486 -2.1339 -0.6053 2.0451 0.346 -7.4379 -9.87 -3.8304 -1.3299 -5.9918 0.8252 5.1793 -1.4764 5.8661 6.0637 3.1081 -4.8416 3.7753 -0.4846 2.2577 0.6079 -2.628 0.571 -9.8183 0.8641 3.9653 4.8847 -0.9606 0.0007 -7.1938 0.9321 -4.5115 -0.6467 -1.1289 -1.9141 -4.0835 -2.832 5.3828 -3.7272 -6.0311 -0.4114 -4.1186 -2.0017 -2.2904 -1.3916 -4.0374 1.8637 -4.1992 -5.0801 -4.3129 -3.9092 -0.5 0.7312 7.284 -0.8646 4.6447 4.0837 -6.4838 0.4267 -0.5787 6.7564 4.5465 5.3797 2.5605 -3.7058 3.0222 -1.3796 -1.2005 -0.0914 -5.5858 -3.515 -3.3606 9.2243 5.2589 11.4018 4.4778 -7.3618 -7.9445 -2.0681 4.4332 0.1402 -3.1936 -1.4382 6.1409 -0.1409 -2.0321 -2.2069 -3.9164 1.3676 -0.6034 -3.1175 -4.8975 0.0261 4.7166 0.0729 -2.6809 5.4704 6.4951 3.1726 -4.3506 2.5636 -6.3569 3.1199 0.4714 2.3299 -1.0357 1.8232 -9.2586 1.7546 -0.9723 0.4793 8.7792 8.2051 6.0536 1.0224 -3.4476 2.6034 1.9811 2.729 -3.0049 2.0411 -3.5257 0.4324 0.8274 -0.3468 2.403 0.0354 -3.1453 -1.0529 -0.662 4.8926 -4.8596 -5.7916 -5.3146 0.3237 3.7277 -4.8197 4.6744 1.822 -1.4403 -2.3683 6.3518 -6.2653 -7.7714 0.065 1.0507 5.7537 -0.4518 2.0571 -0.7572 5.2156 -3.4536 0.3603 -2.079 0.8321 -2.504 0.2811 0.449 0.8452 -1.6515 -5.0633 5.5372 -2.059 6.1331 -2.7298 4.1721 -7.4731 -4.0924 5.2133 5.4856 -2.0432 2.3702 5.8132 8.5773 -7.9233 4.2776 -3.5912 -2.9359 2.7663 8.4992 -4.7556 6.3339 -6.9537 -0.4409 -0.5203 -0.0863 6.3101 -1.6135 -3.0769 9.4719 0.995 2.6856 3.2661 -4.848 4.6512 -2.8324 4.8056 -2.6578 4.861 -7.9186 1.3598 -7.3412 -2.6565 2.9837 5.7968 0.3128 0.667 -8.1276 3.2577 7.2593 -5.8386 -4.7612 1.7269 -0.7648 2.1241 2.3809 0.9057 -1.8462 -2.0083 -2.6683 -5.0185 -0.3801 4.1542 4.2428 3.6972 -3.4642 -3.8036 -1.5228 5.6313 2.557 -4.9637 3.9654 -4.9594 3.2096 -2.0317 5.8394 2.2657 3.724 -4.4136 0.1223 -1.9147 2.6724 0.1689 3.0028 2.9309 2.3464 2.1111 4.6245 -3.1656 -3.2949 1.3532 6.6921 -2.8472 3.5308 -5.2041 -3.8173 2.4559 -0.3721 -0.8957 1.3784 10.971 1.9739 -4.0038 -2.0393 4.6575 0.5731 -0.5969 0.9988 1.3548 0.2509 3.6275 -1.6432 0.5537 5.7864 -2.8125 -3.4605 -2.6606 -3.8274 -0.9838 -6.4707 -3.0107 4.2974 3.1142 4.1762 -1.0296 -0.8822 -2.8017 -3.7792 5.1681 0.1197 4.5137 1.6914 -7.7932 -0.7523 6.8065 4.3012 -1.1283 -4.626 -1.4866 8.5425 -0.0979 2.3712 0.2983 -1.5495 4.8899 4.5302 3.4659 2.822 4.6043 1.6744 4.492 2.8865 0.3582 2.7565 -1.3191 1.0194 1.5377 3.7599 8.0714 -3.6454 -1.7861 -5.1035 -8.4428 -3.4748 -4.4007 5.9344 1.3555 -4.9535 -1.8787 2.5449 -5.5367 10.4796 -2.6149 8.9338 -2.4276 -10.1455 -2.2898 -3.0182 -3.3002 0.9688 0.8729 -8.2444 -0.0576 6.9401 4.4731 -5.3765 -3.8149 -4.6049 -5.7237 -1.753 4.3029 -2.9175 -2.4224 -2.879 -4.5468 2.2057 -0.5755 -1.7975 2.2653 -5.9969 2.3003 -9.1975 -4.9436 0.8332 -7.5649 -0.8898 -3.6754 -2.7297 0.56 -0.8645 -0.4544 -1.4405 0.6428 -6.49 3.3093 -3.664 -1.042 -1.7452 -5.8455 -3.6404 1.9034 5.2449 2.5646 1.4617 0.1076 -2.8949 -9.4813 4.9673 -5.2637 3.9385 -4.761 -3.1703 5.1335 -0.3765 4.6764 1.9258 -2.107 -0.7719 -1.3676 -2.1418 -0.2177 -6.2022 9.3298 0.7329 -3.1509 4.1289 1.5335 -3.4088 6.0398 4.1544 3.6009 2.789 -5.2934 -0.7905 -0.7431 3.6531 2.2093 -1.5431 -3.8191 0.2165 -0.8806 7.6255 -0.2374 -2.9176 -0.4471 1.0227 3.3742 1.1622 -4.7644 11.8662 1.2971 -5.8234 5.11 3.3275 3.1777 -4.4055 -3.0628 3.0758 1.4951 1.2502 3.1441 -0.2161 -2.5244 0.3655 1.2238 4.6297 -4.638 4.6009 -1.9394 5.848 5.0199 -5.3714 2.2443 1.9759 -6.8182 -1.1014 -0.8218 0.4631 0.6526 5.5485 0.1009 3.112 -0.2873 0.9708 6.2968 -4.4462 -3.2692 -3.8136 2.2956 2.5347 -3.4933 -0.6871 3.1456 -1.6916 -4.0893 1.9345 1.2431 -2.0651 0.8521 10.1287 -3.4961 -5.6051 -0.9777 3.3325 0.0214 0.16 3.2314 4.388 3.7466 4.622 -2.8461 -0.6202 5.3494 -1.4275 -4.0904 -3.1207 -0.9706 5.0089 -3.2614 5.2986 1.9114 -2.2403 0.7954 1.8615 4.8146 -0.9497 2.6175 3.0397 4.4899 8.043 5.4753 -1.2113 3.2407 -7.3399 5.8709 -2.2197 -0.2209 0.4893 -3.8477 -1.8445 -3.217 -1.395 -4.3448 -1.0719 -2.4157 -0.045 8.5412 4.6442 -0.699 -5.5313 0.515 -0.9027 6.8876 -4.2637 2.4677 6.2445 -1.0332 3.2042 -0.0412 5.8723 1.0332 -3.7668 -8.8095 3.0062 0.4096 1.1183 -2.4397 -3.7639 -5.0989 5.2013 3.2465 -1.9116 -1.6381 -0.4854 3.8973 -0.0033 4.006 3.1143 4.1066 5.0994 -3.7773 -0.013 -0.4938 4.9751 5.04 -8.1952 -5.3578 -4.6052 -1.2584 0.5624 -0.8808 3.9718 -7.864 1.109 -3.9495 8.0358 -0.2265 -5.2436 7.2525 4.7536 7.5188 1.6321 6.9089 1.1489 0.8088 -3.6145 0.0465 2.3073 -2.4341 -10.7156 -2.5359 -1.9897 1.0892 -1.8968 2.9463 -3.87 2.1126 4.2761 -2.7395 -1.7946 -1.1318 -0.9123 -0.9994 -6.7445 9.7425 -4.6869 4.9738 -4.46 -4.9989 3.4302 -6.1069 2.27 -0.2328 -1.2483 3.3818 -0.3965 2.7126 5.1593 4.6912 9.4735 -5.0423 -1.596 -5.1738 3.9661 3.9547 -0.1352 1.4291 3.8294 -1.2101 3.349 -5.2618 1.0544 -0.7799 3.7335 -4.9607 -2.6428 -2.176 0.3068 5.1557 1.7298 -0.9205 -5.4406 -1.3531 3.1858 0.9435 -4.0245 -1.7143 0.6382 -3.3702 -0.8612 9.7013 3.1249 3.9363 2.7474 -4.0373 -1.6504 7.9091 -1.4879 -4.8175 -3.0046 4.8099 -2.0257 3.664 -0.4992 -4.0388 3.7229 -7.1067 2.2771 0.2671 0.3422 -2.7093 0.2452 -1.6511 -0.6764 4.1778 0.1915 -0.7074 -7.4241 1.6851 -3.1132 -0.8879 -1.0798 -3.4312 -1.4555 0.2492 -4.4091 3.2734 2.161 2.4971 2.7032 -6.5001 2.4928 1.6956 -9.0732 0.1698 -6.6007 -1.2612 2.7016 0.3263 0.1173 2.8817 2.9665 1.3854 -2.8582 2.4476 1.1567 5.3291 1.4023 4.7996 1.9702 2.4774 3.0649 -1.5223 -5.0203 1.0443 1.2376 1.5661 2.7021 -4.5542 1.45 -1.7737 -4.0786 0.7842 5.0451 4.1062 -3.8096 0.255 0.9528 1.0124 1.5397 -1.4338 1.0314 0.0279 -8.526 0.149 4.655 -0.4778 5.6103 0.5983 6.4439 4.1261 -6.4093 -0.5912 -0.5705 -1.6715 -5.499 0.3255 3.2354 -1.154 6.6535 1.0622 -2.2229 -2.0058 -2.8407 -1.6749 2.6588 3.9103 -2.5713 -0.789 -3.3801 -6.1503 -8.2698 -0.665 4.6728 -5.7448 -1.2903 1.0082 3.0925 1.7488 6.9915 -4.3687 -2.6741 -1.6665 -2.3655 -6.6696 -0.0796 10.1674 -0.7513 -5.7893 2.0133 -1.0765 4.4131 -8.2092 0.2186 3.6201 -5.4091 -3.6432 3.0694 2.9111 -1.3719 4.4011 4.7084 3.4545 -0.7289 -5.456 -1.8761 2.2843 0.5838 4.9654 -7.0234 5.2287 6.5292 0.7592 0.9147 -5.7697 0.7591 0.472 -1.7604 -1.7432 5.3358 -1.1914 -1.9527 -1.7632 -5.5524 1.0241 4.1835 -0.7195 -0.7579 0.9344 -3.514 -2.2533 3.4826 -0.4546 -3.1125 -6.9846 4.355 -6.2413 0.2078 -9.0254 -3.4598 -1.2414 1.7912 -0.328 -4.8177 -2.6834 -2.0878 -2.4774 -1.5819 -0.04 0.6843 -0.3057 -3.9052 -0.3038 2.3674 6.9223 -1.5271 4.9338 1.0832 -4.8267 -0.6288 9.1506 2.4319 -1.7734 3.7226 -10.9612 5.9637 -4.1194 -1.2948 -4.0041 -0.377 -5.957 2.5391 -1.3503 -3.3959 1.5492 -4.5713 5.4785 2.908 1.2014 -2.4302 5.903 1.4742 2.8985 -8.3536 3.1082 -3.2089 -0.728 -2.1326 -1.0713 -4.5391 -8.4552 3.7614 -3.979 2.1289 2.7558 2.8044 6.6536 3.9117 -1.909 -0.896 -7.3575 2.5311 -6.6365 -5.1387 6.3426 -1.5767 0.8132 4.2644 -4.8391 -3.1615 -5.2607 3.4953 -5.0605 -3.7271 -7.9251 -5.9576 -6.2355 -0.9787 2.604 2.5974 -7.4443 0.5116 5.4547 -1.3057 -11.9378 5.8444 5.1619 -6.5496 -8.6838 -7.6274 5.4449 3.8181 0.128 -8.5851 0.43 -3.6323 -1.1787 -5.8253 0.5458 1.1438 3.6171 -1.491 -1.2898 -8.6364 1.1155 -1.9302 5.651 -3.748 2.4993 0.8918 -1.13 6.0144 5.8648 3.724 4.1064 -2.6433 -0.8998 1.4289 -0.6544 -0.3247 -3.6962 5.6931 -3.5879 -1.6261 -2.3422 -4.7746 0.4168 -4.0887 1.3304 3.5148 -0.0357 1.1485 3.6615 1.1563 3.6786 -5.3361 3.343 3.4727 -3.541 -2.0252 -8.1755 -4.4412 -0.6301 -5.2916 -7.8278 3.4421 -1.516 2.5717 3.3953 1.0762 1.7359 2.3037 -4.1956 3.7268 1.3965 -1.9232 -1.3024 -5.7644 3.5094 1.0647 1.6478 -5.5747 -5.8887 -0.8691 2.1938 2.6637 6.8761 -0.0885 3.0588 1.8538 0.9105 4.836 -7.9525 5.503 8.0956 -1.3238 2.8817 -2.3233 -0.9885 -1.7262 -5.1889 0.2955 13.3231 -2.9787 2.533 -3.5184 1.9777 -3.2313 -1.889 4.7252 -0.6384 -1.0959 -7.2523 1.058 -0.2986 10.7329 -3.336 1.1364 3.1073 4.1248 0.2105 -1.292 -8.7931 -0.1839 -1.5309 9.6374 -0.811 4.9123 3.9559 0.621 1.5739 2.4427 -3.4269 -0.9615 -8.1634 5.7581 0.5178 2.2167 3.0327 -1.8214 12.0085 -4.7774 5.5507 3.6646 -0.5231 -0.8806 -0.1495 -4.9072 -2.0586 -2.4275 -3.1703 -7.2574 4.6891 -6.4439 -3.6564 -6.2646 0.9212 0.6856 2.8615 3.6644 -3.809 2.5541 4.4813 2.8383 2.6239 -2.7013 4.2423 -3.8505 -2.3227 -2.6177 2.6257 0.0143 0.0539 3.0474 -5.5783 0.1878 -3.076 -0.5547 -11.9349 9.4786 -2.0442 -0.9228 -0.0984 0.5841 2.2812 -2.9816 2.216 7.3071 1.404 -3.9172 2.7701 -0.3585 0.9298 1.0191 7.744 -3.3665 0.9444 -0.5134 3.5336 2.6863 1.1487 0.4362 -2.3896 -5.3304 -1.4604 0.3724 -4.3072 0.1714 0.6368 -2.6823 4.7594 -2.2514 -5.3155 -4.5327 -6.9891 1.5964 0.6409 0.7148 -4.1963 -5.3809 0.3112 2.2203 0.0562 -0.6462 1.5196 1.5689 -3.2494 -1.5325 0.7083 -3.7362 -2.1158 -2.4559 -0.979 -2.4029 5.6783 0.9955 3.728 -5.708 0.8574 -7.219 1.3006 -0.4154 -3.0549 1.7326 -1.2716 5.4606 -1.912 5.2792 0.3106 -8.0776 -0.2851 1.8041 -3.1983 -1.6517 -1.7562 -4.3535 9.0806 1.3319 -7.4838 0.6772 -2.3117 0.444 6.2949 0.706 -1.5642 -6.2029 -1.5529 -2.5425 1.1068 -7.056 -2.6284 -2.1524 -5.3118 6.9932 -1.4789 -2.9816 2.2589 -7.3158 -0.5733 -0.3013 -0.9099 2.7114 2.6064 8.7136 7.3814 -1.497 5.2726 1.9659 -1.6862 -1.2077 -4.1992 -0.3316 6.5125 -6.2977 -1.7462 -4.7131 7.3605 -0.5003 -2.8557 -1.3745 -7.6374 6.4144 -2.9944 3.7563 -1.6791 1.8934 1.8897 -2.5415 -3.5373 4.4304 -0.7486 7.4762 -5.0319 3.1677 5.5856 -5.0571 3.6425 -3.156 -4.0393 -1.295 3.6431 5.9582 -4.5736 -1.7522 -2.0407 2.6988 1.5193 -1.0846 3.0898 6.5682 -8.2162 0.4332 0.2278 -2.7392 1.9473 1.108 -1.0977 -2.5925 4.0801 -2.9858 5.2958 2.72 -1.3982 2.4613 -1.4087 -6.4583 -4.9975 4.6379 -2.3219 -1.8311 -0.8483 3.9723 0.2851 -0.456 4.8777 0.9109 6.2391 -1.4802 0.5876 8.627 -3.9079 5.5472 1.6797 -1.8041 2.4788 1.5491 -4.2587 -1.1927 1.4256 5.4525 5.1156 4.6349 -0.2639 -0.1024 6.1656 0.5068 2.8608 -2.4864 0.1532 0.7593 1.4 4.3715 0.4861 0.6023 1.923 4.7187 0.3117 -2.0813 -3.4131 -0.1899 -8.7408 -0.2181 -2.9803 -6.8816 1.8109 7.2245 -8.0792 -0.3527 -4.2751 0.2605 -2.3298 -0.3055 2.4904 -2.0223 4.0453 -4.4687 1.9859 8.1384 0.9281 3.4782 -2.8511 2.8785 -1.6685 3.5705 -5.9422 0.9886 2.755 3.2687 -0.9402 -2.4365 -1.497 -6.0236 -7.9061 1.0708 -1.1468 0.0352 4.3915 2.5007 -2.1444 0.525 1.5629 1.0703 1.7407 4.7222 3.489 -2.3106 0.2313 -9.4672 -0.3011 9.0341 3.3652 2.3817 -2.9706 1.3158 -2.2033 -2.0577 1.3124 -1.1527 -2.6262 -0.5905 -2.009 4.8538 -3.4578 -2.4525 -6.9615 4.1282 -4.7678 6.1619 -9.3776 -0.855 -1.8718 1.0447 -1.3242 6.0175 -2.1245 3.1928 -5.2739 3.4331 2.5708 -0.9586 2.6022 -3.0854 -3.3031 -2.3714 -1.988 -0.4481 -4.7119 -0.9635 4.4986 4.468 1.0617 -1.1955 -6.0932 4.0538 0.852 -5.2096 5.7364 6.6079 -8.5256 -2.5856 -3.4009 0.3107 7.8319 2.0317 -0.2677 0.7823 -6.1739 -1.7252 -1.6974 4.5087 -4.426 4.2679 5.1795 4.0877 1.0151 -2.1334 1.0229 0.9169 -1.5129 7.5582 -0.4893 -6.4349 -6.6404 -5.3415 -1.3701 -3.5045 -3.3043 0.3582 -1.6178 4.5756 -4.7143 -7.0849 3.431 6.3172 3.366 4.843 0.486 5.0611 -3.4887 3.763 -2.3809 -1.2493 -1.5313 2.9678 0.833 -6.3734 2.0362 3.9624 1.4244 4.1516 2.3153 -9.1257 3.7627 -3.5604 1.5155 -0.482 1.4558 2.1237 0.1821 -0.9287 0.4054 -7.374 3.5831 2.9742 8.9397 0.1516 0.791 -1.3716 10.7949 3.7295 -4.4335 -1.0406 3.0105 1.761 4.5747 9.4395 -3.6784 -1.8975 0.7665 -0.9156 -7.0936 1.9778 2.1289 1.9626 -1.4572 -1.8111 -1.4502 2.9524 -1.2716 -0.9939 1.5773 -7.1914 5.4168 -2.3544 -0.2622 -0.4233 -0.2726 -6.312 2.2888 -0.1589 3.1542 2.5202 -3.8067 -2.8313 5.1912 -0.7487 -7.9101 -1.5307 -0.1584 -0.8523 -8.8701 2.9212 -0.1911 3.8896 4.0422 -1.7366 0.7556 2.1392 1.5437 -0.4118 4.0289 -1.2422 0.0737 2.9141 -1.7265 -1.0872 2.122 2.4111 -3.7306 -2.7304 2.2314 -1.1187 -8.4214 -0.4247 -1.3067 1.807 -0.0827 2.6973 9.38 2.7701 -1.5764 4.08 0.6296 2.8146 -7.82 4.3605 6.7952 -1.2899 8.4974 -5.2086 -2.1499 -10.5232 -5.869 -8.5539 3.9534 -2.6359 -5.5115 1.9729 -0.6296 -1.5718 -2.814 -2.1966 -1.9665 2.4061 1.029 0.9938 -6.8728 -0.108 1.4775 0.7014 -1.6531 3.3261 2.0317 -0.9783 -1.0535 -1.6965 -3.2922 0.2221 -3.804 1.2037 -3.6759 -4.6425 -2.974 0.6196 7.7786 1.1176 2.8279 1.281 -4.509 2.7238 -3.2481 7.0788 -1.6257 -3.5226 1.6892 -0.7434 -0.5348 4.9919 -1.2012 7.7975 12.4562 -2.0308 -1.877 -2.3714 1.5558 -3.1983 -0.7859 3.4064 0.1335 -5.8527 3.4783 1.609 -3.3904 -0.6441 5.2642 0.8004 -6.2506 7.7978 7.0726 -1.5539 0.3591 -12.2944 1.9033 -5.1337 3.9585 2.4485 -0.0417 0.1786 5.6645 -4.3068 2.5763 1.1629 -7.7185 0.653 6.4338 0.4063 -4.0328 -7.7102 4.3618 2.8657 -6.8531 1.033 -2.639 2.6357 -1.9383 -10.477 1.5915 -1.6493 0.495 4.1536 -4.4463 -1.1673 3.2899 5.9241 -2.5972 1.5485 -3.6601 -1.8638 3.6825 6.3385 -3.5413 2.8805 0.7664 2.401 -1.4701 4.3965 3.6882 -4.0704 4.002 -1.7157 -3.7768 -0.5327 -8.0325 4.7514 -2.5313 -10.3124 -0.2412 -0.2919 10.1288 -0.6338 4.4748 -1.5063 1.5308 -5.5535 0.4996 4.6336 2.6104 1.3495 0.2949 -4.9129 0.0966 -7.5822 -0.587 -0.568 7.5209 3.7486 -0.419 -0.5525 -2.4769 0.0211 0.9975 1.3659 4.0533 -3.7497 2.1584 -6.037 -1.1782 -4.0684 -6.9815 -3.5126 2.6899 0.2347 3.6466 -5.5277 -4.2503 -2.1389 -3.8666 4.1453 -4.3475 -1.0372 3.5227 5.9738 2.1397 4.2664 -4.7766 -4.2489 -2.1874 9.8712 -10.1297 -3.0536 -4.2118 1.1187 -2.423 -8.922 -6.4549 4.9421 2.9363 -5.4806 3.8632 3.5932 0.0488 -0.2597 -2.8675 -3.7326 0.0822 -2.364 3.3095 2.5425 -0.1488 -7.7596 3.9841 0.9422 -2.2291 -2.2176 0.0557 -4.5892 2.0723 0.9676 -0.1919 9.2243 -1.463 -3.6165 -4.0777 0.2769 3.6324 1.656 -2.0399 -4.8367 1.0458 -1.6965 -5.0328 -0.7009 -0.446 0.3594 -0.6096 -7.7146 -5.2852 5.5647 0.6832 -0.0847 -1.1632 -1.0992 -1.0318 -3.4436 8.8163 2.1752 -3.1152 -6.3677 -1.1052 0.6217 -8.7932 -6.7536 -5.0259 -1.8307 1.5716 6.1779 3.1296 -4.8865 5.3501 -7.0963 -4.1573 5.278 1.3628 11.179 4.0401 -3.7652 -3.2588 -0.9036 -3.4316 -1.0856 -0.3361 -0.0197 0.1932 -1.1142 0.0802 2.8447 2.3298 8.0097 7.1348 -1.1846 0.6298 -6.3474 -4.9117 -4.1647 -0.5202 4.9052 -10.3569 -5.2971 4.6968 -4.565 1.4529 -1.9024 4.9441 -6.4604 1.659 -2.1519 -10.5976 -1.5456 -1.062 2.5784 -0.3046 -3.5853 -1.4387 -0.715 -0.3971 -0.2733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un 2 (Best of 7)</text:p>
          </table:table-cell>
          <table:covered-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.6854 -0.4655 0.5692 -0.0109 -0.9843 -0.0066 -0.4723 -0.8726 -0.9258 -0.7605 0.6789 -0.4363 -0.2465 -0.9517 0.478 -0.7378 0.5327 0.4917 -0.7394 0.4799 -0.2735 -0.3216 0.0928 -0.5539 -0.6735 0.0536 0.2362 0.6143 -0.5626 0.6297 -0.4562 0.3306 0.031 -0.2892 -0.6674 0.9142 -0.8174 0.2866 0.7628 -0.3727 -0.1495 -0.367 0.8482 -0.9961 0.9932 -0.9823 0.0669 0.936 -0.0451 -0.3375 0.4928 -0.3204 -0.2772 -0.3564 -0.7024 0.0019 0.9506 0.9658 0.033 -0.3505 -0.077 -0.9131 0.7424 0.7732 0.8032 -0.0043 0.5809 -0.9424 0.3181 0.4308 -0.7819 -0.27 -0.7509 0.0862 -0.1031 -0.0958 0.977 -0.4628 -0.5969 -0.8736 0.0908 -0.4835 -0.2312 0.5219 0.6459 -0.3778 0.7371 -0.2951 0.4501 0.3249 0.8062 0.5401 -0.5692 0.0163 -0.1687 0.5634 0.0418 0.204 -0.7528 -0.7735 0.2175 -0.1916 -0.8506 -0.463 0.9816 0.8646 -0.0246 -0.1234 0.7001 -0.1123 0.6465 0.9527 0.9106 -0.2872 0.717 0.2401 -0.388 -0.7232 0.9738 -0.8038 -0.687 0.4402 0.8624 0.2737 -0.2348 0.7799 0.1701 -0.2153 0.9336 -0.3776 -0.7456 0.5089 -0.3982 -0.1546 -0.9898 0.028 0.757 -0.3537 -0.0241 0.6823 -0.5699 0.7238 0.072 0.8715 0.2687 -0.2826 0.3971 -0.387 0.9311 -0.3998 -0.6369 0.6346 -0.5806 -0.0249 -0.7581 -0.0002 0.7541 -0.1319 0.391 -0.6249 0.2653 0.9369 -0.4946 0.2563 0.6323 -0.1606 -0.3856 -0.9536 -0.6579 -0.6793 -0.8232 0.6606 0.9756 -0.5296 -0.1351 -0.077 -0.8585 0.853 0.9314 -0.966 0.3413 -0.9309 0.2379 0.2608 -0.9016 -0.518 -0.4487 0.253 0.5909 0.4556 -0.4055 0.4969 0.9753 -0.432 -0.5896 0.3014 -0.1166 -0.8449 0.9699 0.6604 -0.7637 0.6247 0.4597 -0.2504 -0.782 -0.0833 0.7817 0.8623 -0.7629 -0.1206 -0.6797 -0.6542 -0.307 0.811 -0.1665 -0.4471 0.2613 -0.9449 0.2298 -0.7844 -0.1501 -0.9005 -0.4467 0.4229 0.7883 -0.5484 0.6796 -0.3146 -0.4413 0.8755 -0.4385 -0.8834 -0.6446 -0.3477 0.7782 -0.0093 0.1864 0.5118 0.2045 -0.1762 0.8672 0.6999 0.0365 0.423 -0.9449 -0.0157 -0.7881 -0.5608 -0.2712 -0.7582 -0.437 0.5433 0.0162 0.0186 -0.0489 0.8309 -0.3118 -0.7207 0.4493 0.8934 0.6291 -0.9649 0.415 0.4867 0.0669 -0.7242 0.7643 -0.8982 -0.8812 0.4163 0.7609 -0.9501 -0.9999 0.3291 -0.3203 0.624 -0.6018 -0.6434 -0.0282 -0.3966 -0.7263 -0.707 0.7195 0.5345 -0.4996 0.1963 0.7991 0.2904 -0.098 0.7381 -0.9346 0.5092 -0.7161 -0.3971 -0.6546 -0.2922 0.4941 0.972 -0.1018 0.0606 -0.4544 -0.3224 -0.5241 -0.6295 -0.2361 0.6134 -0.7611 0.0052 -0.0091 -0.3031 0.0254 0.3619 0.6437 -0.581 0.2337 -0.0853 0.2863 -0.9679 0.6274 0.7118 0.0036 -0.8812 0.9489 0.8349 -0.1917 0.905 0.9026 0.1368 0.4968 -0.2335 0.3526 0.3888 -0.9216 0.4826 -0.8721 -0.9423 0.3881 0.7201 -0.8282 0.841 -0.6286 0.3259 0.4227 -0.8776 0.9187 0.2092 -0.8203 0.5455 -0.606 0.3177 0.8612 -0.7023 -0.0227 0.5329 -0.3678 0.23 0.7344 0.5667 -0.3083 0.0717 0.5742 -0.6103 0.1475 -0.9559 -0.6023 0.5783 0.3802 0.679 -0.2016 0.424 -0.7698 0.2737 0.7125 0.9423 -0.6201 -0.1842 0.7851 -0.5196 0.1837 0.6107 0.9933 0.8142 0.9907 -0.4594 -0.7048 0.0775 -0.1541 0.6704 0.5143 0.2109 0.294 0.7499 0.8534 0.7791 0.171 -0.7276 0.1837 0.2908 -0.4342 0.7114 -0.3187 -0.3688 0.9424 0.9639 0.1231 0.8305 -0.5333 0.0457 0.6669 0.7892 0.0416 0.5705 -0.1106 -0.7204 -0.7872 0.1943 -0.8494 0.165 0.3171 0.0959 0.1762 -0.3985 0.2397 0.2703 -0.4634 -0.2156 -0.9838 0.4573 -0.6841 -0.6728 -0.3914 0.7804 0.3033 -0.146 -0.5653 -0.4901 0.3316 0.3232 0.1154 0.0824 -0.778 -0.4406 -0.1541 -0.5911 0.1442 0.2467 -0.4586 -0.9306 0.4192 -0.8273 0.5167 0.0787 0.4279 -0.444 0.9204 -0.9111 -0.2268 0.2686 -0.5191 -0.5282 -0.5688 0.3716 -0.4143 0.5084 0.5541 0.4576 0.0973 -0.9053 0.1292 -0.1423 0.1164 0.9855 -0.581 -0.2608 -0.5135 0.2473 -0.059 -0.6875 -0.8311 0.9986 0.1082 -0.3838 -0.4448 0.7794 0.2005 -0.6396 -0.6044 -0.3978 -0.7176 0.7427 -0.0173 0.3753 0.3594 0.4555 0.9858 0.5142 0.0854 0.4668 -0.0908 0.2793 0.5271 -0.0259 -0.2772 0.1692 0.3186 -0.59 -0.5557 0.5057 0.342 -0.7261 -0.642 -0.0981 0.0462 -0.2567 0.7898 -0.7789 0.0049 0.1134 -0.9204 -0.1433 -0.2571 0.922 0.9625 -0.7924 -0.6349 -0.9172 0.7033 -0.383 -0.9329 0.7067 -0.1226 -0.1963 -0.9786 0.71 -0.005 -0.7811 0.6054 0.6026 -0.7144 0.5493 -0.0912 -0.4547 0.477 -0.8208 0.4386 -0.225 0.0725 0.3778 -0.0515 0.1527 0.8881 -0.2112 -0.1079 0.0134 -0.8195 0.5042 -0.8608 -0.9672 -0.5771 0.628 -0.594 0.4482 -0.6997 0.3313 0.7582 -0.6239 -0.2247 -0.0111 0.4868 -0.9053 -0.805 -0.0872 0.8906 -0.9337 -0.882 -0.0831 -0.2134 0.7563 -0.0597 0.3312 -0.5299 -0.7676 0.4003 -0.1665 0.9663 0.1311 -0.5437 0.423 -0.3891 -0.7139 0.8045 0.2171 -0.5534 0.1134 -0.6628 -0.9565 -0.3178 0.1317 -0.3322 -0.7006 0.5369 0.5764 -0.6721 -0.8806 0.1989 -0.5372 0.616 -0.8476 0.0932 -0.7879 0.4649 0.8694 0.0243 -0.1496 -0.3364 -0.6554 -0.4677 0.499 0.4535 -0.5725 0.09 -0.716 -0.7302 0.0157 0.603 0.2838 -0.9804 -0.7195 -0.9841 0.4154 0.2275 0.5249 0.5054 0.5953 0.6473 0.636 -0.7894 -0.898 -0.0012 -0.8525 -0.98 -0.4915 -0.4128 0.704 0.9513 0.2542 0.6351 0.4282 0.8082 0.9209 0.6096 0.9421 -0.1273 0.9825 -0.8818 -0.5087 0.6855 -0.1264 0.3145 0.3258 -0.5401 0.9696 -0.1437 -0.8153 -0.1353 -0.2065 -0.3158 -0.4309 -0.2241 0.7518 0.4034 -0.4045 -0.0931 0.7453 -0.6345 -0.9871 -0.1045 -0.2874 0.0113 0.1675 -0.9081 -0.1755 0.1935 -0.5401 0.5933 -0.7983 0.189 0.2872 -0.7015 0.5734 -0.103 -0.227 -0.7597 0.6731 0.8745 0.6587 -0.1282 0.0398 0.6218 -0.0345 0.5274 0.6268 -0.6145 0.3765 -0.6438 0.0158 0.391 0.9941 0.9618 -0.6185 0.9027 -0.7643 -0.896 0.8914 -0.5875 0.8938 -0.5378 -0.712 -0.0331 0.106 -0.657 -0.5834 0.1929 0.362 -0.4502 -0.5589 -0.6791 -0.4794 -0.2721 -0.1211 -0.291 0.811 0.5826 -0.7536 -0.1925 -0.6495 0.5476 0.3243 -0.5924 -0.1029 -0.0874 0.993 0.1924 -0.4229 0.386 -0.8274 0.751 -0.733 -0.7014 -0.8707 -0.8828 -0.9701 0.2685 -0.5702 0.0947 0.1298 0.0071 0.0813 0.8345 0.9701 -0.8024 0.8408 -0.7189 -0.4895 0.3977 -0.3166 -0.7842 0.3574 -0.0601 -0.2586 -0.4021 0.1492 -0.6832 0.3312 -0.65 0.956 0.4832 -0.1292 -0.9023 -0.8943 0.7666 0.2896 0.0319 0.0043 -0.6706 -0.8968 0.2744 0.1817 -0.7234 -0.1538 -0.0787 -0.7434 0.8849 0.1541 0.084 -0.4052 0.649 0.8895 0.2139 0.4685 0.1034 0.322 -0.4991 -0.0542 -0.4845 0.6504 -0.4217 -0.1874 -0.946 0.4688 0.9286 -0.9637 0.0815 0.1415 -0.1749 0.8056 -0.3792 0.2226 -0.6845 -0.5048 0.8528 0.0105 0.6373 -0.8002 -0.0289 -0.3258 0.2271 -0.906 -0.8424 -0.534 -0.5356 -0.4497 0.7462 -0.2554 0.6609 -0.3702 0.0855 0.9898 0.6788 -0.5376 -0.646 -0.4855 -0.802 0.7142 0.1148 0.3557 -0.3012 -0.3287 0.3978 -0.6794 0.9141 -0.0874 -0.2596 -0.9355 -0.9986 0.0266 -0.1131 -0.6592 -0.85 -0.313 -0.7524 -0.2388 0.0567 0.4382 -0.1805 -0.8151 -0.7977 0.1439 -0.0222 -0.9579 0.0862 0.1653 -0.4792 0.2076 0.543 0.7447 -0.0115 -0.9547 -0.0605 -0.479 0.8817 0.822 -0.7014 -0.0081 -0.215 -0.5688 -0.252 0.3212 0.517 0.9796 -0.2993 -0.6274 -0.9141 0.2031 -0.9293 -0.0702 -0.8687 -0.8462 0.5059 0.2371 -0.6603 -0.4249 -0.8434 0.6178 0.884 0.0208 -0.439 0.1969 0.8457 0.2335 0.1098 -0.2401 -0.7572 -0.6057 -0.787 -0.3401 0.1004 -0.1321 0.3354 0.8733 0.1971 0.8077 0.2805 -0.2729 -0.9399 -0.3595 -0.8689 0.5252 0.3205 0.1111 0.488 -0.5337 0.7619 -0.0669 -0.9588 0.9863 -0.5293 -0.9057 0.5408 0.3353 -0.327 0.1669 0.7987 0.2937 0.2536 -0.5168 -0.5427 -0.5304 0.7668 -0.9219 0.0403 -0.6298 0.9911 -0.5394 -0.9198 -0.3629 -0.035 0.0128 0.8084 0.5277 -0.4677 0.2752 -0.2684 -0.6928 -0.7997 0.7903 0.6049 0.5366 0.3716 -0.5391 0.4447 0.9413 0.9532 -0.3011 -0.2516 0.6935 -0.9819 0.7702 -0.9779 0.8248 0.1533 -0.01 -0.0458 0.3908 -0.2881 -0.5117 -0.2513 0.9583 0.0023 0.248 -0.558 0.5263 0.0857 -0.7463 -0.1791 0.6742 0.9346 0.9335 0.6093 -0.5771 0.7444 0.2583 -0.8022 0.7204 -0.0214 -0.0395 0.3058 -0.9593 0.7001 0.8971 0.9903 -0.5895 -0.2909 -0.0593 -0.8115 0.8406 0.5416 0.2669 0.2858 0.9184 0.7413 -0.1813 -0.6527 -0.3528 0.917 0.352 0.3807 -0.6188 0.4486 -0.1803 -0.3513 0.0095 0.7673 0.5728 0.0064 0.4505 -0.9198 0.8629 -0.2445 0.1071 0.9028 -0.0806 -0.743 -0.8495 0.6445 0.087 -0.5046 -0.9242 0.1984 0.9685 -0.727 0.4813 0.7981 0.7254 0.6301 -0.1589 0.5982 -0.9484 0.0871 -0.7657 -0.3189 -0.5361 0.0222 0.4166 -0.5689 -0.3805 -0.7006 0.3251 -0.9182 -0.9446 0.7547 0.0558 0.9998 0.037 -0.745 0.7074 -0.2532 -0.2882 -0.9472 -0.0585 0.1409 -0.4688 -0.9712 0.4774 -0.7235 -0.7739 -0.0975 0.6198 0.2017 0.7603 0.1622 0.7434 0.3248 -0.2557 -0.0875 0.012 0.4423 -0.6741 -0.8342 0.8365 0.7999 0.6567 -0.9143 -0.8604 0.0356 -0.8782 0.6663 -0.2272 0.028 0.6907 0.5167 -0.209 -0.1192 0.1164 -0.5045 -0.3239 -0.8347 0.1235 -0.2551 -0.0755 0.1907 0.9086 -0.0253 0.3949 0.7238 -0.3094 0.6895 0.6587 0.2635 0.1696 0.257 0.6147 0.6284 0.6259 0.0507 -0.2986 -0.1866 0.467 0.6217 -0.7777 -0.618 -0.4249 0.2225 -0.0576 -0.4222 -0.8639 0.5059 0.695 -0.1524 0.8812 0.3917 -0.9352 0.4244 0.8232 -0.4579 0.0291 -0.1252 0.8426 -0.0227 -0.9498 -0.5896 -0.7798 0.4634 0.0596 0.4485 -0.5694 -0.8251 0.9805 0.4016 0.1958 0.3383 -0.5657 0.0141 0.6543 0.4668 -0.0683 -0.3831 -0.7876 -0.6608 0.4247 0.8387 -0.768 0.0439 -0.1913 -0.5602 -0.1767 -0.3911 0.0481 -0.3824 0.9958 0.697 -0.5817 -0.1599 -0.2875 -0.4028 -0.0822 0.7152 -0.3328 0.8254 0.582 0.7425 -0.771 0.3683 0.6963 -0.0352 0.6089 -0.0779 -0.8794 -0.3613 0.3175 0.5763 0.1771 -0.4064 0.3813 -0.7548 -0.2942 0.8811 -0.242 0.7761 -0.2055 0.4645 0.4607 0.4545 -0.0698 -0.7524 -0.6623 -0.8096 -0.0492 0.561 -0.2517 -0.8648 0.2261 -0.2245 0.5402 0.6057 -0.6143 0.0469 0.2371 0.4389 0.0033 0.4332 -0.5788 0.7066 0.3816 0.1557 0.3556 -0.0552 0.705 0.0883 -0.4684 -0.8504 0.419 0.0998 -0.5968 0.6549 -0.0602 -0.8873 0.2242 0.4407 -0.3305 0.8142 0.7561 -0.679 -0.6268 0.2577 -0.7742 -0.5026 -0.7601 -0.9124 -0.1064 -0.0342 0.0735 -0.0432 0.4188 0.3114 -0.1116 0.2344 -0.9147 0.9729 0.9298 0.1471 -0.0392 -0.1588 0.0084 -0.0889 0.1342 -0.1719 0.9876 -0.2621 0.8168 -0.9947 0.6727 -0.9245 -0.3563 0.1128 0.0594 -0.8966 0.182 0.4363 0.4957 -0.6263 0.8247 0.3497 -0.4734 0.8924 0.6365 0.0777 0.2529 -0.2562 0.5877 -0.5538 -0.2278 -0.4331 0.4547 -0.7443 0.3842 -0.6373 -0.667 0.3536 0.7698 0.4367 0.5293 0.2013 0.8869 -0.2508 0.0134 -0.3086 -0.9285 0.2384 0.2605 0.4282 0.3378 -0.238 -0.2329 0.8574 0.402 -0.3869 0.9372 -0.1031 -0.2572 0.339 0.3839 0.7568 0.4514 -0.4446 -0.1002 0.4602 -0.5032 0.3312 -0.2713 -0.221 -0.9597 -0.8747 0.4087 0.189 0.4257 0.5802 -0.0449 -0.9124 0.9999 0.9696 0.5122 -0.7313 -0.8562 0.7151 -0.424 0.568 -0.5363 -0.5979 -0.5307 -0.9782 0.4564 0.615 0.7013 -0.5495 -0.5657 0.9078 0.0275 0.9423 0.8991 0.7212 0.029 -0.1133 -0.1945 -0.0938 0.7902 0.6254 0.4704 -0.2686 -0.487 0.9815 -0.7667 0.4237 -0.9077 -0.6947 0.687 -0.0579 -0.2247 -0.1795 -0.2238 -0.3115 -0.1051 -0.5826 0.9451 -0.0111 0.1952 -0.3951 -0.3608 0.2578 -0.075 -0.6799 -0.7016 -0.2636 -0.5975 -0.0573 -0.5982 -0.9494 -0.0769 -0.7415 -0.298 -0.8306 -0.2902 0.4157 -0.254 -0.5835 0.506 -0.3253 -0.9761 0.7179 0.1746 0.7904 -0.3959 0.0609 0.1324 0.0992 -0.822 0.7982 0.8129 -0.7658 0.5275 0.5753 -0.8375 -0.2096 -0.4375 0.7139 0.7782 -0.8019 -0.0019 0.2939 0.6566 0.8586 0.5581 0.3961 0.8067 0.2765 0.888 0.5179 0.4622 0.248 0.6688 0.1874 0.895 0.0347 -0.7431 0.1992 0.6853 0.1834 0.307 0.1239 -0.7427 -0.7848 0.072 -0.7557 0.0601 0.0393 -0.7194 0.74 -0.0707 -0.2464 -0.6528 0.7333 0.5573 0.9814 0.9839 -0.0048 -0.4862 0.4284 0.4417 -0.3492 -0.587 -0.9643 -0.9216 -0.7004 0.9904 -0.7339 -0.539 -0.2845 0.6465 0.7083 -0.3618 0.4339 -0.4481 -0.9751 0.0906 0.4978 0.7931 -0.8911 0.8349 0.2577 -0.6091 -0.0734 -0.2842 -0.9934 0.0974 0.8051 -0.2599 -0.0726 -0.4568 -0.4153 -0.5282 -0.4154 -0.388 -0.1582 -0.8096 -0.2252 -0.2336 -0.4313 -0.9373 -0.6573 0.4514 0.9298 0.8622 0.9128 -0.8051 -0.722 -0.5928 0.8146 0.0256 -0.242 0.9469 0.8603 -0.5725 0.3905 -0.084 -0.5811 -0.6171 0.0687 0.2025 -0.3372 0.7356 0.8923 -0.2266 0.1924 0.0125 0.2125 -0.9121 0.4726 0.4738 -0.5121 0.5748 0.1987 -0.0588 0.8358 0.394 -0.4801 0.4716 0.3563 -0.3882 -0.8871 -0.0097 -0.0538 0.8711 0.5279 -0.1832 0.5293 0.1839 -0.7172 -0.5773 -0.7494 -0.753 -0.8936 0.8371 0.8195 -0.1204 0.1941 0.4356 -0.2949 -0.7474 -0.0621 -0.4939 0.5142 -0.3012 0.7415 0.7757 0.9426 -0.6014 0.598 0.7112 0.9974 0.5704 -0.658 -0.7796 -0.5993 0.918 0.0614 -0.9051 -0.8735 0.1516 -0.5592 0.9375 -0.5596 -0.1725 0.572 -0.1943 -0.6598 -0.2342 -0.256 0.6876 0.2037 -0.0432 -0.998 -0.162 -0.7087 -0.5059 -0.7548 0.942 -0.163 -0.8029 0.7905 -0.4991 -0.81 0.0985 0.7817 0.6363 0.2408 0.7463 0.2497 -0.0783 0.7595 0.9607 0.6266 0.2041 -0.49 0.4581 -0.9617 -0.4479 0.6768 0.2597 -0.1779 0.9413 0.9198 0.1616 0.6343 0.0257 -0.2545 0.0346 0.0524 -0.0968 -0.6117 0.1717 0.627 0.5862 -0.8198 0.3331 -0.4468 0.6801 -0.3299 0.721 -0.6054 0.1975 -0.0229 0.4234 -0.0906 0.4929 -0.2843 -0.3778 -0.3839 0.1703 0.4974 -0.0815 0.3657 0.4446 -0.7765 0.1019 -0.8279 -0.2124 -0.6632 -0.9744 0.2044 -0.8525 0.9115 0.9421 0.1295 0.5484 -0.1838 -0.2309 0.4534 -0.6311 0.5573 0.1094 -0.1012 0.6188 -0.8248 0.0853 -0.5701 0.8999 -0.0403 0.3434 -0.1904 0.6614 -0.8476 0.5791 0.6068 0.4201 0.7476 0.1802 -0.5652 0.6338 -0.4814 -0.4272 0.9274 0.558 0.3352 0.4502 0.6778 -0.4876 0.8104 0.3292 0.0396 0.4956 -0.9904 0.579 -0.1225 -0.8441 0.9557 0.2933 -0.608 -0.6757 -0.7377 0.6356 -0.6059 0.3221 0.1486 0.4959 0.2994 0.0109 0.9539 0.6052 0.5911 0.9313 -0.412 -0.574 0.0347 0.99 0.2049 0.9944 0.9628 0.9347 0.3717 -0.013 0.3714 -0.2303 -0.976 0.6718 -0.8478 0.3719 0.8658 -0.3521 -0.2258 -0.1602 -0.0622 0.0545 0.1202 -0.635 0.2908 0.6011 0.4093 0.0376 0.5965 -0.7334 -0.0502 0.3894 0.2818 -0.6557 -0.7831 -0.0053 0.9033 0.7395 0.2431 -0.9233 -0.7537 -0.8421 -0.3172 0.3563 -0.6482 -0.2731 -0.4514 0.5355 0.6268 -0.809 -0.4135 0.3539 0.0705 -0.0144 0.2715 -0.5981 -0.5007 -0.8674 0.514 -0.4339 0.6887 -0.0108 0.4055 0.842 -0.3412 0.8765 0.3322 -0.6704 -0.5528 0.7463 -0.8455 -0.906 0.661 -0.0439 0.0075 -0.9326 0.8738 -0.6981 0.2364 0.6958 0.4784 -0.1851 0.0085 0.4319 0.9678 0.198 -0.3974 -0.8575 -0.2919 0.8286 -0.5753 -0.6073 -0.9601 -0.3775 -0.1729 -0.2712 -0.3055 0.1475 0.6371 -0.3315 -0.0156 -0.4033 -0.7455 0.705 0.6452 -0.1925 -0.2116 -0.5747 0.3564 -0.0226 -0.3949 0.9882 0.032 0.0879 0.5248 0.907 0.3161 -0.0198 -0.0751 0.5044 0.0797 -0.0153 0.6336 -0.85 0.7136 0.8267 0.7919 0.1179 0.8085 0.441 0.4886 -0.3801 -0.9775 -0.8625 -0.0138 0.7853 0.4839 0.7061 0.5587 -0.0931 -0.1466 0.2392 0.9113 0.8401 0.2277 0.9029 0.2549 -0.0535 0.7517 -0.6945 -0.1175 0.2122 0.6564 0.3998 -0.7004 -0.0338 0.2001 0.3781 0.2236 -0.6598 0.3031 -0.0232 0.1797 0.8826 0.7177 -0.3378 -0.2438 -0.4973 -0.4625 -0.9695 -0.4755 0.3657 0.2507 -0.259 -0.8791 0.4103 -0.8075 -0.3441 0.376 0.648 0.0767 -0.4175 -0.0508 -0.1492 -0.4625 0.0737 0.5431 0.38 0.2985 0.0905 -0.8245 0.011 -0.0784 -0.875 -0.2626 0.1294 -0.2166 0.6809 0.3163 -0.2736 -0.2381 -0.1633 -0.1258 -0.8837 0.6926 0.4643 0.4154 -0.2343 0.3531 0.2958 0.4836 -0.8475 0.0219 -0.4292 -0.9826 0.6421 0.3775 0.39 0.9202 0.8139 -0.5436 0.8189 -0.7815 0.1315 0.675 -0.4661 -0.7484 0.1681 0.6873 -0.4919 0.4763 0.3446 0.4048 0.0581 -0.3792 -0.3389 -0.0423 -0.4736 0.4323 -0.8998 0.308 0.6848 0.8465 -0.8964 -0.0341 -0.4355 0.2918 -0.7124 -0.8931 0.2073 0.7056 -0.5492 0.1447 0.5993 0.3728 -0.2554 -0.3259 -0.5786 -0.4749 0.6403 -0.7218 -0.1485 0.474 0.7603 -0.6477 0.0236 0.2629</text:p>
          </table:table-cell>
        </table:table-row>
        <table:table-row table:style-name="ro1">
          <table:table-cell office:value-type="string" calcext:value-type="string">
            <text:p>A101</text:p>
          </table:table-cell>
          <table:table-cell office:value-type="string" calcext:value-type="string">
            <text:p>1.0237 -2.2087 0.194 -0.9496 -0.9968 -0.446 0.3333 1.3798 0.4229 0.9755 0.927 0.2764 0.9955 0.3797 0.333 -0.1959 0.1185 0.5775 0.3743 0.9783 0.8073 -1.1493 1.0498 0.7737 0.5333 0.601 -0.2486 -0.0554 0.7256 1.1533 1.0125 -0.489 0.9611 -0.5194 1.7232 1.7005 -0.8417 0.057 -1.4049 -1.4904 -0.1852 1.4182 0.2366 -0.1081 0.2964 0.1827 1.9481 0.3578 -0.7193 0.6316 -0.7119 1.9377 -0.9122 0.3737 0.6333 -1.6677 -0.9631 1.6292 0.4942 -0.7075 1.3603 -1.6643 -0.3545 1.1737 0.2118 0.2436 0.0441 -0.5426 -1.6678 1.026 -1.096 -0.7198 0.1781 0.5942 0.9239 1.2664 -0.8906 0.8223 0.2451 -0.7026 -0.0165 0.8665 -0.8172 1.2002 -0.3774 -1.5591 0.3762 -1.9072 -0.6288 -0.5323 -0.7869 0.441 -1.2179 1.0669 0.8371 0.179 -0.8928 0.3789 0.5498 0.3908 1.1956 0.2914 0.7977 -0.1355 0.3639 -0.0662 0.4952 0.5078 -0.5892 -0.1873 -0.1159 -0.309 -1.2909 0.9609 0.0193 0.2923 1.4056 -0.8519 -0.9758 -0.9503 -0.979 -0.1269 0.4487 0.1172 -0.1175 -0.8499 1.4378 0.0624 -0.91 -0.7697 0.4768 -0.1763 0.2447 -0.2434 0.0736 0.988 1.4297 -0.5589 0.2769 -0.5979 0.2641 -0.7579 -0.8924 -1.0499 -0.4603 1.3145 -0.7331 -0.0335 -0.0206 -0.193 -0.5278 -0.6301 0.5985 1.3676 0.1006 1.2954 -0.4457 -1.216 -0.9408 -1.5529 0.9079 0.4488 -0.7366 0.4916 1.7751 1.759 1.3702 0.6289 -1.1212 1.4904 0.2414 -0.4669 -1.3582 -0.6573 -0.9758 -1.0163 1.0176 -0.1121 1.5556 0.9435 -0.6249 0.376 -0.3438 -1.3961 0.5568 -1.6601 1.5855 -0.5783 -0.9831 -0.4952 1.4266 1.2321 -0.5885 -1.0269 0.9339 -1.0608 0.7076 -0.6022 0.6093 -1.514 0.4058 0.2187 0.4903 -0.5154 0.5267 0.4031 0.0291 0.6332 -0.6513 -1.3279 0.6735 1.2922 -0.249 -0.6741 1.3719 -0.1356 1.4558 -0.1256 -0.1627 -0.3944 1.606 -0.7749 -0.4931 -1.1105 -1.5242 0.012 0.7941 1.3623 -0.2078 -2.1428 -0.2641 0.8879 0.0417 1.3225 -0.0345 0.8746 1.8361 -0.8043 -1.0468 -0.9292 -2.0433 0.8297 0.3878 0.0437 0.1635 -1.8502 0.3247 -1.9643 0.2173 -1.5293 -1.2087 1.2669 -0.0787 0.8152 0.4397 -1.2327 0.829 -1.4912 0.699 1.1204 1.355 0.8522 0.2271 0.7395 0.6607 1.0701 0.8837 -1.7527 -0.4369 -2.4656 -1.0286 1.6426 -1.0412 1.2343 -0.1906 1.5862 0.0559 -0.3066 0.7173 1.9232 -1.142 0.1376 1.0643 -0.4313 -1.5933 -1.5813 2.7154 -0.0686 1.0383 0.0672 -1.3118 0.381 2.4292 -0.0228 -1.5339 0.9979 -0.6333 1.9512 -1.5937 -0.6126 -1.5788 0.3167 0.2814 1.4615 -0.2853 -0.1807 -2.3282 -0.2626 -0.1534 0.1104 -0.6801 -0.148 0.616 -1.2081 1.129 1.1276 -0.2173 -0.4615 -1.8362 -0.2656 0.1036 0.868 1.1011 0.6319 1.5579 1.231 0.449 0.2173 0.4489 1.32 0.0366 -1.578 0.0744 0.2024 1.2081 0.9196 -0.803 -1.2136 -0.5204 -0.0866 -0.8096 -2.8598 -0.6618 -0.4525 0.6507 -1.3318 -1.4989 1.4866 0.7103 -0.7694 1.4949 0.8551 0.0003 -1.981 0.8681 -0.1006 0.6268 -1.6027 0.1302 -0.7006 1.0672 -0.3748 -0.7069 -1.1959 0.6261 -0.9805 0.3446 0.0973 -0.0004 -0.4975 0.1508 -1.3343 0.9172 -1.2199 0.6215 -0.0292 1.1907 0.8028 -2.1387 2.1121 -1.96 0.3496 -0.2903 -0.919 0.1037 -0.9456 0.7519 1.6855 -0.393 -0.2356 0.4134 0.5761 0.3006 0.3215 -0.5398 0.2139 -0.9135 -0.3213 0.3024 -0.0386 -0.8423 -1.8802 -0.5366 -0.5763 -0.4359 1.4015 0.7543 0.4548 -0.5898 0.0829 0.5753 -0.2113 -0.6961 -0.2281 -0.2714 -1.4934 -0.524 -1.6878 -0.1978 -1.0794 -0.5365 0.3564 1.3226 -0.2919 1.1147 0.2028 0.4135 -0.3353 0.0915 -0.7505 0.3921 -0.3351 -1.1005 -0.3767 -0.7451 -0.5285 -1.6828 0.5571 -0.1492 -0.6317 1.0626 0.907 0.922 0.682 -1.0194 -0.0539 -1.842 0.0508 1.3772 1.1517 -1.337 0.006 -0.7053 1.6867 -0.9258 0.4155 0.9442 -2.0388 1.1567 1.4379 -2.6958 -0.5705 0.8748 2.1221 -0.9763 0.5829 0.2554 -1.0074 -0.5082 -1.1056 0.9773 -1.4532 0.262 -1.4963 -1.029 -0.4461 0.2131 -1.6578 -0.1681 -1.4543 -0.4406 -0.2444 -0.1169 -0.0091 -1.2873 0.3641 -0.7198 1.5661 0.6096 -0.8777 0.8021 -0.4381 0.9311 0.2638 1.5 -0.2091 -0.0063 -1.2289 0.8752 -0.4662 0.1673 -0.0676 -1.9249 -0.4858 -0.5472 -1.1733 0.3323 -0.0854 0.483 0.149 0.3396 -0.5659 0.9786 -0.4073 -0.647 -0.2497 0.8493 0.4376 -0.7888 -1.4498 -1.2223 -0.3007 0.4963 -0.4654 -0.8851 -0.1086 -1.2816 -0.8562 1.4676 0.3166 -0.5281 0.0496 1.6786 0.1752 -0.8433 0.8684 0.5163 0.4231 -0.409 1.0108 1.07 1.578 0.8187 -1.6191 -1.1306 -1.4829 -0.6543 -1.2791 1.2097 -0.9465 0.4475 1.8747 0.0183 0.352 0.2449 0.6599 0.1339 -1.9882 0.0333 -0.0465 0.124 -0.3757 1.4079 1.2227 -0.0512 -0.0972 0.0456 1.3616 -1.2829 -0.6871 1.7586 -0.5131 0.9048 -0.2555 -0.0612 0.0514 -0.1606 0.6549 0.1231 0.557 -0.4877 0.4882 0.0541 0.1239 -0.9741 0.043 1.0559 -0.763 -0.0419 -1.0919 -0.8901 1.0817 0.1453 2.0235 0.3515 0.0607 -0.8786 -1.0472 0.1086 0.4818 -0.7558 -0.6601 -1.4223 -0.8517 -1.2918 -1.6725 0.0762 1.1824 0.9523 -0.4157 3.0064 0.0312 0.5554 0.8709 -2.2785 1.0237 0.1934 -0.5684 -0.0868 1.6919 -0.6146 0.2161 1.246 -1.8273 -1.2537 0.1297 0.4508 0.5188 -1.1522 -0.4173 0.4132 -1.4428 -0.049 1.2173 -1.0486 -0.1197 1.3919 -0.5539 0.5068 -0.1229 -0.0027 -0.3216 0.9266 -0.3861 -1.7368 -0.8545 2.0491 -0.2369 -0.4321 -0.1094 -1.6376 -0.8729 0.5292 0.0151 -0.0637 -0.7711 1.0684 0.3207 -0.8666 -0.0174 -0.1808 -0.2818 0.4395 1.6823 0.699 0.7309 -1.2639 -0.8926 1.3979 1.1912 -0.2586 1.5674 2.2218 -0.5316 0.203 0.1229 0.5872 0.1741 0.289 1.3587 -1.4495 0.2284 -0.3196 0.1062 0.1862 1.3852 0.1747 -0.4183 -1.0736 -0.2784 -0.1987 1.7495 0.4512 0.3232 -0.2456 -0.7927 0.4444 -1.4379 -0.841 -0.0472 0.0702 -1.1007 1.2128 -0.51 0.9023 -0.8075 1.3951 1.1836 -0.7599 1.0735 -0.426 1.1679 -2.0461 -0.6733 0.4751 0.9602 0.4476 0.5601 -2.0964 0.2954 0.2497 -1.512 0.7166 -1.2232 1.0056 -0.5886 0.3155 0.5413 0.6389 0.2756 -1.8405 -0.8957 -1.183 1.3295 -0.8954 -0.3159 -0.1227 0.0119 0.3015 -0.1157 0.8143 -1.2748 -0.4602 0.5038 0.1932 0.4349 1.0147 -1.3815 0.1864 -0.6879 -1.4144 -0.0293 0.609 -0.712 1.4427 -0.2024 0.3226 -0.8756 0.2743 -1.4474 2.3084 -1.2009 -0.4092 0.8696 -0.2381 0.1943 -1.3543 1.644 -0.382 0.7306 -0.4285 -0.047 1.4803 -0.5872 1.0936 -0.0507 0.755 1.2723 0.2176 -1.0269 0.118 -0.9023 -1.4797 -0.3217 -2.6919 1.5923 1.3454 -0.0987 0.0585 1.6628 -0.1588 -0.0075 -0.4103 -0.1366 -0.5691 0.4045 0.083 0.7664 -0.9192 0.8299 -1.1778 -0.8146 0.4202 -0.8871 -0.2259 2.4659 1.1674 -0.8748 -0.6134 -0.168 -0.0026 0.2403 -0.2934 -0.4601 -1.1828 -0.5218 1.444 1.3473 -0.1396 0.8995 -1.2275 -0.3479 -0.6758 0.6984 0.1101 -0.0248 0.5019 0.9336 0.4141 0.7331 -0.2946 0.28 0.8587 0.8136 0.6842 0.5407 1.6115 -0.2772 -0.7922 -0.9544 0.9933 1.3289 -0.6368 0.1868 0.3485 -0.7769 -0.3193 -0.597 -1.3855 0.5633 1.1844 -0.2462 -1.0121 0.555 0.6658 0.7384 -0.5632 0.3594 0.8129 0.0759 -1.1 1.3875 -0.0609 0.1106 2.2643 0.8434 -1.0107 -0.4634 1.6951 -0.0701 0.3751 -0.9243 1.1846 0.4467 -0.2612 0.4273 -0.62 -0.0871 -0.1818 -0.2949 -0.1728 -0.9723 -0.5848 0.3515 -1.7743 -0.5973 -0.866 0.2728 0.7208 1.3708 0.542 -0.3633 -0.9364 -0.3503 0.1328 0.1928 -0.6442 2.2498 -0.0617 -0.2817 0.982 -1.094 -0.8724 0.0489 -0.4834 -1.4772 -0.1905 0.2873 0.0148 0.5421 -0.3984 -0.2676 0.3414 0.9613 0.2197 -0.0215 -0.2727 1.0039 -0.5572 0.6326 0.1039 0.0556 1.8203 1.1509 -0.7433 -0.8237 -0.0112 -0.0997 2.0872 0.1141 -0.1086 -0.9361 -0.1413 0.4163 0.9889 0.5735 0.4902 0.3124 1.9187 1.2653 0.2413 -0.3258 0.4561 -0.1991 -0.4854 0.4638 0.3849 1.0608 -0.2345 0.7475 0.3295 -0.8772 0.3638 1.1307 1.1073 -0.9409 0.8138 0.16 0.4713 -1.5013 -0.5362 -0.7633 -0.082 -1.7317 1.7403 1.0145 -0.5787 -0.6002 0.4334 0.3768 0.1876 0.3889 -0.7326 -0.9294 -0.4097 0.0845 -0.6205 1.2464 -0.3677 1.255 -0.3379 -0.0555 -0.3073 1.3201 -1.2072 -1.8059 1.2114 0.511 1.7502 -0.1657 -0.0111 0.6711 -0.4443 -0.4325 -0.3025 1.465 -0.0737 -1.4216 -1.4967 0.5758 -0.5712 -1.3836 0.3129 -1.0905 0.7994 1.1872 1.0552 1.558 1.59 -0.6923 0.1098 0.6828 -0.5446 0.9762 0.1467 -0.0656 -0.185 0.0276 -0.7847 -0.855 -0.8874 0.2195 0.3959 -0.4367 -1.2128 -1.2305 -1.1315 -0.4937 -0.5607 1.6152 -0.6288 -0.0131 0.2804 0.7178 -1.9309 -0.0367 -0.9026 0.3769 0.3302 -1.1009 0.2675 1.9747 -0.0894 -0.3207 -0.0332 0.4961 0.6074 1.146 0.0764 1.2056 -0.0792 0.432 0.1115 -0.1179 -1.6211 0.2943 -0.7535 0.3475 -0.322 -0.0068 -1.7928 -0.0892 0.3178 -1.4783 -0.9303 0.1336 -1.6093 0.2388 -0.9436 1.0066 0.5595 -1.3234 0.085 -1.3073 0.9967 -0.2283 -0.334 0.5567 0.4029 0.6304 0.5664 0.592 -0.1936 1.252 -0.7035 1.5367 1.2356 0.9836 0.9182 1.7249 -0.4874 0.3899 -0.2278 -1.8123 0.5087 0.5535 -0.501 1.5371 1.6573 0.323 -0.0122 -0.6325 -0.1568 -1.9033 -2.7867 -1.0066 -1.4083 1.7926 1.9751 1.126 -0.575 -1.4073 -2.1947 0.2455 -1.6124 0.3902 -0.3146 -1.5505 -0.5266 -0.2996 1.8063 -0.6854 0.1556 -0.2812 0.7486 1.0282 0.5555 0.5443 0.794 -0.6463 -0.6872 1.1159 -0.5683 0.1982 0.4386 0.5948 1.0453 -0.7705 -0.6386 0.1605 -0.0476 0.189 -1.0112 0.3026 0.633 0.0339 -1.4917 -1.6828 -0.5163 1.6317 0.4272 0.892 1.2826 -1.4145 -1.0814 -0.7666 1.6658 -0.3655 1.036 1.0516 -0.2137 1.197 0.7241 -1.0977 0.2412 -0.4586 -1.5728 1.0964 -0.0442 0.0869 -0.7257 0.4985 0.5228 1.2907 0.1279 2.4535 -0.3763 -1.0348 0.4831 0.7857 -0.2248 1.1436 -1.613 -0.2237 0.2796 -0.8749 0.4873 -0.0031 1.7006 0.1674 0.6162 0.7856 1.2188 -1.3409 -0.0802 -1.3279 0.8591 -0.2357 -0.1876 0.5352 0.6513 0.1305 0.1959 -0.0245 0.3922 -0.5832 1.0234 0.4106 0.9491 0.2921 -0.0974 -0.2922 0.2089 2.1159 0.0296 -0.5469 -0.725 -0.0323 0.5141 -0.9823 1.1802 -1.5538 0.2052 1.3953 -0.9264 0.7769 0.9518 -0.2899 0.4301 0.1849 0.6038 0.0382 0.7232 1.0399 -1.7749 -0.5467 -0.2872 0.2439 -0.3982 0.6203 0.1501 0.7527 0.7614 -1.0935 -0.5322 -1.4637 -0.4809 -1.2743 -0.1332 -0.973 1.5336 -0.2269 -0.902 -2.2457 -0.6351 -1.0477 0.3604 1.9155 1.4686 -0.9955 0.6271 0.4827 -0.643 -1.0992 0.2197 0.5744 0.2395 -0.375 -0.4314 -1.3052 -1.2178 -1.2661 0.4128 0.7882 0.7507 -1.8967 0.5561 -0.2806 -1.0301 -0.9856 0.4016 0.171 -0.3088 1.3563 -0.6993 -0.9064 0.0976 0.9778 0.2134 1.2387 -0.2806 -1.7318 0.8551 -0.1797 1.2725 -1.0173 0.2355 0.9805 0.3667 0.1935 0.4752 1.7633 1.2895 0.1525 0.0458 1.2992 0.1703 -0.421 -0.2814 0.5215 -0.3889 -2.1453 -0.4349 -0.6309 -1.1763 1.6801 0.39 1.5623 0.4299 -0.1415 -1.7297 0.5623 0.1204 -0.3622 -0.6046 0.2419 0.4923 1.1282 0.7354 -1.3131 0.5859 0.3661 -0.5197 0.1807 0.0898 1.2812 1.1031 2.1446 0.0741 -1.8243 -1.4675 -0.2376 0.8599 -0.9891 -1.0752 0.385 0.2777 -0.4777 -0.602 -0.452 -1.8242 1.4277 0.2672 -1.4025 0.7781 -0.5829 -0.7584 0.6243 0.4515 -0.3248 1.4231 0.7476 -0.1893 -2.2856 -1.5879 1.0262 2.2202 -1.7713 -0.3976 -0.9106 -0.7025 0.6639 1.4327 1.2316 -1.2788 -0.2753 -1.7782 -0.6964 0.179 -0.1276 -1.1927 -0.5221 -0.7537 0.725 -0.393 -0.3831 -0.6183 0.4922 2.0258 -0.2892 2.3142 -0.3462 -0.3458 -0.2582 1.2598 0.3722 0.5303 -1.3997 -1.0325 0.4887 0.6098 -0.0622 1.0615 1.1845 0.3551 1.7492 0.0608 1.0539 0.6637 0.1814 -0.8584 -0.0655 0.4349 1.5351 -0.4633 0.6402 -0.273 0.0633 -1.7825 -1.431 -0.3364 1.8486 1.0927 0.422 -0.277 0.9116 -1.4365 2.6446 1.0317 -0.0629 -0.1158 -1.0925 0.1014 -0.2385 -1.2095 0.8309 -0.4349 -0.7934 -0.361 -0.7867 0.2467 0.9519 1.3374 0.7295 0.3299 1.5931 2.5295 -1.9408 0.043 0.2745 -0.4089 -1.4054 -0.566 1.0761 1.6809 -0.6056 0.1204 0.4854 0.3941 -0.391 -0.0329 1.8273 -0.2217 -1.1871 0.1698 1.037 -0.8968 0.2214 0.2613 1.0351 0.9368 0.1462 1.3828 -1.0326 1.2631 -0.749 0.2938 -1.7239 -0.2908 1.3139 -2.2608 -0.0881 -1.4995 -0.9709 0.4061 -0.7367 0.5298 -2.0067 0.5141 -1.6268 -0.3285 0.6918 -0.2512 -0.2727 -0.5209 0.2576 0.1025 -0.4835 0.451 0.2058 -0.7087 0.0824 0.1503 -0.4953 0.4854 -0.4101 0.9434 0.3855 0.1089 0.6701 -0.5001 0.3774 1.2472 -1.1944 -1.3457 0.0559 -2.0194 0.7855 0.744 1.2485 1.705 0.6402 0.8886 0.8059 -1.1298 0.4965 -0.3067 -1.1387 0.9699 -1.0108 2.1306 0.8072 0.4205 1.939 0.2791 0.336 0.1155 -0.8733 0.5209 0.6087 -0.4661 1.1638 0.2713 0.9558 0.0973 -0.1371 0.143 -0.3356 0.8674 -0.605 0.7922 0.1614 0.3577 -0.3377 -0.5473 -1.3656 -0.0697 -0.1024 1.5616 1.4077 1.5013 0.9869 1.0272 0.1917 0.5482 0.3212 -0.4508 -1.2298 0.958 0.9672 -0.0741 -1.4606 -0.2699 -0.4377 -0.3253 0.3856 0.2099 -0.7368 1.0925 0.4465 -0.6969 0.5528 -0.3765 0.7241 -0.9721 -0.1754 0.2344 0.7214 -0.2431 0.252 -0.1354 0.7407 -0.2277 -0.0926 -0.1016 1.3416 1.5368 -0.0405 1.8646 -0.8912 0.8193 1.7205 0.3893 -1.8382 2.0537 0.1299 0.3613 0.5666 -0.4115 0.591 -0.3951 1.7076 -0.1906 -1.0724 -1.0866 -0.7599 -0.2283 0.3188 -0.8758 0.7888 -0.3346 -0.5504 0.0533 -0.2237 -0.2404 0.9358 0.9943 0.583 -0.3057 0.5324 0.1094 -0.0913 -0.025 -0.268 0.2392 0.2501 -0.5036 -0.0499 0.5255 -2.0143 0.8805 -0.353 2.1459 -0.5729 0.8809 -1.0407 0.4068 0.1556 0.9885 1.5938 1.2979 -0.1828 -0.7029 -0.6534 -1.1162 -0.9093 1.6851 -1.251 0.357 0.1074 0.5878 0.6206 1.1509 -0.4557 -1.6297 0.6194 -0.4645 0.6463 -1.3298 -1.1059 0.5068 0.3267 0.8744 -0.5867 -0.1152 0.8842 0.9314 1.0738 -1.2821 -0.2365 -0.9773 1.0582 -1.0527 -0.1771 -1.4867 0.4541 -1.6453 -0.3875 0.8436 -0.0632 -0.3575 -0.6223 -1.3118 -1.9347 -0.2374 0.1434 -0.1498 0.2472 -0.6159 -0.0812 -0.7677 -0.003 -0.2772 0.0215 -0.8631 -0.4043 0.5373 2.0882 -0.6623 -0.1506 0.3312 -0.8249 -0.9048 1.4055 0.5907 -0.0591 1.5406 -0.3831 -1.2227 0.4013 -0.0869 1.0159 -0.9694 0.5592 1.0302 0.4278 0.2411 -0.6302 1.3509 -0.6971 -0.4224 -1.0112 1.9125 0.6756 0.8135 -0.4994 0.2768 -0.6517 -0.4014 1.8816 -0.3426 -0.0979 1.032 -0.5961 -0.1884 1.2772 -0.1398 -0.0555 0.1965 0.3711 -1.2619 0.3393 -1.3136 -0.2103 0.6299 -1.5768 -0.086 1.0791 0.7109 -1.5173 -0.0432 0.9882 0.73 -0.1448 -2.1789 -0.3437 0.403 0.3905 0.7498 0.8387 -1.0726 0.0823 0.1624 0.6505 0.9625 -1.7942 -1.5528 0.8504 0.0142 0.4261 -0.4853 -0.8628 0.9494 -0.5736 0.4205 1.3114 0.0056 -0.9776 0.5162 0.7573 -0.2538 -0.0542 -0.34 -0.0066 -0.9634 -0.591 0.0157 -1.4194 0.0971 1.7231 -0.2581 -0.1939 0.3356 -1.2009 -0.8233 0.7029 0.4046 1.2625 -0.3994 0.0801 -1.1996 0.8981 -0.9104 -0.8036 -0.2427 -0.4666 1.039 1.1 0.1954 -0.8015 0.4245 -0.2549 0.7905 0.9722 -0.0683 1.2475 0.9707 -0.3748 0.9429 0.1206 1.1283 0.2979 0.7021 -1.5667 0.3746 1.4859 -1.4925 0.6482 -0.0232 0.6716 -1.3162 0.1378 0.3448 2.3373 0.013 0.8052 -1.6734 0.44 2.6232 1.082 0.5263 0.9564 -1.2088 -0.5352 -1.4715 -0.4282 0.0921 -0.772 0.4883 0.3865 1.4191 -1.7941 -1.5512 0.7798 -0.1297 -0.4071 -0.8737 -1.1455 -2.77 1.0911 1.8461 0.2414 -0.3969 1.5767 0.3165 -0.0879 -0.1654 0.5814 -0.146 0.8581 -1.6205 -0.9273 0.2029 -0.2399 -1.7434 0.8009 1.4174 1.6419 -0.3194 -0.4735 -1.1448 -0.4194 -0.8503 0.1798 1.3434 -1.4662 0.9252 0.7523 -0.2643 -0.2669 0.659 -0.6285 -0.2354 0.3477 0.9358 -1.568 0.516 -0.0682 0.8513 0.491 1.3816 0.553 0.8356 -1.0628 -0.147 -0.3859 -0.2548 1.2265 -0.6321 1.2134 0.4523 -1.0194 -0.0006 0.7253 -0.9739 1.1081 0.9358 0.6112 -2.0876 0.5507 -0.7829 -0.6134 -2.3054 -0.5639 -1.8011 2.2761 -0.0928 -0.3053 -0.1466 0.0795 0.8521 -0.8451 -1.21 0.6973 1.1605 1.3771 -1.074 -0.088 -0.541 -0.8849 -0.5561 1.6604 -1.0171 0.8382 -0.2154 -0.0757 0.3868 0.6462 1.0562 -1.0899 0.8534 -0.1799 -0.836 0.6049 -0.5037 -0.9146 -0.3138 -0.355 -0.2792 1.1529 0.5142 -0.177 0.0959 0.4264 -0.6047 -0.818 -0.4556 0.4381 -0.4056 1.7975 -0.3651 0.4643 -1.1082 -0.4481 0.239 -0.1353 -0.9452 0.262 0.2892 1.4842 0.3092 0.7441 -0.6797 -1.0264 -1.258 -0.9035 0.0198 -0.3642 0.5007 0.691 -0.8809 0.774 -1.5903 0.97 -0.7939 -0.6147 -0.7016 -0.327 -0.1188 0.5577 1.0808 -0.7514 -0.4782 0.3551 -1.7017 -0.0116 -0.1136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1.5408 -3.3531 -0.2929 -1.2386 -1.3585 -0.2065 0.2573 0.7633 0.7173 1.4066 0.8911 0.418 0.1498 0.7734 0.6213 1.4452 -0.0124 0.9137 1.3891 0.5785 0.6544 -2.1492 1.0901 1.0952 -0.4813 1.5165 -0.2617 -0.7407 0.6376 1.0541 1.5019 -0.9017 1.1025 -0.3822 2.0759 1.6174 -2.75 -0.2742 -2.0789 -0.1505 -0.0533 2.0952 0.8379 1.1934 1.5251 -0.6211 2.4421 -0.3898 0.6354 0.196 -0.5005 2.0606 -0.8305 -0.0561 0.4238 -2.5796 0.2094 2.5708 1.4898 -0.3822 0.7935 -1.5911 0.2099 0.9345 1.2984 1.2637 0.14 -0.3614 -1.5848 1.4671 0.142 -1.1389 1.0068 0.9104 0.1388 0.416 -2.3037 1.2661 0.2522 0.8609 1.0462 0.9224 -0.4938 0.9447 -0.2267 -1.4676 0.2027 -0.3872 1.2104 -0.084 -0.4577 -0.603 -1.5814 0.7679 0.9722 0.7223 -1.0506 -0.8015 1.0865 0.1241 2.1834 0.2694 0.479 -1.4559 0.5388 0.3127 -0.5761 0.0513 -1.0864 0.0069 -0.9783 -0.2997 -2.2567 0.4381 -0.536 -0.1327 2.1128 -1.0002 0.2398 -1.3501 -0.4508 -0.4024 1.0587 0.0902 -0.2168 -2.3515 0.888 -0.5095 -0.7049 1.4883 -0.0341 -0.2217 -0.0543 -0.3204 -0.1168 2.1165 1.7486 -1.623 0.5638 -0.4844 -0.0978 -0.8855 -0.239 -0.6525 0.3389 1.4193 -1.1179 1.9242 -0.4426 -1.1235 0.8193 -0.0859 -0.23 1.0476 1.0499 2.126 -0.0008 -0.218 -1.7185 -2.376 1.2982 -0.0944 -0.7081 -0.3301 1.9348 2.5645 1.1604 0.7828 -1.6831 0.8785 2.0797 0.547 -0.8752 -0.1417 -1.6028 -0.3331 1.6593 -1.7304 1.7606 1.0675 -0.3319 -0.4318 0.7436 -2.0191 0.1161 -4.1005 1.88 -1.5519 0.3308 -0.1791 1.641 0.2138 -2.3859 0.294 0.8363 -0.4561 0.6386 -0.9702 1.3117 -2.4522 1.8673 -0.2099 0.7023 0.2939 0.3843 1.2555 0.4738 1.4358 -0.5604 -2.4994 2.0671 1.8132 0.2184 -0.9747 2.2199 0.5359 1.4373 0.0411 -1.2263 0.1575 2.7274 -0.7761 -0.7545 -1.5328 -0.8843 0.18 2.2173 0.9718 -0.7142 -2.3179 -0.1438 2.0608 0.3426 1.2033 -0.2874 1.4228 1.6331 -1.7482 -0.4589 -1.1444 -2.6941 0.9854 0.327 0.3455 -0.1338 -1.4741 -0.6721 -1.2264 0.5277 -1.2986 -0.7105 1.6036 0.0151 1.6148 -0.2969 -1.4806 0.6491 -1.9834 1.0971 1.2138 1.6642 0.9883 1.5131 0.4485 0.7213 0.1672 0.9883 -3.4714 -0.2908 -1.8862 -0.5742 3.0509 -1.3683 1.6934 -1.2573 2.9083 1.2101 -0.9322 0.7541 1.844 -0.7164 -0.7642 1.335 -0.5916 -2.4916 -1.639 2.8649 -0.6722 0.8519 -1.0896 -0.5361 0.6267 1.9268 -0.7639 -1.9061 0.3729 -1.2034 1.6925 -0.7434 -1.1479 -2.2222 1.4514 1.0041 1.184 0.1713 0.5493 -2.9793 -0.9754 -1.9443 -0.3716 -0.7917 0.8808 0.3457 -0.7778 1.2778 0.8222 -0.6115 -1.0823 -3.1818 0.5184 -0.2099 0.479 0.1291 0.8619 1.5757 0.5917 0.9203 -0.7467 1.6374 1.7671 -0.1163 -1.9868 -0.7752 1.9237 1.243 0.9817 0.2384 -1.5231 -1.2171 -0.5125 -1.2144 -3.1191 -0.1647 0.6929 0.7821 -1.0311 -1.0588 1.218 -0.0354 -1.6061 1.3448 1.2411 0.1841 -1.9115 0.1884 1.1626 -0.188 -0.9559 1.6398 -0.2073 0.0648 -1.4549 0.8831 -2.1892 0.0175 0.0736 -0.1101 0.0175 -0.0054 -1.4082 1.2487 -2.3921 0.9859 -1.5788 0.2232 0.3737 1.4581 0.9816 -0.9731 3.9355 -2.2712 0.0181 0.5501 -0.6462 -0.2246 -2.2302 0.9233 2.436 0.7585 -0.5267 0.8783 1.4742 0.6711 1.6608 0.0416 -0.1017 0.473 -0.7681 0.0537 -0.0073 -1.3923 -3.452 -0.6876 0.0033 -1.0825 2.6382 1.1357 0.4553 -0.349 -0.0162 -0.0 -1.536 0.197 -0.6082 0.0775 -1.1827 0.016 -1.3723 -0.1113 -0.654 -1.7129 1.3833 0.4898 0.1527 1.0885 1.045 1.0087 -0.1877 -0.63 -0.9593 0.6015 -0.3123 -1.1341 -0.7816 -0.347 0.1805 0.0857 0.5686 -0.5797 -0.0384 1.6774 1.4029 0.7923 -0.9079 -0.1192 0.2559 -1.5454 0.1377 0.6691 1.6946 -1.6892 0.5083 -0.6043 0.9137 -1.6699 0.7812 0.4457 -1.3986 1.3382 1.2297 -3.0118 -0.8839 1.9768 1.1175 -1.3713 -0.5871 0.9883 -1.6772 0.0118 -2.0582 0.2311 -0.8218 1.2985 -2.8766 -2.5098 -0.89 0.5086 -1.156 0.3804 -2.2073 0.5149 -0.5478 0.6018 -0.2029 -1.0129 0.0435 -1.6661 0.8866 0.8296 -0.3993 0.165 0.2202 -0.4517 0.8579 2.3077 -1.5788 -0.5469 0.2184 1.3742 -0.5306 -0.2314 0.2363 -1.8153 1.0745 -1.3592 -0.4778 1.2806 -0.3852 1.0011 1.8026 0.2351 0.0759 1.5092 -1.0267 0.5144 -0.0006 1.9319 0.8565 -0.5104 -1.2506 -1.3171 -0.3836 0.1819 -0.3617 -0.4394 -0.1567 -1.8913 -1.7269 0.2428 1.0126 -0.0228 -0.3686 1.8623 1.4001 0.2918 -0.1118 1.7792 0.3375 -0.5035 -0.8349 1.0881 1.4963 1.2639 -1.7335 -1.275 -0.0639 0.4132 -0.5786 1.4898 -1.5751 0.5186 0.9344 -0.1103 -0.0727 -0.2153 1.663 0.5343 -3.5054 1.0509 0.897 1.2569 0.525 2.2115 0.879 -1.2766 -0.7731 0.4624 0.9653 -1.3599 -0.4362 2.2995 -0.1421 0.853 -0.1274 -0.5512 0.7106 -0.142 1.2394 -0.0809 0.6401 -0.2831 0.7241 -0.2169 -0.6392 -0.8399 0.1785 1.4642 -0.6951 0.2003 -1.2963 0.5606 1.617 -0.2419 2.9028 -0.1334 -0.2111 -1.2377 -1.936 -0.5623 1.1254 -1.2057 -1.1265 -0.822 -0.0541 -1.2582 -1.7641 -0.547 1.8993 1.2251 -0.0593 2.066 0.3505 1.107 1.1824 -2.1626 0.1469 0.2753 -0.3633 0.8867 2.1039 0.1366 0.6603 0.419 -1.963 -0.61 -1.1037 1.5405 1.6421 -2.469 0.0391 0.0968 -1.561 -0.0416 1.287 -1.1828 0.4895 2.8957 -0.98 -0.1046 -0.266 -0.5723 -0.0406 1.5881 -2.0512 -2.6631 -0.9949 2.9733 0.2714 0.1228 0.7412 -2.7901 -1.7864 0.0275 -1.3747 0.658 -0.564 0.8993 0.7181 -1.0037 -0.9168 -1.1101 -0.1285 0.4263 1.7742 0.9225 1.8191 -0.6739 -0.9477 1.5337 0.9455 0.9366 0.9914 2.6863 -0.0141 2.3894 -0.0808 -1.24 0.3801 0.8435 0.4678 -0.6677 -1.0673 0.4964 0.4821 0.249 2.0861 -0.7029 -1.4929 -1.171 0.3772 -1.3854 2.8264 0.1167 0.6571 -0.2257 -1.46 0.7855 -0.8315 -0.724 0.0229 -0.8475 -1.8788 1.9354 -0.1133 0.8502 -0.5506 1.3999 1.1561 -1.2405 0.1722 0.2701 0.418 -1.9341 -0.0981 0.2995 1.7284 0.7461 1.1036 -2.7666 0.047 0.7217 -3.226 0.7213 -1.2067 0.7672 -1.2565 0.0669 -0.3602 0.7524 0.5209 -0.575 0.1299 -1.8156 0.8682 -1.1194 -1.3295 0.624 1.2307 0.2559 -0.3084 1.8151 -1.5766 -0.9865 -0.1667 0.0036 -0.0268 1.05 -1.7311 -0.0402 -0.6069 -0.709 -0.1325 0.2745 -0.1113 0.5392 0.1333 -0.8393 -1.3703 1.2152 -0.642 2.8988 -1.2721 -0.5009 2.1678 -0.0925 1.3261 -0.9734 1.5139 -0.3321 -0.0024 0.0313 -1.6909 2.254 0.1842 0.5814 -0.2924 0.7277 2.9156 -0.0324 -1.8691 -1.8783 -1.7409 -0.3815 0.6402 -3.419 1.9735 1.1139 -1.0744 0.857 1.856 0.6818 1.1109 0.3653 0.8081 -0.901 0.422 -0.2229 0.445 -2.2976 0.218 -0.7516 -1.6077 1.1652 -1.4301 0.271 2.9245 1.7378 -1.5437 1.3608 0.9798 0.45 0.6702 0.1195 -0.4982 -1.3787 -1.7458 0.858 1.5061 0.4283 -0.9148 -0.8376 -0.7404 0.5635 0.98 -0.2495 -0.0246 0.0487 1.0631 0.5325 1.2241 -0.4762 0.5959 0.4701 1.3569 1.0999 1.7688 2.1992 -0.1249 -1.975 -1.7527 1.0408 0.8116 -0.5719 0.8082 0.4604 -0.8725 -0.5311 -0.4509 -1.4994 0.7151 1.7084 -0.1691 -1.6211 0.2811 1.4664 -0.171 -1.5848 0.8102 1.8533 0.9457 -2.7876 1.0711 -0.8089 -1.0548 2.4685 0.4368 -0.1992 -1.108 3.0309 0.2832 1.1577 -1.3081 1.3403 0.9504 -1.0205 0.7622 0.795 0.2447 0.3807 0.7026 -0.7934 -1.1795 -0.0235 1.5023 -0.0217 -0.3515 -0.3964 0.4935 1.7811 1.1739 0.2577 -0.2166 -1.2434 -0.3109 -1.8383 0.0733 0.1921 2.0191 -0.6884 -1.1706 0.7728 -0.3412 -1.3538 0.4146 -0.6324 -0.2085 0.4927 -0.0394 0.3507 1.0741 0.6101 -0.6033 1.3351 1.2457 -1.2969 0.6426 -0.38 1.8153 -0.3437 0.2282 0.805 0.0601 1.9275 -0.0098 -0.9665 -2.7087 -0.2484 -0.1142 3.203 0.0244 0.4595 -0.6897 0.3081 -0.2802 1.8553 1.4563 0.1477 0.9279 1.0671 1.7433 0.5119 -0.5218 1.7764 -0.1586 -0.6185 0.018 -0.0268 1.2327 -0.1797 1.1856 0.6935 -0.5249 -0.3688 1.4063 1.5407 -2.0841 0.1191 -0.0453 0.8054 -1.7058 -1.2936 -0.9624 -0.5434 -2.1373 1.872 1.4354 -0.9389 -1.516 -0.4747 1.6904 0.8615 0.4962 0.496 -0.7156 -0.824 1.2208 -1.3677 1.3093 1.3142 0.5598 0.7897 0.1138 -0.7374 0.9666 -2.3936 -1.4017 1.5124 -0.1238 2.1572 -0.6706 -0.3605 2.1739 -1.895 -0.0287 0.0871 2.1194 -0.1927 -0.3399 -1.794 0.7047 -0.5356 -1.8433 0.0519 -1.2762 0.4738 1.475 2.0584 2.6218 2.5705 -1.5075 -0.1951 -0.696 -2.1479 0.8309 0.1384 -0.9504 1.2037 0.0741 -1.6637 -0.8486 0.2258 -0.2852 -0.6472 -0.4534 -2.3945 -1.3441 -1.7604 0.5206 -0.7811 1.8624 -2.5677 0.146 0.8576 2.3367 -1.9117 -0.0907 -1.8243 0.2927 0.1794 -1.8741 -0.3578 1.8239 -0.0095 1.0041 1.0445 -0.4935 1.1606 0.5222 0.9005 1.7598 -0.0995 0.1215 0.4411 -1.0476 -2.1266 -0.0695 0.71 0.7007 0.374 0.8834 -1.9342 -0.0241 1.3312 -2.7379 -0.6386 -0.0581 -1.681 0.1354 -1.5242 0.9074 -0.0574 -1.8641 -0.2932 -2.2452 2.1723 0.8337 -0.2175 -0.6516 1.8262 0.477 1.1215 1.3113 -0.4714 1.153 0.8606 2.7158 1.1485 1.5349 0.9432 2.0056 -0.6203 1.5488 -1.1608 -1.5746 -0.1458 0.4485 -0.2916 1.7437 1.8662 0.367 -0.3405 -0.61 -0.6954 -1.2921 -2.4545 -0.6481 -2.0431 2.5024 3.0819 0.3333 -0.2551 -1.0237 -2.5635 0.0205 -0.5991 -0.0729 -0.7876 -2.5033 0.4568 -0.0424 1.7489 0.2821 0.2014 0.1772 0.2336 1.5089 0.2454 -0.233 -0.5556 0.0374 -1.0076 -0.0659 -1.103 -0.1894 0.6041 0.154 2.333 0.3274 -1.5934 1.1823 -0.9317 0.2908 -1.6073 0.213 0.6033 0.384 -1.317 -1.9368 -0.7848 1.1022 0.2388 1.9691 1.6695 -2.9849 -0.2816 -1.5663 1.2246 -0.6746 1.8007 2.7447 -1.4331 1.0847 0.7461 -1.0806 0.4587 0.6965 -1.4578 1.4079 -1.2986 1.436 -1.3241 0.4226 0.62 1.2827 0.143 3.2228 -0.6414 -1.6967 -0.1015 0.982 0.6324 1.5474 -2.265 -0.7538 -0.6187 0.2492 0.099 1.0234 2.7107 0.4213 1.1658 1.5003 1.4127 -1.4311 -0.5436 -1.6023 2.7355 -0.0842 1.7758 1.5361 0.4393 0.2864 -0.6872 0.3552 1.7647 0.7051 1.0899 0.009 1.4396 0.2489 0.2789 -0.7717 0.2212 2.2575 1.1645 -1.1432 0.0131 -0.7721 1.4553 -0.673 1.6562 -1.5098 1.8 1.6745 -0.4139 -0.1072 1.0313 -0.5909 0.3434 0.4673 0.6427 0.0463 1.4145 0.7798 -0.7499 -0.3578 -0.7204 -1.8544 -0.4228 0.9461 1.2185 -0.9029 0.0169 -1.8055 0.0877 -2.1805 0.2908 -1.0376 -0.6644 -0.2047 1.5057 0.1821 -0.6311 -2.967 -1.3948 -1.0592 0.4865 1.9517 1.3735 -1.2685 -1.1852 1.5849 -0.8094 -1.1983 -0.3183 1.0342 -1.2562 -1.0253 -0.2655 -1.1785 -0.5075 -1.8493 -0.3853 1.8517 0.155 -1.7827 -1.0952 0.0774 -1.2237 -1.7091 0.0523 1.271 -0.5306 1.425 0.2412 -0.8671 -0.6919 1.1131 0.1381 1.6746 0.6785 -1.4281 -0.0917 0.7241 0.0203 -0.6696 0.0134 2.1166 1.03 0.2581 0.4707 2.7599 0.7059 -0.4658 0.7252 1.4535 1.084 -0.9352 -1.3932 0.5348 -1.2724 -2.4139 -0.2055 -1.3124 -1.5126 1.7296 0.7287 2.6647 1.2405 -0.8797 -2.0138 0.9358 -0.3002 -1.3499 -1.2133 0.734 0.2831 2.5054 0.0516 -0.6975 -0.0186 -0.2153 0.5265 -0.4558 0.3238 0.5468 0.6477 2.1791 -1.3517 -2.2764 -2.4508 -0.704 1.761 -1.9528 -1.1136 0.1457 0.2161 -0.9166 -0.241 0.148 -0.9609 2.3623 0.862 -1.4741 0.067 -0.0715 0.6481 -1.1263 2.3639 0.711 2.1441 1.3857 -1.4356 -3.3226 -0.7723 0.3391 1.8434 -1.3857 1.1573 0.1332 -0.146 1.2433 0.5114 0.79 -1.9225 0.144 -2.0908 0.2461 0.5199 -0.4458 -1.8618 0.4911 -0.0828 0.2913 0.7729 -0.0227 -0.0742 0.3005 1.4948 -0.0874 2.2631 -0.2075 0.5321 0.4249 0.673 0.7093 0.0638 -1.2093 -1.1183 -0.2296 -0.3933 0.3134 1.6433 1.239 -0.0302 1.199 0.972 0.3703 0.8669 1.3503 -2.2987 0.5267 0.4745 0.2098 0.9388 0.6432 -0.2456 -0.092 -1.4911 -0.9215 -0.3456 1.6774 0.8624 0.662 -0.9413 0.6204 -0.5379 1.4988 1.5781 0.4576 -0.0491 -1.0135 0.8737 -0.298 -2.0372 0.6897 0.6321 0.0429 -0.5965 0.0777 -0.3994 -0.4842 1.4473 -0.374 0.8115 1.8092 1.3207 -1.8018 -0.2167 0.3586 -0.0506 -1.3826 -0.5044 1.1139 2.2674 -0.3542 -0.6426 0.5823 0.7875 0.5405 -1.1115 -0.0754 -1.0668 -1.2035 0.3189 0.4202 -1.5821 -0.3791 -0.499 0.4266 1.2797 0.4227 1.9944 0.7502 1.0903 -0.9322 -0.6565 -1.7887 0.8154 0.7228 -1.2303 -0.0827 -1.9975 -0.52 1.0974 -0.747 -0.4894 -2.3443 -0.5878 -2.2331 1.6917 -0.3342 -0.8559 -0.1098 0.1596 0.244 0.0235 0.0436 -0.7541 -0.6518 0.6518 -0.9199 -0.4688 -0.137 0.4664 -0.2302 0.7271 0.1249 0.7365 -0.0047 1.5039 0.6579 1.3684 -1.3579 -0.4243 -0.0544 -1.3175 0.3751 0.6417 1.1111 -0.1601 1.7084 0.7675 1.3449 -1.1091 0.5158 -0.0604 -0.7202 0.5711 -0.6626 2.2649 -0.3125 0.6876 2.6173 -0.5169 1.4284 2.2104 -0.0529 0.9373 0.6486 0.9244 1.4007 0.4349 0.5074 0.2998 0.2338 1.0414 -0.2309 0.1861 -0.7337 1.055 0.383 0.0997 0.5767 0.5317 -1.272 0.3786 0.1842 2.5732 0.1897 1.808 1.2577 0.4437 0.7221 1.3904 -0.5288 -0.1126 -1.6239 1.5689 -0.0731 2.7565 -2.5341 -0.061 -1.544 0.303 1.0293 1.4954 -0.054 1.3855 0.4498 0.2301 1.7357 -0.2958 0.5533 1.0292 -0.5021 -0.3095 1.1512 -1.056 1.6112 -0.5652 1.3905 -0.685 -1.0202 0.1942 0.7616 1.9666 0.3524 2.7513 -0.165 0.3344 2.2195 1.5921 -2.1405 1.973 0.8986 0.0747 1.4282 -0.2056 -0.1932 -0.7768 2.1944 -1.2505 -1.4898 -0.5354 0.0911 -0.3107 0.8831 -1.5896 2.0483 -0.2747 -0.3258 0.8661 -0.0598 -0.347 -0.6717 1.3841 0.752 0.2426 -0.7747 1.0397 0.1683 -0.6763 0.5199 0.1261 0.175 -0.6281 0.1803 0.9722 -2.967 1.7162 -0.7842 2.3099 -0.791 0.8539 -0.5408 0.803 0.6609 0.5756 2.944 0.8322 -1.2337 -0.7359 -1.281 -1.7909 0.1187 1.891 -1.1979 0.7068 -0.3453 0.1494 -0.4322 1.7335 0.2686 -3.3346 -0.4304 -1.1454 0.8414 -0.3029 -2.8846 -0.2148 0.942 0.494 -0.8124 1.1547 0.0333 0.9897 0.5795 -1.4088 0.2257 0.2657 0.8341 -1.1406 -0.047 -1.5904 1.4468 -1.1477 0.9438 0.1033 0.3039 -0.101 -0.6352 -0.5377 -1.6438 -1.0122 -0.2211 0.9314 0.2448 -1.211 -0.4709 -1.4471 1.0074 0.0258 1.4268 -1.3909 -0.5711 0.7164 3.1014 -0.2727 -0.2539 0.7012 -0.7431 -0.6576 2.1445 -0.1881 0.3617 2.1132 -1.628 -1.2273 0.6837 -0.6613 0.4454 -1.3019 2.1403 2.859 0.3943 1.8095 -0.0548 1.8074 -1.7508 0.5642 0.1693 1.6431 0.7821 -0.1895 0.1481 0.4232 -0.9868 -0.4777 2.1755 -0.1968 -0.8841 0.1874 -0.3562 -0.4999 1.7859 0.1997 -0.1355 -0.1636 1.1347 -1.0213 0.1215 -0.9725 0.1928 -0.2407 -1.3099 -0.1826 2.0937 0.8973 -2.9107 0.0483 0.3837 1.4324 -0.0889 -2.3339 -0.6317 0.6545 0.7808 1.1264 0.3996 -0.3719 0.297 0.1869 1.0439 1.184 -0.9178 -1.896 1.7893 0.5074 0.7937 -0.6965 0.1069 1.5977 0.1252 0.7007 0.637 -0.1963 -1.2922 0.4387 1.2954 -1.0219 -0.0407 -1.1719 1.4479 -0.8842 0.0613 1.0195 -0.4374 -0.2504 3.6138 0.1706 -0.0788 0.9139 -2.2586 -0.9137 -0.357 -0.1067 2.131 0.7755 0.699 -0.858 0.7751 0.2461 -2.3844 -0.5258 -0.2372 0.4458 1.4101 -0.7055 -1.3542 0.8229 -0.1778 0.624 1.7382 1.1744 1.4114 1.5192 -0.7562 0.3168 1.5087 1.9343 -0.2044 1.4937 -3.0955 0.8023 0.2804 -0.8887 0.4225 1.0065 -0.4584 -1.6346 1.6389 1.007 2.0057 -0.2113 1.0672 -1.0407 0.7483 2.735 1.6563 1.1311 0.7645 -2.6434 -0.94 -1.1337 -0.8363 0.9122 -1.0095 0.6154 1.1983 -0.3448 -2.8794 -0.3753 1.094 -0.3901 -1.0658 -0.0776 -0.9115 -2.8041 0.8882 0.5206 -0.4254 0.0302 0.6015 0.2896 0.7119 -0.0453 0.166 -0.9426 0.1642 -1.2608 -1.196 0.787 0.1146 -2.1224 0.7166 1.0478 1.7366 0.8015 -0.1794 -2.6646 -2.3317 -0.6954 0.2653 1.7445 -1.1524 2.0378 0.6103 -0.2742 -0.5057 0.7209 -0.8864 1.1069 2.0339 1.0269 -0.8945 1.0869 1.0662 2.0163 0.4669 1.0584 1.4869 -0.1568 -1.227 -0.4973 -0.2948 -0.1544 -0.7496 -0.02 2.114 0.4581 -2.0718 0.9904 1.3856 -0.7835 1.784 1.433 0.3663 -2.6617 0.8201 -1.4046 -0.8896 -1.1418 -0.5445 -0.4556 1.8035 -1.3928 0.2256 -2.1027 0.6817 2.6624 -0.2616 -0.6323 0.1548 1.238 1.6832 -2.1031 0.4306 -1.04 -1.0107 0.9394 1.66 -2.1947 1.4275 0.1517 0.0397 -0.9156 1.9025 1.521 -1.3518 1.2754 -0.1148 0.183 1.2554 -1.4517 -0.8719 -0.0458 -0.0222 0.2213 0.3289 1.3606 -1.1389 0.9702 -0.345 -0.4333 0.2147 -1.571 0.4825 -0.8214 2.8584 0.7794 0.7534 -1.2566 -0.5524 1.3207 1.3179 -0.371 -0.3178 -0.2826 0.9154 1.3605 -1.1463 -0.1986 -1.3957 -1.4879 -1.7064 -0.1202 0.0622 -0.1974 0.8946 -0.6778 0.5306 -1.8891 0.4488 -0.0735 -0.6491 0.2507 -0.8009 -1.0723 -0.3931 0.1635 -0.8446 -0.4529 1.0692 -2.5477 -1.503 1.108</text:p>
          </table:table-cell>
        </table:table-row>
        <table:table-row table:style-name="ro1">
          <table:table-cell office:value-type="string" calcext:value-type="string">
            <text:p>A301</text:p>
          </table:table-cell>
          <table:table-cell office:value-type="string" calcext:value-type="string">
            <text:p>0.5982 0.701 0.9603 0.2793 0.6743 -0.8436 -1.1091 0.7723 -0.3412 0.9096 0.5939 -0.7301 -0.3331 0.2047 0.7418 0.5663 1.4042 0.1068 -0.3262 -0.9218 -0.3222 -1.6069 0.5538 0.8641 -0.9167 -0.2478 -0.4025 0.4283 1.7094 -0.0546 0.3815 0.0475 1.0771 0.4712 0.2071 1.0043 -0.1405 -0.3038 0.3619 0.9065 0.3538 -0.9319 -0.6633 -0.3631 0.492 -0.3626 0.1081 -0.3362 -0.3506 0.6731 0.2367 -0.2013 -0.1889 -0.3495 0.0934 0.4912 0.0903 -0.5978 -0.4641 -0.0237 -0.5472 -0.6284 0.61 0.5193 -0.1796 -0.0261 -0.418 -0.4036 -0.0535 -1.063 -1.1408 -0.1783 -0.6191 0.4055 0.2332 -0.0757 -1.0794 0.6125 -0.2033 0.5341 -0.0673 0.0749 -1.0875 -1.6255 -0.734 -0.6173 -1.3675 1.5276 0.6712 0.9077 -0.3431 0.4545 0.0109 0.3174 -0.3347 0.3338 0.0298 -1.079 -0.301 -0.1875 -0.1974 -0.5829 -0.2778 0.0137 -0.4126 -0.6119 -0.8501 1.0046 0.1786 -1.5613 -0.8442 0.1042 0.3985 -0.9033 1.897 0.8206 1.6179 -0.9695 -0.3796 1.0136 -1.6629 -0.3208 -0.5877 -0.3378 -0.3896 -0.1223 -1.1076 -1.6398 -0.1938 -0.1149 -0.7331 0.7952 -1.3013 0.8664 0.4584 -0.0383 1.0975 0.4962 0.2191 -0.1575 0.8021 -0.3501 -0.4281 0.1416 0.8931 0.3516 0.1929 -1.4779 0.9585 -0.4663 -0.3854 -0.2666 -0.5533 -0.2951 1.1893 0.1927 0.6952 0.805 -0.1392 -1.2975 0.1529 -0.3142 -1.0167 -0.9178 -0.378 -0.2694 -0.2429 1.1648 -0.9304 0.7662 0.3084 0.7251 0.4201 -1.2802 -1.2458 -0.2407 -0.1365 0.9166 0.0912 -0.4026 0.2112 0.8959 0.468 0.7062 0.1987 0.54 -0.1144 -1.4265 0.1581 -0.6818 -0.7617 -1.0052 -0.2024 0.103 0.3458 -0.5434 -0.0076 0.1693 0.2869 0.4293 0.4279 -0.6488 -1.7019 -1.1032 1.2172 -0.8229 -0.6665 -0.3044 -0.5157 0.3939 -0.5296 0.5598 -0.3917 -0.2179 1.4157 0.3931 -0.5522 -1.4252 -0.2493 -0.074 -1.5934 -1.1251 -0.2501 -0.5028 0.9764 -1.1469 1.0183 0.5648 -0.8688 -1.2404 -0.0071 0.3473 -0.9919 0.1736 -1.471 -0.3128 0.7246 0.7925 0.224 -0.9223 0.1904 0.7555 -0.9126 -0.6036 -0.5289 -0.6046 1.3353 -0.1049 0.1423 -1.8504 -0.5219 0.8037 0.7443 0.3858 -0.7594 0.4699 0.0547 2.1125 -0.957 0.1728 1.4384 0.0362 2.049 0.6789 0.3708 1.3921 0.3265 -1.1719 0.7228 -0.6347 -0.2728 -0.482 -1.1332 -0.1025 -1.5336 0.6572 -0.9206 -0.9737 0.2901 -0.1937 -0.1071 0.564 -0.5963 0.4832 0.0723 0.6322 0.1531 0.4291 0.0702 -1.8353 -0.3932 -0.4368 1.1498 -1.3419 0.745 -0.1522 -0.0605 0.5545 -0.472 1.0325 -0.2824 0.7994 0.3294 -0.2986 -0.0522 0.601 -0.4887 0.7252 0.4773 1.3092 0.516 -0.0266 0.2884 -0.1053 -0.7329 -0.4444 -0.2869 1.0647 0.2739 -0.1122 0.7531 -0.4464 -0.6562 -0.4626 0.2842 0.0023 -1.3143 0.6791 -0.242 -1.2081 -0.4212 -1.6448 1.3047 -1.6022 -1.3771 -1.6591 1.0668 0.9475 0.0645 0.8352 -0.2008 1.0246 -0.5918 0.5776 -1.2159 -1.3492 -0.2706 -0.6522 1.5243 -0.3141 -1.3394 0.2098 0.0231 0.7369 -0.616 -0.1898 0.2637 -0.0255 -0.0475 0.4757 -0.1871 0.3547 0.552 0.8447 0.0287 0.6358 1.1773 -0.7318 0.0852 -0.6254 0.5695 0.8741 1.0315 0.0625 1.2374 -0.4658 -0.3441 1.4571 -1.5391 -0.4749 -0.7463 -0.2141 0.2179 1.2261 0.0747 -0.4547 1.1903 0.4047 -0.2179 0.6707 -0.0924 -0.2793 0.2116 0.7417 -0.3066 -1.5976 0.5532 0.4843 -1.294 -0.0323 -0.2229 1.5467 0.0388 -0.873 1.3337 -0.791 -0.2693 -0.9916 0.406 0.4603 -0.4539 0.5444 0.8469 0.2977 0.6004 -0.5488 1.7051 0.7524 -0.5724 1.7404 1.0711 -0.0888 -0.4241 0.3794 -0.1351 1.2182 -0.5162 -0.2915 1.9071 -0.7565 0.9519 0.5172 -1.054 -0.5794 0.0053 -1.235 0.8835 -0.2689 -0.3409 1.2427 -0.2273 0.5738 -0.3625 -0.5993 -0.0647 0.1121 0.7163 -1.3714 0.1149 -0.8179 -0.1496 -0.3448 0.3964 -0.3451 -0.2671 -1.2082 0.058 0.5363 -1.5671 0.1803 -0.428 -0.4497 0.2002 -0.6882 0.2577 1.4425 -0.4817 0.4176 0.8003 1.3051 -0.4314 -0.0539 -0.1833 1.7523 1.6784 0.6546 1.3359 -0.1325 -0.0893 -0.2278 -1.1591 -0.9209 1.5422 -0.6873 0.1409 0.84 0.1195 -1.0642 -0.5791 -0.2283 -0.1415 -0.2418 -0.191 0.3378 -0.7041 -0.2382 -0.985 -0.0636 2.015 0.0729 0.5933 -0.103 0.7662 -0.4384 0.3394 -0.4177 0.8085 -0.7488 0.2779 -1.0186 -1.6352 -1.2776 -1.4645 -0.7523 -0.4854 0.2642 -0.748 0.1168 -0.1698 -0.978 -0.9791 -0.3642 -0.3275 1.4278 -0.0234 -0.0669 -0.8657 -0.2992 0.7445 -1.1711 0.3658 -0.6348 0.4736 0.2997 -0.9024 0.234 -0.8918 0.9762 1.1512 0.6451 0.3623 -1.1914 -0.3899 1.3103 -0.326 -0.325 -1.1136 0.7038 -0.5502 -0.2708 -1.186 -0.3677 0.7728 0.837 0.5812 0.4111 -0.437 -0.7749 -0.6121 -0.3036 -0.4102 -0.9384 0.6919 0.2221 -0.2181 0.4433 0.482 -0.8439 -1.4186 -0.715 -0.8695 -0.6522 1.2766 -0.6958 -0.2326 -0.5848 -0.1272 0.9962 -0.9183 -0.0059 -0.4912 -0.5126 0.2945 -0.5314 -0.1852 -0.2105 -2.4544 0.0444 -0.0469 0.1339 1.617 0.991 -1.7107 0.8642 -0.4126 -0.1416 0.4324 0.0104 0.386 -0.5628 0.0993 0.708 1.0427 0.1738 -0.1723 0.4682 1.1541 0.4519 0.1617 0.5884 -0.5527 0.1919 -0.3438 -1.3627 -0.8152 -0.402 -1.3134 0.2354 -0.4311 0.9849 0.8824 0.5736 -0.5413 -0.3742 0.3631 0.3308 0.7886 1.4215 -1.1504 -0.4538 0.3848 -0.0008 -0.401 -0.6382 0.2837 0.7161 1.2709 0.2173 -0.4113 0.6445 0.5691 -0.5705 -1.242 -0.0387 0.6214 0.2188 -1.6532 -0.8833 0.4005 0.5252 0.4569 -0.2691 -0.7813 0.6238 0.828 0.2849 -1.2311 0.1922 0.342 -0.2982 0.2027 0.0593 -0.1943 0.0948 -0.3354 -0.2052 0.0819 -1.1376 1.6987 -1.1059 -0.1983 0.8586 -1.0982 -0.1719 -0.6725 0.4756 -0.1396 -0.782 -0.0535 0.4288 0.2899 -0.4901 0.0421 1.4662 0.8961 0.3624 1.2805 -0.7043 0.544 -0.0785 -0.0803 -0.6582 0.0979 -0.2629 0.3393 0.3003 0.372 0.6296 0.3357 1.2286 0.9384 0.0812 0.6634 -0.6613 -0.4888 -0.062 -0.0227 0.6511 0.7204 0.3533 0.3816 0.2953 0.1788 0.4987 -0.3436 0.879 0.2311 -0.7504 0.3891 -0.0843 0.2825 -1.1263 -0.9109 0.218 -0.4721 -0.8417 -0.168 0.5158 1.0848 -0.489 -0.3642 -0.8798 1.0885 -1.2695 -0.8862 1.4484 -0.9885 -0.6028 -1.3245 0.2894 -1.1892 -1.1243 -2.395 0.3035 -0.1029 0.7461 0.2188 -1.0706 0.2367 -1.4127 0.6646 -0.6133 0.9164 -0.2376 -0.8933 -0.5415 0.061 -0.6023 -1.5306 -0.3612 0.0905 -0.2353 -0.449 0.0249 -0.9727 0.6891 0.372 -0.1221 -0.1877 0.5918 -0.6478 -0.9649 0.1114 -1.5441 1.4656 0.6635 -0.5933 0.05 0.5008 -0.211 -0.9352 0.0825 0.508 0.1318 0.584 0.1286 -0.8371 -0.0775 0.303 0.7903 -1.0082 -0.9159 0.1066 0.0422 -0.1366 -0.9405 -0.419 -1.1332 -0.7227 -0.3904 -0.8539 -1.6203 1.4887 -0.2687 -0.2444 1.4905 -0.4657 -0.7196 0.211 1.7233 -0.9458 -1.2482 -0.7595 0.7907 -0.2934 0.3551 1.1772 -0.6365 -0.3951 -0.504 1.0277 -0.1062 -0.107 -0.4269 -0.3268 -1.0395 -0.9705 -0.7598 0.3377 1.0574 -0.0791 -0.0577 -1.3674 0.1837 -1.1395 -0.2363 0.8084 -0.4178 -0.6601 0.5659 -0.4585 -0.879 0.9341 0.112 0.9355 0.5606 -0.9304 -0.6513 -0.3615 -0.6724 0.5805 -0.9098 -0.8272 -1.4501 -0.4294 -0.5254 0.475 0.8031 1.1541 0.2639 -0.7131 -0.9429 0.1245 0.6004 -0.4529 1.0739 -0.3561 0.124 0.3377 -1.0662 0.3093 0.1755 0.6145 -0.2806 -0.1013 -1.1238 0.3353 -0.0291 0.9097 -0.5991 -0.5407 0.1563 -0.5269 0.6839 -1.7485 1.3821 0.2088 0.6321 -0.4749 0.2755 -0.5777 -1.0621 0.0043 1.3601 -0.2612 -0.8902 0.3953 -0.859 -1.0721 -0.8093 -0.12 -0.2268 -2.2458 1.1516 -1.2838 0.6602 0.5722 -0.3427 0.2516 -0.0519 -0.3876 0.1666 -0.075 1.5578 -0.4911 -0.5184 0.9102 1.3579 -0.2286 0.7954 1.1122 -0.3491 1.0655 0.3594 -0.4998 0.1 0.2516 -0.1241 1.1152 0.4996 0.6438 0.6013 0.201 0.3423 1.0417 -1.0358 -1.2763 -0.8794 -1.0745 -0.4089 -0.337 -0.3601 -0.2834 -2.1868 0.2127 0.3146 -0.1842 0.3879 0.1844 -0.1559 -0.7784 -0.2831 0.7644 0.2568 -0.432 1.1477 0.3594 0.8489 -0.0091 -0.5963 0.3486 -0.6379 -0.9869 -0.2649 1.0558 0.1512 -0.2606 0.5489 -0.324 -0.4089 -1.0447 -0.6435 2.3732 -0.2756 -0.5071 -0.6744 -0.562 1.3172 0.1608 -0.0235 -0.0366 0.8253 -0.2914 -1.9696 0.2933 -1.8725 0.0375 -0.4593 0.1416 -0.7391 -0.6318 0.9393 0.9488 -0.6494 1.4753 -0.8564 0.132 0.5587 1.1204 -0.4045 0.4552 0.1366 -0.1214 -1.6677 0.0578 1.5769 0.0771 0.7178 0.2803 0.2788 -0.2303 -1.4604 0.6328 -0.3956 0.2401 0.8685 -1.224 -0.4957 -0.3109 0.9717 0.7644 0.483 0.8113 0.908 -0.2885 -1.0645 1.6818 0.4695 0.2799 -0.4397 -0.0771 -0.1534 -0.6666 0.6873 -0.4814 -0.5259 0.7752 -1.0163 -0.436 0.0555 -0.0385 2.2139 -0.0338 -0.3239 -1.5868 -0.5458 -0.348 0.6833 -1.6064 -0.3336 0.9586 -0.4691 -0.3232 0.2889 -0.1516 0.4167 -0.1003 -1.0567 1.0623 -0.0552 -0.7463 0.8684 0.4425 0.7958 -0.3404 0.2972 -1.2376 -0.7221 -0.8096 -0.1151 0.0221 -0.0808 0.1702 -0.1262 0.0545 1.2496 0.0776 0.508 -0.8704 0.0087 0.627 -0.9208 -0.6317 0.2924 -1.6321 0.2608 1.0042 0.1976 -0.1554 -0.5139 0.4182 -0.9157 -0.1565 0.5762 -0.3131 -0.7363 -0.8782 -0.3107 0.6965 1.1345 0.5918 -0.7839 1.1351 0.3676 0.2023 0.3025 -0.4883 -0.2949 0.4323 -0.8026 0.3841 -0.7488 -0.1012 0.5967 0.3473 -0.1264 -0.333 0.2433 -0.0024 0.1153 -0.7433 -1.2674 -0.4602 -0.5949 -0.2816 -1.1155 0.6353 -0.7032 -1.0353 0.376 -0.562 0.748 -0.6729 0.0386 -1.2088 -0.7472 -2.0555 -0.5731 0.6628 -0.3553 0.4815 0.8099 -2.2086 0.1986 0.7524 0.3071 -0.3612 -0.5614 0.2901 -0.1974 -0.302 -1.0813 0.8316 0.1405 0.7275 0.3528 0.2902 0.8934 -1.1304 0.5067 -0.9201 -0.1573 -0.4142 0.3247 0.5805 -0.9909 -0.6281 -0.6169 -0.0947 1.117 -0.5454 -1.6547 -0.2237 -0.0205 0.146 -0.648 -0.8801 -0.0954 -0.4735 0.2676 0.4097 0.5992 1.1334 -1.8584 -0.0317 0.0132 -0.9165 0.901 0.6608 -1.2975 2.0493 0.5083 -0.9103 -1.1007 0.7801 0.233 0.163 -1.1717 0.5701 -0.5415 -0.9749 -0.4511 -0.3549 -0.515 0.3723 -0.7127 -0.6604 1.3233 0.8724 0.3414 0.4781 0.3591 1.0082 -1.0827 -0.6849 -0.3527 -0.4643 -0.4641 -0.0347 -0.6639 0.5045 0.761 -0.7719 0.7223 0.7084 0.9352 1.5312 0.9938 -1.0466 -0.039 -0.4255 -0.3724 -0.3131 0.1839 0.3539 -0.5815 0.873 0.8605 0.1795 -0.5117 0.4047 -1.475 -1.2128 -0.1647 0.5356 -0.4982 -0.4383 -0.9067 -0.8308 -0.369 -2.0793 -0.3183 1.5017 -0.4038 -0.1394 0.2107 0.2201 -0.7266 0.456 0.2311 0.0147 -0.4561 1.232 0.1613 0.6183 -1.0815 -0.3659 1.9101 -0.0428 -0.7903 -1.6134 1.0805 1.0806 -1.1121 -0.2136 -0.6416 1.0453 -1.627 -0.9793 1.2326 0.0347 -0.8486 -0.5275 0.1814 -0.0563 0.4057 -0.2347 1.3759 0.7874 0.7135 -1.4173 0.9163 -0.4782 -0.6032 -0.9549 0.1731 -0.5607 -1.1585 -1.066 -0.6038 1.0273 0.9544 -0.7065 0.0743 -0.0831 -0.6957 0.4473 0.7533 -0.0039 -1.0501 0.4341 0.111 0.3426 0.7445 -0.4683 -1.9613 -0.9565 1.4225 0.878 0.7621 -1.6669 -0.3569 -0.1881 -0.1943 0.9208 1.8148 -1.3972 -0.2778 0.4428 -1.1994 -0.9472 0.5109 0.4154 0.4241 -0.3201 -0.1332 0.4094 0.3475 1.6789 0.03 -1.1235 -1.0627 -0.2185 -1.4704 0.172 0.6441 -0.428 -0.9932 -0.5879 -0.5313 -0.7777 -0.8192 -0.0725 -0.134 0.3998 -0.103 0.7824 0.3895 0.1775 -0.6923 0.348 0.8164 -1.3147 0.4146 0.2709 -0.2101 -0.3317 -0.065 0.1259 -1.0799 -1.574 -0.947 -0.7282 0.0233 0.2693 0.2192 0.5497 0.344 -0.2281 1.2412 0.642 -0.69 -1.0759 1.3147 -0.2523 0.1093 -0.1899 -0.1718 -0.4705 0.3234 0.8477 -0.0278 0.5448 0.3441 1.2048 0.6665 -0.7574 0.882 -0.6555 -0.0958 0.3854 0.826 0.0041 0.018 -0.9672 -0.1933 0.1985 0.5506 1.3639 1.8295 1.3079 -1.0687 1.2668 -0.4551 -1.0684 -1.1647 0.6997 0.8325 -1.4028 0.583 -0.5392 -0.1331 -0.4132 1.0452 -1.666 -1.0534 0.9908 -0.5352 0.9054 -0.1366 -0.2369 0.3237 -0.7658 -1.4497 0.9116 -0.1988 -0.2514 0.8662 1.7352 -0.0196 0.0851 0.8546 -0.3878 -2.0532 -0.3915 -0.6917 0.2716 0.8496 -0.6629 1.0859 0.0812 -0.6619 -1.2001 -0.6075 0.383 0.0707 -0.4988 0.9223 -0.2969 -1.3485 -0.1665 -0.3619 -0.295 -1.5711 -0.1196 -1.6828 0.9855 -0.8732 0.4477 0.4274 -0.1857 -0.6023 0.2636 -1.0476 -0.635 -0.8213 0.0678 -0.5842 -1.4625 -0.3801 1.2941 -0.0458 -1.3229 0.9728 -1.152 0.9418 0.1039 0.2484 0.923 -0.0066 0.2775 0.8295 0.502 -0.6681 -0.1439 -0.73 0.1869 1.2298 0.0812 0.5826 -0.7358 -0.6702 -0.2785 0.4106 0.6658 -0.171 -1.3591 -0.246 0.2258 0.593 0.1054 -0.379 0.1318 0.3229 -0.0635 -0.4066 0.005 -0.5969 -0.6936 -0.5007 0.8368 0.3484 0.1558 -0.5763 1.1902 0.2218 0.8764 -0.1859 -1.0278 0.8968 0.1327 0.5152 -0.368 0.4488 0.7349 -0.1076 0.2644 0.8799 -0.7108 -0.6524 0.0493 -0.4936 0.1479 -0.0553 -0.4905 -0.1328 -0.1626 0.7768 0.7296 1.3917 -1.8398 0.2568 0.6691 0.7345 0.5902 -0.6069 -1.2475 1.2851 -1.669 1.0655 -0.2574 -0.3891 -0.9925 -0.0572 0.2253 -0.4655 -0.7481 -0.6465 -0.595 -0.2718 0.5955 -0.4098 0.8241 -0.9699 -0.3192 0.7811 -0.344 -0.0996 -0.519 0.4773 -0.1875 -0.3663 0.2226 0.6372 0.9357 -0.0736 -0.3618 -1.0073 0.7506 -0.0578 0.6489 -0.737 -0.801 0.8993 -0.3957 -0.1513 0.5196 0.0234 -0.4485 -0.0323 0.0344 0.1633 0.4153 0.5731 0.3413 -1.337 -0.1661 1.1418 0.8856 0.4965 0.7853 0.8394 1.4394 0.2427 0.8366 0.7284 0.6495 0.2295 -0.1082 -0.0866 0.7955 -1.5274 1.577 0.5512 0.0418 -1.7059 0.1376 1.2296 0.6065 -0.7623 0.2406 0.27 -0.4051 1.2184 -0.2545 -1.1032 0.3496 -0.8232 0.4284 -0.593 0.831 -1.8054 1.7177 -0.3514 1.6292 -0.0014 0.5591 -0.5485 -0.4074 -0.2894 -0.1408 -1.4381 0.2248 0.5963 -0.2859 -0.7596 1.6526 0.004 0.5951 -0.6053 -1.395 -0.5901 0.4187 -0.1429 0.3085 0.2618 -0.6825 -0.3229 1.2041 -0.9594 -0.4108 -0.3092 -0.8637 -0.9029 -0.1527 0.3254 0.8203 -0.3187 0.6177 0.0754 0.0359 0.2322 0.1547 -0.9472 -0.1559 -1.1637 -1.5201 0.8768 0.2194 -0.5429 -0.2316 1.2115 0.2029 0.8291 0.0703 -0.21 -0.0042 -0.2796 0.3163 -1.0275 -0.0392 0.7906 0.3626 -1.0718 0.0996 -0.1273 0.1399 1.1595 -0.3944 0.3675 0.2405 -0.5581 0.1622 -0.9659 -0.6546 0.4582 0.101 -0.9309 0.1987 1.1103 -1.6238 -0.0734 0.1166 0.2666 -0.418 1.3688 0.1777 1.9106 -0.8421 1.3786 0.9061 -1.4694 -0.712 -0.1539 -1.3295 0.1791 -1.3061 0.5545 0.6246 1.2367 -0.2626 1.0785 -0.2363 0.2481 0.9025 -1.0807 -0.7944 0.1766 -0.7228 -1.0916 -1.2135 -0.8986 -0.2501 0.061 0.2964 -0.2064 0.0488 -0.9594 -0.7151 0.5879 -0.6769 -1.1728 -0.1411 -0.9143 -0.1558 0.6755 -0.4681 -0.1865 1.6041 0.4065 0.4027 -0.5182 1.4999 0.1324 0.7391 1.0723 -1.264 -0.8379 0.5431 -1.1613 -1.2872 -0.5424 -0.1668 0.5433 0.2098 0.7888 0.0432 -0.1902 1.0799 -0.7147 0.4738 -1.3119 -1.016 -0.6215 0.8123 -0.8795 1.2523 0.2014 1.1829 -0.4254 -0.6447 -1.7025 1.0262 0.6544 0.567 0.2912 -0.7056 -0.4383 0.4731 0.252 -0.8744 0.492 -0.7969 0.2286 0.517 0.0348 0.5809 0.6666 0.4651 1.5609 -0.8047 0.715 -0.1758 -0.5817 0.5493 -0.1769 1.5492 0.1375 0.0856 1.1729 0.179 -0.3019 0.1961 -1.5572 1.1134 -0.9393 -0.8799 0.5695 -0.5117 0.4107 -1.0173 0.7251 0.8885 0.0149 -0.4241 -0.0478 -0.0493 0.7781 0.5278 0.8509 -0.5267 -1.1928 1.2813 0.3565 -0.9548 -0.3165 0.3944 -1.4517 0.2399 -0.0023 0.3416 -0.1466 0.5806 -0.8095 1.0592 0.0845 -0.0158 -0.5249 0.4031 -0.538 -0.1573 -1.2466 -0.8039 -0.5986 -0.3941 0.7896 -0.4805 0.9899 1.0221 -0.1376 0.5824 -1.0174 -0.4193 -1.3216 -0.6582 -1.2709 0.5491 -0.1015 -0.2784 -0.8436 0.7306 0.867 -1.3234 -0.0616 0.8297 0.1349 0.4118 0.5753 0.2428 0.7408 -0.1717 -0.7116 -0.6975 -1.1821 -1.1525 -0.9999 -0.1048 -0.5889 -0.1145 0.9485 0.699 -0.0404 -0.4216 -0.0631 0.187 0.5043 -0.2663 -1.5032 0.1197 0.0547 -0.4642 1.4347 -0.5682 -0.0721 -0.4671 -0.1932 0.6129 -1.9362 -0.2045 0.3405 0.0873 0.5649 -1.0407 0.7259 -1.2067 0.2567 -0.4963 1.501 0.1356 -0.0682 -1.2145 -1.0002 1.1416 0.1011 0.8271 -0.4801 -0.3358 -0.9222 -0.947 -0.1662 0.4633 0.8388 0.8849 0.6391 0.5747 -0.9371 0.4192 1.5244 0.9216 -1.1696 -0.3195 -0.4272 -0.6367 -1.0821 0.3597 -0.2997 -0.7307 1.6786 -0.118 0.9076 -1.0937 -0.4703 0.2099 -0.9064 -0.3441 -0.7228 0.0723 0.0521 -0.056 0.667 -0.9856 -0.0973 1.3832 -0.3717 0.0414 1.1824 0.3053 -0.4924 0.7602 -1.053 0.2319 0.8245 0.2488 0.2623 -1.5706 -0.9076 0.1783 -0.0292 0.0436 0.0659 -1.271 -0.211 1.1634 -1.1468 -0.4823 0.3326 -0.8277 -0.1639 -0.4667 -1.2436 1.2098 -0.279 0.0849 2.0651 -0.9012 -0.0572 0.2622</text:p>
          </table:table-cell>
        </table:table-row>
        <table:table-row table:style-name="ro1">
          <table:table-cell office:value-type="string" calcext:value-type="string">
            <text:p>A401</text:p>
          </table:table-cell>
          <table:table-cell office:value-type="string" calcext:value-type="string">
            <text:p>0.6539 0.3579 2.0983 -1.1267 0.6445 -0.6043 -0.246 -0.1338 0.7265 -0.1815 1.4475 -0.8412 -0.9641 1.3319 1.4261 0.7582 1.5786 1.6969 0.1973 -0.7042 -0.6071 -1.8304 1.6714 -0.08 -1.6822 0.4491 -0.4344 0.2151 2.5406 0.0592 0.6518 0.8042 0.8446 0.0989 1.0608 1.4733 -1.5351 -0.5293 0.1603 -0.4934 -0.6807 0.1696 -1.2683 1.2829 0.3913 0.9105 0.1633 -1.7788 0.0341 0.8439 -0.0215 0.0746 -0.4339 -0.429 0.17 0.5643 1.1087 -0.6638 -0.3455 -0.0586 -0.0843 -2.3241 0.5009 0.6168 -0.3573 -0.3018 0.3237 0.4309 -0.2502 -2.1244 -1.3432 0.8063 -0.9105 0.1173 0.798 -0.7714 -1.1903 -0.1576 0.0932 0.3313 -0.2753 -2.0029 -0.2243 -1.6122 -1.3129 -1.2993 -0.2532 0.5636 0.3766 0.1338 0.3898 0.2257 -0.8136 0.5692 1.3352 -0.0702 0.6699 -0.5858 -1.2877 -0.2222 -0.2754 -0.7994 -1.3905 1.0964 -0.8726 -0.4703 -1.1728 0.7373 0.656 -2.5089 -0.9244 0.0687 0.1933 1.0052 4.4477 0.2386 0.0969 -0.1909 -0.3513 0.9217 -2.6387 0.2708 -0.5089 0.5203 -0.2365 -1.0828 -0.5843 -0.2623 1.15 0.1329 -0.2831 1.5381 -3.0142 -0.6642 -0.1652 0.2303 -0.6107 0.9094 0.7425 0.7741 1.0184 -0.8853 -0.8064 -1.2768 1.6357 1.0478 0.2832 -2.492 2.2397 -1.4171 1.0923 -0.396 -1.0141 0.4766 1.0168 0.6054 1.0026 1.2709 -0.3079 -0.2401 1.7331 -0.5583 -1.0806 -1.6669 1.1212 -0.1916 -0.4091 0.776 -1.5249 2.0914 0.0762 0.1667 0.9978 -0.8394 -0.8849 0.482 -0.0173 0.9702 -0.6432 -1.2352 0.8414 2.0194 1.1845 1.3569 0.9922 0.5099 -0.5972 -2.7318 1.7815 -0.6844 -1.9422 -1.1812 0.3859 -0.0787 1.4421 -0.8109 -0.4747 -0.7315 0.312 0.405 0.8259 0.3337 -1.2811 -3.0452 0.4812 -0.4334 -0.1702 -0.0926 0.0625 0.7249 0.4135 1.3801 0.2234 0.4221 0.5745 0.676 -0.6733 -2.7906 -0.2043 -0.9041 -1.7936 -1.2747 -0.6032 -1.9418 -0.2316 -2.2323 -0.5739 0.2146 -0.7435 -1.1188 -0.1236 -0.7894 -1.6661 1.0141 -2.0911 0.1619 1.0397 -0.0741 -0.0678 -0.8509 -0.7963 1.8886 -1.3417 -0.3339 -0.3211 -0.9507 1.0617 -0.1858 0.7858 -3.1498 -0.1786 1.243 1.3506 0.0788 -1.5066 -0.2275 0.2432 2.1024 -0.7412 -0.743 2.3795 0.9296 3.2877 2.2322 -0.4479 1.2112 0.5143 -0.9689 0.4541 -1.2506 -1.0247 0.2485 -0.397 0.1349 -0.8256 0.0968 -0.739 -0.5123 0.1937 0.2539 -0.8981 0.1201 -0.4759 -0.4849 -1.363 1.7277 0.2894 0.4358 1.1581 -1.3395 0.0434 -2.2722 1.5456 0.1861 0.7595 0.2506 -0.6429 0.3749 -1.3467 1.8198 -1.4849 0.3665 0.8298 -1.6482 0.2171 1.0727 -0.6699 1.3612 -0.2294 0.908 1.9489 -0.4737 -0.5644 0.4659 -1.7832 -0.2197 0.1378 0.9613 -0.2136 -0.0186 0.7498 -0.3215 -1.2293 -1.8628 0.5244 0.0228 -2.6677 -0.1835 0.797 -0.6387 -0.6286 -1.406 2.6339 -0.9752 -1.3298 -0.848 0.6388 0.6606 -1.0248 -0.0289 1.5566 1.0357 -0.4266 1.7061 0.5826 -0.5785 -0.7986 -1.6371 2.0825 -0.5922 -0.5754 1.406 0.1856 0.4196 -0.4061 -1.5641 0.5737 1.1798 -0.5499 0.6864 -0.2374 -0.1198 -0.1871 -0.4453 -0.9967 0.8868 0.4929 0.0222 1.7207 -0.3238 -0.0104 0.6465 1.1456 0.9003 1.1331 -0.4142 -1.1293 1.0351 -1.5384 -1.4976 -0.6438 -0.2122 0.6382 0.6865 0.6324 -0.5824 -0.451 0.4913 0.4136 1.3685 -0.2819 0.398 0.8445 1.1917 -1.1829 -2.237 0.599 -0.4335 -1.0727 -0.9544 -0.6952 1.6744 0.9388 -0.3709 1.5896 -2.5925 0.7383 -0.6168 0.0456 0.485 -0.3064 -1.1745 0.594 -0.2966 0.2031 0.0046 1.5095 -0.1246 0.8517 1.6811 1.0004 0.3543 -0.9044 0.8906 -1.457 0.7351 -0.4795 -0.4394 2.7324 -1.8814 1.025 -0.1453 -1.0541 -0.9547 -0.9959 -0.7847 1.6856 0.4337 -1.1726 1.6449 1.2431 0.1389 1.1301 -0.914 0.2045 -0.4614 0.1152 -0.7031 -0.9055 -0.8699 0.5484 0.2363 1.3581 -0.6981 -0.499 -0.7504 -0.8029 1.2872 -1.6563 0.191 -0.8959 1.7909 0.6034 -0.3487 -0.0493 1.0559 0.5373 0.2233 0.3276 1.0098 -0.2931 0.3624 -0.3807 1.5626 1.8232 0.9746 0.7959 -0.3389 0.3922 -0.7285 -1.2692 0.3358 1.8258 -0.5832 -0.0756 0.0255 0.6075 -0.0075 0.7443 -0.7062 -0.4092 0.3617 1.199 0.361 -1.4362 -0.9447 -0.4431 -0.8824 2.1061 0.2279 0.1019 -0.8282 0.1039 -1.1791 0.0307 -0.3994 1.0745 -1.3166 0.6118 -0.3529 -1.7811 -0.7579 -1.9613 -0.97 0.1679 -0.4365 -1.6759 -0.2392 -0.727 -0.6995 -1.7992 0.6637 -0.3403 1.6641 -0.0492 -0.3762 -0.6184 -0.5743 1.6991 -1.0416 0.0487 0.3213 0.1462 -0.4498 -0.4593 0.7927 -0.3712 2.176 1.5924 -0.2239 0.2819 -1.489 0.9065 1.4383 0.1205 0.103 -1.8137 0.7077 0.8393 0.0136 -0.6414 -0.4365 1.0327 1.324 -0.3378 0.5098 0.3352 -0.716 0.003 -0.8442 -0.658 -1.2604 0.3212 -0.1684 -1.0289 -0.4621 0.0122 -2.011 -1.1181 -0.5389 -1.3085 0.0756 1.6288 -0.7879 0.1348 -0.47 -0.5773 1.9304 -0.8112 0.126 -0.4017 -0.3652 -0.314 -1.5647 0.2185 -0.2429 -2.3906 -0.5615 -0.6553 0.7588 2.0036 1.7821 -1.2674 0.5927 -0.5926 -0.0455 0.6669 0.0139 0.2686 -0.2754 0.3039 0.2018 0.8151 0.4688 0.9589 0.2845 2.1821 0.6404 1.1817 0.4432 -0.7942 0.1056 -0.3227 -0.7944 -0.2346 -1.1366 -1.7525 -0.0265 0.3074 1.401 0.425 0.5038 -0.8822 0.3838 0.7447 1.1768 -0.1992 1.2287 -0.6078 -1.3102 0.7686 0.6908 -1.2973 -0.862 1.1229 -0.3465 0.3639 0.5981 -1.2097 1.0988 0.7141 -0.1437 -1.7912 0.2481 1.557 0.1678 -1.2883 -0.5891 0.6879 0.6165 1.1203 -0.3299 -0.082 2.3829 1.0273 -0.3842 -1.554 -0.1733 -0.4872 0.137 0.989 -0.7669 -0.2919 -1.7554 -0.3032 0.5532 1.079 -2.1485 1.4529 -0.613 -0.1779 1.5827 -0.2551 0.378 -0.9143 0.1666 -1.0296 -0.2149 -0.0048 0.8902 0.4161 -0.7874 0.6944 1.5645 0.8833 -1.4886 1.6651 0.1875 1.0513 0.1021 -0.9824 -0.9222 -0.0266 -0.4595 1.4668 0.5433 0.3498 1.1558 0.3638 0.5546 1.0321 -0.7365 0.9816 0.4002 -1.2905 0.3681 -0.4823 1.7129 0.7442 -0.7791 0.6998 -0.0964 -0.247 1.8354 0.3141 0.9989 0.1378 -2.9284 -0.4804 -0.1247 -0.8329 -0.9126 -1.3754 -0.4483 -0.8122 -1.56 0.024 0.2048 2.6615 0.5667 -0.3035 -0.5708 1.3464 -0.3718 -0.4576 1.2618 -0.5281 0.1438 -1.7038 -0.2512 -1.5027 -0.623 -2.3972 0.1599 -0.2532 2.7198 -0.0379 -1.1834 -0.0226 -1.5004 0.8275 -0.388 1.4475 -1.1478 -1.5782 -0.6559 -0.0868 0.2725 -1.7333 -0.5771 0.0151 -0.5608 -0.2338 0.6805 -0.7872 0.9018 0.0242 0.6496 -0.1852 2.0309 -0.2036 -2.425 -1.3585 -1.097 2.2412 0.1641 0.2784 -0.5858 -0.6716 -0.3559 -2.3235 -0.2461 0.4274 -0.2384 1.0555 -0.6331 0.4885 0.4362 0.2107 -0.2862 -1.4759 -0.0796 0.0793 0.3313 -0.1976 -0.2226 -0.7864 -1.7997 -0.7144 -0.3171 -0.4455 -0.9123 1.7957 -0.9793 1.5348 1.0304 -1.1547 -0.7363 0.9713 1.611 -1.0254 -1.6089 -0.3817 1.4219 1.015 -0.7404 1.3167 -0.4509 -0.75 1.6748 0.2054 -0.5475 -0.2783 -1.1124 0.8211 -0.0672 0.0641 -0.1599 -1.2425 -0.4764 -0.6602 0.349 -1.4465 0.9978 -1.1161 -0.7549 0.4808 -0.8066 -0.3527 0.6549 0.7303 -0.7193 2.004 -0.5894 -0.1288 1.2009 0.217 -1.9148 0.042 -0.9741 0.3166 -0.1567 -1.1044 -2.2938 0.1447 0.6458 0.7811 0.7587 0.2343 -0.8092 -0.1767 -0.2987 0.1492 2.0123 -0.5865 2.1548 0.9292 1.254 1.1502 -2.1824 0.3763 0.3232 0.1419 -1.8074 -0.194 -1.0015 1.1074 0.5793 0.0469 -1.4189 -0.0362 1.256 -1.0581 1.5193 -2.4634 1.7419 -0.1341 1.3778 -1.2068 0.0412 -0.3878 -0.1571 0.5125 1.2545 0.8567 -1.0674 0.0101 -1.0465 -0.3908 -1.3001 -1.0805 0.6453 -0.5996 1.3215 -1.0292 -0.1309 0.5477 -0.9425 -0.4237 -0.486 -0.4112 -0.3452 -0.8257 0.7639 -0.4598 0.6108 0.1466 1.0233 -0.4574 1.7533 1.1989 -0.5653 1.5087 0.9714 0.1232 0.638 0.0927 0.0445 0.63 0.264 0.3622 0.168 -0.3622 0.7481 1.7277 0.4265 -0.9506 -1.2421 -1.8885 -0.6326 0.0705 1.0298 -0.4959 -1.8484 -0.6989 0.2783 -1.5941 -0.183 0.5202 0.2517 -0.5582 -1.8633 1.2616 0.2805 0.0822 2.0128 0.5225 1.8621 0.0854 -1.4098 -0.0472 -1.2121 -0.8061 -0.6463 0.6904 0.0054 0.9507 0.6902 -0.7632 -0.8511 -2.1276 -0.8507 3.5611 -1.1734 -0.4511 1.2124 -0.7247 1.2939 -0.058 0.2747 -1.5158 -0.3442 -0.4528 -1.4388 1.6793 -2.8178 0.4465 -0.4727 -0.1042 -0.8699 0.0631 0.3615 1.1575 -0.0326 1.5606 -0.7286 -0.4157 1.4468 1.8255 -1.9779 0.2805 0.3002 -0.906 -2.0216 1.0417 1.5386 0.3731 2.4936 0.3422 -0.1209 0.9104 -2.5919 0.2494 -0.4375 -0.3547 1.3352 -2.0225 -0.7053 0.6595 0.041 1.2176 -0.1898 1.8494 2.8301 -1.2149 -0.8949 2.0479 -0.3391 -0.2125 -1.2826 -0.7286 -0.278 -0.7667 0.3396 -0.8653 -1.3691 0.7355 0.0572 -1.2271 0.4467 -1.1456 1.5204 0.0126 -0.52 -1.1521 -1.4872 -1.2631 0.7121 -2.8118 -0.2302 1.2986 1.1753 0.0121 0.1552 -0.22 1.9476 -0.9813 -2.1467 -0.0691 -0.224 -2.2983 1.0694 0.8379 0.8641 0.1181 -0.3892 -1.5839 0.3397 -1.5795 -0.3634 1.1739 0.044 0.7987 0.0305 0.5332 1.2473 0.482 0.503 -0.9611 -0.6159 -0.5905 -2.7146 -1.5557 0.1421 -2.6861 1.2273 0.5474 0.2122 0.0053 -0.5834 0.8871 -1.2338 0.0605 0.2715 -0.1253 -1.1299 -0.554 -0.3341 1.5438 2.0722 0.3721 -0.671 1.2274 0.4631 1.3335 -0.0878 -0.1474 0.4096 0.6872 -0.1777 -0.0367 -0.8294 -0.9431 0.2755 -0.9519 0.1607 0.6414 0.8533 -0.7952 -0.339 -1.3429 -0.5322 -0.5996 -0.5027 -0.1279 -0.9039 1.5726 -0.8041 -0.6052 0.5952 -0.3528 1.0009 -0.4674 -0.0543 -0.72 -1.2613 -1.0667 0.0504 1.1428 -0.8951 2.0724 -0.0815 -1.9779 -0.6266 0.3016 0.0205 -0.8487 -1.0695 0.0718 -0.1042 -0.269 -0.728 0.8693 1.6022 1.0002 0.0689 1.0922 0.784 -0.8114 0.6161 -1.2689 -0.4329 0.5404 -0.1335 0.442 -1.4599 -2.6964 0.4733 -0.7763 1.5549 -0.6263 -1.9692 -0.2784 -0.0991 0.5352 -0.6812 -1.1463 -1.0684 -1.56 -0.6403 0.003 1.7654 0.3594 -1.5218 -0.6823 0.5743 -1.2197 0.3868 0.0129 -0.367 2.4095 0.8987 -0.4909 -0.7864 0.7554 0.3517 -0.897 -0.3257 -0.1218 -0.0596 -1.5718 -0.6651 0.777 -0.1157 0.2157 -0.4282 0.2148 0.1512 0.5787 0.9886 0.6499 0.4428 0.5129 -2.0527 0.7434 1.1701 -1.0907 -0.949 0.7339 -1.1319 1.6496 0.7813 -0.9192 1.3769 0.7206 1.0747 1.4719 2.0869 -0.8224 0.1541 -1.3594 -1.03 0.2829 0.5719 1.0481 -0.9227 -0.167 -0.343 0.3917 -0.7139 0.8664 -0.7335 -0.7151 -0.0615 -0.2127 -1.4041 0.3333 -1.8246 -0.6769 -0.74 -2.9996 -0.2374 2.4096 -0.4977 -0.402 0.8273 -0.2248 0.3862 0.9213 0.7421 0.482 0.8959 1.1094 -1.1752 2.019 -0.6804 0.0667 0.3264 -0.4384 -1.0104 -0.8796 1.1635 2.9247 -1.9189 -1.6252 -0.9304 1.6823 -2.6083 -0.7886 1.7386 -0.8064 -0.0577 -1.2304 -0.2096 0.0705 -0.1673 -0.9157 0.7598 1.0949 -0.3269 -1.2193 -0.0218 -0.8488 -0.2443 -0.7679 -0.1669 -1.0112 -1.9201 -1.9143 -0.1124 1.2002 2.4987 -0.6991 0.7234 0.018 -0.9278 0.534 0.6396 -0.2005 0.3971 0.505 0.4784 0.1224 1.103 -0.5191 -2.5197 0.0649 1.2722 0.6223 1.2595 -2.2629 -0.1615 -0.6702 0.7055 1.4548 2.6935 -0.8049 -0.3366 1.3991 -1.4204 -1.9277 1.3101 0.8702 0.4538 -0.3876 -0.3513 1.4117 0.0695 0.9924 1.2512 -1.0775 -0.7773 -0.0523 -2.0684 0.2195 1.5072 -1.0047 -0.1795 -0.8842 -0.2122 -1.3636 0.0472 -1.1079 0.891 0.9269 0.8501 1.3904 0.4561 -0.6535 -1.6829 1.0019 -0.3187 -0.7079 0.7695 -0.8209 0.0188 0.1423 0.4357 0.4003 -0.9366 -1.6714 -1.7547 -1.6913 -0.5792 0.0436 1.503 0.6075 0.5117 -1.2116 0.3649 1.6391 -1.1321 -1.2458 1.7054 -0.9513 -2.024 0.4029 -0.6189 -0.414 -0.285 1.1068 -0.4368 1.104 0.1073 0.2638 -0.6867 -1.4255 0.4539 -0.6591 -0.2393 0.1844 0.7088 0.1844 1.2666 -0.1873 -0.0588 -0.5838 -0.1038 1.001 2.2965 1.4819 -0.1072 0.8756 -1.2605 -0.5358 -0.6483 1.0666 0.625 -1.3033 -0.6304 -0.9004 -0.2436 0.1479 1.083 -2.6248 -1.1134 0.3809 0.3909 2.0124 1.2393 -1.0202 0.1255 0.6086 -1.0042 0.2361 -0.6792 0.7258 1.5205 2.0678 -0.0218 -0.7902 0.779 0.1629 -1.3954 -0.985 -1.213 0.8811 0.2092 -0.0711 1.8759 0.1804 -0.0751 -0.1069 -0.7146 0.7183 0.5871 -0.7894 0.2694 -1.3252 -0.8817 0.7024 -0.7649 -0.8953 -2.2344 -0.5551 -1.9833 0.0408 -1.4428 0.4833 0.018 0.2635 -0.3419 1.6005 -2.1707 -0.6457 -0.8455 0.3642 -0.6203 -1.7619 0.2485 1.3041 -0.1147 -0.5788 0.4429 -1.1289 1.4164 0.2613 0.0947 2.1795 0.8986 0.8012 0.2968 0.2554 0.3917 -1.2298 -1.5304 -0.7741 1.5714 1.0601 0.4859 -1.3117 0.0351 -0.3547 0.7903 0.918 -0.4968 -1.4738 0.2416 1.0642 1.5035 0.2811 -0.3635 -0.432 0.624 -0.3301 0.6267 -0.682 -0.4548 -0.7645 -0.216 1.4997 0.7245 -1.1377 -0.5928 2.3672 -0.8616 1.0754 -0.3516 -1.1626 0.8465 -0.7342 -0.9195 -0.7359 0.5273 0.6916 0.7935 0.1996 1.5778 0.3953 -0.7654 -0.2665 -1.668 -0.089 0.2279 -0.5201 -1.1359 0.5158 -0.3666 -0.3027 0.5637 -3.8334 -0.3853 0.6993 1.3974 0.869 -2.3174 0.2229 1.2532 -1.1905 1.773 -0.4608 0.5737 -0.5165 -0.0864 0.0313 -0.6869 0.2613 -1.8931 -0.8312 -0.3129 0.7847 -0.9306 0.1077 -0.8026 0.2419 2.7135 -0.1955 -1.2098 -0.1802 -0.2104 -0.1977 -0.7235 -0.6709 1.6505 0.1102 -0.7187 -0.3789 -2.0526 2.0351 0.5645 1.2646 -0.9743 -0.3295 1.3816 -1.559 -0.5424 0.0002 -1.0229 1.2317 1.042 -0.9456 -0.0748 0.4442 1.5854 1.7448 -1.4558 -0.0747 2.0857 1.7768 0.8104 2.1454 -1.5822 1.6117 0.2641 -0.6862 0.6001 0.0864 1.0649 1.3436 0.5353 1.0347 -0.955 1.1368 1.9307 0.2188 -1.8339 0.2537 1.341 0.0518 -0.5904 -0.6687 0.783 -0.9344 1.4104 0.166 -1.0419 1.3624 -0.5877 1.434 0.3123 0.7293 -1.6574 3.3578 1.1508 1.6145 1.363 0.8529 -0.3322 -0.4501 0.0477 -0.097 -0.6312 0.11 0.8736 0.4234 -0.5553 2.637 -0.0996 1.3442 -1.1513 -1.9412 0.0181 -0.7891 -0.0525 1.104 2.0029 -0.9357 0.8156 1.9427 -0.6756 -0.5488 -1.2161 -0.6051 -0.7166 -1.0368 -0.3678 0.5519 -0.3849 0.0493 0.2473 0.4454 2.1589 0.2289 0.2997 -0.1588 -0.8402 -2.0561 0.6474 0.8469 -1.2342 -0.2393 0.7844 -0.1772 0.1245 1.3858 -0.6038 0.5699 -0.1227 0.005 -1.7461 -1.3496 0.819 -0.0435 -0.5027 -0.5373 0.8467 0.5667 0.4089 0.1864 2.0135 1.0875 -0.1625 0.8821 -0.9957 -1.3502 -0.011 -0.5388 -1.1374 -1.003 0.3048 -0.982 -0.7917 -0.0422 -1.0088 0.3356 2.636 -0.4949 2.4957 -0.7134 0.5196 1.0276 -1.6599 -1.2578 0.1275 -1.1869 0.9301 -1.5268 0.2543 1.0884 3.0088 -0.6236 1.3845 -0.3891 0.5214 0.0111 -1.7537 -0.6014 2.3951 -0.1074 -2.2689 -1.7725 -1.1171 -1.0601 0.1126 -0.1915 0.3948 0.8039 -0.8331 -0.9077 2.0958 -1.8908 -1.6591 -0.2723 -1.487 -0.3279 1.8356 0.6022 -1.1125 0.5614 0.1789 0.9319 -1.8069 1.7709 0.4347 1.6174 1.1074 0.0742 -1.4055 1.1678 -1.8047 -1.934 -1.2756 0.1334 0.5522 -0.7841 -0.1296 0.0929 -1.2701 0.0022 0.4249 0.4901 -2.0002 -1.5507 -0.8708 0.9762 -1.3668 1.6634 0.4462 1.752 -1.2648 -0.8343 -2.9676 1.4138 0.0479 0.7965 1.1237 -0.6701 0.1226 -1.0243 -0.0395 -2.4325 1.5894 -0.7737 -0.7979 0.9707 0.5483 -0.2323 0.3768 0.6911 0.7268 0.6834 -0.0347 -0.1766 -0.6743 1.2443 -0.0953 1.2908 0.9623 0.6868 1.2071 -0.4329 0.8258 -0.9029 -0.6148 1.8316 -1.4766 -0.4743 0.3354 0.5083 -0.2882 -0.4727 1.2244 2.2778 -0.8697 -1.5781 -0.4848 -0.2828 0.0598 -0.4863 0.1852 -0.5593 -0.1914 2.6803 1.3345 -1.3438 0.5216 0.1916 -2.0154 -0.524 0.5009 1.1676 -0.6122 0.8634 -0.7587 0.7935 -0.5617 0.3358 -1.4804 1.0169 0.722 -0.6396 -0.427 -1.1992 -0.8999 -0.0202 1.4405 -0.0189 0.1709 1.0246 0.4448 1.2207 -0.25 -0.9304 -0.1711 -0.5056 -2.7339 1.7563 -0.7536 -0.3567 0.5162 0.4435 0.2893 -2.2539 -0.6575 0.4944 0.1194 -0.1306 0.469 1.0753 0.8255 1.2804 -0.0483 -0.8301 -1.8888 -1.7639 -2.262 0.1678 -0.6427 1.0497 0.7523 0.3161 0.8374 -0.6952 -1.5298 0.4482 0.7023 -0.3413 -1.4599 0.0147 0.3384 -0.1332 1.6123 -0.2939 1.076 -0.0596 -0.6622 0.319 -2.9706 -1.2799 -0.0147 0.4558 0.3359 -0.662 0.6862 -0.657 -0.2425 -0.324 1.2606 0.5683 0.106 -1.4737 -0.9731 2.1612 1.1903 0.7605 -0.4834 0.4248 -0.6195 -1.2211 -0.2077 0.9592 1.2641 0.5735 2.2728 0.2566 -1.0094 1.1955 1.4601 2.0823 -2.4162 -1.0162 -1.0888 0.1695 -0.7529 -0.4342 -0.9562 -1.6606 2.2865 -1.1291 1.946 -1.2681 -0.4692 -0.5126 -0.6873 -0.5651 -1.8765 0.5159 0.4712 -0.7641 0.5264 0.084 0.5104 0.5174 -0.461 0.5654 0.7985 0.2935 0.5519 0.1619 -1.3582 0.9118 0.9829 0.9735 -1.3012 -0.2755 -0.0288 0.4263 -0.4263 0.6322 1.0305 -1.6153 -0.5702 1.6614 -1.6875 -1.318 0.8833 -1.1282 0.2226 -0.6773 -0.3987 0.3501 -1.1665 -0.4802 2.0238 -1.1018 -0.4912 -0.0535</text:p>
          </table:table-cell>
        </table:table-row>
        <table:table-row table:style-name="ro1">
          <table:table-cell office:value-type="string" calcext:value-type="string">
            <text:p>A501</text:p>
          </table:table-cell>
          <table:table-cell office:value-type="string" calcext:value-type="string">
            <text:p>-0.3643 0.3625 -0.2647 1.0699 -0.8881 0.6415 -0.775 0.7417 0.595 -0.3069 -1.1671 -0.5395 -0.3012 -0.3899 0.6567 0.2869 -1.0884 -1.3736 0.5071 -0.0867 -0.9977 -0.0742 -0.2212 0.3857 0.5426 -0.5906 -0.3041 -0.1443 0.9248 0.7334 -0.5794 -0.8331 0.276 0.9668 0.4358 -0.1867 0.8939 -0.2174 -0.2523 -0.9256 -0.0656 0.1112 -0.8253 -0.5061 0.4659 -0.6317 0.6099 -0.7491 -0.2406 1.0338 1.0705 -0.5734 0.1465 -0.7508 0.3362 -0.1958 0.51 1.033 0.1094 0.0502 0.1349 0.9863 0.6493 -0.6172 0.5156 -0.2322 0.1339 -0.3841 0.0533 0.3755 -0.0783 -0.2249 -0.6398 -0.4456 -0.729 -0.7729 0.3378 0.9551 0.4865 -1.2164 0.487 0.7632 0.0731 -0.2064 -0.7094 0.2705 0.8721 -0.2098 -0.4813 0.4799 0.0408 0.0565 0.0445 1.0687 -0.4642 0.1981 -0.9467 0.1789 0.5528 -0.1531 0.4925 0.6462 -0.3158 0.4992 -1.0299 0.4634 0.815 -0.8228 -0.024 1.0808 0.6013 -0.1283 -0.1862 0.776 0.5677 0.7956 0.1929 -0.0679 0.1769 0.7418 -0.4671 0.8634 -0.7465 -0.9434 -0.8224 -0.0207 -0.5489 1.2446 0.2617 -0.0111 0.1015 0.6939 -0.3707 -0.2561 -0.6837 0.9161 -0.9943 0.9932 0.138 -0.8241 -0.1813 0.0493 0.3719 0.3462 0.3566 0.7912 -0.6499 0.5038 -0.5749 -0.8576 0.5232 0.6117 -0.3885 -0.4955 0.5889 -0.569 0.7134 -0.3075 0.6941 0.686 -0.7019 -0.1762 0.8203 -0.232 -0.2542 -0.5109 0.8783 0.7175 -0.436 -0.057 -0.4814 0.4719 -0.9837 -0.0144 0.8868 -0.3568 -0.657 0.662 0.3499 0.6603 -0.0959 -0.1482 1.0151 0.5647 0.5398 0.5348 -0.158 0.8918 0.5763 -0.0056 0.3881 0.7615 0.6239 -0.2468 -0.602 -0.9929 0.9445 0.2963 0.0616 0.657 0.5699 -0.4401 0.9829 0.1633 0.4348 0.443 0.7223 -0.838 -0.2715 -0.4327 0.7412 0.347 -0.0216 0.4727 -0.4882 -0.7937 0.8754 0.5593 0.8517 0.88 -0.6476 0.2187 0.367 -0.1557 0.215 -0.3982 -0.572 -0.817 -0.921 -0.2539 -0.78 -0.8125 0.1609 0.8874 -0.3621 0.9672 -0.8098 0.6381 -0.0465 0.7895 -0.2611 0.7263 0.8072 -0.5613 0.9768 -0.5029 -0.7266 0.7231 0.011 0.9194 -0.6511 0.6856 0.1443 0.3197 0.7748 -0.4789 -0.8678 0.8994 -0.8702 0.2763 0.5125 0.3672 0.7449 -0.842 0.7342 0.5414 1.1424 0.8962 -0.3417 -0.6046 0.7585 0.3796 -1.2148 -0.3845 0.6452 0.4522 -0.132 -0.6823 0.8087 0.0497 -0.8639 0.3175 -0.4885 0.9266 0.6664 0.6243 0.3899 0.1444 -0.5699 0.4582 -0.0081 0.5916 0.241 0.7099 0.3702 0.159 0.3054 0.6258 0.7333 0.2393 -0.4247 -0.2226 0.5071 0.7261 0.7539 -0.6549 0.7642 -0.0758 -0.6991 0.1278 -0.7136 -0.1943 0.5841 0.4579 0.9958 0.735 -0.9086 0.2668 -0.5304 0.6464 -0.3316 -0.106 -0.6125 -0.3905 0.0837 0.5186 0.423 0.7755 -0.3413 0.6723 -0.2826 0.6124 -0.8717 -0.4914 -0.0943 1.0607 0.0483 0.3568 0.153 -0.5249 -0.9694 0.5904 -0.9384 0.3422 -1.1788 0.4882 -0.9688 -0.0878 -0.2315 -0.8811 -1.2706 0.7815 -0.7778 -0.7547 0.6197 0.8226 0.178 0.1101 0.9516 0.1664 0.3349 -0.0728 -0.577 0.2583 -0.3179 -0.8657 0.4475 0.9138 -1.0049 -0.7893 -0.4826 -0.3585 -0.4059 -0.4363 1.0341 0.0245 0.5688 0.4857 -0.6212 -0.1823 -0.6722 1.0053 0.9986 -0.5811 -0.9155 -0.8276 0.3008 0.3463 1.0408 0.1155 -0.2142 0.0626 0.0668 -0.9228 -0.4457 -0.8431 0.1321 0.1968 -0.7236 -0.1309 -0.8643 -0.1659 -0.8725 -0.4874 0.1965 1.0069 0.1541 -0.8437 0.6017 0.2489 -0.0827 0.1129 0.5022 0.066 0.9367 -1.2287 0.8053 -0.7303 -0.5968 0.6232 -0.4544 0.371 0.3909 -0.4197 -0.7833 -0.2569 0.0315 -0.0604 0.1685 -0.4327 -0.7996 0.4879 -1.1235 0.7203 0.4359 -0.8589 0.4323 -1.1705 0.3525 -0.0577 -0.5323 1.0708 0.7892 0.1074 -0.7103 -1.0079 0.4366 -0.9066 -0.449 -0.2501 -1.0171 0.3603 0.0179 0.6756 -0.5476 -1.0419 0.5693 0.706 0.4406 -0.648 -0.7437 0.5699 0.9652 -0.2119 -0.6343 -0.0978 -0.2019 -0.7029 -0.6485 -0.3753 -0.4406 0.2011 0.7392 -0.8157 0.649 -0.6541 -0.903 -0.5434 -0.2745 0.2809 0.1432 -0.1795 -0.7721 -1.1165 -0.785 0.2482 -1.1059 -0.2357 -0.883 -0.1905 -0.6791 0.0685 0.2711 0.205 -0.2981 0.6004 -0.112 0.7519 -0.5537 0.0592 -0.4675 -0.2474 0.0058 0.0779 0.6291 0.5179 0.7988 0.0277 0.1866 0.6676 -0.7189 -0.5797 -0.2454 -0.2455 -0.3194 -0.7013 -0.7123 0.0732 -0.1644 0.2038 0.8141 0.9728 -0.6917 0.3564 -0.3681 0.3051 -0.4498 -0.6904 0.6713 -0.1381 -1.134 0.2013 -0.133 -0.6528 0.5296 0.5045 -1.1058 -1.0953 -0.0448 0.6519 -0.6102 -0.6189 0.5147 0.4579 0.3373 -0.3599 -0.6021 -0.7393 -0.0492 0.6131 -0.5161 -0.2332 -0.2157 0.4844 0.5913 -0.4754 0.9762 0.1661 -0.8589 -0.1133 0.6563 -0.8573 -0.7461 -0.8494 -0.2104 0.9945 0.7564 0.9161 -0.9601 -0.5815 -0.1904 -0.178 -0.5461 0.1005 0.5301 -0.7687 0.3697 0.5248 0.0902 -0.7011 1.0133 -0.2155 -0.0758 -0.2893 0.2475 0.5597 1.1042 0.5542 -0.3686 -0.2894 -0.6376 0.4613 0.6568 0.6087 0.1244 -0.164 -0.6006 0.901 -0.8034 0.6481 -0.2278 -0.2031 0.1528 0.5953 -0.4489 -0.1849 -0.27 -0.4257 -0.6168 1.015 -0.6352 -0.5773 0.3486 -0.1121 -0.1878 0.2958 0.5226 0.5625 -1.1714 -0.0574 -0.9253 -0.3309 0.3468 1.0753 -0.5927 0.3664 -0.2587 -0.625 0.7113 0.95 0.8625 -0.7643 -0.0676 -0.196 -0.6416 -0.4592 -0.6655 1.1265 -0.3738 -0.0674 -0.3996 -0.7547 0.8582 0.4533 0.5104 0.1087 -0.4101 0.469 0.8251 1.0552 -0.1362 -0.7138 0.357 -0.9082 -0.6717 -0.0717 -0.0835 0.5544 1.069 -0.0983 0.8404 0.984 0.0731 -0.3572 -0.0388 0.868 -0.5339 -0.6923 0.6577 0.4881 0.7477 0.4254 1.0069 0.6739 -0.8073 -0.2852 0.2585 0.5306 -0.2924 -0.0978 0.5938 0.3741 0.4143 -0.1607 0.5444 1.0745 0.8846 0.5265 0.5167 -0.4695 -0.5574 -0.4003 -0.3369 -0.004 0.7499 -0.5347 0.3634 -0.0637 -0.5162 -0.2062 -0.6783 -0.0244 -0.9297 -0.9246 -0.5886 -0.8037 -0.1365 0.2647 -0.5254 -0.981 -0.5258 -0.8007 1.1418 0.5634 0.5583 -0.4542 -0.2572 -0.474 0.6933 -0.3306 0.8356 0.7705 0.935 0.952 -0.3617 0.3015 0.7868 0.2789 -0.6467 0.1569 0.9396 0.8212 -0.6696 -0.7267 0.4125 0.98 -0.5728 -0.1359 -0.6962 -0.219 0.1633 0.4162 0.7729 0.409 0.0268 1.195 -0.187 -1.0505 -0.7192 0.4251 0.7207 0.0635 0.8315 0.3248 -0.3361 -0.0997 -0.4667 0.1804 0.918 -0.2154 -0.9129 -0.9109 0.2787 0.3806 -0.3611 0.886 -0.6313 -0.4787 -0.683 1.1067 0.4711 -0.5275 0.0598 -0.868 0.8326 0.5811 -0.8708 -0.0397 -0.2289 0.2244 0.943 -0.0419 0.4682 0.7344 -0.9948 -0.1494 0.7561 0.1222 0.7316 -0.3095 -0.7406 0.1447 0.2087 0.4473 0.663 -0.3348 -0.4813 -0.3244 -0.724 -0.3543 0.4059 0.157 0.1382 0.021 -0.0763 -0.0981 0.4701 0.518 -0.0778 -0.223 1.0048 -0.8116 -0.2033 0.9599 -0.0674 0.9319 0.4505 -0.7333 0.7953 -1.0138 0.3803 -0.4239 -0.0515 -0.3171 0.316 -0.9311 -0.1115 0.9568 -0.0506 0.9876 0.7182 -0.6296 0.0128 0.1944 0.6905 0.6393 -0.4208 -1.097 -0.4081 1.0898 -0.7348 0.5285 -0.1204 -0.2082 -0.4774 0.7408 0.324 -0.2314 0.8073 0.0863 0.6035 0.7114 -0.719 -0.8775 -0.3076 0.7654 1.1496 0.2289 -0.6264 -0.6339 0.6545 0.6667 0.0273 -0.946 0.5769 -0.1358 0.58 -0.4451 -0.9498 -0.8152 -0.3924 -0.4927 -1.1264 -1.187 0.6873 -0.3457 -0.7491 -0.1767 1.1628 0.8518 -0.2455 -0.1571 -0.7154 0.2008 -0.1736 0.5755 -0.6676 -0.2392 0.3022 -0.1117 -0.9297 0.1595 0.5827 0.1888 0.828 -0.6447 1.2242 -0.3651 0.1693 -0.5122 0.6301 0.3442 -0.8358 0.4458 -0.3178 -0.6376 0.7787 1.2806 0.6765 0.1848 -0.8453 -0.1563 -0.5493 -0.7233 -1.202 -0.1227 0.0101 -0.2026 -0.9335 -0.6861 0.1175 0.3406 0.3644 0.7406 -0.643 -0.2333 0.4318 0.3818 0.2276 0.2143 -0.4814 0.2218 0.469 0.9722 0.1415 -0.3287 -0.4914 0.8356 0.1317 0.0083 -0.2889 -0.1855 0.235 -0.0855 -0.1137 -0.8525 0.9044 -0.3419 -0.6733 -0.7698 -0.9338 -0.6126 -0.1383 0.6919 0.0811 -0.3703 -0.8254 -0.2667 1.1242 -0.3558 0.267 -0.8279 0.0916 0.5509 0.4126 1.024 0.3837 0.7207 -0.5553 -0.7878 0.1392 -0.6384 0.9134 0.766 0.3051 -0.1805 0.1157 -0.4624 -0.354 1.0035 1.1343 -0.3131 0.3913 -0.5299 0.2777 -0.6553 0.2771 0.2936 0.802 -0.7423 -0.9326 0.2529 -0.8862 -0.3532 -0.537 0.2722 -0.6949 -0.3242 -0.0184 -0.9793 0.0394 -0.3386 1.0029 -0.1426 -0.3663 0.4111 0.8424 -1.0455 0.3702 0.2563 -0.0976 -0.7211 0.4321 -1.2967 0.9515 0.1516 -0.5951 0.7807 -0.7456 0.6724 -0.2003 -0.1766 -0.0646 -0.3635 -0.6376 -0.0115 0.6124 0.0286 0.1393 -0.1882 -0.9048 0.9262 -0.4284 -0.0463 0.1294 0.7005 0.2778 0.1266 0.5584 0.2119 -0.358 -0.6597 0.4885 -0.5789 0.4118 -0.263 -0.5015 0.142 0.8327 0.5136 0.5922 0.3592 -0.0655 -0.3112 -0.7055 0.565 -1.0419 -0.6187 -0.5055 0.1542 -0.3542 0.4623 -0.0004 -0.7091 -0.4648 -0.4154 0.8291 -0.5304 -0.9963 -0.2508 -0.3934 -0.985 -0.9345 1.1653 -0.6912 -0.2134 -0.5778 -0.161 -0.2286 -0.2223 -0.9839 0.1691 -0.0495 0.0373 -0.7592 -0.5185 -0.3125 -1.0037 -0.9168 0.1964 -0.615 0.3109 -0.4294 0.4692 -0.7666 -0.8464 -0.5071 -0.8995 0.5247 0.7563 -0.0837 -0.0326 -0.1552 1.1144 0.6629 -0.3793 0.4253 -0.2184 -0.0404 -1.0191 -0.4454 -0.22 -0.011 0.8857 -0.1569 -0.1028 -0.85 -0.2049 0.5333 -0.1674 -0.8657 -0.9716 0.4286 0.9575 -0.647 -0.6611 0.7824 0.4045 -0.1675 0.1761 -0.8003 -0.6221 1.0154 0.1186 -0.5251 0.829 0.3852 0.8477 0.5164 0.4642 -0.2044 -0.6969 -0.6513 0.5338 0.2234 0.1556 -0.5814 -0.2561 1.0595 -0.6683 0.741 0.1836 -0.5295 -0.7409 0.7405 0.2553 -0.7212 0.2591 -0.5844 -0.083 0.5773 0.5205 0.8453 -0.6697 -0.1739 0.1121 0.1593 0.2749 0.9991 -1.2589 -0.2713 -0.4802 0.919 -0.3384 -0.1684 -0.4442 0.9671 0.1107 0.367 -0.0023 0.2737 0.1776 -0.2794 0.0844 0.1407 0.8544 0.5038 -0.4769 0.4101 -1.0549 -0.2326 -0.5917 0.2501 0.4033 0.5081 0.6243 1.1306 0.2442 -0.5177 -0.9924 -0.872 0.4111 -0.2971 0.0429 0.3553 -0.0871 0.5098 1.041 0.5487 -0.1507 0.3132 0.2807 0.4955 0.877 0.4589 0.0767 -0.8449 0.6084 -0.2733 -0.3803 0.847 -0.229 0.1746 0.879 0.1477 -0.8376 -0.0365 -1.0779 -0.3053 -0.0775 -0.3134 -0.6359 -0.5036 0.8804 -1.0598 -1.0001 0.6398 0.1763 0.5169 -0.5256 0.9304 -0.141 -0.0883 -0.7048 -0.5995 0.6803 0.6014 0.7533 -0.2176 -0.3683 -0.6051 -0.0819 0.5125 -0.5576 -0.2672 -0.9527 0.6786 0.2875 0.1879 1.1765 0.8642 1.0657 0.1238 -1.0022 0.7246 0.0441 -0.7962 0.0224 0.0647 -0.2265 -0.6202 0.3092 -0.3285 0.1698 0.7098 -0.6361 -0.4739 0.1262 -0.3783 -0.5951 -0.1539 0.5327 0.215 0.5646 -0.6034 -0.1923 -0.4177 0.2435 0.016 -0.1629 0.0349 0.046 0.1693 0.1127 0.952 -1.1358 -0.6679 0.8313 -0.5895 0.9397 -0.5554 0.2814 0.5263 -0.8283 -0.7822 -0.2651 1.0984 -0.8158 -0.3084 -0.4217 -0.8617 -0.3224 -0.8819 -0.0312 0.8095 0.4821 -0.9515 -0.6925 0.9752 -0.689 0.3442 -0.0811 0.1473 -0.6943 -0.0965 0.0412 1.2842 -0.9526 0.1765 -0.9938 0.8031 0.2356 -0.5207 0.0766 1.0341 -0.7194 -0.2055 0.5983 0.2529 -1.0921 -0.1796 -0.3346 0.3901 1.1114 0.3829 0.6238 -0.4182 -0.5897 -0.5766 0.0209 -0.5531 0.2818 -0.1167 0.2105 -0.9525 0.4324 0.0493 0.7393 -0.5179 -0.1072 0.3471 -0.5935 0.1417 0.6828 0.7827 0.1477 -0.5004 -0.3004 -0.5323 0.0416 -0.0777 -0.4999 -0.1305 -0.7381 0.2098 -0.6935 0.4933 0.2837 -0.9366 -0.3703 -0.4627 0.156 -0.2415 0.6396 0.3075 0.0845 0.5786 0.6579 1.0129 -0.2796 0.2911 1.0567 0.6345 0.2769 0.2353 0.2333 -0.5307 -0.6234 0.3578 0.9629 0.3947 1.0632 0.9583 -0.1063 -0.8935 0.2157 -0.918 0.3511 -0.5172 -0.3597 0.5382 -0.0874 0.3092 -0.5455 0.1314 -0.2063 0.6031 0.464 -0.1617 -0.27 0.116 0.5334 -0.2461 -0.0786 -0.384 -0.8332 -0.4877 0.2908 -0.5656 0.2002 0.5182 0.1438 -1.0294 0.1682 0.1407 -0.1366 -0.4926 0.0157 -0.193 -1.0719 0.0591 -0.3261 0.5469 -0.6983 -0.3551 0.8663 0.0196 -0.147 1.0908 0.2947 0.8022 0.0904 0.5314 -0.3487 0.4018 -0.6676 0.2528 -0.002 0.1261 0.3309 -0.5887 0.0562 -0.638 0.2811 0.5099 -1.0396 0.0544 -0.0343 0.5745 1.0195 0.9094 0.3402 0.3381 -0.3185 0.9086 0.3616 0.5887 0.8685 -0.3546 0.0568 -0.9732 -0.0559 -0.4741 0.3338 0.9698 0.8928 0.31 -0.5881 0.6134 -0.7986 0.6016 -0.8588 -0.5528 -0.3018 -0.5173 0.6631 -0.6097 -0.8994 -0.8831 -0.2963 -0.7219 -0.5664 0.3623 -0.5099 -0.2266 -0.5697 1.3385 -0.6261 -0.8945 -0.1225 -0.0702 0.7539 -0.8651 0.5343 -0.0379 0.0098 -0.1811 0.8248 -1.2637 -0.3627 -0.1445 0.3596 0.9005 0.1946 0.034 0.5672 0.2613 -0.3449 -0.7349 -0.1699 -0.7799 0.3091 1.0026 0.8316 0.3092 0.7229 0.6594 0.2473 -0.8683 0.8277 0.9423 -0.6803 0.2981 -1.0145 -0.2678 0.453 -0.1777 0.3824 -0.079 -0.2884 -0.3545 0.0017 0.7999 0.7083 -0.2753 0.8895 0.6688 -0.148 0.8827 0.1264 0.1653 -0.6777 -0.7056 1.3054 0.6074 -0.1967 -0.8068 0.1301 0.8653 -0.987 -0.8396 -0.4697 -0.4371 0.1204 0.7936 -0.2447 -0.7005 0.3764 -0.366 -0.393 -0.6556 -0.8914 0.6548 -0.4137 0.6667 -0.7133 -0.6471 0.6664 -0.0068 0.3043 -0.2911 0.1325 -0.2413 0.9368 0.3766 -0.4723 0.1916 0.4613 -0.129 -0.4096 1.1292 -0.1134 -0.5804 0.7171 -0.9874 -0.409 -0.2093 -0.1669 0.2483 -0.9691 0.3945 -0.3743 0.1114 -0.4698 -0.1632 0.3988 0.4029 0.8618 0.8599 0.3409 -0.2884 0.5872 0.574 -0.6482 0.0833 0.7205 -0.1443 0.3968 -1.2366 -0.2375 -0.273 0.0318 0.9546 -0.715 0.2436 0.5639 0.2332 0.4852 -1.0415 0.1269 -0.651 -0.4701 -0.1281 0.387 -0.8995 0.2401 0.4972 -0.8434 -0.9492 0.3398 0.8139 0.4043 -0.4448 0.3215 0.5064 -0.3505 -0.5789 -0.7671 -0.1914 -0.8805 0.2495 -0.1354 0.7739 -0.6958 -0.4545 -0.8859 -0.015 -0.1742 0.8683 0.5501 0.1404 0.7138 0.2364 0.2987 -0.8555 -0.1024 0.0706 0.1787 0.9718 -0.3908 0.2439 0.3508 -0.4589 -1.076 -0.802 -0.2851 -0.89 1.0456 0.5379 0.4079 0.8312 -0.6316 0.3043 0.4896 -1.1702 -0.0936 0.9837 0.6715 -0.3295 0.6737 -0.7261 0.2065 0.6168 0.5085 0.4489 0.5098 -0.3545 -0.678 -0.2384 0.2932 0.4521 -0.7898 0.7148 0.4666 -0.8489 0.1816 -0.7109 0.6072 0.4352 0.3065 0.396 -0.1133 0.969 -0.7605 -0.8608 -0.9098 0.6607 -0.7103 -0.0821 -0.9295 -0.311 -0.753 -0.7723 -0.5792 -0.1658 -0.1935 0.6516 -0.3753 0.0051 -0.7599 0.4791 -0.9839 -0.3029 -0.568 -1.1037 -1.0065 -0.6946 -0.9106 0.7883 0.1454 0.4315 -0.8709 1.0587 -0.341 0.6721 0.9055 0.195 -0.1735 0.6795 -0.7085 0.089 0.081 -0.5543 0.102 -0.3658 0.7402 0.0282 -0.3018 0.0634 0.286 -0.2746 0.352 -1.2403 0.7005 0.7851 1.0112 0.9755 -0.5329 -0.0757 0.031 -0.9167 -0.7446 0.1636 -0.4975 -0.2136 -0.1244 -0.5635 0.5335 0.6976 -0.7652 -0.5518 0.9613 -0.5162 0.1701 -0.3038 0.4752 -0.7032 0.9903 0.2179 -0.079 -0.7185 0.0895 0.409 -0.4408 0.4172 0.1985 -0.4291 0.4294 -0.7306 -0.7701 0.2394 -0.4702 0.4678 0.2308 -1.1297 -0.7613 0.7651 -0.2572 -0.5242 -0.5467 -0.0426 -0.2709 -0.644 -0.5339 0.7557 0.5983 0.9994 0.3433 -0.403 0.1897 -0.3341 0.552 0.9988 -0.4855 0.1372 0.9511 -0.0955 -0.0453 0.6947 -0.3387 0.1033 -0.7401 -0.3362 0.1204 0.1959 0.9336 -0.2658 -1.0624 -0.3286 0.4494 -0.3815 0.0033 -0.0794 -0.6457 0.8665 0.7306 0.7966 -1.0595 -0.38 -0.6654 0.0324 -0.6301 -0.6943 0.1311 0.7437 1.0552 0.5708 0.2208 -0.884 -0.1269 0.5179 0.6847 0.1948 -0.7325 -1.0374 -0.3815 -0.0523 -0.1806 0.1063 -0.1963 -0.094 0.3302 0.4612 0.2004 0.2536 0.1411 -0.1484 0.3934 -0.6961 0.8437 -0.6423 -0.1393 0.546 0.7141 -0.1519 -0.2258 1.0788 -0.7022 -0.6154 0.2887 0.6492 0.4555 0.0016 0.9844 0.2709 -0.8088 -0.466 0.5669 -0.3397 0.7413 0.7953 0.284 0.8877 0.3363 -0.4737 -0.7184 0.1407 -0.6599 0.217 0.6895 1.1416 0.5656 0.8587 -0.4589 -0.6612 0.1924 -0.3918 -0.477 0.4319 -0.4875 -0.3744 0.7045 0.8351 0.3565 -0.497 0.8496 -0.4655 -0.5361 -0.1604 -0.9208 -0.6377 0.7046 0.4157 0.4724 -0.5736 -0.6898 1.0528 -0.4553 1.1006 0.8791 -0.6728 0.2319 0.1682 0.7464 -0.983 -0.4383 -0.4391 0.3461 0.1827 -0.0726 0.0773 0.4267 0.9101 1.1542 0.6249 -0.8515 -0.9965 -1.1304 0.2197 1.019 0.0928 -1.0381 0.3784 -0.4445 0.3011 -0.0595 -0.3856 -0.1945 0.1378 0.7068 0.6828 -0.3221 -0.9391 0.246 -0.0317 0.2598 0.7632 -0.4864 -0.1843 -0.8446 0.2228 0.1049 -0.5 0.9814 -0.8164 0.1714 -0.2176 0.2927 -0.9038 -0.7041 -1.1552 0.2586 0.3959 0.3829 -0.8226 -0.2775 -0.3616 0.5385 -0.6544 0.7676 -0.7645 0.472 -0.4923 -0.6573 1.1281 -0.2415 0.6956</text:p>
          </table:table-cell>
        </table:table-row>
        <table:table-row table:style-name="ro1">
          <table:table-cell office:value-type="string" calcext:value-type="string">
            <text:p>A601</text:p>
          </table:table-cell>
          <table:table-cell office:value-type="string" calcext:value-type="string">
            <text:p>-0.5764 1.5243 -0.2914 2.7284 -0.8205 1.5136 -2.161 0.714 0.1521 0.4291 -1.8575 -1.5961 0.543 0.8298 1.2789 0.8104 -1.0431 -0.3023 0.5707 0.2335 -1.7177 -0.5187 0.1605 -0.9563 1.1454 -1.0952 -1.4907 -0.1691 0.5039 2.2911 -0.6813 -2.0677 0.0142 1.1802 0.1396 -0.5968 1.1991 -0.5557 -0.6298 -0.902 -0.5828 0.5282 -1.4535 -0.5364 1.4408 -1.212 0.6326 -1.1362 0.8208 1.2115 0.789 -1.2276 0.4139 -1.5367 0.2012 -0.4505 1.6164 1.1204 0.5481 0.4571 0.9657 0.8237 0.3298 -0.3773 -0.1059 1.5997 -0.2817 0.2024 -0.4164 0.6396 -1.0525 0.804 -0.9434 -1.0081 -1.0277 -0.6836 0.6607 2.1797 0.2629 -0.4101 -0.3351 0.7068 -0.3621 -1.2799 -0.728 0.0488 0.0821 0.9707 -0.8151 0.6053 -0.3175 0.1837 -0.1678 0.8019 -0.075 0.1492 -1.0786 0.8676 0.2373 0.2419 1.0596 1.6482 -0.4441 -0.4864 -0.2013 1.4048 1.3806 -1.481 -0.7521 1.2725 -0.8572 -0.9929 -0.6647 1.6475 -0.3345 -0.0657 0.0785 -0.5231 -0.1589 -0.0152 -0.5193 0.5865 -0.4742 -0.5674 -0.3202 -0.5348 -0.4326 0.6891 2.0364 1.4128 -0.2478 0.7034 -0.328 0.0863 -0.0913 1.3777 -1.1994 1.5788 0.8509 -1.5379 -0.0135 -0.4569 0.9211 0.8997 0.0843 0.824 0.2847 -0.0683 -0.8477 0.5738 1.0509 -0.0209 -0.679 -0.5477 0.7916 -0.3206 0.9871 0.0208 0.9878 0.8443 -1.7471 -0.6872 0.221 -0.9794 1.0855 -1.1266 0.964 0.9109 -0.7239 -0.0813 0.2197 0.4405 -1.7561 0.7194 1.3619 -0.8655 -1.5555 1.2668 -1.0125 0.9835 -0.7743 -0.0486 1.9649 0.9804 1.264 0.9416 1.8065 0.9508 -0.2561 -0.2592 0.0218 0.912 1.1231 -0.8683 -0.4591 -1.6037 0.8642 0.9446 0.2477 -0.0582 -1.3009 -0.2386 1.2408 -0.0699 1.0928 0.0955 1.4243 -1.0659 -0.6815 -1.0964 0.4427 -0.209 0.1919 1.9563 -1.2713 -0.3466 0.7555 1.7595 0.5741 0.5715 -0.5142 1.9116 -0.7055 0.4651 0.3074 -0.9334 -0.5849 -1.9681 -1.4234 -1.1415 -1.6312 -1.4281 -0.434 1.8 -0.7937 2.3646 -0.9303 1.1744 -0.3799 -0.0915 -0.052 0.3369 1.3736 -0.5811 -0.1467 -0.8328 -0.2675 0.7754 1.1823 1.045 -0.9171 0.263 0.2499 0.5897 0.9409 0.8672 -1.0413 1.8196 0.1011 -0.4506 0.8893 0.396 1.3409 -0.9266 0.1542 0.5962 -0.0622 1.0435 -0.3502 -0.9179 1.6049 0.6932 -0.9775 -0.026 0.0292 0.3169 0.3381 -1.0667 0.7364 0.9291 -0.8246 -0.0229 -0.9563 0.3858 0.7555 0.2215 0.6034 1.4452 -1.7044 1.7596 1.1504 1.0069 -0.2897 0.2793 0.5386 -0.2836 0.1254 0.113 1.4467 -0.3445 -0.0639 0.2473 -0.3051 0.8819 0.3962 -0.5109 0.6261 -1.1387 -0.445 -0.034 0.2375 -1.2598 0.8208 1.0667 0.4208 0.6261 -0.8231 1.432 -0.6093 0.8112 0.3579 0.1581 -1.0966 -0.5881 0.4863 0.9765 0.7604 0.5988 -1.1629 0.2815 -0.7486 -0.0985 -0.6975 -0.7961 -0.1675 1.2222 -0.2353 0.5923 -0.1512 -1.2029 -0.9537 0.3226 -0.5709 1.4972 -1.6421 0.8114 -0.0317 -0.2809 0.6746 -1.2524 -0.7804 2.4044 -0.2393 -1.6411 -0.4653 1.0233 -1.1175 -0.0516 1.0025 1.4727 1.5637 0.5377 -0.687 0.2826 -0.142 0.3038 0.7386 0.9855 -1.102 -0.544 -0.2012 -0.0751 0.9616 -0.3285 1.1736 -0.9401 0.5899 0.793 0.1425 0.5277 -1.0776 0.7673 -0.4286 0.1028 -1.5864 0.6916 1.7814 1.2567 0.9636 0.573 -1.434 -0.2512 -0.0278 -0.7545 0.3284 0.6057 0.1414 0.4746 -0.7178 -0.7665 -0.7341 -0.5636 -0.435 -0.0172 -0.941 0.3845 0.1355 -0.1361 -0.4711 0.0924 -0.6114 0.3564 0.232 1.6818 1.2726 -1.1921 0.6599 -0.9995 -0.0567 0.2458 -1.6199 0.921 -0.887 -0.4442 -0.2608 0.1514 -0.6048 -0.3786 0.8047 0.3803 -0.9819 -0.7049 -1.5892 -0.3074 0.5438 -0.4704 0.4202 -0.7731 0.2311 -0.097 -0.1963 1.7059 1.4644 0.0187 -0.5312 -1.0392 -0.0687 -2.5878 0.2714 -1.8378 0.1817 0.7575 -0.2134 -0.4167 0.6957 0.1436 -0.1908 0.3458 0.9209 -0.7965 -0.322 -0.1465 0.0975 0.3235 -1.2239 0.2082 -0.9261 -1.2244 0.1187 -0.5133 -0.9112 1.1454 0.937 -0.5493 0.6868 -0.7643 -0.5523 -0.7727 0.1611 1.4736 0.3671 0.6252 -0.9062 -0.6417 -0.6807 1.225 0.0455 0.6742 -0.407 -0.2075 -0.7641 0.0048 -0.0951 0.0214 -1.5528 1.1266 -0.6605 0.039 -0.2703 0.6146 -0.1868 -0.4969 0.5448 -1.4344 0.675 1.5999 1.0526 0.1214 0.5309 -0.4692 -0.5441 -0.5835 -0.073 0.2822 -2.8301 0.3085 -0.1976 -0.4497 1.0819 0.1307 1.5138 2.5655 -0.3369 0.1421 -0.5968 -0.4724 -0.7713 -0.4906 0.281 -0.4208 -1.2789 0.2214 -0.9597 -1.1614 -0.4233 0.3953 0.3701 -0.1951 1.2781 0.8418 -0.5748 -1.2493 1.0015 -0.029 -0.1073 0.0225 -0.6703 -1.0785 -0.2394 -0.2351 -0.408 -0.5575 1.2631 0.8876 0.4486 -1.5359 1.3363 0.8463 0.1135 -1.0312 0.3796 -1.4626 -0.9527 -0.8905 -1.0365 0.1529 0.4225 0.9245 -1.4531 -0.7241 -0.3232 0.1153 -0.3963 0.0581 0.0225 -1.0567 -0.145 0.9447 0.2904 -0.2361 0.9837 -0.7928 -0.2295 0.503 0.0762 -0.5967 0.1245 0.7417 -1.1575 -1.9306 -0.8082 -0.2057 0.2614 0.4827 1.4311 -0.9022 1.2925 1.5426 -0.2304 -0.6466 0.2989 0.2345 1.7721 -0.4655 -0.2376 0.2961 -1.9031 0.3983 -0.7245 1.5543 -0.166 -0.5063 0.0493 -1.4071 -1.0437 -0.3147 -0.0734 0.2584 -1.8747 -0.1468 -0.6459 -1.0724 -0.7637 -0.1593 0.5143 -0.3083 -0.2788 -1.022 0.8312 1.2876 1.1174 -0.5669 -1.6398 -1.2882 -0.3163 0.1628 -0.8769 0.8398 -0.0039 -0.7653 0.7784 -0.551 0.0691 0.529 -1.2418 0.4131 -0.118 1.2517 -0.1666 -0.6 -0.2586 -0.725 -0.1372 -1.9589 -2.3141 -0.8306 0.3682 0.491 2.2852 0.2778 1.806 0.0511 0.3906 -0.8564 0.2441 1.1427 -0.4384 -0.5757 -0.5216 0.1484 0.0381 -0.1143 0.6116 1.3462 -0.8678 -0.0081 0.1267 0.8537 0.7333 -1.0993 0.3684 -0.0259 1.8589 0.4126 -0.2857 1.3728 0.2537 1.2242 0.7486 -0.6493 -1.0291 0.1816 -0.6659 -0.171 -0.4515 -1.7299 0.2955 -1.0042 -0.1634 -0.6783 -0.6495 -0.5113 -0.1816 -1.2852 0.0882 -1.4933 0.7045 1.7345 -0.9612 0.2435 0.2212 0.0742 2.0215 -0.0685 -0.5341 0.6394 0.5583 0.2123 2.0405 -0.8156 1.9033 0.4873 0.5908 2.0491 -0.6122 1.3526 1.011 1.1736 -1.0141 -0.1508 1.3432 0.7722 -1.5494 0.4131 0.5997 0.7094 0.19 0.8027 -1.4793 -0.8117 0.0719 1.085 1.6205 -1.1261 -0.0647 0.0812 -0.1166 -0.8177 -1.0018 1.1468 0.5482 0.249 0.8876 0.3557 -0.2099 0.3282 0.2951 1.5381 0.5722 -0.5021 -2.0022 0.8067 0.559 0.3265 -0.6171 0.466 0.3986 -1.1195 -0.6677 1.4494 1.2093 0.0553 0.3105 -1.3176 1.1126 0.3658 -0.2527 0.3668 0.4057 0.3746 1.366 -1.8466 2.3409 0.1475 -0.5243 0.224 1.6314 -0.8915 0.4084 -1.9576 -0.9881 0.4975 1.6561 0.9109 0.7112 -0.5406 -0.0684 -0.4571 -1.138 -0.8993 0.3714 0.5329 -0.2083 0.0351 -0.6153 -0.2574 1.2587 0.9144 -1.0412 -0.2308 -0.5349 -0.2836 0.6504 0.1058 -0.2368 2.9071 0.754 -0.2392 -0.2719 -1.9751 0.2577 -0.7301 0.3112 0.2168 1.4544 -1.8674 -0.8871 0.6193 -0.6491 0.6159 0.0974 -0.4947 -0.6023 0.019 -0.5409 0.6365 -0.3261 -0.9751 -1.2581 2.1407 -0.7098 0.546 -0.3816 -1.5092 -0.6838 -1.1592 0.4087 0.1919 -0.1802 0.1 0.8653 1.3981 -0.4882 -0.9267 -0.5898 0.2514 0.561 -0.6179 0.1047 -0.7639 1.2617 -0.1753 0.1757 -0.9379 0.7559 0.5551 0.7003 0.0341 -1.4323 0.2705 -0.3345 -1.1584 -1.0261 -1.0414 1.0923 -1.3641 -0.3291 -0.6999 2.594 0.841 -0.1274 0.3604 0.0097 0.8068 -0.5346 1.2772 0.2543 -0.5589 -0.4718 0.3484 -1.4827 0.2481 0.876 1.6355 1.0394 -0.3278 0.8986 0.3495 0.1002 0.7759 1.4565 1.9854 -1.4925 -0.4043 -0.7287 -0.8176 1.4586 0.3397 1.874 0.8808 -0.9405 0.3943 -1.4182 -0.768 -0.6599 -0.0329 -0.014 0.5363 -1.0492 -0.5053 0.4749 0.779 0.3079 0.0674 -0.182 -0.3683 -0.0251 0.6244 0.7936 -0.0333 -0.8736 0.2226 0.5506 1.6698 -1.1868 -0.1987 0.8151 1.4279 -1.1441 0.0168 0.1372 -1.9439 1.2365 0.1403 0.0974 -1.8614 0.5011 -0.7062 -1.282 -0.349 -1.0117 0.0999 -0.5503 1.8326 0.1784 0.7926 0.4061 -0.3671 0.6062 -0.6685 -0.5539 0.6845 0.376 -0.6524 -0.1227 0.5638 1.8659 0.6571 -0.418 -1.238 0.4239 -0.2214 0.7061 1.3632 0.0437 -0.8413 0.8452 -0.0835 0.3137 1.0939 0.5373 -0.7205 -0.4668 -1.6273 -0.1567 -0.55 1.0955 -0.6717 0.0923 0.3066 -2.0712 0.8632 -1.5018 0.266 -1.3491 0.9362 -2.0838 0.5096 -0.9424 -0.9866 -0.5194 -0.6854 1.2858 -0.4179 -0.5791 0.7018 1.4366 -0.0509 0.5715 1.8628 -0.7073 -0.5114 0.0222 -2.3284 1.6246 0.8228 -0.8779 -0.1391 -1.253 0.3277 0.1622 -2.1469 0.4523 -0.4775 -0.616 -1.1579 0.4585 -0.2501 -0.7403 -1.7993 -1.7553 0.2538 0.1139 -0.5544 -1.9249 0.6747 -0.763 -1.1656 0.2692 0.5714 -1.1034 -1.4131 0.2773 -0.5308 -0.0105 -0.8284 -0.8971 -0.8052 0.7845 0.0984 -0.9451 1.5317 -0.3868 -0.0308 0.1111 -0.4896 -1.5131 -0.5242 1.2156 0.1273 -0.6604 2.042 0.3597 -0.4486 0.235 -0.5376 0.8882 -0.9907 -0.6691 0.1986 -0.7037 -1.3312 -0.161 0.0869 -1.1202 0.9564 -0.9137 -0.276 -0.7134 0.3778 -2.5714 -0.4185 -0.1613 0.0868 -1.5873 -0.9018 0.1707 -1.2775 -1.0225 -0.8017 0.298 0.9104 0.3028 0.0163 -1.7053 -1.2224 -0.3179 0.0805 -0.8659 0.4099 -0.3056 0.3082 -0.0092 1.1946 0.7953 -0.8382 0.036 -0.5959 -0.7556 -0.6956 -1.1473 0.1254 -0.0381 -0.1121 -0.2939 0.1319 0.4242 0.7067 2.0603 -0.2572 -0.5983 -0.7071 -0.4985 -0.3892 -0.8206 0.569 0.2353 0.2594 -0.8246 -0.0983 -0.2765 -0.2633 0.022 -0.9992 -1.7328 1.0974 -0.1412 1.609 0.4342 1.3569 -0.4343 -0.7227 -2.0589 0.9449 0.4979 1.8628 -1.2355 -0.5042 0.5223 -0.1135 0.7034 0.0396 -0.1501 -0.9066 0.6858 0.0585 -1.1476 0.1104 -1.0511 0.0751 1.8537 0.1887 0.8216 -1.8883 -1.901 -0.3475 1.1569 0.8808 0.1575 -1.1679 -0.6487 0.0184 -0.212 -1.271 0.0381 -0.2282 2.4003 -0.5918 1.1438 -1.114 -0.6629 1.3211 -0.4245 -0.3881 0.431 1.178 0.4019 0.1832 0.4045 -0.361 0.4508 -0.6911 0.0395 0.256 0.782 0.8466 0.7274 0.2584 -0.8876 -0.0226 -0.5184 0.1025 0.2792 -0.5451 0.3044 0.1427 -0.1743 0.8031 0.0428 -1.6498 0.2755 0.1292 0.8188 -0.2066 1.2899 0.6963 -1.4731 0.467 -1.4248 0.5984 0.3741 -0.0965 1.7619 -0.2501 -1.2384 -1.2329 0.1832 -0.1351 -0.9081 -0.117 0.8286 -1.854 -0.3489 -0.4577 -0.8096 -1.3794 0.3344 0.276 0.7204 0.1762 0.5001 0.2209 -1.4773 -1.0795 -1.0353 0.4367 -0.2453 1.1694 -0.2653 -1.1635 -1.1994 -0.5923 1.2332 -0.8544 -1.0231 -0.8809 1.4979 0.2361 0.7501 1.288 1.0102 1.3182 -1.2033 -0.8805 0.5366 -1.1856 -2.2214 0.2789 0.0607 0.9758 -0.2081 0.5512 -0.0642 0.0247 1.1088 0.2925 -0.6127 -0.1704 -0.199 -0.2562 -1.0974 -0.1151 0.4023 1.2013 -1.2492 -1.306 0.013 1.0809 1.2819 -0.6437 0.1168 0.0404 -0.7058 0.5481 0.7458 -1.5043 -0.7735 0.1621 -1.7186 0.9228 -0.0356 -0.2169 0.6693 -1.1521 -1.4199 -0.3217 0.5968 -1.302 -1.2021 -0.4142 -1.0552 -1.2776 -0.2938 1.2398 0.6772 1.5061 -0.3896 -0.5343 0.1623 -1.3131 1.0351 0.293 0.5602 -1.0569 0.2204 0.2488 -0.1226 -0.5085 -0.5488 -1.4741 0.6451 0.5162 -1.7373 0.5982 0.6723 -0.9024 -0.308 1.3714 0.055 -0.9049 0.0641 -0.4156 1.7013 1.0401 0.2499 0.3087 0.6558 -0.7764 -1.0496 -0.549 -0.7956 -0.7018 -1.4638 0.503 -1.5194 0.8423 -0.3911 0.3793 -2.2456 -0.3305 -0.0044 -0.3754 0.8361 1.4402 1.4198 0.7697 1.2008 -0.6224 -0.9851 0.3789 -0.2788 0.442 0.3238 -1.0677 -0.7002 -1.5159 1.1156 0.4684 -1.312 -0.5432 -0.8481 1.5826 -0.4748 -0.2405 0.3493 0.3958 -0.1293 0.9318 1.9817 0.6394 -0.1758 0.8897 0.4279 0.1218 0.1687 1.7989 -0.562 -0.7111 -0.9693 0.5595 1.0996 0.6106 0.5604 -0.5648 -1.7962 0.4752 -1.1339 -0.517 -0.186 -0.0339 0.4786 1.2926 1.6589 -1.1855 0.7093 0.509 -0.2221 -0.3383 0.1448 -0.7455 0.6691 0.3657 0.3025 -1.0769 0.1244 -1.0984 -0.7977 0.9011 -0.3774 -0.3888 0.2078 -0.3713 -0.6708 0.2222 0.3463 0.1394 -1.1385 -0.287 -0.4949 -1.398 0.5814 -0.3444 0.9311 -0.9598 -1.146 1.523 0.9989 -2.1996 0.3248 0.7589 0.4391 -0.9062 0.1621 -0.1987 0.4675 -1.7247 0.6422 -1.2659 -0.0878 1.0035 -0.7306 0.0036 -1.1136 0.2554 0.1827 -0.2618 -0.6666 0.2306 0.4224 1.4279 0.8378 -0.5521 0.3013 -1.0289 0.4948 1.1071 1.2494 0.4286 -1.1399 0.7433 -1.1885 -0.6259 -1.1855 -0.5734 2.1486 1.1807 -0.4765 -0.8121 0.9521 0.7635 0.8401 -0.8648 -0.9965 -0.2712 0.1167 0.6738 -0.5796 -0.9651 -1.3798 0.4165 -1.181 -0.6301 -0.1585 -0.9856 -0.5601 -1.0365 2.4102 -0.268 -0.8901 0.0221 -0.3808 0.4742 0.5793 1.0078 -0.2538 -0.1261 0.5952 0.493 -1.2151 0.0758 -0.1863 -0.2749 0.9444 0.9876 0.8583 0.7073 0.7326 -1.3261 0.0293 0.7078 -0.2505 0.4334 1.208 0.946 0.1417 0.9812 1.7341 0.6657 -1.0794 1.2165 1.5335 0.7788 0.5548 0.6284 0.3573 0.739 -0.7048 0.5901 -0.7992 -0.4146 -0.9889 0.0378 1.1481 0.4515 0.2774 0.7387 0.8519 -0.7265 0.8924 -1.1264 -1.0057 -1.8927 -1.9174 1.3061 0.5057 0.3347 0.3444 0.1785 1.2808 -0.5683 -0.6101 -0.1274 -0.3079 -0.5803 0.1147 -2.183 -1.5018 0.3017 -0.4732 0.4515 -0.8631 -1.5386 0.0434 -0.6225 1.2689 -0.1641 -1.3878 -0.0728 -0.4608 0.416 0.6218 0.3555 -0.3057 0.4354 -0.5616 -1.3287 0.9842 0.8494 0.2181 0.9438 1.6785 -1.6943 -0.691 0.7828 -0.6251 -2.5568 -0.9224 -1.229 0.7294 -1.7521 0.0555 0.0816 1.2572 -0.9411 0.0566 0.7402 0.2056 1.4484 0.7944 0.5447 -0.2369 -0.0314 0.7266 -1.1743 -0.2442 1.6627 -0.3696 0.8493 -0.4513 0.6545 -0.42 -0.5795 1.3934 0.4991 0.5822 1.4421 0.6355 0.0578 -0.2567 0.206 -0.7261 -1.2958 -0.0996 1.062 -1.3916 0.7205 1.5223 -1.151 -0.6691 0.2415 1.1003 -1.1778 0.2203 0.06 0.8385 -0.2773 -1.3514 0.0115 -0.8051 -1.3022 1.4078 -1.0125 1.1324 -0.4902 -2.1806 -1.2336 -0.4559 -0.8781 0.6911 -0.4789 0.1531 0.1546 -0.5828 -0.619 -0.9413 0.6898 -0.9307 0.5434 1.2224 -0.6137 0.7772 -0.915 -0.8958 -1.7245 -1.5282 -0.2537 -0.8793 0.5706 -0.4689 0.9828 -0.2266 -0.7537 0.808 -0.0382 -1.1357 0.2314 0.7129 -0.348 -1.232 0.7235 -0.5407 0.5594 1.7396 0.48 1.769 0.3258 0.9465 -1.1959 0.2783 1.0661 1.0304 0.2088 0.0224 1.0182 -1.4884 0.4643 0.212 0.9744 0.1429 1.6049 1.1971 -0.7907 0.8518 -1.0472 -0.1239 0.344 1.5259 -2.0168 -0.6176 -1.6371 0.6913 -0.7385 0.1317 -1.4624 -0.8899 1.2384 0.9786 -0.3781 1.0776 -1.8568 0.6957 -0.6933 -0.2294 0.2051 -1.4748 -0.5512 -0.9838 -0.5394 -0.0044 -0.6622 0.5915 -0.5013 1.1664 0.2016 1.0241 1.2731 0.3917 -0.9309 1.8201 -0.2425 0.6149 0.1327 -0.9673 0.4128 -1.9099 0.2117 -0.1563 -1.7685 0.3292 0.1491 -0.6578 0.9328 -1.2873 1.1086 1.6376 0.9697 1.5048 -0.6985 0.7216 -0.9083 -0.6871 -0.4302 -0.6818 -0.1739 -1.2663 0.6945 0.7803 0.1732 -0.87 -1.4448 -0.6245 0.8897 -0.7786 -0.4174 -0.4471 0.6638 -0.4994 1.7074 1.3138 0.9937 -1.1336 0.644 0.5115 -1.0801 0.3048 0.4226 -0.351 -0.0184 -0.1376 -1.6097 1.2543 -0.6841 0.0924 0.4441 -0.5236 0.3216 -0.2104 -0.426 -0.0965 -1.3923 0.4281 -0.5274 -0.6713 -0.3234 1.5885 0.2438 1.6285 0.5607 -0.8859 0.355 -0.865 0.1798 0.3544 -1.7298 -0.3966 1.1369 0.0168 -0.0929 1.1836 -1.1339 -0.8608 0.0351 0.5075 -0.2472 0.5565 -0.1776 -0.676 -1.0806 -1.6746 -0.8707 -0.7207 -0.0125 -0.3087 -0.9528 1.238 0.8289 0.5765 -0.4409 0.2428 0.0566 0.0745 -1.6154 -0.3439 -0.7533 0.2747 0.6568 1.5638 0.4311 0.0755 0.2543 1.3838 -0.5216 1.0454 -1.0335 -2.482 0.1102 -0.6459 -0.3006 -1.1384 -0.6393 0.3627 1.8317 0.8952 -0.9128 0.7055 0.2662 0.5022 -0.0425 0.674 0.4578 -1.0801 -0.1402 1.1754 -0.8313 -0.6437 -0.1878 1.1846 -1.8639 1.201 -0.4046 1.0649 0.246 0.7504 0.3639 1.1299 -0.4288 -1.0124 0.187 -1.9575 1.4554 0.6459 -0.1605 0.7763 0.6075 -1.0254 -0.3618 -0.2213 -0.9744 -0.1337 -0.0971 1.896 0.0937 1.8662 -1.0936 -0.6951 0.7056 -0.5456 -1.2083 -0.3617 -0.5587 -1.4356 0.6235 2.0052 0.0567 -0.6734 0.392 -1.2189 -0.7585 -0.605 -1.9476 -1.0925 0.8867 1.3995 1.1758 -1.0185 -0.1583 0.7169 -0.0786 0.6914 1.7289 -0.2732 -0.0062 -0.2247 -0.1703 -1.625 0.3291 -0.1857 2.0969 0.0358 -0.7504 -0.0925 0.6684 1.0969 -0.4606 -0.2303 -0.1571 -0.052 -1.6823 -0.6306 2.2061 -0.2044 -1.8056 0.7099 -0.3013 -0.0837 0.3501 0.7026 -0.2061 -1.0418 0.9024 0.3233 0.4686 -0.2326 0.5084 -0.0444 0.0549 1.8227 0.1357 -1.7203 0.6073 -0.1345 0.6509 0.2487 0.9057 -2.2005 0.8887 -0.2027 1.0112 -1.1976 0.4351 -0.9866 1.3976 0.8656 0.4732 -1.2311 -0.0558 -0.1444 1.0684 -2.1121 1.111 -1.0972 0.5208 -0.473 -0.5137 1.4123 0.0553 2.4169</text:p>
          </table:table-cell>
        </table:table-row>
        <table:table-row table:style-name="ro1">
          <table:table-cell office:value-type="string" calcext:value-type="string">
            <text:p>A701</text:p>
          </table:table-cell>
          <table:table-cell office:value-type="string" calcext:value-type="string">
            <text:p>-0.9842 1.715 -0.1171 2.7586 -2.0144 2.0835 -2.3253 1.1373 0.1321 0.2956 -2.0219 -2.3596 0.7774 0.9195 1.1457 1.1373 -1.4567 0.0861 0.1152 0.1065 -1.8639 -1.016 -0.3583 -1.8301 0.1801 -0.4204 -0.2113 0.8006 0.9156 3.3993 0.0687 -1.4757 0.2498 0.7094 -0.222 -0.2697 0.8523 -1.4041 -0.1557 -0.5456 -0.666 0.5432 -1.2579 -0.3413 1.0824 -1.9435 1.0031 -0.6185 0.791 1.8071 0.6823 -1.6497 0.7432 -1.3283 -0.3785 -0.1229 0.1426 0.3937 0.3675 1.3661 1.9381 0.9127 -0.5597 -0.429 0.4863 1.6425 -0.1634 -0.0955 0.3659 -0.8073 -1.2182 0.6861 0.0754 -0.7209 -1.4717 -0.5153 0.4444 2.6976 0.6626 -0.8196 -1.0143 1.4116 -0.5284 -1.0135 -0.3258 1.1862 0.107 0.6823 0.2969 1.2372 0.0831 0.3907 0.5293 0.2836 0.2221 1.0416 -1.3131 1.0745 0.2293 -0.8766 0.4007 1.6613 -0.426 -1.1611 -1.1836 0.2708 1.6793 -1.1627 -0.6925 1.0221 -0.4491 -1.0536 -0.7016 1.0706 1.1889 -0.2517 0.9406 -0.8557 -0.6057 0.4276 0.1831 1.5304 -0.2957 0.0847 -0.5036 -0.2668 -0.9496 1.2022 3.0447 1.9998 -0.5942 1.2193 -0.2138 1.5008 -0.0129 1.6779 -0.7534 1.9359 1.0967 -1.2765 0.0604 -1.5369 1.4059 1.018 0.3243 0.4957 1.4463 0.5881 -0.7775 0.1585 1.6495 -0.4119 -1.0019 -0.7723 0.6612 -0.5019 0.7417 -0.4199 0.3308 2.196 -2.0151 -0.5192 -1.3025 -1.4638 1.9269 -2.1032 1.005 0.5139 -0.0858 -0.9016 -0.2062 0.8311 -1.4211 0.42 1.4305 1.2707 -0.4602 1.2006 -1.4288 0.4644 -1.0688 0.7934 1.8439 -0.5515 1.317 0.5686 1.9855 0.3742 -0.8627 -1.5475 1.4886 -0.374 -0.12 -1.2164 -0.8288 -1.825 0.2329 0.1862 0.2334 0.179 -2.0087 0.1297 1.3572 0.4408 1.5731 -0.5213 1.2705 -1.9751 0.2311 -1.4273 -0.1567 -0.3178 -0.1586 2.348 -1.3415 -0.4264 1.3355 2.434 -0.2813 0.36 -1.2455 2.3833 -0.2206 0.4375 0.0077 -1.0417 -0.1313 -1.9323 -0.2189 0.0298 -1.5116 -3.1457 -0.0883 1.9385 -1.0613 2.8429 -1.4394 0.5946 -0.8242 -0.7459 -0.6189 0.9355 0.6818 -1.1461 -0.2341 -1.8562 -0.017 1.7737 1.6045 0.5356 -1.7022 0.3921 -0.485 -0.473 0.3304 1.1057 -2.5152 1.1552 -0.2112 -0.4915 1.2751 0.9822 1.8611 -1.4312 -0.2023 1.318 -0.1713 0.2241 -0.5549 -1.7308 1.3857 1.247 -1.8235 -0.0306 1.0524 -0.6772 0.6028 -0.5436 0.0189 0.2795 -0.4081 1.4719 -1.1542 -0.5304 0.7292 -1.804 -0.8874 1.5586 -1.9082 0.7598 0.5717 1.2829 -1.4427 -0.1218 0.2959 0.1633 -0.089 0.6063 1.2988 0.904 -0.3828 1.4381 0.2838 1.328 0.2269 -0.205 0.4208 -1.36 -0.4073 0.2243 -0.0071 -1.9752 0.8021 0.5136 0.8242 1.3024 -1.1301 2.1439 -0.2302 0.1751 -0.585 0.397 -0.4086 -0.6858 0.0527 1.1953 1.0912 0.7378 -1.9532 0.6643 -1.3082 0.2541 -0.5314 -2.1197 0.3478 0.0875 -1.0914 -0.1968 1.4544 -1.487 -1.9234 -0.4828 0.3515 1.1728 -1.2191 1.1591 0.0425 -0.0781 0.7597 -1.9191 -1.7395 2.3631 -0.0969 -2.0156 -0.8488 1.7688 -1.503 0.1177 0.7394 1.2153 0.6548 -0.1064 -1.5913 1.2634 -1.2484 0.3593 0.0065 1.4262 -1.7891 -1.038 0.9115 -0.3528 1.5855 -0.2278 1.0122 -0.3597 1.5886 0.1535 0.3075 -0.452 -2.1057 0.9009 0.1181 -0.2513 -1.8893 -0.0438 1.5244 1.2542 0.3273 -0.1108 -0.9038 0.1508 -0.3009 -0.7215 0.1341 0.5697 -0.3777 -0.1823 -0.0367 -1.5261 -0.4918 0.9725 -0.2223 -1.0363 -0.2009 0.1348 0.1616 -0.3737 -0.8018 -0.1825 -0.5723 0.5733 -0.3062 1.7966 1.1537 -1.8351 1.1602 -0.3016 0.432 0.2774 -1.6907 0.4351 0.018 -0.5351 -0.7432 0.5034 -1.6137 -1.0463 0.7711 -0.2656 -1.5007 -0.7698 -1.7607 -0.5524 1.2763 0.3279 0.9929 -0.92 0.1388 -0.3951 1.8753 1.522 1.1911 0.5189 -0.8235 -0.7986 0.8918 -2.4037 -0.0516 -1.1601 -0.9587 0.1442 -0.5241 -0.4169 1.0045 -0.3538 -0.4897 0.2661 2.8127 -0.7253 -0.4512 -0.0904 -0.0034 0.1524 -1.4007 0.6912 0.031 -1.3175 0.536 -0.0023 -0.1505 1.1491 2.1152 -0.5234 0.8526 0.4498 -0.5083 -1.7122 -0.4572 0.8237 1.4935 1.0965 -0.5591 -0.7647 -0.6476 2.0899 -0.6393 0.6417 0.7321 0.2384 -0.2245 -0.6588 -0.1242 -0.129 -1.3365 1.8974 -1.3094 0.5344 -0.5799 0.709 0.2505 -0.3336 0.7406 -1.348 0.32 2.1502 1.3947 0.3874 1.1948 -0.7274 -0.594 0.2532 -0.7209 1.2076 -1.868 -0.7517 0.2241 -0.0113 0.9002 -0.1974 1.7935 2.5417 -0.1714 0.5338 -0.3193 -0.2294 -1.5853 -0.5452 1.1256 0.4612 -0.9756 0.5717 -0.7789 -0.8141 -0.189 0.4406 0.3278 -1.2221 1.1144 1.4952 -0.8966 -1.6338 0.6419 1.1626 0.7485 0.483 -0.2467 -1.9103 0.4003 -0.5106 -0.4331 -0.458 1.5484 0.9834 -0.0282 -1.245 2.2104 0.4004 -0.0068 -2.16 -0.1399 -1.3958 -1.8243 -1.3269 -1.5792 0.5815 0.3858 1.0752 -1.9459 -0.9363 -0.5645 -0.573 -0.3319 -1.1989 0.2741 -1.8192 0.6862 0.1328 1.4163 -0.1084 0.0742 -0.3016 -0.5195 -0.0528 -0.3004 -0.8268 -0.7218 -0.3419 -1.3059 -1.2161 -1.5394 1.0507 -0.1283 1.0844 1.5963 -1.9952 0.6456 2.1698 -0.8053 -0.4168 -0.086 -1.6019 1.3692 -0.8566 -0.5153 1.3935 0.0601 0.786 -0.597 2.0815 -1.0906 0.2021 -0.7548 -0.5501 -1.815 -0.8058 0.8216 0.233 -2.3989 0.4604 -1.8035 -1.0746 -0.3695 0.2993 0.1521 -0.8919 -0.6552 -1.4178 0.9307 1.5918 0.9036 -1.1527 -1.0674 -3.1823 -0.4272 0.0623 -1.0601 -0.7197 0.7352 -1.043 1.4664 -0.8215 -0.1166 0.7705 -1.0922 0.1113 -0.1315 0.3006 0.022 0.0052 -1.0017 -0.2911 0.1715 -2.7652 -2.6535 -1.0441 -0.4709 -0.1453 2.4674 0.8989 2.4832 0.2622 0.6542 -0.0812 -0.4031 2.2992 -0.3117 0.6569 -0.7213 0.1339 0.3231 -0.7714 -0.0585 1.2808 -0.1348 -0.1688 0.6754 0.1087 0.6574 -0.836 -0.5433 -1.431 1.9994 0.1545 0.1401 1.9353 0.7753 0.8214 1.5916 1.4524 -1.613 0.2738 -1.7723 0.1845 -0.9155 -1.949 1.0439 -0.5182 -0.3843 -0.4238 -1.0948 0.7252 1.509 -1.3119 0.5319 -1.7347 2.1474 0.5603 -1.7376 0.4791 -0.041 1.1332 2.3541 0.0731 -1.4482 0.0007 0.8349 -0.6547 2.1898 -1.4356 1.9461 -0.2136 0.7006 1.0864 -0.7179 0.0103 2.2416 1.1988 -1.0465 0.3595 1.7258 1.9402 -1.1306 1.0252 0.9555 1.7575 1.4967 0.444 -1.7112 -1.5492 0.5233 0.5951 1.2201 -0.9035 -0.5285 -0.2333 0.4459 -0.8658 0.1403 0.0476 0.4054 -0.024 0.8653 0.2969 0.5357 -0.3103 0.1193 0.5408 0.3691 -0.2549 -2.1424 1.6481 -0.1826 0.1766 -0.5568 -0.0827 -0.9814 -0.9049 0.016 0.8215 2.3556 -0.7196 -0.5541 -1.7955 1.1978 1.9721 0.1209 0.1295 -0.3643 -0.2354 1.5334 -0.1123 4.1551 0.4632 -0.2869 -0.2077 1.7372 -2.5884 0.1043 -2.0206 -0.703 0.2797 0.7442 2.6759 0.6285 -0.0879 -1.2859 -0.174 0.2569 -0.9044 -0.0829 0.7241 -0.159 -1.1592 0.2286 0.1974 1.1201 0.9029 0.3856 -0.352 -1.0171 -1.61 -0.1019 -0.1798 0.4342 3.8886 0.7315 -0.0785 -1.2039 -1.4731 1.3347 -0.7018 -0.3312 0.864 1.3103 -2.0955 -0.7828 -0.3393 0.4615 1.123 -0.5897 -0.6206 -0.5558 -0.4022 -1.8367 0.7247 -0.5479 -0.8958 -0.5124 1.3156 -1.0567 1.1194 0.4046 -1.8667 0.3223 -0.8305 -0.2705 -0.1143 0.5599 0.6337 0.5742 1.6699 -1.2132 -1.1702 -1.0905 0.5105 0.3242 -0.2336 -0.3381 -0.8153 0.978 -0.7744 0.5438 -1.8192 1.2344 0.5898 0.1349 0.694 -0.6937 -0.1978 -0.2529 -1.3544 -0.0987 -1.2824 0.8039 -0.7954 -0.378 -1.4589 1.9443 1.2564 0.5522 1.1184 -0.2442 0.9896 0.1627 0.7249 -0.1926 -0.1203 1.4651 0.0068 -3.0636 -0.3306 0.1875 1.0667 0.919 0.5602 0.321 0.1019 -0.1181 0.2897 1.9777 1.5085 -1.6257 -1.0112 -1.8203 -0.7737 0.5162 0.2396 1.1219 1.4844 -0.251 -0.426 -1.3145 -0.1563 -0.0632 1.5691 -1.1783 0.849 -0.2533 -0.8969 0.7517 1.8052 -0.0864 -0.7239 0.9291 -0.6395 -1.6376 1.3309 1.0477 -0.6374 -0.6366 0.6152 0.537 1.5456 -1.2756 -0.5104 0.5842 1.8385 -1.3845 0.0848 0.3791 -1.3131 2.1711 0.1064 0.1946 -2.2309 0.5411 -0.8847 -0.1552 -0.433 -0.0111 0.5326 -0.9401 1.1855 0.4634 0.8941 0.7084 -0.0157 0.7618 -0.9819 -0.9057 -0.0639 0.6169 -0.8612 0.3719 1.7254 2.2621 0.2734 -1.0908 -0.8252 0.2683 -0.639 0.3353 2.2343 -0.927 -1.0838 0.0739 -0.1705 1.0788 1.9634 0.5678 -0.7711 -0.6569 -1.8404 -0.8752 -2.5504 1.1565 -1.6906 0.6218 0.3156 -1.0747 0.9163 -1.0512 -0.4147 -0.7113 1.5742 -1.3988 -0.1539 -0.0278 -1.7099 -0.5801 -0.2873 1.6765 0.178 0.4619 1.1084 2.8238 0.8146 -0.3355 2.7315 -0.1125 -1.2187 0.2901 -2.9463 2.0782 0.2285 -0.4301 -0.2947 -0.75 0.2404 -1.2362 -0.8147 1.1229 -1.0189 -1.069 -0.7118 -0.7143 -0.2019 0.2352 -1.3895 -1.4009 -0.8211 -0.0352 -0.244 -2.4801 1.3904 -0.877 -1.1527 1.2648 1.2275 -0.5975 -1.0981 -0.0637 -1.0197 0.0396 -1.3047 -1.2437 -0.6433 0.1974 -0.0871 -1.1204 0.989 0.4341 0.3144 0.871 -1.0415 -1.7984 -0.1609 1.201 0.9048 -0.6192 1.4062 0.0815 -0.9249 -0.0629 -1.0245 -0.2282 0.0506 -1.9527 -0.5551 0.1515 -0.1363 0.1291 -0.596 -1.4217 1.4449 -1.4653 -0.3717 -0.2564 0.4029 -2.0735 -0.8965 -0.1487 -0.4821 -1.9043 -0.7419 1.0864 -0.9364 -1.529 -0.6701 0.3956 0.6626 0.802 -0.59 -2.9047 -1.3834 -0.6164 -0.2507 -0.4603 1.102 0.4263 0.1803 -0.3068 1.4355 0.8347 -1.853 -0.225 0.3489 -0.5953 -0.5046 -2.508 -0.4058 1.6994 -0.7475 -0.0879 0.4586 0.3042 0.9768 1.2989 -0.8523 -0.2404 0.0717 0.3129 0.0542 -1.7764 0.8887 1.1076 -0.9676 -0.6629 0.0229 -0.0386 0.1902 -0.3864 -1.4868 -2.2303 2.1004 -0.0096 3.0181 0.6722 2.1615 -0.2851 -0.2178 -2.5524 1.2155 -0.1167 1.6757 -1.5202 -0.3394 0.1388 0.7253 1.9495 -0.2596 0.5327 -0.9669 0.843 0.1906 -1.389 0.4833 -1.5438 -0.5565 1.9426 -0.153 0.1143 -1.8568 -2.3934 -0.5035 0.9239 1.0175 0.029 -1.2068 -0.6092 -1.5026 -1.1307 -1.6766 0.2754 -0.7496 2.1054 -0.2027 1.8142 -1.8471 -1.1893 1.868 -0.8355 -0.3459 0.4129 1.0407 0.0727 -0.0653 -0.5416 0.4214 2.15 -0.6123 0.443 0.8204 -0.3275 0.9728 0.3522 0.944 -1.3121 0.0334 -1.041 -0.0077 -0.1949 0.1358 0.6293 -0.7716 -1.3866 0.6758 0.8014 -0.3834 1.1256 -1.2287 1.8921 -0.7993 0.264 0.9119 -2.2854 1.1762 -1.4474 0.6519 0.1527 1.5297 1.9203 0.6982 -1.5571 -1.5243 0.7401 0.492 -0.6313 -0.1278 0.898 -2.3805 -1.1838 -0.6959 -1.5098 -1.4333 -0.2014 0.9683 0.4941 -0.1024 0.6772 0.0055 -2.3146 -0.3488 0.6146 1.7117 0.7194 1.0392 0.1264 -0.8395 0.0656 -1.0114 1.8454 0.0706 -0.6352 -0.2451 0.6433 0.686 -0.2785 0.6118 0.9202 0.4211 -1.3163 -1.6783 0.7522 -2.1562 -2.1182 0.0016 0.6398 0.2328 -0.5056 0.3871 0.1291 -0.3612 1.693 0.1217 -0.7286 -0.2628 -0.6437 -0.609 -1.1204 -0.9111 -0.7906 0.4941 -2.0079 -0.8777 -0.03 1.125 0.7773 -0.8549 -0.7292 0.475 -0.3538 0.3747 1.2757 -1.4914 -0.5278 0.0948 -1.4338 0.8503 1.0654 -0.3785 0.9743 -0.332 -1.4427 -0.5535 -0.4246 -1.8278 -1.4006 -0.7194 -1.0222 -1.0761 -0.1922 1.0149 0.3173 1.0093 0.2857 -0.1882 -0.664 -1.5251 1.2844 0.8554 2.229 -0.6966 1.1693 -0.1389 0.5586 -1.0784 -0.4754 -1.8946 0.4678 0.0762 -1.8177 0.8903 0.5717 -0.5271 -1.5679 0.5031 -0.4319 -0.2985 1.026 -0.8552 1.5511 0.8233 0.5242 -0.438 1.347 0.0655 -1.286 -0.9792 -1.9687 -0.2591 -0.9802 0.1366 -0.7762 0.0351 0.1772 -0.212 -3.1696 0.7356 -0.0797 -0.5276 0.8708 1.3285 1.5248 0.571 1.2666 -0.297 -1.7286 0.5076 -0.799 1.2569 -0.7507 -0.7128 -0.3371 -2.119 2.1825 1.9683 -1.3738 -0.1136 -0.9594 0.6637 -0.6213 -0.8373 0.9553 0.4453 0.0722 1.0126 2.3203 0.4796 -0.6009 1.3494 0.4601 -0.9994 0.6181 1.6081 -0.8016 -0.4416 -0.7089 0.889 0.6293 0.9843 0.8962 -0.695 -2.1194 0.2937 -1.4518 -0.6409 -0.9209 -0.0859 0.5008 1.461 1.0256 -1.1402 1.3623 0.0741 -0.041 -0.8594 1.4967 -0.5068 2.4059 -0.6704 -0.285 -0.0375 -0.2525 -1.6207 -0.5541 0.9556 0.9046 0.5592 -0.2655 -0.7948 -0.5081 -0.2706 0.5323 0.0425 -2.4547 -0.9324 -0.7318 -1.2099 0.3747 0.0742 1.3616 -0.4257 -0.2172 1.713 1.1085 -3.5425 0.2066 0.7938 0.3533 -0.4111 0.4398 -0.6295 0.286 -1.6833 1.4592 -1.0004 -0.0639 1.4631 -1.1574 0.1232 -0.7401 0.0349 -0.7593 -0.273 -0.1238 0.8404 1.2236 1.8464 0.7315 0.6762 0.5279 -1.7475 0.4454 0.9542 0.2215 -0.2402 -0.9301 0.8683 -1.7997 -1.3582 -1.4435 0.8677 2.2071 -0.1317 0.0687 -2.3068 0.4466 0.6392 1.0764 0.0621 -1.7258 0.5378 1.1078 0.121 -0.4663 -0.1014 -1.7258 0.3784 -1.256 -0.797 -0.8087 -0.1745 0.3001 -0.6455 2.8429 -1.2469 -1.2835 0.1733 0.2433 0.1706 0.3264 1.3713 0.5047 -0.4464 1.3297 1.3385 -1.0645 0.6136 0.772 -1.3082 0.9992 0.9773 1.1661 1.3517 0.9167 -1.7378 -0.3862 1.091 -0.3553 0.7148 1.4984 0.5101 0.6881 -1.1308 0.8251 0.8321 -0.6475 0.9964 2.1012 -0.2663 0.0564 0.0965 0.5168 -0.4517 -0.2997 1.1562 -0.1894 -0.4453 -0.8381 0.0374 1.2667 0.4168 -0.3499 0.4583 0.8116 0.4613 0.1178 -0.8867 -2.0819 -1.2214 -1.5702 0.372 0.7304 -0.301 0.8304 -0.0105 1.9161 -0.351 0.5563 -0.213 -0.2618 -1.564 0.7413 -2.5839 -0.9959 0.1512 -0.8215 0.804 -1.0639 -2.2715 0.7301 0.0839 1.658 -0.7957 -0.7874 0.9488 -1.6333 0.3818 0.8107 0.9329 0.5891 -1.212 -0.9758 -1.8633 1.0429 -1.8086 1.577 0.5769 0.8133 -1.0812 -0.3946 -0.8148 -1.7638 -2.421 -0.0083 -0.6279 0.8616 -2.3519 0.2889 -0.2823 0.8285 -0.3519 -0.0705 1.4234 0.4529 1.1223 -0.0014 -0.4493 0.112 0.3475 1.067 -0.8297 0.4479 2.0116 -0.5904 1.5214 -0.6546 0.4239 -0.4238 -0.247 1.0789 -0.2176 1.47 2.0253 0.7483 -0.481 -0.0338 0.2891 -1.2101 -0.9964 0.4308 1.25 -0.7652 -0.306 1.4421 -1.5836 -0.3064 0.4996 1.2763 -2.0786 -0.341 0.1674 0.2495 0.552 -1.4355 1.6036 -0.375 -0.5839 1.1195 -0.8123 1.1307 0.1405 -1.7136 -0.4479 -0.7008 -1.1831 -0.9634 0.745 0.5104 0.0448 -1.0695 -0.7252 -0.407 0.2944 -0.3919 0.0429 1.0561 -0.2393 0.5466 -0.9669 -2.9832 -2.5304 -2.9141 -0.1475 -0.564 1.5139 -0.4793 1.4557 -0.6869 -0.8868 0.332 0.4373 -0.6223 -0.1583 0.3578 -1.2176 -1.1147 -0.3979 -0.4131 0.4271 1.9015 -0.2946 1.89 -1.6732 0.3548 -0.9144 -0.6036 1.6207 2.1225 0.4325 -0.0337 0.799 -1.4518 0.0534 0.7659 1.6644 -0.379 2.0598 0.8579 -0.9747 1.162 -0.6429 -0.7496 -0.4128 1.8393 -1.1545 -0.3899 -1.4066 0.9091 -0.223 0.3686 -2.2168 -1.0061 1.9122 2.0527 0.391 0.6414 -1.9761 0.4241 -1.4885 -0.0052 -1.017 -1.0459 -1.6992 -0.6202 0.0177 -0.7392 -1.0663 -0.5116 -0.9681 1.1542 -0.4974 1.2812 1.3553 0.7994 -1.7963 1.5769 0.5066 1.0929 0.5115 0.4053 1.3876 -1.8482 0.1078 -0.9007 -2.2093 -0.0384 0.5555 -0.957 0.6871 -0.2923 1.3991 1.9406 0.5294 2.3997 -1.0625 1.2813 -1.0918 -1.8131 -0.0051 -0.3887 -1.0621 -1.4098 -0.0054 -0.0316 -0.133 -0.0872 -1.7455 -0.075 1.2475 -1.4496 -0.7438 -0.5402 1.2668 -0.5944 2.5721 0.8493 0.9623 -1.5212 1.0825 0.6012 -1.1774 -0.6417 0.2278 0.4049 -0.2224 -0.7058 -0.7321 0.1892 0.2557 0.4347 0.445 -0.0303 1.6455 -0.9188 -0.4175 -0.0862 -1.7847 0.7735 -0.9199 0.0646 0.0591 1.8268 0.1083 1.4442 -0.1651 -1.2502 1.545 -0.7001 0.4801 1.219 -2.2242 -0.1553 0.1759 -0.7771 -0.5124 0.9159 -1.7259 -0.4258 -0.6932 0.7547 -0.1907 0.9254 0.2588 -1.8776 -1.6787 -1.8654 -1.2543 -0.2737 0.7936 0.2457 -1.3325 1.3029 0.6822 1.2783 -1.2829 0.1073 -0.6041 0.5249 -1.7449 -0.3792 0.007 0.4094 0.9696 3.1299 1.8686 0.1806 0.3408 0.9286 -0.1194 2.0335 -2.3005 -2.748 -0.1454 0.0123 -0.5028 -1.605 0.198 1.0079 2.3434 2.1245 -1.2712 -0.2925 0.2042 0.6875 1.1809 0.875 0.5195 -1.3946 -0.2973 1.71 -1.414 -0.9301 1.1584 -0.1506 -2.609 1.403 0.7291 1.1752 -0.2679 1.2133 0.6097 0.7995 -1.7675 0.7242 1.2466 -2.1172 1.6198 -0.1609 0.902 0.6651 0.2118 -2.4944 -0.1639 1.0475 0.0646 -0.5549 0.2102 2.5981 0.1225 2.2246 -1.3284 -2.5387 1.6909 -1.2076 -1.0188 -0.7996 -0.1381 -1.4762 -0.3237 1.257 -0.6241 -1.0034 0.8522 -0.2849 -0.3687 -0.0133 -0.5571 -1.0719 1.2792 0.6721 1.9959 -0.3251 0.561 -0.4731 -0.0317 0.6053 2.4947 -1.3048 0.0077 0.0878 -0.4518 -1.8417 0.8184 0.098 1.9243 -0.269 -0.593 -0.2725 2.2328 1.7987 -0.1599 0.7751 -0.1558 -0.2476 -2.1686 0.7945 1.6843 -0.1874 -1.531 0.7874 0.892 0.1461 0.2775 0.0592 -0.1808 -0.3153 0.839 0.9831 0.4134 -1.1575 1.6987 0.2897 0.4205 2.6333 0.3916 -1.6243 -0.1537 -1.2412 -0.729 -0.4536 1.212 -3.4038 0.8666 -0.5568 1.9841 -1.0817 -0.5341 -1.3094 1.8034 0.4298 0.2652 -1.0495 -0.4427 -0.2618 1.2979 -1.9641 0.5668 -1.3628 0.7248 -1.2349 0.5079 1.518 0.4876 3.1332</text:p>
          </table:table-cell>
        </table:table-row>
        <table:table-row table:style-name="ro1">
          <table:table-cell office:value-type="string" calcext:value-type="string">
            <text:p>A801</text:p>
          </table:table-cell>
          <table:table-cell office:value-type="string" calcext:value-type="string">
            <text:p>-0.0893 0.2453 0.3926 -0.4901 0.6862 -0.8776 -0.821 -0.6718 0.0982 -0.7595 0.7737 0.6715 0.8178 -0.7579 0.5168 -0.2756 -0.8404 -0.4595 0.3146 -0.6406 -0.2694 0.8422 0.9683 -0.7185 0.8646 0.795 0.575 -0.882 -0.4531 -0.1338 0.793 -0.1086 -0.0391 -0.1004 -0.6765 0.504 0.7346 -0.8855 0.9731 -0.373 0.6034 -0.3175 0.5905 -0.3561 0.1871 0.6318 0.4886 0.4345 -0.3707 -0.9348 -0.7376 -0.7993 0.6075 0.8667 0.0618 0.8163 -0.7479 0.6565 -0.4182 -0.5749 0.1704 -0.1849 -0.1152 -0.6948 0.9564 0.1586 -0.2286 -0.2154 -0.8861 -0.7034 0.8484 -0.1119 0.3986 -0.4933 0.1911 0.5991 0.8424 -0.0537 0.948 0.1027 -0.32 0.3777 0.8404 -0.6635 0.5558 1.0406 -0.6842 -0.1293 0.0638 -0.3597 0.8898 -0.8304 0.5057 0.0817 0.9125 0.1359 0.4279 0.0786 -0.2319 -0.7618 0.6724 0.574 1.0099 -0.3098 0.1567 0.383 -0.1954 0.8014 0.529 -0.7336 -0.7959 -0.7906 -0.1422 -0.1125 -0.6918 -0.0367 0.0438 -0.3554 0.5082 -0.0374 -0.3653 -0.2937 0.8828 -0.7603 0.2472 -0.9029 0.4686 0.5295 -0.1784 0.8243 -0.5807 -0.9098 0.372 0.4005 -0.5966 -0.3164 -0.3395 0.6198 0.8793 0.3005 0.5395 1.0471 0.1011 0.8013 0.7847 -0.1374 0.7991 -0.3619 0.8569 0.952 0.587 0.3352 0.6246 0.7382 0.544 -1.0635 -0.7794 -0.3688 0.6992 0.4018 -0.4449 -0.4841 -0.6313 0.1322 0.2417 0.8883 -0.6628 -0.7552 0.6226 0.8693 -0.8147 0.2681 -0.1583 0.2008 0.2674 -0.5562 -0.5607 0.3259 0.0443 0.2944 -1.0672 -0.9485 0.0558 0.0155 -0.4152 0.6447 0.9759 0.2692 0.522 0.2264 -0.482 -0.3064 0.2949 0.7676 0.0851 -0.4383 1.0027 -0.5252 0.0564 -0.8573 1.0624 -0.4358 0.2595 -0.119 -0.044 -1.0247 0.0199 -0.1961 -0.6155 -0.6384 -0.6401 -0.9965 0.101 0.9415 -1.0842 0.4697 0.6209 -0.8362 -0.0275 0.7243 1.0007 -0.1695 0.5364 0.0803 -1.0089 0.2691 -0.1113 -0.3463 0.6205 0.323 -0.8298 -1.0065 -0.9503 -0.4649 0.2408 0.7719 -0.6149 -0.5972 -0.9299 -0.292 -0.0124 -0.2411 0.6646 0.134 0.3113 -0.7579 0.3761 0.0723 -0.9663 0.7521 0.1102 0.0718 -0.5574 0.5696 1.0615 0.9395 -1.0101 0.6778 0.3869 -0.0289 0.666 0.4404 -0.4011 -0.0436 -0.9448 -0.6053 -0.0068 0.7387 0.2249 0.4868 0.8948 0.1775 0.3545 -0.4282 0.2365 0.7989 -0.4837 -0.2846 0.8834 -0.1203 -0.4214 -0.0431 -0.7706 -0.3016 -0.1073 -0.6083 0.2847 -0.274 -0.0359 -0.9262 -0.1228 0.0826 -0.8191 0.7421 0.8516 -0.035 0.5852 -0.1311 0.3098 -0.9828 -0.4637 -1.0746 -0.6523 -0.1725 -0.8322 0.4656 0.2772 -0.7315 0.5442 -0.8485 -0.3874 -0.2956 0.7143 -0.2731 1.0029 -0.3348 0.0679 0.2774 0.9834 -0.0872 0.208 0.8415 0.4438 0.078 0.8536 0.317 -0.6641 0.9599 0.0239 -0.8483 0.7578 0.7987 0.1639 0.3507 0.1081 -0.8942 0.9386 -0.9455 -0.6458 -0.7167 -0.0179 -0.9103 0.919 -0.8994 0.7128 0.882 -0.6141 -0.2685 0.6243 -0.0869 0.4517 0.4441 -0.5752 0.8638 0.6033 0.3724 0.5882 0.4816 -0.6339 0.8286 -0.1713 0.1885 -0.7175 0.0943 -0.6488 -0.8694 0.8597 0.3167 -0.1631 -0.3826 0.4541 -0.7693 0.8918 -0.6445 -0.9421 -0.1556 0.8214 -1.0865 -1.0863 -0.4118 0.6819 -0.7385 -0.0749 -0.8516 -0.0005 0.0444 -0.6713 -0.7931 -0.5915 -0.9576 -0.5337 -0.4183 -0.3846 0.4835 0.1163 0.5331 -0.7714 -0.5123 0.475 0.1657 -0.1072 0.8489 0.3903 0.6377 -0.3647 0.2865 -0.5899 0.7416 -0.2128 -0.7681 0.0815 0.5932 -0.55 0.3618 0.3967 1.0672 0.3506 0.645 0.6632 -0.2544 -0.9009 -0.1966 0.5214 -1.0456 -0.3623 0.6991 0.4566 0.2891 -0.1009 0.7241 -0.1962 0.518 -0.6785 0.706 0.1014 -0.0969 0.1217 0.7819 0.6329 -0.6765 0.4643 0.5485 -0.0547 0.5249 -0.5863 -0.6298 0.4595 0.0518 0.1266 0.7723 -0.5654 -0.1111 0.0138 -0.7942 0.9643 0.3156 0.7081 -0.4819 0.7538 0.6578 0.5621 -0.193 0.2141 -0.5153 0.6311 0.425 -0.7096 0.7401 -0.9452 0.5469 0.5047 -0.9145 0.4427 0.9903 -1.0057 1.1871 -0.9242 -0.0527 0.6562 0.7832 -0.2679 0.3672 0.728 0.8449 0.8577 0.3103 0.2198 0.226 -0.8719 0.0362 0.9277 -0.5377 0.7011 0.3492 0.3328 0.6338 0.0101 -0.2422 -0.371 -0.8688 0.7568 0.887 0.0392 0.077 -0.7401 0.3067 0.1016 0.6551 -0.813 0.9747 0.7532 0.6482 0.5419 -1.0272 -0.6214 0.4623 -0.3515 0.6609 -0.8761 -0.485 -0.1695 -0.5873 0.4652 -0.4973 -0.8645 0.1723 -0.5881 0.1948 0.5697 -0.8842 0.0667 -0.3807 -0.8698 -0.0529 -0.3856 -0.3967 -0.4561 -0.5261 0.2959 0.8648 -0.7792 -0.4597 0.0313 0.4427 0.2625 0.1139 -0.5124 0.3395 0.3035 -0.583 0.7501 0.8398 -0.1685 -0.3736 0.1274 0.4573 0.1351 0.991 -0.7354 0.2548 -0.8045 -0.4532 0.6227 0.9418 0.2956 -0.3267 0.7432 -1.0267 0.3214 -0.554 -0.9096 -0.1003 -0.5454 0.3307 -0.8665 0.0219 -1.0099 1.0622 0.1292 -0.6636 -0.8952 -0.0919 0.1019 0.6479 -0.3909 0.9696 -0.7424 0.6484 0.5831 -0.5831 -0.2324 0.9057 -0.411 0.1318 1.0475 -0.6221 0.2117 -0.858 0.2417 0.0027 0.3122 0.1078 0.1054 -0.634 -0.1213 -0.4829 0.1803 0.2593 0.9988 -0.2125 -0.8844 1.008 -0.8527 -0.5439 -0.7767 -1.0019 -0.1876 -0.2265 -0.4592 0.2634 -0.8031 0.4005 -0.3086 -0.6426 0.7161 0.9443 0.8223 -0.4336 0.7846 -1.0723 0.4663 0.5776 0.6565 -0.866 0.0276 -0.72 -1.0004 -0.4986 -0.3793 0.9205 0.11 0.6845 0.0177 0.9109 -0.7994 -0.118 0.2352 0.6316 0.5621 -0.736 0.2186 -0.3021 0.3634 -0.0733 0.3717 -0.3692 -0.0143 0.0446 -0.6581 1.1005 0.8334 -0.4969 0.4837 0.5644 0.0863 0.0198 1.1213 0.6915 0.746 0.0098 -0.4392 -0.939 0.0462 0.2795 0.1987 0.7292 0.2589 0.7689 -0.3078 -0.5328 0.616 -0.9654 -0.436 0.3393 -0.9747 0.6515 0.0342 0.8807 0.5049 -0.8624 -0.6342 -0.233 -0.1724 0.2572 -0.2586 0.5391 -0.5947 -0.2255 -0.0996 -0.3995 0.8651 0.5405 -0.9354 0.3073 0.9571 -0.0238 -0.2324 0.1519 0.4495 0.8305 -0.3131 0.0502 -0.0137 0.7266 0.7862 0.0074 0.5863 0.0329 0.3115 -0.2828 0.3266 -0.4893 -0.1248 0.6503 0.5553 -0.9251 -0.0421 -0.8027 0.7358 0.9159 0.8937 0.3555 -0.5202 -0.9668 0.8564 -0.179 0.1669 0.1617 -0.618 -0.0161 0.2435 -0.5516 -0.6034 -1.1028 0.8402 -0.6404 0.8489 -0.9181 -0.3984 -0.411 -0.834 0.2643 -0.7694 -1.0468 0.3222 0.5412 0.7402 0.6421 0.4049 -0.0949 0.2738 0.167 -0.8578 -0.8275 -0.53 -0.2784 -0.3439 -0.5567 -0.3461 -0.2136 -0.3412 -0.8841 -0.7348 0.417 -0.7357 0.7132 0.3666 -0.4895 0.0196 0.0436 -1.0311 0.1225 -0.3242 -0.6553 0.34 -0.8594 -0.2462 0.6485 0.4318 -0.8525 -0.4228 0.4192 0.197 -0.7798 0.7545 -0.1469 -0.2213 -0.2289 -1.0747 -0.3413 -0.3881 -1.0277 0.1776 -0.6275 -0.2613 -0.3013 0.2035 0.0029 0.599 0.4886 0.2052 0.5425 -0.0794 0.8271 -0.094 -0.0971 0.1305 0.0477 0.3541 -0.946 0.3473 -0.0626 0.1498 0.2893 -1.1117 0.5411 -0.0238 -0.6933 0.9143 0.9114 0.5287 0.131 0.9713 -0.0892 0.3611 0.174 -0.3283 -0.1414 1.0746 0.8813 0.0909 0.211 -0.7706 -0.0965 -0.4652 -0.9602 -0.1201 0.0898 -1.0044 -0.4544 0.765 0.2734 0.0649 -0.4079 -0.216 0.757 0.7741 -0.3215 1.0289 0.5006 -0.3754 -0.0774 -0.3139 0.8968 0.4144 -0.0946 0.5154 0.7324 0.5466 0.707 0.4009 -0.0515 -0.6755 -0.1941 0.0874 -1.0612 0.1406 -0.5871 -1.0247 1.0483 -0.8689 0.4515 0.5169 0.5171 -0.9079 0.4875 0.1379 0.0691 0.8338 0.0762 -0.2165 -0.9269 -0.7246 -0.6965 0.7791 -0.2947 0.8982 -0.0183 -0.0357 0.9046 -0.8244 -0.6092 1.057 -0.8875 -0.7501 0.2099 -0.6037 0.5985 0.9308 -0.6086 -0.5403 0.4262 -0.5574 -0.394 -0.415 0.7336 0.5037 0.5607 -0.71 0.6559 0.7194 0.6499 0.4629 -0.5108 0.1395 -0.4769 -0.0105 -0.5092 0.512 0.317 -0.0232 0.9196 -0.3508 -1.003 -0.8074 0.6177 0.3718 -0.7331 0.4698 0.8003 0.1086 -0.4464 -0.4966 -0.6765 0.8005 -0.7531 -0.0197 0.66 -0.7389 -0.0692 0.3031 -0.0342 1.0014 -1.0883 0.4255 0.0223 0.0119 0.4196 0.0345 -0.4662 0.9558 -0.5447 -0.0658 -0.5898 0.4722 -0.1608 -0.1984 -0.3073 0.8273 -0.5275 -0.554 -0.356 0.1814 0.3087 -0.5535 -0.6864 0.2107 -0.2901 0.7494 -0.3084 0.2694 -0.0258 0.8905 -0.6136 -0.287 -0.0184 -0.2473 -0.6926 -0.4368 -0.997 -0.7747 -0.3678 -0.4242 0.7102 0.1792 0.513 -0.4946 -0.2795 0.3303 0.3512 0.4001 -0.0372 0.6152 0.8497 -0.4841 0.8948 0.9727 0.2555 -0.3171 1.0065 0.4953 0.1046 1.0788 -0.7868 0.7256 0.3608 0.246 -0.0546 0.119 -0.8808 -0.6892 0.0845 0.1228 -0.8823 0.4415 0.6622 0.8447 1.0286 -0.5387 -0.3861 0.0449 0.3224 -0.948 -0.8665 -0.1597 -0.0004 0.5651 -0.9699 -0.8613 -0.4405 0.0513 -0.1802 0.7206 0.8327 -0.2064 1.0005 0.4645 0.3284 -0.854 -0.0142 -0.4844 0.8625 -0.9922 0.0979 0.4354 -0.1641 -0.4585 0.1376 -0.6361 -0.3879 -0.6963 -0.3714 0.0021 -0.1896 -0.7727 -0.0436 0.4828 0.405 0.1494 0.0861 -0.6241 -0.1984 0.4182 0.9378 0.7115 -0.692 0.0754 -0.2921 0.4467 0.2032 0.7204 0.6412 -0.5773 0.911 0.1911 0.7986 0.5048 -0.0305 -0.2406 -0.2735 0.286 -0.5798 -0.0257 -0.7432 0.1423 -0.7864 -0.6153 -0.4426 0.4958 -0.755 -0.8274 -0.21 -0.3313 -0.0597 0.0884 -0.077 0.5794 0.5974 -0.3164 -0.3284 0.8392 -0.2453 -0.9682 -0.2293 0.576 0.7157 -0.2091 -0.8787 -0.8645 0.7251 -0.9314 0.5592 -0.869 -0.686 -0.4489 -0.704 -0.652 -0.4192 -0.5819 -0.9042 0.2806 -0.2668 0.2009 0.6758 -0.5141 0.4663 -0.8135 0.8808 -0.517 -0.1892 0.9238 0.7054 -0.5473 -0.4666 -0.3547 0.8923 0.8429 0.8049 0.966 0.308 -0.0738 0.5112 0.5469 -0.0905 -0.4536 -0.3483 0.818 0.4974 -0.7692 0.7102 0.4747 -0.0236 0.8638 0.2376 -0.3615 0.6597 -0.7483 -0.9862 0.1378 0.6807 0.0171 -0.3313 0.0053 -0.2146 -0.0993 -0.3104 0.7888 -0.5158 -0.8418 0.1946 -0.9755 0.6324 -0.4896 0.8471 0.5208 -0.4554 0.8677 0.7858 0.2762 -0.2438 -0.9758 0.2984 -0.3683 -0.0925 0.3975 -0.7709 -0.896 0.482 -0.6667 0.3245 0.1627 -0.2989 -0.1182 1.0099 0.5879 0.7394 0.7145 0.5454 -0.6659 -0.3478 0.0662 -0.9361 -0.5928 -0.3465 -0.0246 -0.953 0.351 -0.0736 0.4097 0.7722 -0.9013 1.1681 0.4148 0.5048 0.6254 0.0386 0.657 0.6357 -0.3646 0.3251 0.7691 0.1866 0.2048 0.2801 0.8608 -0.6021 -0.1656 -0.0382 0.3257 1.0291 -0.8023 0.8919 0.1864 0.935 -0.8447 -0.2177 -0.5508 -0.7629 -0.5877 -0.2993 0.4222 0.0277 0.8127 0.837 -0.0432 -0.1915 0.6427 0.3241 0.2924 -0.2821 -0.2019 0.8095 0.1264 0.7728 -0.2187 -0.2499 -0.9555 -0.7391 -0.2966 0.6135 -0.2155 0.1859 0.642 0.1837 -0.4836 0.1486 -1.0118 -0.1384 -0.7389 0.232 0.8051 -0.8584 -0.3376 -0.7497 -0.7125 0.2677 0.0792 -0.9061 -0.247 1.0056 0.7094 0.2686 -0.7282 -0.1584 -0.1945 0.2767 0.8617 -0.31 -0.0828 0.3101 0.6768 -0.1624 0.7661 0.7274 -0.6868 -0.7753 0.2849 -0.8106 0.1501 -0.6099 1.0172 0.1039 0.5356 0.3405 0.3517 -0.9619 -0.5829 -0.2096 0.0381 0.6229 0.671 0.7347 -0.5969 -0.1337 -0.2795 0.968 -0.7903 -0.5552 -0.6942 0.7396 0.1252 0.3098 1.068 -0.9682 -0.6451 0.3777 -0.9104 -0.6751 -0.2406 0.1974 -0.4243 0.3501 -0.4355 0.8596 -0.2445 0.8338 -0.1851 -0.8618 -0.7578 0.0789 0.7063 0.8153 -1.0058 0.2265 -0.0018 -0.4465 -0.6813 0.019 -0.8113 -0.9088 0.1007 -0.0815 -0.9911 0.9156 -0.5198 -1.1484 -0.7181 -0.7948 -1.0242 0.2952 0.4091 -0.7365 0.4439 -0.2221 -0.6386 0.6147 -0.4111 -0.1713 -0.2467 0.4379 -1.0267 -0.686 0.6424 0.3536 -0.2354 -0.3014 -0.2533 -0.0311 0.2756 0.1656 -0.0437 0.8672 -0.9237 0.8689 -0.6984 -0.8227 0.7545 -0.9232 -0.3893 0.82 0.4311 1.0533 0.1957 0.6186 -0.1793 -0.18 -0.989 0.1012 0.9875 0.0508 -0.3964 0.9513 0.7457 1.0167 -0.2931 -0.9218 -0.4817 0.2217 -0.5766 0.4833 -0.2763 0.4051 -1.0552 -0.6621 -0.5517 0.5604 -0.9582 0.0862 -1.005 -0.9673 -0.2419 0.277 0.874 0.3576 -1.0478 0.734 0.3699 -0.7436 -0.2958 0.257 -0.0944 -0.304 -0.6795 0.134 -0.2664 -0.0504 0.671 0.1269 0.8773 -0.4341 0.6062 0.3016 0.141 0.5664 1.0596 -0.3068 -0.6192 0.3019 0.6762 0.0934 -0.6636 0.6739 0.0708 -0.509 0.0557 0.0425 0.6253 -0.6965 0.2262 -0.5803 -0.0899 0.4526 0.6236 0.2958 0.3559 0.5443 -0.2695 0.3014 -0.3626 -0.1304 0.2845 0.8702 0.8484 -0.5228 0.3774 -0.8278 0.8043 -0.9352 0.8546 -0.8891 -0.0911 -0.3649 0.478 -0.1832 -0.2608 0.0558 -0.0952 0.0061 0.9248 -0.8788 0.5938 -0.6987 -0.7642 -0.8768 -0.9616 0.4457 -0.7747 0.722 0.1644 0.633 -0.23 0.9311 0.1734 -0.9436 0.5902 -0.3537 -0.2866 0.3708 0.961 -0.345 -0.7292 0.9047 0.5071 0.9215 0.7553 -0.5652 0.8388 0.1481 0.7348 0.1634 -0.6906 0.446 0.4687 -0.9512 0.6874 -0.8398 0.8918 0.8844 0.1595 0.4625 0.3406 -0.5018 -0.5136 -0.937 -0.1132 -0.1623 -0.7952 0.3799 -0.4308 -0.5915 -0.7424 -0.1243 1.021 0.0492 -0.5942 -0.552 0.9362 -0.4212 -0.7293 -0.4476 0.0773 -0.3729 -0.0243 0.7199 -1.1002 0.9719 -1.0195 0.7595 0.8998 0.3859 0.9364 -0.8129 0.0887 0.0042 0.8447 1.0347 -0.7284 -0.8365 0.4489 -0.7466 -1.0303 -0.9769 -0.6611 0.4652 -0.9921 0.3808 0.7618 -0.5231 0.3503 0.4729 -0.9066 0.5376 -0.1165 0.0593 0.2954 -0.5343 0.0379 -0.861 0.8036 -0.728 -0.2657 -0.8718 0.4068 -0.6568 -0.7705 0.6303 -0.424 -0.0876 -0.2523 -0.7953 0.6563 0.1759 0.2464 0.1811 -0.7565 0.5471 -0.9308 -0.1757 0.0807 0.193 0.9652 0.3626 0.9524 0.7174 -0.5055 -0.5249 -0.4542 0.3945 -0.066 0.1125 0.1553 0.2265 0.6485 0.4462 0.6309 0.071 0.0888 -0.001 -0.3837 -0.3648 -0.588 0.8132 0.7864 -0.2854 0.4916 0.375 -0.7685 0.1124 0.3318 -0.4415 0.8563 -0.0124 -0.8001 -0.7666 -0.5268 0.4506 -0.5466 -0.8157 -0.5933 0.8219 0.2529 -0.5046 0.4102 0.19 -0.56 -0.3968 0.7301 0.6108 -0.2878 -1.092 0.929 0.0702 0.0548 -0.5061 0.5409 0.236 0.0645 -0.0511 0.6853 0.5084 -0.0034 0.0168 0.2686 0.3318 -0.7576 -1.014 -0.0854 0.1806 0.3212 0.653 -0.0738 -0.1618 0.0603 -0.5871 0.582 0.783 -0.4264 -0.6935 0.5909 0.3989 0.329 0.6835 0.1919 -0.9654 0.1724 -0.7101 0.6687 0.3581 -0.3418 -1.0367 0.3322 0.9293 -0.0981 -0.2101 -0.5854 0.816 0.5525 0.391 -0.422 -0.7843 0.4884 -0.1855 0.2532 0.1368 0.4811 0.5327 -0.2119 -0.1285 0.4108 -0.3393 -0.9335 0.2078 -0.938 0.2183 0.0965 0.4887 -0.9916 -0.5673 -0.2469 -0.577 -0.81 0.7795 -0.4769 0.2465 0.191 0.7262 0.8393 0.224 0.2146 0.9563 0.1639 0.1821 -0.2156 -0.1452 -0.5028 -0.8933 -0.6717 -0.4232 -0.3453 0.469 0.6826 -0.0277 -0.3941 -0.5744 0.5929 -1.1179 0.6782 0.1057 0.2721 -0.7797 -0.6824 0.7321 0.1126 -0.9642 -0.0927 -0.3728 -0.8391 0.509 0.2617 0.5102 0.0471 0.1794 -0.4257 -0.8382 -0.2152 -0.8158 -0.2697 -0.3778 -0.7983 0.6514 -0.7773 -0.4428 -0.7039 0.703 -0.5736 -0.806 0.3664 0.4617 0.172 0.1268 -0.3395 0.5641 0.4284 -1.0637 0.486 -0.8752 -0.8768 -0.7114 -0.493 -0.7541 0.4422 0.7955 -0.1726 0.2055 0.7373 0.731 -0.7639 0.4512 0.6396 0.4429 -0.2028 0.379 0.8241 -0.9242 -0.7908 0.937 -0.7348 0.8322 0.2935 0.807 -0.3781 0.6835 -0.406 0.7268 -0.6293 1.0722 -0.2001 -1.0255 -0.026 -0.4829 -0.6727 0.0463 -0.1248 0.5706 -0.6175 -0.4092 0.1648 -0.4395 0.6776 -0.4299 0.3342 -0.8867 -0.66 0.7472 -0.3192 -0.0731 -0.8884 -0.1393 -0.6351 0.5799 0.0087 -0.7743 0.2482 -0.5474 0.1302 -0.8847 0.1837 0.5072 -0.5331 0.9773 -0.452 0.5816 0.7097 -0.0563 -0.413 -0.6584 -0.3996 -0.3661 0.6232 -0.1208 -0.1058 -0.3882 0.6221 0.6864 -0.892 -0.2108 -0.9036 -0.8781 -0.8353 0.9245 -0.8254 -0.6237 0.3076 -0.3685 -0.228 0.5355 -0.4093 -0.9335 0.137 0.5284 -0.3259 0.9603 0.7266 -0.8798 0.763 0.2242 -0.71 -0.0905 0.3551 -0.0113 0.3736 0.7939 -0.6692 -0.0529 -1.0835 0.2004 0.0583 0.3051 -0.214 0.7747 -0.8959 0.7627 -0.318 0.76 0.6073 -1.0013 -0.3571 0.0127 -0.4808 -0.6158 -0.5624 -0.3666 -0.9427 0.8222 -0.9655 -0.1543 0.3363 -0.8647 -0.2378 0.5012 0.2596 -0.0127 -0.0021 0.314 0.3303 0.2455 -0.8837 0.2008 0.3665 -0.5645 -0.8998 0.0661 -0.0151 -0.4384 0.2833 -0.2471 -0.0412 0.2756 0.9108 0.4687 0.8375 -0.5575 -0.0322 -0.8757 0.6695 0.4296 -0.7296 -0.8046 0.5536 -0.393 -0.3886 0.9982 0.417 -0.8587 -0.5567 0.7263 0.4196 0.9187 -0.6856 -0.0088 -0.103 -0.3474 -0.5188 0.2772 0.4557 -0.7187 0.6959 0.7798 -0.8433 0.9912 0.0714 0.3645 0.781 0.987 0.4713 0.2149 0.4731 -0.3043 -0.4638 1.1409 0.2519 0.0667 0.6046 -0.4789 0.1221 -0.1007 -0.2153 -0.8958 -0.3418 -0.1196 0.3206 0.9552 -0.1197 -0.2306 0.9695 0.3294 0.7258</text:p>
          </table:table-cell>
        </table:table-row>
        <table:table-row table:style-name="ro1">
          <table:table-cell office:value-type="string" calcext:value-type="string">
            <text:p>A901</text:p>
          </table:table-cell>
          <table:table-cell office:value-type="string" calcext:value-type="string">
            <text:p>-1.0398 0.9724 0.0028 3.3294 -2.553 1.7871 -1.8976 1.8715 0.0825 -0.5842 -1.9024 -1.6137 0.6224 0.0002 1.234 2.4472 -1.7618 0.0547 -0.4145 1.3729 -1.854 -0.4047 -1.225 -2.8185 -0.2305 -0.5355 -1.496 1.3058 1.2582 3.426 -0.779 -1.5858 1.938 0.7736 -0.6374 -0.713 0.695 -0.1918 -0.233 -0.2451 -0.9833 0.6079 -0.5595 0.746 1.1839 -2.4255 1.0008 0.1918 -0.4995 1.621 1.3844 -1.215 -0.1621 -1.1241 -0.754 -0.5287 0.5441 0.4991 -0.0661 1.0672 1.5634 0.0737 0.4243 -0.1124 0.3064 1.8746 -0.7274 0.1902 0.7896 -1.0538 -1.7627 0.0629 0.24 -1.2385 -1.9052 -0.1348 0.5481 2.3933 1.8481 0.3408 -0.8598 0.88 -1.3161 -1.7263 -0.552 0.6924 0.1726 2.3107 0.3855 1.9545 0.6015 0.3305 -0.3298 1.0385 2.3889 0.6042 -1.1261 2.4897 0.2127 -0.6363 0.9022 1.7364 -0.707 -1.7536 -0.43 -0.064 1.287 -1.5038 -0.1663 1.8813 0.2845 -0.4039 -0.9782 0.9314 -0.1725 0.6285 0.6107 -1.1301 -0.7549 0.2749 -0.0206 2.7883 -0.1529 0.7629 -0.582 -0.3572 -0.8305 2.3077 2.2295 2.4223 -1.2101 1.0597 -0.787 1.3616 0.6956 1.3109 -0.8551 1.8138 0.9064 -1.992 -0.2013 -1.4494 1.1777 1.7813 0.3352 0.8518 -0.2437 1.3262 -0.767 1.1755 1.7149 -0.4968 -0.9733 -0.1971 0.2793 0.6412 1.0618 0.3031 0.7783 0.535 -3.4639 -0.9748 -1.5098 -1.5896 2.1898 -1.9812 0.2563 1.5651 -0.5562 0.2631 -0.8936 0.1703 -1.2169 1.0018 -0.0342 1.4446 -0.4677 0.9942 -0.1955 1.7046 -1.6007 1.5521 0.1699 -0.1327 -0.4091 1.5526 1.9103 1.0401 -1.9263 -1.7081 -0.5528 -0.4227 -0.4498 -0.992 -1.1668 -1.6415 -0.3697 0.686 -0.2128 0.5169 -3.1847 -0.1866 1.3112 0.7594 1.0495 -0.8835 1.4232 -2.8293 1.4425 -1.6565 -0.995 -0.5428 -0.4228 2.0405 -2.4158 -0.7126 1.9261 4.0929 -0.7519 0.7729 -1.0941 2.1915 -1.8954 0.1108 0.3506 0.0103 -1.1813 -2.5603 -0.2788 0.5064 -1.4609 -3.4959 0.5751 2.4804 -1.4758 3.4789 -0.9746 0.8051 0.3943 -0.7399 0.4225 1.4093 1.2846 -1.497 0.3864 -1.9864 -0.271 2.0167 0.7911 0.6395 -1.0681 0.6382 -0.5479 -0.5925 1.2236 2.0076 -2.1058 2.1573 0.4972 -0.8749 1.9783 -0.0759 1.3967 -1.6931 0.342 0.5124 -0.9778 -0.2892 -0.1788 -2.0749 1.515 1.3808 -2.8235 -0.8731 1.5013 -0.4403 -0.0479 -0.3126 -0.2407 0.9036 -0.9272 1.2098 -0.1423 -0.15 0.5308 -1.4357 -1.5374 2.2032 -2.2257 1.5341 -0.299 1.9557 -1.9544 0.2876 0.5039 -0.8431 -0.4849 -0.4582 1.2696 1.4454 -0.179 1.024 -0.2786 1.8272 -0.4522 -0.3779 -0.3806 -1.7513 -0.9805 -0.0668 0.095 -1.748 -0.6127 -0.208 0.9088 1.3663 -0.5063 0.8354 -0.4245 0.1839 -0.0915 -0.4913 0.1363 -1.3376 0.4488 1.5911 2.3294 2.0598 -2.4445 1.5725 -0.9575 1.0423 0.0851 -2.5093 0.4385 -0.1028 -1.0365 -0.235 2.339 -2.183 -1.7621 -1.0153 0.1777 1.3053 -0.6743 -0.039 -0.2631 -1.3424 0.4928 -1.999 -1.5802 2.4204 0.0318 -1.8858 -0.5654 1.2557 -1.8765 0.2597 0.1533 1.1073 0.4568 1.1881 -1.0634 1.5868 -1.2229 1.4474 0.2469 2.2836 -2.1281 -1.7023 0.5141 -1.5698 2.9021 -0.1922 1.2525 -1.2344 1.9457 0.7712 0.0639 -0.3085 -0.921 1.3927 -0.861 0.7419 -0.9475 -0.2405 1.6612 1.0726 0.1472 -0.1386 -0.5921 0.5799 -0.1001 -0.9357 -1.6915 -0.23 0.2808 -0.3963 0.5859 -0.2495 -1.8656 1.2475 0.3064 -0.6791 -0.9262 -0.7537 -0.2052 -1.1976 -0.1588 0.3876 -0.7522 0.337 0.3017 0.9501 1.4892 -1.5123 0.6273 -0.167 0.6075 0.5275 -2.0236 0.0323 1.2383 -0.6995 -0.022 1.5167 -1.1349 -1.9641 -0.2907 -0.6863 -3.6433 -0.3318 -1.9561 -1.8299 1.6372 0.1482 1.182 -0.6491 0.784 -0.8726 1.5747 3.2126 1.9935 -0.1278 -0.1775 -1.4224 1.0203 -2.1815 -0.5385 -0.4504 -1.113 -0.2228 -0.3447 0.2146 1.4553 -0.0189 -0.1586 -0.4486 3.5272 -1.0962 -1.0443 -0.6894 -0.5361 0.4369 -0.3518 -0.4236 0.5973 -2.3714 1.243 0.0208 -0.1121 0.8589 1.85 -0.9733 1.163 1.1479 -0.1474 -2.4903 -1.795 -0.4503 1.5911 0.9603 0.8621 0.0481 -1.5671 1.3861 -1.2057 -0.1235 -0.1364 -0.5189 -1.4098 0.4327 -0.4141 -0.2772 -0.7614 1.9438 -2.3881 0.5619 -0.3929 1.5717 0.2019 0.2657 0.8884 -0.9473 -0.3046 1.4793 0.4737 1.1973 1.0178 -0.0215 -0.1417 0.5057 -0.9831 1.2843 -1.1783 -0.4569 -1.1516 0.8327 0.4955 -0.0802 1.3767 4.2787 -0.5523 0.5578 -0.5279 -0.6113 -1.8706 1.7596 1.1653 0.0971 0.103 -1.0491 -2.2609 -3.1339 -0.2205 1.1959 0.9589 -0.6581 1.6302 1.1436 -0.5584 -1.0973 1.3011 1.9718 1.9331 0.9925 0.9157 -1.7403 1.7143 -0.5058 0.8483 -0.7467 1.2336 0.4494 -0.0115 -1.6403 1.0125 1.367 0.3089 -1.4477 0.0706 0.5347 -1.53 -2.5271 -1.0489 0.7577 1.0411 1.1956 -2.5295 -1.2326 -1.3255 -0.0315 -0.3026 -0.9283 -0.7912 -1.7059 0.3301 -0.0367 2.6564 -0.7378 -0.1828 0.1426 -1.4473 0.1648 -1.3209 -2.0016 -1.475 -0.681 -1.9946 -1.117 -1.9485 0.7655 -0.3092 1.8077 1.4159 -1.1032 0.1278 3.3365 -1.3862 -0.0167 -0.7235 -1.6619 1.3481 -0.1992 -0.1618 2.1956 -0.0209 0.6727 -0.6933 2.3426 -0.3939 -0.7662 -2.4653 -0.9141 -2.1192 -0.3341 0.3253 0.206 -2.9861 0.4631 -1.9341 -0.6552 -1.0304 -0.2719 -0.0457 -0.4111 -1.0862 -1.0529 0.6903 0.9409 1.722 -1.2677 -1.4644 -3.1422 -1.3923 -0.7513 0.0081 -0.7874 -0.5261 -0.2536 1.2767 0.5378 -0.1828 1.1198 -0.9593 0.4851 0.7808 0.7569 -0.9753 -1.2393 -0.8793 0.7022 0.4449 -2.1822 -2.5945 -1.8687 -1.1927 -0.066 1.9029 0.4812 2.2295 1.0489 0.5309 -0.6904 0.2539 2.8443 1.2549 0.0629 -0.4292 0.5621 0.9758 -0.4774 0.2814 0.757 -1.522 -0.3311 0.4937 0.4646 0.6689 -1.7811 -1.117 -2.2774 1.7286 -0.0667 0.889 1.3047 0.1492 2.0528 0.0672 0.0348 0.2452 1.534 -2.5078 -0.4151 -0.2739 -3.1648 -0.2174 0.0297 0.8311 -0.5947 -0.882 1.97 1.0235 -1.5327 -0.4154 -1.2178 1.8502 0.0211 -2.63 0.5487 0.7913 1.2844 0.9471 0.26 -1.0417 -0.1018 1.2092 -0.1892 3.1765 -0.8475 1.837 -0.5153 -0.2804 1.1297 -0.1885 -0.8468 2.0355 1.0332 -2.3882 1.3728 0.2849 2.7045 -2.1753 1.8254 -0.1227 0.8729 2.3047 0.9979 -1.2673 -0.9777 0.1402 1.5397 0.8423 -1.6488 -0.2097 -0.1199 1.5339 -2.3832 -0.5083 -0.0248 -0.4333 0.064 0.0731 1.398 1.1606 -0.9157 1.8339 0.3838 1.8518 -0.1916 -1.4809 2.1115 -1.1229 0.2242 -1.1309 -1.1667 -0.104 -1.3121 -0.0824 1.9278 2.2521 -1.2486 -2.3278 -2.1056 1.2661 0.4507 -0.0495 0.0274 -0.6296 -0.1627 0.1796 0.311 4.2444 -0.4224 -1.6611 -0.239 1.8939 -2.1964 0.838 -1.7738 -0.436 -0.2909 0.6026 2.0746 1.4132 -0.1893 -1.7042 0.2395 0.6144 -1.6566 0.5196 -0.1832 -1.4853 -1.6659 0.7059 0.5258 0.551 1.5755 1.2239 0.2099 0.3164 -0.8183 -0.803 -0.5859 -0.4855 3.9218 0.2885 0.0952 -1.6731 -0.977 1.4766 -0.1174 -0.6702 0.5532 1.0103 -1.1097 -0.3336 -0.1907 0.9709 1.4603 0.0926 0.0906 -1.4075 1.5499 -0.9198 -0.4331 -0.3335 -1.2165 -0.8608 2.0201 -0.6106 2.0986 0.5487 -3.8742 0.5342 -0.2726 -1.3138 0.0745 0.7587 0.0375 -0.3083 1.3737 -0.6572 -1.8198 -1.5711 0.437 0.3337 -0.89 -1.5762 0.2125 2.2298 -0.3162 0.0533 -1.1271 2.2646 0.9158 0.9538 0.4881 -1.5738 -0.1954 -0.0934 -1.9056 -0.8306 -0.9781 0.6495 -1.8266 -0.6288 -2.3348 3.4963 2.0449 1.0299 1.2426 -0.3335 0.699 0.7324 0.0112 -0.9901 1.07 2.0696 0.5118 -2.6381 -0.7704 0.7116 1.5644 1.5692 0.9681 0.4032 0.2213 -0.604 0.2049 0.8776 -0.0159 -1.3106 -1.722 -0.9052 0.4926 -0.7276 0.7892 0.8058 1.2597 0.0847 0.3302 -0.9543 -0.1558 -0.942 1.7641 -0.9786 1.6903 0.8704 -0.9207 0.208 1.5034 -1.3008 -0.1346 1.6933 0.1164 -1.6998 1.0735 0.7386 -1.2873 -0.0127 2.0221 0.3019 1.5642 -1.0745 0.0764 1.1217 2.4658 -0.3792 -0.2229 0.0808 -0.2927 2.7543 1.4033 1.1609 -2.3502 -0.0184 -1.3713 -0.4611 -0.5539 0.235 1.1006 -1.3334 1.5835 0.4857 0.0665 0.6922 0.1636 0.5309 -1.5946 -0.0438 -0.9143 0.751 -0.8987 0.5322 2.4376 2.6123 0.214 -1.7128 -0.7607 0.8362 -0.6599 0.4119 2.4205 -0.5682 -2.7646 0.1723 -0.4252 0.8559 2.4827 -0.2532 0.09 0.1181 -2.5468 -0.2485 -2.214 2.1982 -2.1516 0.7335 2.4594 0.2535 1.8371 -0.5464 -0.5463 0.4255 0.888 -0.3976 -1.1316 0.2519 -0.5753 -1.7911 -0.1548 1.8019 0.1075 -0.0905 1.5702 4.105 1.6429 0.0003 4.129 0.1129 -1.3977 -0.9579 -2.204 2.7068 2.1845 -0.5197 0.0753 -0.8155 -0.2527 -0.262 -1.6622 2.3265 0.1073 0.0081 -1.0054 -0.9897 -1.829 -0.8702 1.1449 -0.7874 -0.3563 -0.5646 -0.7408 -0.9631 2.0285 -0.5979 -1.4321 0.7579 0.3707 0.0091 -1.2138 1.1949 -2.0598 0.2811 -1.1014 -1.3197 0.4705 0.417 -1.4235 -0.4604 1.9894 -0.4016 -0.928 0.1979 -0.9966 -2.2462 -0.7214 0.9831 0.0825 -1.9595 1.2269 0.937 -0.9696 0.3098 0.374 0.6232 -0.5153 -2.0187 0.5962 0.7523 0.7788 0.1004 0.0474 -1.1135 0.937 -1.0599 -0.7619 -1.3959 0.2995 -1.9762 -1.2001 0.5595 1.4107 -1.2006 -0.1698 0.5293 -0.8293 -2.3053 -0.0818 -0.6949 0.9964 -0.0749 -0.7202 -2.104 -0.902 -0.0176 -0.1316 0.4773 2.0891 1.5646 -0.3172 0.6141 1.9014 1.3797 -1.2769 0.6791 0.7845 -0.0651 -0.7679 -1.8018 -0.8045 1.2131 -0.8806 -0.1315 0.0207 0.3219 1.2207 1.8766 -1.2522 -1.3732 0.3502 0.2749 0.7794 -1.1059 -0.0529 1.7404 -1.831 -1.5028 0.1255 0.0316 -0.5831 -0.5894 -1.6658 -2.8607 1.7769 -0.049 5.047 -0.3464 3.0858 0.0695 0.018 -2.3776 0.5407 -0.8736 2.1877 -2.1959 -1.1128 -0.0804 -1.0638 2.9429 0.7723 0.7656 -0.5245 1.5544 0.3723 1.0608 0.542 -1.5396 -1.2704 2.3907 -0.8286 0.663 -1.2986 -2.7854 0.5731 0.2269 1.9111 -0.3317 -0.4897 -1.1751 -0.8266 -0.8317 -1.5582 -0.1505 -0.1597 1.8196 0.3381 1.2321 -0.9442 -1.3344 2.1873 -0.7377 -0.5456 -0.1541 1.6078 0.9351 0.0379 -1.0079 -0.0468 2.1367 -1.1048 -0.2255 1.5071 -0.9433 0.9343 0.7096 0.5203 -1.2658 0.3298 -1.7219 -1.5177 0.9244 0.8517 -0.1788 -1.43 -0.8975 0.1743 0.2905 -0.5166 0.8248 -0.491 3.351 -0.6698 0.2664 0.6643 -2.893 1.6205 -2.0821 1.0326 0.3626 2.1315 1.903 1.1264 -2.7838 -1.0096 1.8594 0.0532 -2.043 -1.0043 1.4349 -2.4545 -1.3824 -0.5492 -1.6602 -0.856 -1.6388 0.8828 1.2379 0.159 0.6673 -0.7762 -2.6121 -0.0468 0.3816 2.0419 1.1976 0.8871 1.0723 -1.1841 0.7238 -1.0182 1.9284 0.8428 -0.6309 0.0118 -0.2886 -0.58 -0.7869 1.6264 0.9282 -1.0392 -1.528 -1.8782 0.6864 -2.8433 -2.3636 -0.2308 0.6414 0.1797 -0.3844 -0.4359 1.8691 -1.1881 1.8168 0.1689 -0.1636 -0.5595 -0.5494 -0.1904 -0.8416 -1.5401 -1.167 0.4811 -1.9216 -1.7704 0.426 1.5912 1.6686 -1.2626 0.2592 0.5089 -0.3253 -1.3329 1.4508 -1.4352 -1.2945 -0.0299 -1.5334 0.6704 0.7297 -0.1736 0.7336 -0.5189 -2.0887 -0.2653 -0.9083 -2.4254 -0.9203 0.1194 -0.6096 -0.8332 1.1709 -0.2686 1.1053 0.6744 0.7774 -0.3922 -0.9204 -1.1688 1.6944 0.4526 0.4271 -1.6921 1.614 0.2621 -0.2681 -1.4564 -0.8238 -2.1552 0.2284 0.3403 -1.4004 0.4936 1.9789 -0.5766 -1.6047 0.5363 0.0809 -0.575 1.2664 -1.4355 2.2126 1.3862 0.4893 0.0413 0.8166 -0.4732 -0.6748 -1.451 -2.9287 -0.0442 -2.2665 0.936 -0.1495 0.4539 -1.0905 -0.5707 -2.7028 1.3421 0.402 -0.7215 -0.6071 1.2366 2.1914 0.7944 0.7722 -0.37 -2.2506 1.213 -0.3284 1.3812 -0.8103 -1.599 0.2656 -3.1576 2.6405 1.285 -0.0043 -0.6191 -0.6283 0.6061 -0.5035 -1.5928 1.2852 0.9579 -1.1259 1.0338 1.0911 0.7844 -0.0037 1.1655 -0.3726 -0.7882 0.703 3.365 -0.3134 1.5137 -0.6097 1.1003 0.1059 1.9704 1.3441 -0.1214 -1.2155 0.6854 -1.7481 0.3092 -0.6584 0.5817 0.6568 1.8206 1.5402 -1.2313 1.2562 -0.3054 -0.8451 -1.5452 1.3717 -0.1917 2.4333 -1.3808 -0.9597 -0.4828 -0.9106 -1.1355 -0.2098 0.6029 0.4746 -0.2666 0.8113 -1.6962 -0.932 -1.237 -0.0633 0.2054 -2.7913 -0.747 -0.9974 -1.5936 0.9001 -0.573 2.2625 -1.5439 -0.6388 1.5733 1.1518 -3.7631 -0.094 0.057 0.1896 -1.3416 0.3233 -0.6278 0.6075 -0.682 1.3552 -0.2266 -0.4004 1.4835 -0.6159 -0.2209 -1.15 -0.4777 -1.609 -1.3051 0.4712 0.5884 1.8061 1.7658 -0.2747 1.4531 0.6914 -2.0423 0.8792 0.9622 0.2154 0.3652 0.4139 1.4146 -1.358 -0.1163 -0.6055 0.6523 2.9107 0.1182 -0.465 -3.0098 0.6648 1.5342 0.9177 0.1164 -0.9357 0.9298 0.1835 -0.9433 -0.1447 -0.9594 -1.14 0.3604 -0.7075 -1.3026 -1.0912 -0.1859 0.5077 0.6036 2.8223 -1.1903 -0.7514 -0.1814 1.014 0.0424 0.7955 1.8008 0.3798 0.9934 0.6589 0.9722 -0.373 0.3128 1.6852 -0.833 1.3754 1.1037 0.0106 1.7315 -0.0732 0.3276 -0.236 0.9667 0.1065 1.2891 1.5514 0.07 1.1916 -0.218 -0.8129 1.5843 -1.6846 1.0129 1.7915 0.2355 -0.5562 0.6186 -0.0678 0.4861 -1.3682 1.2896 -0.4515 -0.5935 -0.7859 0.9116 1.3877 0.6224 0.2754 -0.1879 1.6794 0.3109 0.6683 -0.9927 -3.7667 -1.7783 -1.4164 0.7144 1.2799 -0.043 1.9364 1.0124 2.8073 0.1478 0.2873 0.7328 -0.0987 -0.4801 0.709 -0.5876 -0.8249 -0.0965 -0.8826 0.6402 -1.2822 -1.5914 0.9971 1.269 2.1523 -0.1538 -2.0832 1.2007 -3.4876 0.5994 1.1987 0.9941 -0.7925 -1.4511 -0.2723 -3.049 1.8243 -1.6559 1.0773 1.7831 0.2846 -0.1883 -0.0173 -0.8703 -1.7332 -0.0942 0.5797 -0.4867 0.4749 -3.1541 0.6236 -0.9658 0.7344 0.6481 -0.0827 1.6774 1.6672 0.1165 -0.4506 -0.9529 -0.3259 0.529 -0.2786 0.4484 0.2967 2.8118 -0.9219 0.3666 -0.0135 1.1327 -0.7737 -0.4614 0.9418 -0.0982 1.5746 1.969 2.0218 -0.5692 0.2133 -0.7968 -0.5912 -0.5979 0.7256 2.5853 -0.0064 -0.2238 0.9449 -0.9598 -0.4824 1.173 1.1938 -2.7296 0.8762 -0.2627 -0.1019 0.6621 -0.7454 2.1311 -0.3608 -0.4535 1.7304 -0.8217 1.1083 0.9765 -0.9228 -0.2891 -0.8693 0.0372 0.0995 1.1527 0.4088 1.1656 0.2807 0.196 -1.2827 -1.6922 0.748 -0.9914 1.4354 -0.3335 0.1614 -0.6637 -2.7314 -3.6718 -2.7551 0.9294 -0.9122 2.0975 -0.1285 1.608 -0.775 -0.9548 1.2515 0.1468 -0.8356 0.6594 0.5549 -0.0163 -2.3179 -1.2662 0.1604 0.9661 0.8994 -1.4221 1.326 -2.3809 1.0821 -1.4469 -1.1826 0.6605 2.0801 0.3196 0.4544 1.0723 -2.3381 -0.0957 -0.0664 1.5062 -0.8404 1.1776 0.3597 -0.6128 0.0014 -0.9914 -2.1238 -0.4253 2.5422 -1.4303 -0.1645 -1.5757 -0.4155 -0.5908 -0.079 -1.6231 -1.3922 0.9818 1.1963 0.5567 -0.3373 -1.5938 0.732 -2.2416 0.4981 -1.8066 0.0834 -1.3921 -0.9853 1.3214 -0.6487 0.0542 -1.7073 -0.4953 0.8832 0.0622 1.1615 0.9102 0.091 -0.5191 1.0037 1.2451 1.1675 0.4932 0.678 0.4501 -2.2646 0.7289 -1.1475 -2.0235 -0.5913 -0.0925 -0.4833 1.2452 0.6164 1.8832 2.34 0.0066 2.7429 -0.9365 1.7649 -0.9472 -2.2676 -0.4543 -1.3065 -1.7656 -0.9959 -0.7837 -0.4413 -0.3291 1.7782 -2.3467 0.2604 1.4672 -1.5997 -1.0001 -0.3373 0.9976 -0.021 1.441 0.0089 2.2438 -1.6638 0.5785 -0.0831 -1.4308 0.7555 -0.6754 -0.3136 0.3671 0.3468 -1.0981 0.1471 0.7895 -0.2914 0.3384 0.2465 2.9763 -0.876 -1.9429 -0.6456 -2.0291 0.7173 -1.3229 0.6244 1.0396 1.1175 -0.1556 1.1237 -0.4534 -1.2476 1.7785 -0.1705 -0.2682 -0.3402 -3.7151 -0.2215 -0.0647 -0.7811 -0.3552 0.4112 -1.0114 -0.2141 0.1914 2.2101 0.4081 0.5901 1.0578 -1.9705 -0.8707 -1.1016 -0.7749 -0.1055 0.923 -0.815 -0.7929 0.4542 0.5961 2.5045 -2.1027 -0.4051 -0.2067 -1.3032 -1.6762 -1.7732 1.9927 -1.168 0.7928 2.6514 2.9904 0.2858 0.3686 -0.0059 -0.0865 2.0644 -1.5054 -2.6007 0.0598 0.0665 -0.2949 -0.1944 0.0182 1.873 1.8993 1.17 -1.5887 0.9481 0.3379 0.2387 1.8622 0.3863 0.5563 -1.2214 0.7525 1.3191 -0.8194 -0.4195 1.5493 -0.2134 -3.5246 0.9758 1.2262 2.1907 -0.8606 0.388 0.178 0.6455 -2.8731 1.4114 2.3405 -2.5859 2.6159 0.2624 0.9635 1.2998 -0.1099 -2.5473 -1.6678 0.544 0.8966 -2.1987 -0.4318 2.6628 1.3126 1.5146 -0.4435 -2.4203 1.6459 -1.5103 -0.4027 -0.1337 0.4239 -0.7823 -0.3328 2.0364 -1.0651 -0.9771 1.6236 0.1453 -1.3234 -0.8201 -2.4733 -2.2906 0.8673 1.1085 2.0992 -0.9857 1.3882 -0.7479 0.6436 0.6537 1.1951 -2.4132 0.2456 1.8386 0.0111 -2.5683 -0.8983 0.933 0.8023 -0.4781 0.2636 -0.6217 2.6465 1.4773 -1.2889 0.5292 -0.3406 0.4884 -1.444 0.4675 2.3886 0.7033 -1.843 0.2461 -0.2133 0.866 0.5229 -0.4003 -0.1513 -0.7111 1.562 0.3858 -0.0617 -1.9376 1.3001 -0.9184 0.1779 2.1248 0.4536 -1.5515 -1.1039 -2.0699 -0.0305 -0.788 1.5823 -4.4284 0.0742 -0.8267 1.768 -1.6032 -0.0673 -1.234 1.0958 0.7563 1.1067 -1.7112 -0.043 0.423 1.4376 -2.4504 0.4629 -1.0944 1.8112 -1.7403 0.0793 1.4274 -0.3637 3.0791</text:p>
          </table:table-cell>
        </table:table-row>
        <table:table-row table:style-name="ro1">
          <table:table-cell office:value-type="string" calcext:value-type="string">
            <text:p>A1001</text:p>
          </table:table-cell>
          <table:table-cell office:value-type="string" calcext:value-type="string">
            <text:p>-1.7335 0.0003 0.3357 3.1691 -2.9839 2.011 -1.9544 1.9926 -0.4686 0.1103 -0.7593 -1.0224 1.1934 0.0683 0.8467 1.992 -1.2634 0.2393 0.1318 0.0459 -2.7698 -0.1807 -0.0763 -2.1682 -0.4367 0.1623 -1.3322 0.8321 1.1765 3.6119 -0.6336 -2.2994 1.7445 1.2356 -1.2258 0.7373 -0.2648 -0.9327 -0.1789 -0.6227 -1.0613 -0.1928 -0.3098 0.1871 1.4679 -2.928 0.5308 -0.6264 -0.4805 2.2749 1.1771 -0.9323 0.0514 -1.5151 -1.324 0.166 1.1779 -0.7397 -0.1628 1.4886 1.8118 -0.7709 -0.1465 0.2965 -0.2235 2.0165 -0.8837 0.2696 0.8339 -2.1205 -0.63 -0.2241 0.2353 -0.8559 -2.3689 -0.5634 0.757 1.8428 2.4219 1.0652 -0.6274 1.4687 -1.6865 -1.5734 -1.3237 1.9535 -0.0287 1.3919 0.1427 1.4319 -0.1797 0.1741 -0.0058 0.3462 1.8708 0.3203 -2.0386 1.6503 1.4432 -1.3277 0.28 1.5011 -1.0138 -1.4692 -1.9023 0.4358 0.7032 -1.4797 -0.0789 1.0025 0.944 0.0041 -1.4962 0.8915 -0.4006 1.2701 1.7194 -1.6007 -0.5965 0.6354 0.7484 2.6179 -0.2172 -0.0247 -0.6956 -0.921 -0.9181 1.6422 2.4757 1.792 0.1566 1.0082 -1.1375 1.1853 -0.6034 0.6957 -0.8666 0.8003 1.0992 -1.5635 -1.032 -1.3835 1.6334 1.1332 -0.5361 2.0165 -0.1142 1.1844 -1.6003 0.3342 1.7244 -0.2126 -1.7424 -0.6201 0.7966 0.847 0.7699 0.7191 0.1075 -0.0006 -2.655 -1.0157 -1.2435 -2.6585 1.6367 -2.4664 1.0562 2.0276 -0.5235 -0.4926 -0.6325 -0.2457 -1.2351 0.4903 0.2836 0.3512 -0.2079 1.1933 -1.2627 1.3252 -0.5918 2.6795 -0.0392 -0.5354 -0.8287 1.4741 1.9898 1.7082 -0.3493 -1.959 0.4416 0.4245 0.0386 -0.9871 -1.6067 -1.7463 -0.2478 0.5107 -0.1938 0.9823 -3.3329 -0.919 1.4198 0.0241 1.5184 -0.328 0.5483 -2.4431 1.4837 -1.5581 -0.9621 -1.024 -0.4061 2.9386 -2.5269 0.1742 2.228 4.2905 0.3157 -0.1186 -1.8446 2.8667 -2.3675 1.1358 -0.0948 -0.1292 -0.7661 -3.9483 -0.0845 0.3162 -1.6029 -3.369 0.4233 1.6573 -0.7328 3.2241 -1.1934 0.5845 -0.46 -1.886 0.8667 1.1033 1.1901 -1.1796 0.9118 -1.4002 -0.5417 2.4629 1.9801 0.4904 -0.5901 1.8107 -1.0458 -0.613 1.5599 2.5321 -1.8115 2.0522 1.1792 -0.5637 1.8247 0.564 1.8542 -1.5952 0.4677 0.296 -0.4025 -0.5451 0.4709 -2.6714 1.8309 1.2918 -2.5412 -0.153 1.5359 -0.1011 -0.7492 0.0893 -0.5422 1.1552 -0.893 0.6538 -0.589 -0.0452 1.1627 -2.9564 -1.5586 2.2387 -3.7448 1.2638 -0.585 2.0459 -3.0252 0.9597 0.9007 -0.4264 -0.7111 0.8484 1.2949 1.0871 -1.1857 0.5256 -1.0733 1.541 -0.758 0.0991 -0.8374 -1.5796 -0.9644 1.027 -0.6194 -0.7019 -0.7486 -0.2767 0.7268 1.8128 -0.3117 1.4359 -0.5544 -0.3703 0.0945 -0.6234 -0.5279 -0.2736 0.4596 1.1039 2.1212 1.2514 -2.5438 0.6708 -0.7185 0.6047 0.3054 -3.0215 0.4561 0.7989 -0.5974 0.2944 1.8583 -2.1026 -1.3555 -1.4726 0.4606 1.6856 -0.8896 -0.3914 0.0296 -1.3633 0.0719 -1.8642 -1.7238 2.0681 -0.2476 -2.3167 -1.2526 1.3869 -2.2442 -0.2933 0.2479 2.0961 0.988 1.352 -0.1618 1.5121 -1.148 1.427 0.0149 1.5317 -1.4988 -2.2915 -0.0749 -0.9435 3.6467 -0.7406 0.8043 -0.7205 2.396 -0.0408 -0.7737 0.4522 -0.4033 0.9938 -0.7848 0.2972 -0.6351 -0.8117 0.5598 0.7049 -0.3198 0.0561 -1.09 0.7292 0.2472 -1.7034 -1.5594 0.6768 0.1844 -0.2065 -0.0634 -0.8666 -1.6112 1.4667 -0.1958 -0.81 -0.7114 -0.7771 -0.809 -2.1009 -1.1356 0.2999 -0.7468 0.1054 0.6444 1.0663 1.6173 -1.8249 0.5621 0.5636 1.3378 1.0963 -2.1828 0.3594 0.563 -0.8313 0.4292 1.3434 -1.1353 -2.3612 -0.0754 -0.6852 -3.5936 -0.8546 -2.4232 -0.9608 2.2706 0.3605 1.1387 -0.651 1.5339 -1.0095 1.2789 2.8968 2.0905 0.071 -1.0626 -2.7924 1.5558 -1.6871 -0.8075 1.0015 -0.4157 0.1198 -1.0057 0.7888 1.8103 0.7147 -0.0705 -0.191 2.387 -1.0616 -0.4491 -0.1139 -0.1112 0.9317 -0.0415 -0.6025 0.0584 -2.7446 1.5327 0.4526 0.023 0.8198 1.92 -0.2574 0.6438 1.1413 -0.103 -1.7149 -1.6656 -0.675 1.3153 1.1228 1.5212 -1.0437 -0.8046 1.5639 -1.1214 0.5082 -1.0899 -0.3201 -0.6844 0.1316 0.2348 0.6413 -0.9805 2.7026 -1.4749 0.5174 -0.1606 0.6406 0.5506 0.6852 0.3325 -0.1742 0.522 0.9756 0.2718 1.2357 1.1326 -1.3038 -0.3369 0.4946 -0.4844 1.4879 -0.8374 -0.4698 -1.5191 0.9057 1.069 -0.0484 1.7173 3.4403 -0.0448 1.3517 0.4231 0.0663 -1.9914 1.2024 2.0565 -0.4606 -0.0429 -0.8621 -2.2566 -2.6963 -1.0887 1.8892 0.9373 -0.4682 1.6629 0.9838 -1.1994 -2.0495 0.6165 1.844 2.7554 1.6413 0.4711 -2.7737 1.8019 0.9537 -0.2343 -0.2935 0.9517 -0.1114 -1.0224 -1.2639 1.6599 0.8081 1.0055 0.1551 -0.354 0.4128 -0.6736 -1.8092 -0.7534 0.8078 0.0901 1.1797 -2.3518 -1.4825 -1.1467 -0.8217 -0.8319 -1.2896 -0.3643 -1.7894 1.1692 0.3394 2.201 -1.4945 0.038 0.0343 -2.7226 1.3029 -0.4792 -1.7219 -1.6811 -0.3543 -2.2035 -0.6063 -1.4474 0.8624 0.3161 2.0399 1.2439 -1.6308 -0.6523 3.3267 -1.4012 0.0333 -1.3005 -0.8592 0.8192 -0.8314 -0.6771 1.7188 0.7353 0.6435 -0.5458 2.6349 -0.4338 -0.9312 -2.3373 -0.1795 -2.6306 0.2514 0.8282 1.3114 -1.7446 0.0063 -1.6676 -1.0386 -0.5056 -1.8995 -0.8323 -0.6648 -0.2481 -1.0722 -0.5409 1.1181 1.2603 -0.8481 -0.4247 -2.0766 -1.1146 -0.4456 -1.0772 -1.4826 -0.7482 0.0605 2.2225 0.6789 0.4919 0.8665 -1.4668 0.7546 1.3537 -0.1858 -0.3934 -1.135 -0.5382 1.4028 0.5052 -1.8064 -2.8496 -2.2992 -0.589 -0.1644 1.6138 1.403 1.9646 1.0853 -0.1772 -1.6412 -0.3136 2.5446 1.0095 -0.3799 -0.1196 0.295 0.4959 -1.2064 0.5266 0.6575 -1.5311 -0.7936 0.1478 0.4842 1.0469 -1.5853 -1.6087 -2.1745 1.0912 0.5844 0.6629 1.7104 -0.6259 2.2809 -0.2666 -0.3014 -0.3362 1.5934 -2.2661 0.0021 -0.9153 -2.8925 0.0124 -0.5464 0.3781 -0.8439 -1.4957 2.1819 0.7743 -2.7832 -1.0586 -1.19 0.8317 -0.1379 -1.9059 1.0824 0.8003 1.4711 0.585 0.0033 -0.919 -0.6486 0.5035 -1.6977 3.0297 -1.0297 2.445 -0.7057 0.1466 1.0577 0.4238 -0.9332 2.0825 1.3982 -1.4526 1.269 0.6925 4.0409 -1.9664 1.2226 0.2168 1.5146 3.0479 1.0478 -1.3276 -0.8307 0.5613 1.5391 0.3551 -0.6698 -0.5131 -0.0079 1.7284 -1.9414 -0.5254 -0.6624 -0.0104 0.9943 0.6239 1.5603 1.4341 -1.112 1.5148 0.7614 1.5673 0.1219 -0.959 2.5951 -0.2475 0.4928 -0.7031 -1.3001 0.3765 -1.279 0.3342 2.1054 2.1081 -0.4986 -2.4791 -2.5799 1.6957 0.8489 0.1738 0.354 -0.8671 -0.7823 -0.6742 0.5634 4.9408 -0.3372 -1.4258 -0.3068 1.4869 -0.7429 0.2082 -1.7387 -0.2037 -1.0876 0.6823 1.4176 1.2547 0.3194 -1.1853 0.4366 0.6519 -1.5978 1.2412 0.4407 -0.7665 -2.2305 2.2099 -0.3348 0.7012 1.1491 0.6315 0.0711 -0.5331 -0.5861 -0.2536 -0.501 -0.1473 4.2782 0.2243 0.1119 -1.9808 -1.2295 0.9559 -0.2537 -0.5923 0.1871 1.0693 -1.608 0.8377 0.178 0.8442 0.8404 0.4548 -0.5311 -0.9016 0.8056 -1.554 0.1995 -0.7922 -1.3334 -1.3839 2.0872 -0.9158 2.0494 0.4476 -2.9026 -0.1773 -0.6034 -1.3725 0.049 1.5731 1.6967 0.2939 1.8644 -0.955 -1.2194 -1.4934 0.3404 0.501 -0.2341 -1.7636 0.6781 2.326 -1.0793 -0.6326 -0.8098 1.504 1.1902 1.3225 1.5028 -1.468 -0.4425 -0.1542 -1.5085 0.0037 -0.6542 1.0684 -0.6428 -0.7244 -1.7759 3.1472 1.4814 1.4826 1.5908 -0.1314 -0.0112 1.1137 -0.0757 -0.2013 1.2168 1.1452 0.7187 -2.8489 -0.7397 0.246 1.5718 0.7151 0.3705 0.1678 0.5544 0.4708 -0.5902 1.2997 -0.0095 -1.2344 -2.2021 -1.7851 0.0931 -0.1598 0.3773 1.3315 2.0336 0.5759 0.4182 -0.4942 -1.0981 0.4307 1.6974 -0.2806 1.7761 1.0795 -1.4103 0.9225 2.2331 -0.9895 -0.5294 1.3825 -0.1175 -1.2906 1.2094 1.1786 -1.4161 0.0625 2.3874 0.5665 1.2803 0.0022 -0.2221 1.0663 3.0887 -0.2592 -0.3412 0.5879 0.3352 2.9226 0.7121 0.9056 -2.5529 0.3435 -0.5531 -0.9481 0.2237 0.2369 0.8781 -1.2275 1.39 0.8377 -0.1496 1.5436 -0.0588 0.9149 -3.0082 0.4732 -0.4794 1.2246 -0.7917 0.7247 2.2811 1.7278 -0.6748 -1.5584 -0.9021 0.0075 -0.9811 0.2722 1.3422 -1.1262 -3.0204 -0.2222 -1.3562 0.4943 2.416 0.4773 -0.3237 -0.0114 -3.2063 0.0503 -2.0371 1.5125 -1.491 1.4891 2.4282 0.5294 1.8813 -0.9626 -0.5982 -0.4326 0.7977 -0.2302 -1.2758 0.0577 -0.9502 -1.1214 0.6879 2.6779 -0.3459 0.5228 1.2504 2.7064 1.0538 -1.2672 4.0265 0.0183 -1.5864 0.1906 -1.9743 2.5214 2.1043 -0.9521 -0.6518 -0.4824 0.2998 -0.246 -1.7889 1.9146 0.1962 0.6453 -1.6368 0.6719 -1.5508 0.1764 0.6968 -1.2665 -1.0541 0.4513 -0.8059 -1.4604 2.8604 -0.3827 -1.7099 0.1969 1.5909 -0.2909 -1.7079 0.4014 -2.36 0.32 -1.3804 -0.3457 1.2423 -0.0981 -1.3221 -0.6926 2.2363 -0.0515 -1.3481 -0.0248 -1.3823 -2.4739 -0.5939 -0.4894 0.9374 -2.1082 1.1667 0.6574 -0.1208 0.2604 -0.3407 0.785 -0.9414 -2.6549 1.4121 0.1761 -0.2821 -0.1418 0.2126 -0.5623 0.8588 -1.8509 0.0966 -1.8177 0.2283 -1.4254 -1.2872 0.0557 0.6665 -0.2917 0.2851 -0.1862 -1.3831 -3.0483 0.8209 -0.2919 2.2995 0.2684 -0.4038 -1.8271 -0.6009 -0.2455 -0.2113 0.4676 2.4661 1.5665 0.4314 -0.6606 1.9299 1.3487 -0.8055 0.7762 1.5445 -0.5361 -1.172 -2.4158 -0.6654 1.4668 -1.2306 -0.2223 0.4054 0.557 -0.2359 2.3602 -1.4095 -0.9336 0.7145 -0.0682 1.2397 -1.7124 -0.2536 1.6504 -2.0404 -1.8075 0.0157 -0.677 -0.8748 -1.1317 -2.0681 -2.5735 2.2349 -0.406 3.7773 0.5071 3.1141 0.654 -0.4686 -2.3425 1.2305 -0.9735 2.323 -1.9765 -0.5756 -0.5616 -1.514 3.101 1.5729 1.3817 0.2189 1.801 -0.3223 0.173 0.2742 -0.9903 -0.4731 3.1353 0.5971 0.5262 -1.4803 -3.2538 0.4655 0.4625 2.228 -0.2137 -1.018 -1.4169 -1.2678 -1.2768 -1.4395 -0.8544 0.0535 1.994 0.3428 1.8798 -2.0885 -2.4974 2.3626 -0.93 -0.0918 -1.0117 2.2123 1.0247 0.635 -0.5743 0.6036 2.3727 -1.9922 0.0785 2.1061 -0.2121 1.0527 -0.4015 0.6022 -1.1493 0.8543 -0.6572 -1.1446 0.1886 0.369 0.5874 -1.5733 0.7429 0.1237 0.0767 -0.3207 1.2665 0.3743 2.711 0.2128 0.7025 0.0186 -2.5525 1.377 -1.0337 0.8063 1.2889 1.3194 2.4546 1.1315 -3.4397 -1.0698 0.8497 -0.4268 -1.5 -0.5499 0.9246 -1.7306 -1.1482 -0.3918 -1.3993 -0.8322 -0.807 0.6817 1.2611 2.0433 0.28 -0.5697 -3.4138 -0.0176 0.8217 3.0587 0.5378 0.3162 1.8411 -1.9735 -0.1353 -1.2574 0.6978 0.3615 -0.561 0.5936 0.5883 -0.8337 -0.8984 1.3767 1.9827 -1.3216 -1.9445 -0.9919 0.5199 -2.8557 -2.9761 0.0993 0.7286 0.8751 -0.7947 0.1745 1.345 -1.8315 2.8463 0.1746 0.0223 -0.6451 0.7314 0.5716 -1.3501 -1.2643 -0.6585 0.769 -2.4992 -1.132 -0.3824 2.2199 1.4832 -0.7985 0.6543 1.3639 -0.2696 -0.7255 1.212 -1.2626 -0.8505 -0.9819 -1.5994 -0.8156 1.4045 0.4879 0.7578 -1.5243 -1.0829 -0.1378 -0.8678 -3.4258 -1.2813 0.2496 -0.0635 -0.5129 1.2353 -0.1994 0.3356 0.8865 0.538 -1.0437 -1.7369 -1.0021 1.273 0.8344 0.7963 -2.0021 1.5019 -0.1651 0.0437 -2.073 -0.4617 -3.1268 1.4424 -0.1372 -0.9118 0.6394 1.4077 0.068 -1.583 0.6749 -0.1726 -0.2787 1.2747 -1.4561 2.1736 0.8439 0.0542 0.0457 1.3204 -0.8924 -0.7373 -1.3309 -2.6557 0.6344 -1.6487 -0.0937 0.3923 -0.1025 -1.3023 -0.5231 -1.9512 1.1848 0.2764 -0.7683 -0.252 1.0301 1.7873 1.7502 0.5343 -0.6743 -2.4836 0.8472 -0.4353 1.9199 -0.5471 -1.4404 0.0948 -3.553 2.384 0.985 -0.4892 -0.3513 -0.4457 1.2019 -0.8223 -1.95 1.072 1.5858 -1.0774 1.5042 1.2488 0.5849 0.2041 1.6177 0.1907 -0.8228 0.4538 2.6516 -0.3897 2.9885 -0.5919 1.7378 -0.4675 1.2858 1.4375 -1.4609 -1.01 0.4174 -2.1196 -0.7428 -0.704 1.7979 0.7769 2.5891 2.2155 -1.6986 1.5223 0.0793 -0.1248 -1.4024 0.5422 0.2974 2.2411 -2.6539 -1.3709 0.339 -0.2759 -1.7616 -0.2361 0.4361 0.0627 -1.6917 0.4948 -1.5704 -0.5794 -0.7577 -0.1309 -0.0621 -3.3556 -0.0565 -1.0855 -1.5275 -0.3408 -0.8789 2.1836 -1.077 -0.3267 1.7196 2.2668 -3.0894 0.9238 -0.948 -0.2713 -0.7781 0.4972 -0.1631 0.1893 -1.9375 1.7807 -0.8462 0.7762 0.9784 -0.2946 0.2864 -0.7769 -0.5647 -1.5081 -0.5764 0.4452 0.1056 1.6195 1.6329 -0.6918 1.5036 0.2754 -2.2155 -0.0951 0.9853 0.2837 0.2674 -0.3767 0.8361 -0.8919 -0.2775 -0.4279 1.079 3.0263 0.3034 -0.2392 -2.7338 0.9043 2.0885 -0.2026 0.1605 -0.5577 0.5474 1.2498 -0.3287 0.0144 -0.3335 -1.0923 1.371 -1.717 -0.0894 -1.4382 0.1412 -0.2574 0.5326 2.6153 -0.8259 -1.4549 0.5215 0.808 0.7424 0.8836 0.744 0.1922 0.3807 0.6623 0.5529 -0.4165 1.0389 1.7129 0.4283 1.1953 1.3393 -0.2036 1.104 -0.3005 -0.6167 -0.3432 0.9036 0.428 0.8754 1.0761 -0.4348 1.2577 0.3279 -0.8061 2.326 -1.0582 0.7541 1.6307 -0.6295 0.2335 1.864 -0.0118 0.1825 -1.9818 1.2685 0.4383 -1.1138 -0.0338 0.8082 0.8462 0.3201 -0.3698 0.1156 0.8559 -0.3261 0.7844 -0.7248 -3.9432 -1.5601 -1.0915 -0.0482 0.9496 -0.4895 2.2386 0.8551 2.5524 -0.2003 0.6387 1.2317 -0.514 -0.9282 0.3934 -0.6399 -0.1036 1.0472 -0.6285 0.676 -2.1915 -1.4612 0.6323 2.4052 0.9569 -0.6833 -1.3629 0.2584 -2.5893 1.0847 1.6583 1.5423 -0.5633 -2.3138 -0.0874 -3.7449 1.0113 -1.5287 0.6841 3.006 -0.0537 -0.323 0.9144 -0.8265 -1.5868 -1.1784 1.4576 -0.3185 0.6309 -4.0016 1.7761 -0.8953 -0.298 0.6958 0.5482 1.6006 0.9375 0.6658 0.1342 -0.4115 -0.7788 -0.3439 0.241 0.7274 0.2084 3.5917 -0.7531 1.3464 0.4178 1.047 -0.9214 -0.2349 1.7087 -0.2772 2.3585 1.7543 2.0504 -0.2184 -0.1461 0.1577 -1.4816 -0.8505 1.1549 2.5018 0.8667 -0.9517 0.7754 -0.5942 0.3581 0.9527 1.7074 -2.9213 0.733 0.5484 0.0225 0.5153 -1.5716 2.804 -0.1437 -0.2595 1.0844 -0.8112 1.0008 1.1715 -0.9041 0.2562 -0.7153 0.0324 0.4571 1.1881 0.7901 1.0918 0.8985 1.164 -0.5061 -0.8664 1.4993 -0.569 2.0101 -1.5577 0.7827 -1.0795 -1.7458 -3.3643 -3.2183 1.2965 -1.2668 2.8924 -0.1888 0.9211 -1.3392 -0.9225 0.7437 0.4691 -0.9019 0.7832 0.2258 0.0412 -2.0675 -0.8621 -0.6248 0.7868 1.5893 -1.4694 1.7627 -1.931 0.1767 -1.0505 -1.5318 1.0496 0.467 -0.1041 -1.1543 2.0965 -2.4558 -0.0902 -0.635 0.7599 -0.3278 2.1136 0.9136 -0.1828 -0.5492 -0.82 -2.1114 -1.0071 2.9359 -1.1815 0.2304 -0.9969 -0.0346 -2.1575 -0.7595 -1.6871 -1.2083 0.9426 0.6272 0.9227 -0.8021 -1.7968 0.9905 -2.2437 0.5768 -1.8943 -0.0747 -0.4585 -0.5926 1.2958 -0.1801 0.6771 -1.3386 -0.1831 0.2663 -0.5423 -0.1122 1.2919 -0.2182 -0.9276 1.7003 0.7408 1.1427 0.5935 0.9217 1.7255 -1.2176 0.6421 -1.308 -1.8787 -2.1615 -0.2052 -0.7622 1.1147 0.8649 1.5889 2.4947 0.4969 2.1671 -1.1062 2.2347 -1.457 -2.8808 -0.1187 -0.7375 -0.6801 -0.3692 -0.9252 -0.9002 -0.8506 1.9535 -2.7154 0.0782 1.5375 -1.7508 -0.6825 -0.2959 1.2664 -0.1286 2.074 -0.1111 2.2404 -2.2125 0.7379 0.318 -1.1167 1.1041 -0.4031 0.0608 0.7552 0.4553 -0.8331 0.2889 1.2872 0.4975 -0.2213 0.8434 2.5207 -1.3314 -2.1156 0.2366 -1.9262 1.125 -1.1484 1.0422 0.8416 1.3085 0.0571 0.6331 0.0943 -1.8464 1.9366 0.3727 -0.1086 0.2283 -3.6069 -0.7071 -0.8808 -0.7712 -0.7174 -0.0566 -0.3928 -0.0049 0.8764 2.3655 0.6754 1.2688 0.4238 -1.8699 -1.2311 -0.414 -0.8225 0.6458 1.8721 -0.9722 -0.216 0.8334 1.0821 2.4734 -2.1641 0.156 0.1041 -2.2187 -1.6812 -1.9825 1.6982 -0.9248 0.1791 2.9706 3.2876 0.6016 0.4535 -0.234 0.6259 1.0158 -0.9237 -3.5257 -0.5314 0.4878 0.5191 -1.7381 0.5968 2.4015 1.1106 1.4295 -1.2433 1.7616 0.665 0.3812 2.0335 -0.0763 1.0172 -1.9989 0.4426 1.1165 -1.2387 -0.2405 0.8583 0.7949 -3.2003 1.4483 0.9434 2.9966 -1.3615 1.0453 1.3656 0.2079 -2.9307 1.8925 1.9398 -2.9248 3.1423 0.9796 0.8774 0.9993 0.1976 -2.2058 -1.6189 1.1129 0.7764 -2.5634 0.3146 2.0136 0.6718 0.3514 0.5435 -2.7801 1.7711 -2.0513 -0.1351 -0.1231 0.108 -0.9035 0.2343 1.7102 -1.0359 -0.6475 1.8267 -0.2493 -1.532 -0.7739 -2.2523 -1.2943 0.7357 1.2221 1.0413 -1.4245 1.1236 -1.341 0.4207 1.1036 0.837 -1.7067 0.1316 1.6547 0.0991 -2.5984 0.4188 0.5175 0.8681 -0.7508 0.4329 -0.5344 3.0184 1.5645 -1.1734 -0.0024 -0.1314 1.0262 -0.5201 0.3009 1.0756 -0.2507 -1.7543 -1.0769 1.0215 0.2924 1.3147 0.1288 0.469 -0.2871 1.2947 0.3254 -0.8146 -2.5737 0.8982 -1.9377 -0.0796 1.5622 1.4047 -2.023 0.1306 -1.741 0.1749 0.344 1.8367 -4.249 -0.1536 0.0599 2.0071 -1.303 -0.5853 -1.5112 0.1182 0.5645 2.0494 -1.9832 0.4424 1.1656 2.6134 -1.7736 1.1954 -1.2316 2.0739 -1.8259 0.9809 2.2912 -0.8246 3.385</text:p>
          </table:table-cell>
        </table:table-row>
      </table:table>
      <table:named-expressions/>
      <table:database-ranges>
        <table:database-range table:name="__Anonymous_Sheet_DB__0" table:target-range-address="Sheet1.A2:Sheet1.B6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2:30:08.323000000</meta:creation-date>
    <meta:generator>LibreOffice/7.4.0.3$Windows_X86_64 LibreOffice_project/f85e47c08ddd19c015c0114a68350214f7066f5a</meta:generator>
    <dc:date>2023-09-06T20:12:16.313000000</dc:date>
    <meta:editing-duration>P5DT12H52M34S</meta:editing-duration>
    <meta:editing-cycles>17</meta:editing-cycles>
    <meta:document-statistic meta:table-count="2" meta:cell-count="24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98cm" svg:y="0.316cm" chart:style-name="ch2">
          <text:p>Tournament Run 2 Progress vs. Random</text:p>
        </chart:title>
        <chart:subtitle svg:x="5.813cm" svg:y="1.302cm" chart:style-name="ch3">
          <text:p>1000 Game Benchmarks</text:p>
        </chart:subtitle>
        <chart:legend chart:legend-position="end" svg:x="13.21cm" svg:y="4.205cm" style:legend-expansion="high" chart:style-name="ch4"/>
        <chart:plot-area chart:style-name="ch5" table:cell-range-address="Sheet1.A18:Sheet1.B30" chart:data-source-has-labels="both" svg:x="1.314cm" svg:y="2.155cm" svg:width="11.576cm" svg:height="5.701cm">
          <chart:coordinate-region svg:x="2.059cm" svg:y="2.35cm" svg:width="10.441cm" svg:height="4.867cm"/>
          <chart:axis chart:dimension="x" chart:name="primary-x" chart:style-name="ch6" chartooo:axis-type="auto">
            <chartooo:date-scale/>
            <chart:title svg:x="6.392cm" svg:y="8.037cm" chart:style-name="ch7">
              <text:p>Iterations</text:p>
            </chart:title>
            <chart:categories table:cell-range-address="Sheet1.A19:Sheet1.A30"/>
          </chart:axis>
          <chart:axis chart:dimension="y" chart:name="primary-y" chart:style-name="ch8">
            <chart:title svg:x="0.451cm" svg:y="5.715cm" chart:style-name="ch9">
              <text:p>Win Rate</text:p>
            </chart:title>
            <chart:grid chart:style-name="ch10" chart:class="major"/>
          </chart:axis>
          <chart:series chart:style-name="ch11" chart:values-cell-range-address="Sheet1.B19:Sheet1.B30" chart:label-cell-address="Sheet1.B18:Sheet1.B1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9:Sheet1.A30</svg:desc>
                </draw:g>
              </table:table-cell>
              <table:table-cell office:value-type="float" office:value="0.5">
                <text:p>0.5</text:p>
                <draw:g>
                  <svg:desc>Sheet1.B19:Sheet1.B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46">
                <text:p>0.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98cm" svg:y="0.316cm" chart:style-name="ch2">
          <text:p>Tournament Run 2 Progress vs. Random</text:p>
        </chart:title>
        <chart:subtitle svg:x="5.813cm" svg:y="1.302cm" chart:style-name="ch3">
          <text:p>1000 Game Benchmarks</text:p>
        </chart:subtitle>
        <chart:legend chart:legend-position="end" svg:x="13.21cm" svg:y="4.205cm" style:legend-expansion="high" chart:style-name="ch4"/>
        <chart:plot-area chart:style-name="ch5" table:cell-range-address="Sheet1.Q19:Sheet1.R31" chart:data-source-has-labels="both" svg:x="1.313cm" svg:y="1.986cm" svg:width="11.574cm" svg:height="5.867cm">
          <chart:coordinate-region svg:x="2.058cm" svg:y="2.181cm" svg:width="10.439cm" svg:height="5.033cm"/>
          <chart:axis chart:dimension="x" chart:name="primary-x" chart:style-name="ch6" chartooo:axis-type="auto">
            <chartooo:date-scale/>
            <chart:title svg:x="6.39cm" svg:y="8.034cm" chart:style-name="ch7">
              <text:p>Iterations</text:p>
            </chart:title>
            <chart:categories table:cell-range-address="Sheet1.Q20:Sheet1.Q31"/>
          </chart:axis>
          <chart:axis chart:dimension="y" chart:name="primary-y" chart:style-name="ch8">
            <chart:title svg:x="0.45cm" svg:y="5.629cm" chart:style-name="ch9">
              <text:p>Win Rate</text:p>
            </chart:title>
            <chart:grid chart:style-name="ch10" chart:class="major"/>
          </chart:axis>
          <chart:series chart:style-name="ch11" chart:values-cell-range-address="Sheet1.R20:Sheet1.R31" chart:label-cell-address="Sheet1.R19:Sheet1.R1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Sheet1.R19:Sheet1.R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Q20:Sheet1.Q31</svg:desc>
                </draw:g>
              </table:table-cell>
              <table:table-cell office:value-type="float" office:value="0.5">
                <text:p>0.5</text:p>
                <draw:g>
                  <svg:desc>Sheet1.R20:Sheet1.R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04cm" svg:y="0.316cm" chart:style-name="ch2">
          <text:p>Tournament Run 2 Progress vs. PBP</text:p>
        </chart:title>
        <chart:subtitle svg:x="5.813cm" svg:y="1.302cm" chart:style-name="ch3">
          <text:p>1000 Game Benchmarks</text:p>
        </chart:subtitle>
        <chart:legend chart:legend-position="end" svg:x="13.21cm" svg:y="4.205cm" style:legend-expansion="high" chart:style-name="ch4"/>
        <chart:plot-area chart:style-name="ch5" table:cell-range-address="Sheet1.Q36:Sheet1.R46 Sheet1.R34:Sheet1.R34" chart:data-source-has-labels="both" svg:x="1.313cm" svg:y="1.986cm" svg:width="11.184cm" svg:height="5.867cm">
          <chart:coordinate-region svg:x="2.058cm" svg:y="2.181cm" svg:width="10.439cm" svg:height="5.033cm"/>
          <chart:axis chart:dimension="x" chart:name="primary-x" chart:style-name="ch6" chartooo:axis-type="auto">
            <chartooo:date-scale/>
            <chart:title svg:x="6.195cm" svg:y="8.034cm" chart:style-name="ch7">
              <text:p>Iterations</text:p>
            </chart:title>
            <chart:categories table:cell-range-address="Sheet1.Q36:Sheet1.Q46"/>
          </chart:axis>
          <chart:axis chart:dimension="y" chart:name="primary-y" chart:style-name="ch8">
            <chart:title svg:x="0.45cm" svg:y="5.629cm" chart:style-name="ch9">
              <text:p>Win Rate</text:p>
            </chart:title>
            <chart:grid chart:style-name="ch10" chart:class="major"/>
          </chart:axis>
          <chart:series chart:style-name="ch11" chart:values-cell-range-address="Sheet1.R36:Sheet1.R46" chart:label-cell-address="Sheet1.R34:Sheet1.R3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Q36:Sheet1.Q46</svg:desc>
                </draw:g>
              </table:table-cell>
              <table:table-cell office:value-type="float" office:value="0.492">
                <text:p>0.492</text:p>
                <draw:g>
                  <svg:desc>Sheet1.R36:Sheet1.R4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